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hin solid #000000" style:vertical-align="middle" fo:wrap-option="wrap" style:cell-protect="none"/>
    </style:style>
    <style:style style:name="ce6" style:family="table-cell" style:parent-style-name="Default" style:data-style-name="N3">
      <style:table-cell-properties fo:border="thin solid #000000" style:vertical-align="middle" fo:wrap-option="wrap" style:cell-protect="none" style:repeat-content="false"/>
      <style:paragraph-properties fo:text-align="end" fo:margin-right="0cm"/>
    </style:style>
    <style:style style:name="ce7" style:family="table-cell" style:parent-style-name="Default" style:data-style-name="N3">
      <style:table-cell-properties fo:border="thin solid #000000" style:vertical-align="middle" fo:wrap-option="wrap" fo:background-color="#D8D8D8" style:cell-protect="none" style:repeat-content="false"/>
      <style:paragraph-properties fo:text-align="end" fo:margin-right="0cm"/>
    </style:style>
    <style:style style:name="ce8" style:family="table-cell" style:parent-style-name="Default" style:data-style-name="N3">
      <style:table-cell-properties fo:border="thin solid #000000" style:vertical-align="middle" fo:wrap-option="wrap" fo:background-color="#BFBFBF" style:cell-protect="none" style:repeat-content="false"/>
      <style:paragraph-properties fo:text-align="end" fo:margin-right="0cm"/>
    </style:style>
    <style:style style:name="ce9" style:family="table-cell" style:parent-style-name="Default" style:data-style-name="N38">
      <style:table-cell-properties fo:border="thin solid #000000" style:vertical-align="middle" style:cell-protect="none" style:repeat-content="false"/>
      <style:paragraph-properties fo:text-align="end" fo:margin-right="0cm"/>
    </style:style>
    <style:style style:name="ce10" style:family="table-cell" style:parent-style-name="Default" style:data-style-name="N38">
      <style:table-cell-properties fo:border="thin solid #000000" style:vertical-align="middle" fo:background-color="#D8D8D8" style:cell-protect="protected" style:repeat-content="false"/>
      <style:paragraph-properties fo:text-align="end" fo:margin-right="0cm"/>
    </style:style>
    <style:style style:name="ce11" style:family="table-cell" style:parent-style-name="Default" style:data-style-name="N38">
      <style:table-cell-properties fo:border="thin solid #000000" style:vertical-align="middle" fo:background-color="#FFFFFF" style:cell-protect="none" style:repeat-content="false"/>
      <style:paragraph-properties fo:text-align="end" fo:margin-right="0cm"/>
    </style:style>
    <style:style style:name="ce12" style:family="table-cell" style:parent-style-name="Default" style:data-style-name="N38">
      <style:table-cell-properties fo:border="thin solid #000000" style:vertical-align="middle" fo:background-color="#BFBFBF" style:cell-protect="protected" style:repeat-content="false"/>
      <style:paragraph-properties fo:text-align="end" fo:margin-right="0cm"/>
    </style:style>
    <style:style style:name="ce13" style:family="table-cell" style:parent-style-name="Default" style:data-style-name="N0">
      <style:table-cell-properties fo:border="thin solid #000000" style:vertical-align="middle" fo:background-color="transparent" style:cell-protect="none"/>
    </style:style>
    <style:style style:name="ce14" style:family="table-cell" style:parent-style-name="Default" style:data-style-name="N0">
      <style:table-cell-properties fo:border="thin solid #000000" style:vertical-align="middle" fo:wrap-option="wrap" fo:background-color="transparent" style:cell-protect="none"/>
    </style:style>
    <style:style style:name="ce15" style:family="table-cell" style:parent-style-name="Default" style:data-style-name="N3">
      <style:table-cell-properties fo:border="thin solid #000000" style:vertical-align="automatic" fo:background-color="#D8D8D8" style:cell-protect="protected" style:repeat-content="false"/>
      <style:paragraph-properties fo:text-align="end" fo:margin-right="0cm"/>
    </style:style>
    <style:style style:name="ce16" style:family="table-cell" style:parent-style-name="Default" style:data-style-name="N3">
      <style:table-cell-properties fo:border="thin solid #000000" style:vertical-align="middle" fo:background-color="#BFBFBF" style:cell-protect="protected" style:repeat-content="false"/>
      <style:paragraph-properties fo:text-align="end" fo:margin-right="0cm"/>
    </style:style>
    <style:style style:name="ce17"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18"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o1" style:family="table-column">
      <style:table-column-properties fo:break-before="auto" style:column-width="9.39270833333333cm" style:use-optimal-column-width="true"/>
    </style:style>
    <style:style style:name="co2" style:family="table-column">
      <style:table-column-properties fo:break-before="auto" style:column-width="8.09625cm" style:use-optimal-column-width="true"/>
    </style:style>
    <style:style style:name="co3" style:family="table-column">
      <style:table-column-properties fo:break-before="auto" style:column-width="3.20145833333333cm" style:use-optimal-column-width="true"/>
    </style:style>
    <style:style style:name="co4" style:family="table-column">
      <style:table-column-properties fo:break-before="auto" style:column-width="2.80458333333333cm" style:use-optimal-column-width="true"/>
    </style:style>
    <style:style style:name="co5" style:family="table-column">
      <style:table-column-properties fo:break-before="auto" style:column-width="2.72520833333333cm" style:use-optimal-column-width="true"/>
    </style:style>
    <style:style style:name="co6" style:family="table-column">
      <style:table-column-properties fo:break-before="auto" style:column-width="2.67229166666667cm" style:use-optimal-column-width="true"/>
    </style:style>
    <style:style style:name="co7" style:family="table-column">
      <style:table-column-properties fo:break-before="auto" style:column-width="3.01625cm" style:use-optimal-column-width="true"/>
    </style:style>
    <style:style style:name="co8" style:family="table-column">
      <style:table-column-properties fo:break-before="auto" style:column-width="3.54541666666667cm"/>
    </style:style>
    <style:style style:name="co9" style:family="table-column">
      <style:table-column-properties fo:break-before="auto" style:column-width="3.86291666666667cm"/>
    </style:style>
    <style:style style:name="co10" style:family="table-column">
      <style:table-column-properties fo:break-before="auto" style:column-width="4.07458333333333cm"/>
    </style:style>
    <style:style style:name="co11" style:family="table-column">
      <style:table-column-properties fo:break-before="auto" style:column-width="3.91583333333333cm"/>
    </style:style>
    <style:style style:name="co12" style:family="table-column">
      <style:table-column-properties fo:break-before="auto" style:column-width="3.413125cm"/>
    </style:style>
    <style:style style:name="co13" style:family="table-column">
      <style:table-column-properties fo:break-before="auto" style:column-width="3.22791666666667cm"/>
    </style:style>
    <style:style style:name="co14" style:family="table-column">
      <style:table-column-properties fo:break-before="auto" style:column-width="3.12208333333333cm"/>
    </style:style>
    <style:style style:name="co15" style:family="table-column">
      <style:table-column-properties fo:break-before="auto" style:column-width="3.78354166666667cm"/>
    </style:style>
    <style:style style:name="co16" style:family="table-column">
      <style:table-column-properties fo:break-before="auto" style:column-width="9.39270833333333cm"/>
    </style:style>
    <style:style style:name="co17" style:family="table-column">
      <style:table-column-properties fo:break-before="auto" style:column-width="2.11666666666667cm"/>
    </style:style>
    <style:style style:name="ro1" style:family="table-row">
      <style:table-row-properties style:row-height="15.75pt" style:use-optimal-row-height="true" fo:break-before="auto"/>
    </style:style>
    <style:style style:name="ro2" style:family="table-row">
      <style:table-row-properties style:row-height="31.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90pt" style:use-optimal-row-height="true" fo:break-before="auto"/>
    </style:style>
    <style:style style:name="ta1" style:family="table" style:master-page-name="mp1">
      <style:table-properties table:display="true" style:writing-mode="lr-tb"/>
    </style:style>
    <style:style style:name="ce19" style:family="table-cell" style:parent-style-name="Default" style:data-style-name="N0">
      <style:table-cell-properties fo:border="thin solid #000000" style:vertical-align="middle" fo:wrap-option="wrap" style:cell-protect="none"/>
      <style:map style:condition="is-true-formula(msoxl:AND(NOT(ISBLANK($A10)),ISBLANK(B10)))" style:apply-style-name="cf1" style:base-cell-address="Data_Sheet.B10"/>
      <style:map style:condition="is-true-formula(msoxl:AND(NOT(ISBLANK($A10)),ISBLANK(B10)))" style:apply-style-name="cf1" style:base-cell-address="Data_Sheet.B10"/>
    </style:style>
    <style:style style:name="ce20" style:family="table-cell" style:parent-style-name="Default" style:data-style-name="N0">
      <style:table-cell-properties fo:border="thin solid #000000" style:vertical-align="middle" fo:wrap-option="wrap" style:cell-protect="none"/>
      <style:map style:condition="is-true-formula(msoxl:AND(NOT(ISBLANK($A8)),ISBLANK(B8)))" style:apply-style-name="cf1" style:base-cell-address="Data_Sheet.B8"/>
      <style:map style:condition="is-true-formula(msoxl:AND(NOT(ISBLANK($A8)),ISBLANK(B8)))" style:apply-style-name="cf1" style:base-cell-address="Data_Sheet.B8"/>
      <style:map style:condition="is-true-formula(msoxl:AND(NOT(ISBLANK($A8)),ISBLANK(B8)))" style:apply-style-name="cf1" style:base-cell-address="Data_Sheet.B8"/>
      <style:map style:condition="is-true-formula(msoxl:AND(NOT(ISBLANK($A8)),ISBLANK(B8)))" style:apply-style-name="cf1" style:base-cell-address="Data_Sheet.B8"/>
    </style:style>
    <style:style style:name="ce21" style:family="table-cell" style:parent-style-name="Default" style:data-style-name="N0">
      <style:table-cell-properties fo:border="thin solid #000000" style:vertical-align="middle" fo:wrap-option="wrap" style:cell-protect="none"/>
      <style:map style:condition="is-true-formula(msoxl:AND(NOT(ISBLANK($A9)),ISBLANK(B9)))" style:apply-style-name="cf1" style:base-cell-address="Data_Sheet.B9"/>
      <style:map style:condition="is-true-formula(msoxl:AND(NOT(ISBLANK($A9)),ISBLANK(B9)))" style:apply-style-name="cf1" style:base-cell-address="Data_Sheet.B9"/>
    </style:style>
    <style:style style:name="ce22" style:family="table-cell" style:parent-style-name="Default" style:data-style-name="N0">
      <style:table-cell-properties fo:border="thin solid #000000" style:vertical-align="middle" fo:wrap-option="wrap" style:cell-protect="none"/>
      <style:map style:condition="is-true-formula(msoxl:AND(NOT(ISBLANK(A9)),ISBLANK(C9)))" style:apply-style-name="cf1" style:base-cell-address="Data_Sheet.C9"/>
      <style:map style:condition="is-true-formula(msoxl:AND(NOT(ISBLANK(A9)),ISBLANK(C9)))" style:apply-style-name="cf1" style:base-cell-address="Data_Sheet.C9"/>
    </style:style>
    <style:style style:name="ce23" style:family="table-cell" style:parent-style-name="Default" style:data-style-name="N0">
      <style:table-cell-properties fo:border="thin solid #000000" style:vertical-align="middle" fo:wrap-option="wrap" style:cell-protect="none"/>
      <style:map style:condition="is-true-formula(msoxl:AND(NOT(ISBLANK(A10)),ISBLANK(C10)))" style:apply-style-name="cf1" style:base-cell-address="Data_Sheet.C10"/>
      <style:map style:condition="is-true-formula(msoxl:AND(NOT(ISBLANK(A10)),ISBLANK(C10)))" style:apply-style-name="cf1" style:base-cell-address="Data_Sheet.C10"/>
    </style:style>
    <style:style style:name="ce24" style:family="table-cell" style:parent-style-name="Default" style:data-style-name="N0">
      <style:table-cell-properties fo:border="thin solid #000000" style:vertical-align="middle" fo:wrap-option="wrap" style:cell-protect="none"/>
      <style:map style:condition="is-true-formula(msoxl:AND(NOT(ISBLANK(A8)),ISBLANK(C8)))" style:apply-style-name="cf1" style:base-cell-address="Data_Sheet.C8"/>
      <style:map style:condition="is-true-formula(msoxl:AND(NOT(ISBLANK(A8)),ISBLANK(C8)))" style:apply-style-name="cf1" style:base-cell-address="Data_Sheet.C8"/>
      <style:map style:condition="is-true-formula(msoxl:AND(NOT(ISBLANK(A8)),ISBLANK(C8)))" style:apply-style-name="cf1" style:base-cell-address="Data_Sheet.C8"/>
      <style:map style:condition="is-true-formula(msoxl:AND(NOT(ISBLANK(A8)),ISBLANK(C8)))" style:apply-style-name="cf1" style:base-cell-address="Data_Sheet.C8"/>
    </style:style>
    <style:style style:name="ce25" style:family="table-cell" style:parent-style-name="Default" style:data-style-name="N0">
      <style:table-cell-properties fo:border="thin solid #000000" style:vertical-align="middle" fo:wrap-option="wrap" style:cell-protect="none"/>
      <style:map style:condition="is-true-formula(msoxl:AND(NOT(ISBLANK($A12)),ISBLANK(B12)))" style:apply-style-name="cf1" style:base-cell-address="Data_Sheet.B12"/>
      <style:map style:condition="is-true-formula(msoxl:AND(NOT(ISBLANK($A12)),ISBLANK(B12)))" style:apply-style-name="cf1" style:base-cell-address="Data_Sheet.B12"/>
    </style:style>
    <style:style style:name="ce26" style:family="table-cell" style:parent-style-name="Default" style:data-style-name="N0">
      <style:table-cell-properties fo:border="thin solid #000000" style:vertical-align="middle" fo:wrap-option="wrap" style:cell-protect="none"/>
      <style:map style:condition="is-true-formula(msoxl:AND(NOT(ISBLANK($A11)),ISBLANK(B11)))" style:apply-style-name="cf1" style:base-cell-address="Data_Sheet.B11"/>
      <style:map style:condition="is-true-formula(msoxl:AND(NOT(ISBLANK($A11)),ISBLANK(B11)))" style:apply-style-name="cf1" style:base-cell-address="Data_Sheet.B11"/>
    </style:style>
    <style:style style:name="ce27" style:family="table-cell" style:parent-style-name="Default" style:data-style-name="N0">
      <style:table-cell-properties fo:border="thin solid #000000" style:vertical-align="middle" fo:wrap-option="wrap" style:cell-protect="none"/>
      <style:map style:condition="is-true-formula(msoxl:AND(NOT(ISBLANK($A4)),ISBLANK(B4)))" style:apply-style-name="cf1" style:base-cell-address="Data_Sheet.B4"/>
    </style:style>
    <style:style style:name="ce28" style:family="table-cell" style:parent-style-name="Default" style:data-style-name="N0">
      <style:table-cell-properties fo:border="thin solid #000000" style:vertical-align="middle" fo:wrap-option="wrap" style:cell-protect="none"/>
      <style:map style:condition="is-true-formula(msoxl:AND(NOT(ISBLANK(A11)),ISBLANK(C11)))" style:apply-style-name="cf1" style:base-cell-address="Data_Sheet.C11"/>
      <style:map style:condition="is-true-formula(msoxl:AND(NOT(ISBLANK(A11)),ISBLANK(C11)))" style:apply-style-name="cf1" style:base-cell-address="Data_Sheet.C11"/>
    </style:style>
    <style:style style:name="ce29" style:family="table-cell" style:parent-style-name="Default" style:data-style-name="N0">
      <style:table-cell-properties fo:border="thin solid #000000" style:vertical-align="middle" fo:wrap-option="wrap" style:cell-protect="none"/>
      <style:map style:condition="is-true-formula(msoxl:AND(NOT(ISBLANK(A12)),ISBLANK(C12)))" style:apply-style-name="cf1" style:base-cell-address="Data_Sheet.C12"/>
      <style:map style:condition="is-true-formula(msoxl:AND(NOT(ISBLANK(A12)),ISBLANK(C12)))" style:apply-style-name="cf1" style:base-cell-address="Data_Sheet.C12"/>
    </style:style>
    <style:style style:name="ce30" style:family="table-cell" style:parent-style-name="Default" style:data-style-name="N0">
      <style:table-cell-properties fo:border="thin solid #000000" style:vertical-align="middle" fo:wrap-option="wrap" style:cell-protect="none"/>
      <style:map style:condition="is-true-formula(msoxl:AND(NOT(ISBLANK(A4)),ISBLANK(C4)))" style:apply-style-name="cf1" style:base-cell-address="Data_Sheet.C4"/>
    </style:style>
    <style:style style:name="ce3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E11)),ISBLANK(D11)))" style:apply-style-name="cf1" style:base-cell-address="Data_Sheet.D11"/>
      <style:map style:condition="is-true-formula(msoxl:AND(NOT(ISBLANK(E11)),ISBLANK(D11)))" style:apply-style-name="cf1" style:base-cell-address="Data_Sheet.D11"/>
      <style:map style:condition="is-true-formula(msoxl:AND(NOT(ISBLANK(E11)),ISBLANK(D11)))" style:apply-style-name="cf1" style:base-cell-address="Data_Sheet.D11"/>
      <style:map style:condition="is-true-formula(msoxl:AND(NOT(ISBLANK(E11)),ISBLANK(D11)))" style:apply-style-name="cf1" style:base-cell-address="Data_Sheet.D11"/>
      <style:map style:condition="is-true-formula(msoxl:AND(NOT(ISBLANK(E11)),ISBLANK(D11)))" style:apply-style-name="cf1" style:base-cell-address="Data_Sheet.D11"/>
      <style:map style:condition="is-true-formula(msoxl:AND(NOT(ISBLANK(E11)),ISBLANK(D11)))" style:apply-style-name="cf1" style:base-cell-address="Data_Sheet.D11"/>
      <style:map style:condition="is-true-formula(msoxl:AND(NOT(ISBLANK(E11)),ISBLANK(D11)))" style:apply-style-name="cf1" style:base-cell-address="Data_Sheet.D11"/>
      <style:map style:condition="is-true-formula(msoxl:AND(NOT(ISBLANK(E11)),ISBLANK(D11)))" style:apply-style-name="cf1" style:base-cell-address="Data_Sheet.D11"/>
      <style:map style:condition="is-true-formula(msoxl:AND(NOT(ISBLANK(E11)),ISBLANK(D11)))" style:apply-style-name="cf1" style:base-cell-address="Data_Sheet.D11"/>
      <style:map style:condition="is-true-formula(msoxl:AND(NOT(ISBLANK(E11)),ISBLANK(D11)))" style:apply-style-name="cf1" style:base-cell-address="Data_Sheet.D11"/>
      <style:map style:condition="is-true-formula(msoxl:AND(NOT(ISBLANK(E11)),ISBLANK(D11)))" style:apply-style-name="cf1" style:base-cell-address="Data_Sheet.D11"/>
      <style:map style:condition="is-true-formula(msoxl:AND(NOT(ISBLANK(E11)),ISBLANK(D11)))" style:apply-style-name="cf1" style:base-cell-address="Data_Sheet.D11"/>
      <style:map style:condition="is-true-formula(msoxl:AND(NOT(ISBLANK(E11)),ISBLANK(D11)))" style:apply-style-name="cf1" style:base-cell-address="Data_Sheet.D11"/>
      <style:map style:condition="is-true-formula(msoxl:AND(NOT(ISBLANK(E11)),ISBLANK(D11)))" style:apply-style-name="cf1" style:base-cell-address="Data_Sheet.D11"/>
      <style:map style:condition="is-true-formula(msoxl:AND(NOT(ISBLANK(E11)),ISBLANK(D11)))" style:apply-style-name="cf1" style:base-cell-address="Data_Sheet.D11"/>
      <style:map style:condition="is-true-formula(msoxl:AND(NOT(ISBLANK(E11)),ISBLANK(D11)))" style:apply-style-name="cf1" style:base-cell-address="Data_Sheet.D11"/>
      <style:map style:condition="is-true-formula(msoxl:AND(NOT(ISBLANK(E11)),ISBLANK(D11)))" style:apply-style-name="cf1" style:base-cell-address="Data_Sheet.D11"/>
      <style:map style:condition="is-true-formula(msoxl:AND(NOT(ISBLANK(E11)),ISBLANK(D11)))" style:apply-style-name="cf1" style:base-cell-address="Data_Sheet.D11"/>
      <style:map style:condition="is-true-formula(msoxl:AND(NOT(ISBLANK(E11)),ISBLANK(D11)))" style:apply-style-name="cf1" style:base-cell-address="Data_Sheet.D11"/>
    </style:style>
    <style:style style:name="ce3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E12)),ISBLANK(D12)))" style:apply-style-name="cf1" style:base-cell-address="Data_Sheet.D12"/>
      <style:map style:condition="is-true-formula(msoxl:AND(NOT(ISBLANK(E12)),ISBLANK(D12)))" style:apply-style-name="cf1" style:base-cell-address="Data_Sheet.D12"/>
      <style:map style:condition="is-true-formula(msoxl:AND(NOT(ISBLANK(E12)),ISBLANK(D12)))" style:apply-style-name="cf1" style:base-cell-address="Data_Sheet.D12"/>
      <style:map style:condition="is-true-formula(msoxl:AND(NOT(ISBLANK(E12)),ISBLANK(D12)))" style:apply-style-name="cf1" style:base-cell-address="Data_Sheet.D12"/>
    </style:style>
    <style:style style:name="ce3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E13)),ISBLANK(D13)))" style:apply-style-name="cf1" style:base-cell-address="Data_Sheet.D13"/>
      <style:map style:condition="is-true-formula(msoxl:AND(NOT(ISBLANK(E13)),ISBLANK(D13)))" style:apply-style-name="cf1" style:base-cell-address="Data_Sheet.D13"/>
      <style:map style:condition="is-true-formula(msoxl:AND(NOT(ISBLANK(E13)),ISBLANK(D13)))" style:apply-style-name="cf1" style:base-cell-address="Data_Sheet.D13"/>
      <style:map style:condition="is-true-formula(msoxl:AND(NOT(ISBLANK(E13)),ISBLANK(D13)))" style:apply-style-name="cf1" style:base-cell-address="Data_Sheet.D13"/>
      <style:map style:condition="is-true-formula(msoxl:AND(NOT(ISBLANK(E13)),ISBLANK(D13)))" style:apply-style-name="cf1" style:base-cell-address="Data_Sheet.D13"/>
    </style:style>
    <style:style style:name="ce34" style:family="table-cell" style:parent-style-name="Default" style:data-style-name="N0">
      <style:table-cell-properties fo:border="thin solid #000000" style:vertical-align="middle" fo:wrap-option="wrap" style:cell-protect="none"/>
      <style:map style:condition="is-true-formula(msoxl:AND(NOT(ISBLANK($A7)),ISBLANK(B7)))" style:apply-style-name="cf1" style:base-cell-address="Data_Sheet.B7"/>
      <style:map style:condition="is-true-formula(msoxl:AND(NOT(ISBLANK($A7)),ISBLANK(B7)))" style:apply-style-name="cf1" style:base-cell-address="Data_Sheet.B7"/>
    </style:style>
    <style:style style:name="ce35" style:family="table-cell" style:parent-style-name="Default" style:data-style-name="N0">
      <style:table-cell-properties fo:border="thin solid #000000" style:vertical-align="middle" fo:wrap-option="wrap" style:cell-protect="none"/>
      <style:map style:condition="is-true-formula(msoxl:AND(NOT(ISBLANK(A7)),ISBLANK(C7)))" style:apply-style-name="cf1" style:base-cell-address="Data_Sheet.C7"/>
      <style:map style:condition="is-true-formula(msoxl:AND(NOT(ISBLANK(A7)),ISBLANK(C7)))" style:apply-style-name="cf1" style:base-cell-address="Data_Sheet.C7"/>
    </style:style>
    <style:style style:name="ce36"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E4)),ISBLANK(D4)))" style:apply-style-name="cf1" style:base-cell-address="Data_Sheet.D4"/>
      <style:map style:condition="is-true-formula(msoxl:AND(NOT(ISBLANK(E4)),ISBLANK(D4)))" style:apply-style-name="cf1" style:base-cell-address="Data_Sheet.D4"/>
      <style:map style:condition="is-true-formula(msoxl:AND(NOT(ISBLANK(E4)),ISBLANK(D4)))" style:apply-style-name="cf1" style:base-cell-address="Data_Sheet.D4"/>
    </style:style>
    <style:style style:name="ce3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E7)),ISBLANK(D7)))" style:apply-style-name="cf1" style:base-cell-address="Data_Sheet.D7"/>
      <style:map style:condition="is-true-formula(msoxl:AND(NOT(ISBLANK(E7)),ISBLANK(D7)))" style:apply-style-name="cf1" style:base-cell-address="Data_Sheet.D7"/>
      <style:map style:condition="is-true-formula(msoxl:AND(NOT(ISBLANK(E7)),ISBLANK(D7)))" style:apply-style-name="cf1" style:base-cell-address="Data_Sheet.D7"/>
      <style:map style:condition="is-true-formula(msoxl:AND(NOT(ISBLANK(E7)),ISBLANK(D7)))" style:apply-style-name="cf1" style:base-cell-address="Data_Sheet.D7"/>
      <style:map style:condition="is-true-formula(msoxl:AND(NOT(ISBLANK(E7)),ISBLANK(D7)))" style:apply-style-name="cf1" style:base-cell-address="Data_Sheet.D7"/>
      <style:map style:condition="is-true-formula(msoxl:AND(NOT(ISBLANK(E7)),ISBLANK(D7)))" style:apply-style-name="cf1" style:base-cell-address="Data_Sheet.D7"/>
    </style:style>
    <style:style style:name="ce3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E5)),ISBLANK(D5)))" style:apply-style-name="cf1" style:base-cell-address="Data_Sheet.D5"/>
      <style:map style:condition="is-true-formula(msoxl:AND(NOT(ISBLANK(E5)),ISBLANK(D5)))" style:apply-style-name="cf1" style:base-cell-address="Data_Sheet.D5"/>
      <style:map style:condition="is-true-formula(msoxl:AND(NOT(ISBLANK(E5)),ISBLANK(D5)))" style:apply-style-name="cf1" style:base-cell-address="Data_Sheet.D5"/>
    </style:style>
    <style:style style:name="ce3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D5)),ISBLANK(E5)))" style:apply-style-name="cf1" style:base-cell-address="Data_Sheet.E5"/>
      <style:map style:condition="is-true-formula(msoxl:AND(NOT(ISBLANK(D5)),ISBLANK(E5)))" style:apply-style-name="cf1" style:base-cell-address="Data_Sheet.E5"/>
      <style:map style:condition="is-true-formula(msoxl:AND(NOT(ISBLANK(D5)),ISBLANK(E5)))" style:apply-style-name="cf1" style:base-cell-address="Data_Sheet.E5"/>
    </style:style>
    <style:style style:name="ce4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E9)),ISBLANK(D9)))" style:apply-style-name="cf1" style:base-cell-address="Data_Sheet.D9"/>
      <style:map style:condition="is-true-formula(msoxl:AND(NOT(ISBLANK(E9)),ISBLANK(D9)))" style:apply-style-name="cf1" style:base-cell-address="Data_Sheet.D9"/>
      <style:map style:condition="is-true-formula(msoxl:AND(NOT(ISBLANK(E9)),ISBLANK(D9)))" style:apply-style-name="cf1" style:base-cell-address="Data_Sheet.D9"/>
      <style:map style:condition="is-true-formula(msoxl:AND(NOT(ISBLANK(E9)),ISBLANK(D9)))" style:apply-style-name="cf1" style:base-cell-address="Data_Sheet.D9"/>
      <style:map style:condition="is-true-formula(msoxl:AND(NOT(ISBLANK(E9)),ISBLANK(D9)))" style:apply-style-name="cf1" style:base-cell-address="Data_Sheet.D9"/>
      <style:map style:condition="is-true-formula(msoxl:AND(NOT(ISBLANK(E9)),ISBLANK(D9)))" style:apply-style-name="cf1" style:base-cell-address="Data_Sheet.D9"/>
      <style:map style:condition="is-true-formula(msoxl:AND(NOT(ISBLANK(E9)),ISBLANK(D9)))" style:apply-style-name="cf1" style:base-cell-address="Data_Sheet.D9"/>
      <style:map style:condition="is-true-formula(msoxl:AND(NOT(ISBLANK(E9)),ISBLANK(D9)))" style:apply-style-name="cf1" style:base-cell-address="Data_Sheet.D9"/>
      <style:map style:condition="is-true-formula(msoxl:AND(NOT(ISBLANK(E9)),ISBLANK(D9)))" style:apply-style-name="cf1" style:base-cell-address="Data_Sheet.D9"/>
      <style:map style:condition="is-true-formula(msoxl:AND(NOT(ISBLANK(E9)),ISBLANK(D9)))" style:apply-style-name="cf1" style:base-cell-address="Data_Sheet.D9"/>
    </style:style>
    <style:style style:name="ce4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E8)),ISBLANK(D8)))" style:apply-style-name="cf1" style:base-cell-address="Data_Sheet.D8"/>
      <style:map style:condition="is-true-formula(msoxl:AND(NOT(ISBLANK(E8)),ISBLANK(D8)))" style:apply-style-name="cf1" style:base-cell-address="Data_Sheet.D8"/>
      <style:map style:condition="is-true-formula(msoxl:AND(NOT(ISBLANK(E8)),ISBLANK(D8)))" style:apply-style-name="cf1" style:base-cell-address="Data_Sheet.D8"/>
      <style:map style:condition="is-true-formula(msoxl:AND(NOT(ISBLANK(E8)),ISBLANK(D8)))" style:apply-style-name="cf1" style:base-cell-address="Data_Sheet.D8"/>
      <style:map style:condition="is-true-formula(msoxl:AND(NOT(ISBLANK(E8)),ISBLANK(D8)))" style:apply-style-name="cf1" style:base-cell-address="Data_Sheet.D8"/>
      <style:map style:condition="is-true-formula(msoxl:AND(NOT(ISBLANK(E8)),ISBLANK(D8)))" style:apply-style-name="cf1" style:base-cell-address="Data_Sheet.D8"/>
      <style:map style:condition="is-true-formula(msoxl:AND(NOT(ISBLANK(E8)),ISBLANK(D8)))" style:apply-style-name="cf1" style:base-cell-address="Data_Sheet.D8"/>
      <style:map style:condition="is-true-formula(msoxl:AND(NOT(ISBLANK(E8)),ISBLANK(D8)))" style:apply-style-name="cf1" style:base-cell-address="Data_Sheet.D8"/>
      <style:map style:condition="is-true-formula(msoxl:AND(NOT(ISBLANK(E8)),ISBLANK(D8)))" style:apply-style-name="cf1" style:base-cell-address="Data_Sheet.D8"/>
      <style:map style:condition="is-true-formula(msoxl:AND(NOT(ISBLANK(E8)),ISBLANK(D8)))" style:apply-style-name="cf1" style:base-cell-address="Data_Sheet.D8"/>
    </style:style>
    <style:style style:name="ce4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E10)),ISBLANK(D10)))" style:apply-style-name="cf1" style:base-cell-address="Data_Sheet.D10"/>
      <style:map style:condition="is-true-formula(msoxl:AND(NOT(ISBLANK(E10)),ISBLANK(D10)))" style:apply-style-name="cf1" style:base-cell-address="Data_Sheet.D10"/>
      <style:map style:condition="is-true-formula(msoxl:AND(NOT(ISBLANK(E10)),ISBLANK(D10)))" style:apply-style-name="cf1" style:base-cell-address="Data_Sheet.D10"/>
      <style:map style:condition="is-true-formula(msoxl:AND(NOT(ISBLANK(E10)),ISBLANK(D10)))" style:apply-style-name="cf1" style:base-cell-address="Data_Sheet.D10"/>
      <style:map style:condition="is-true-formula(msoxl:AND(NOT(ISBLANK(E10)),ISBLANK(D10)))" style:apply-style-name="cf1" style:base-cell-address="Data_Sheet.D10"/>
      <style:map style:condition="is-true-formula(msoxl:AND(NOT(ISBLANK(E10)),ISBLANK(D10)))" style:apply-style-name="cf1" style:base-cell-address="Data_Sheet.D10"/>
    </style:style>
    <style:style style:name="ce4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F8)),ISBLANK(E8)))" style:apply-style-name="cf1" style:base-cell-address="Data_Sheet.E8"/>
      <style:map style:condition="is-true-formula(msoxl:AND(NOT(ISBLANK(D8)),ISBLANK(E8)))" style:apply-style-name="cf1" style:base-cell-address="Data_Sheet.E8"/>
      <style:map style:condition="is-true-formula(msoxl:AND(NOT(ISBLANK(D8)),ISBLANK(E8)))" style:apply-style-name="cf1" style:base-cell-address="Data_Sheet.E8"/>
      <style:map style:condition="is-true-formula(msoxl:AND(NOT(ISBLANK(D8)),ISBLANK(E8)))" style:apply-style-name="cf1" style:base-cell-address="Data_Sheet.E8"/>
      <style:map style:condition="is-true-formula(msoxl:AND(NOT(ISBLANK(D8)),ISBLANK(E8)))" style:apply-style-name="cf1" style:base-cell-address="Data_Sheet.E8"/>
      <style:map style:condition="is-true-formula(msoxl:AND(NOT(ISBLANK(D8)),ISBLANK(E8)))" style:apply-style-name="cf1" style:base-cell-address="Data_Sheet.E8"/>
      <style:map style:condition="is-true-formula(msoxl:AND(NOT(ISBLANK(D8)),ISBLANK(E8)))" style:apply-style-name="cf1" style:base-cell-address="Data_Sheet.E8"/>
      <style:map style:condition="is-true-formula(msoxl:AND(NOT(ISBLANK(D8)),ISBLANK(E8)))" style:apply-style-name="cf1" style:base-cell-address="Data_Sheet.E8"/>
      <style:map style:condition="is-true-formula(msoxl:AND(NOT(ISBLANK(D8)),ISBLANK(E8)))" style:apply-style-name="cf1" style:base-cell-address="Data_Sheet.E8"/>
      <style:map style:condition="is-true-formula(msoxl:AND(NOT(ISBLANK(D8)),ISBLANK(E8)))" style:apply-style-name="cf1" style:base-cell-address="Data_Sheet.E8"/>
      <style:map style:condition="is-true-formula(msoxl:AND(NOT(ISBLANK(D7)),ISBLANK(E7)))" style:apply-style-name="cf1" style:base-cell-address="Data_Sheet.E7"/>
    </style:style>
    <style:style style:name="ce4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D9)),ISBLANK(E9)))" style:apply-style-name="cf1" style:base-cell-address="Data_Sheet.E9"/>
      <style:map style:condition="is-true-formula(msoxl:AND(NOT(ISBLANK(D9)),ISBLANK(E9)))" style:apply-style-name="cf1" style:base-cell-address="Data_Sheet.E9"/>
      <style:map style:condition="is-true-formula(msoxl:AND(NOT(ISBLANK(D9)),ISBLANK(E9)))" style:apply-style-name="cf1" style:base-cell-address="Data_Sheet.E9"/>
      <style:map style:condition="is-true-formula(msoxl:AND(NOT(ISBLANK(D9)),ISBLANK(E9)))" style:apply-style-name="cf1" style:base-cell-address="Data_Sheet.E9"/>
      <style:map style:condition="is-true-formula(msoxl:AND(NOT(ISBLANK(D9)),ISBLANK(E9)))" style:apply-style-name="cf1" style:base-cell-address="Data_Sheet.E9"/>
      <style:map style:condition="is-true-formula(msoxl:AND(NOT(ISBLANK(D9)),ISBLANK(E9)))" style:apply-style-name="cf1" style:base-cell-address="Data_Sheet.E9"/>
      <style:map style:condition="is-true-formula(msoxl:AND(NOT(ISBLANK(D9)),ISBLANK(E9)))" style:apply-style-name="cf1" style:base-cell-address="Data_Sheet.E9"/>
      <style:map style:condition="is-true-formula(msoxl:AND(NOT(ISBLANK(D9)),ISBLANK(E9)))" style:apply-style-name="cf1" style:base-cell-address="Data_Sheet.E9"/>
      <style:map style:condition="is-true-formula(msoxl:AND(NOT(ISBLANK(D9)),ISBLANK(E9)))" style:apply-style-name="cf1" style:base-cell-address="Data_Sheet.E9"/>
      <style:map style:condition="is-true-formula(msoxl:AND(NOT(ISBLANK(F9)),ISBLANK(E9)))" style:apply-style-name="cf1" style:base-cell-address="Data_Sheet.E9"/>
      <style:map style:condition="is-true-formula(msoxl:AND(NOT(ISBLANK(D9)),ISBLANK(E9)))" style:apply-style-name="cf1" style:base-cell-address="Data_Sheet.E9"/>
      <style:map style:condition="is-true-formula(msoxl:AND(NOT(ISBLANK(D9)),ISBLANK(E9)))" style:apply-style-name="cf1" style:base-cell-address="Data_Sheet.E9"/>
    </style:style>
    <style:style style:name="ce45"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D10)),ISBLANK(E10)))" style:apply-style-name="cf1" style:base-cell-address="Data_Sheet.E10"/>
      <style:map style:condition="is-true-formula(msoxl:AND(NOT(ISBLANK(D10)),ISBLANK(E10)))" style:apply-style-name="cf1" style:base-cell-address="Data_Sheet.E10"/>
      <style:map style:condition="is-true-formula(msoxl:AND(NOT(ISBLANK(D10)),ISBLANK(E10)))" style:apply-style-name="cf1" style:base-cell-address="Data_Sheet.E10"/>
      <style:map style:condition="is-true-formula(msoxl:AND(NOT(ISBLANK(D10)),ISBLANK(E10)))" style:apply-style-name="cf1" style:base-cell-address="Data_Sheet.E10"/>
      <style:map style:condition="is-true-formula(msoxl:AND(NOT(ISBLANK(D10)),ISBLANK(E10)))" style:apply-style-name="cf1" style:base-cell-address="Data_Sheet.E10"/>
      <style:map style:condition="is-true-formula(msoxl:AND(NOT(ISBLANK(D10)),ISBLANK(E10)))" style:apply-style-name="cf1" style:base-cell-address="Data_Sheet.E10"/>
      <style:map style:condition="is-true-formula(msoxl:AND(NOT(ISBLANK(D10)),ISBLANK(E10)))" style:apply-style-name="cf1" style:base-cell-address="Data_Sheet.E10"/>
    </style:style>
    <style:style style:name="ce46"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D12)),ISBLANK(E12)))" style:apply-style-name="cf1" style:base-cell-address="Data_Sheet.E12"/>
      <style:map style:condition="is-true-formula(msoxl:AND(NOT(ISBLANK(D12)),ISBLANK(E12)))" style:apply-style-name="cf1" style:base-cell-address="Data_Sheet.E12"/>
      <style:map style:condition="is-true-formula(msoxl:AND(NOT(ISBLANK(D12)),ISBLANK(E12)))" style:apply-style-name="cf1" style:base-cell-address="Data_Sheet.E12"/>
      <style:map style:condition="is-true-formula(msoxl:AND(NOT(ISBLANK(D12)),ISBLANK(E12)))" style:apply-style-name="cf1" style:base-cell-address="Data_Sheet.E12"/>
      <style:map style:condition="is-true-formula(msoxl:AND(NOT(ISBLANK(D12)),ISBLANK(E12)))" style:apply-style-name="cf1" style:base-cell-address="Data_Sheet.E12"/>
    </style:style>
    <style:style style:name="ce4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D11)),ISBLANK(E11)))" style:apply-style-name="cf1" style:base-cell-address="Data_Sheet.E11"/>
      <style:map style:condition="is-true-formula(msoxl:AND(NOT(ISBLANK(D11)),ISBLANK(E11)))" style:apply-style-name="cf1" style:base-cell-address="Data_Sheet.E11"/>
      <style:map style:condition="is-true-formula(msoxl:AND(NOT(ISBLANK(D11)),ISBLANK(E11)))" style:apply-style-name="cf1" style:base-cell-address="Data_Sheet.E11"/>
      <style:map style:condition="is-true-formula(msoxl:AND(NOT(ISBLANK(D11)),ISBLANK(E11)))" style:apply-style-name="cf1" style:base-cell-address="Data_Sheet.E11"/>
      <style:map style:condition="is-true-formula(msoxl:AND(NOT(ISBLANK(D11)),ISBLANK(E11)))" style:apply-style-name="cf1" style:base-cell-address="Data_Sheet.E11"/>
      <style:map style:condition="is-true-formula(msoxl:AND(NOT(ISBLANK(D11)),ISBLANK(E11)))" style:apply-style-name="cf1" style:base-cell-address="Data_Sheet.E11"/>
      <style:map style:condition="is-true-formula(msoxl:AND(NOT(ISBLANK(D11)),ISBLANK(E11)))" style:apply-style-name="cf1" style:base-cell-address="Data_Sheet.E11"/>
      <style:map style:condition="is-true-formula(msoxl:AND(NOT(ISBLANK(D11)),ISBLANK(E11)))" style:apply-style-name="cf1" style:base-cell-address="Data_Sheet.E11"/>
      <style:map style:condition="is-true-formula(msoxl:AND(NOT(ISBLANK(D11)),ISBLANK(E11)))" style:apply-style-name="cf1" style:base-cell-address="Data_Sheet.E11"/>
      <style:map style:condition="is-true-formula(msoxl:AND(NOT(ISBLANK(D11)),ISBLANK(E11)))" style:apply-style-name="cf1" style:base-cell-address="Data_Sheet.E11"/>
      <style:map style:condition="is-true-formula(msoxl:AND(NOT(ISBLANK(D11)),ISBLANK(E11)))" style:apply-style-name="cf1" style:base-cell-address="Data_Sheet.E11"/>
      <style:map style:condition="is-true-formula(msoxl:AND(NOT(ISBLANK(D11)),ISBLANK(E11)))" style:apply-style-name="cf1" style:base-cell-address="Data_Sheet.E11"/>
      <style:map style:condition="is-true-formula(msoxl:AND(NOT(ISBLANK(D11)),ISBLANK(E11)))" style:apply-style-name="cf1" style:base-cell-address="Data_Sheet.E11"/>
      <style:map style:condition="is-true-formula(msoxl:AND(NOT(ISBLANK(D11)),ISBLANK(E11)))" style:apply-style-name="cf1" style:base-cell-address="Data_Sheet.E11"/>
      <style:map style:condition="is-true-formula(msoxl:AND(NOT(ISBLANK(D11)),ISBLANK(E11)))" style:apply-style-name="cf1" style:base-cell-address="Data_Sheet.E11"/>
      <style:map style:condition="is-true-formula(msoxl:AND(NOT(ISBLANK(D11)),ISBLANK(E11)))" style:apply-style-name="cf1" style:base-cell-address="Data_Sheet.E11"/>
      <style:map style:condition="is-true-formula(msoxl:AND(NOT(ISBLANK(D11)),ISBLANK(E11)))" style:apply-style-name="cf1" style:base-cell-address="Data_Sheet.E11"/>
      <style:map style:condition="is-true-formula(msoxl:AND(NOT(ISBLANK(D11)),ISBLANK(E11)))" style:apply-style-name="cf1" style:base-cell-address="Data_Sheet.E11"/>
      <style:map style:condition="is-true-formula(msoxl:AND(NOT(ISBLANK(D11)),ISBLANK(E11)))" style:apply-style-name="cf1" style:base-cell-address="Data_Sheet.E11"/>
      <style:map style:condition="is-true-formula(msoxl:AND(NOT(ISBLANK(D11)),ISBLANK(E11)))" style:apply-style-name="cf1" style:base-cell-address="Data_Sheet.E11"/>
    </style:style>
    <style:style style:name="ce4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D13)),ISBLANK(E13)))" style:apply-style-name="cf1" style:base-cell-address="Data_Sheet.E13"/>
      <style:map style:condition="is-true-formula(msoxl:AND(NOT(ISBLANK(D13)),ISBLANK(E13)))" style:apply-style-name="cf1" style:base-cell-address="Data_Sheet.E13"/>
      <style:map style:condition="is-true-formula(msoxl:AND(NOT(ISBLANK(D13)),ISBLANK(E13)))" style:apply-style-name="cf1" style:base-cell-address="Data_Sheet.E13"/>
      <style:map style:condition="is-true-formula(msoxl:AND(NOT(ISBLANK(D13)),ISBLANK(E13)))" style:apply-style-name="cf1" style:base-cell-address="Data_Sheet.E13"/>
      <style:map style:condition="is-true-formula(msoxl:AND(NOT(ISBLANK(D13)),ISBLANK(E13)))" style:apply-style-name="cf1" style:base-cell-address="Data_Sheet.E13"/>
      <style:map style:condition="is-true-formula(msoxl:AND(NOT(ISBLANK(D13)),ISBLANK(E13)))" style:apply-style-name="cf1" style:base-cell-address="Data_Sheet.E13"/>
    </style:style>
    <style:style style:name="ce4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G12)),ISBLANK(F12)))" style:apply-style-name="cf1" style:base-cell-address="Data_Sheet.F12"/>
      <style:map style:condition="is-true-formula(msoxl:AND(NOT(ISBLANK(G12)),ISBLANK(F12)))" style:apply-style-name="cf1" style:base-cell-address="Data_Sheet.F12"/>
      <style:map style:condition="is-true-formula(msoxl:AND(NOT(ISBLANK(G12)),ISBLANK(F12)))" style:apply-style-name="cf1" style:base-cell-address="Data_Sheet.F12"/>
      <style:map style:condition="is-true-formula(msoxl:AND(NOT(ISBLANK(G12)),ISBLANK(F12)))" style:apply-style-name="cf1" style:base-cell-address="Data_Sheet.F12"/>
      <style:map style:condition="is-true-formula(msoxl:AND(NOT(ISBLANK(G12)),ISBLANK(F12)))" style:apply-style-name="cf1" style:base-cell-address="Data_Sheet.F12"/>
    </style:style>
    <style:style style:name="ce5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G13)),ISBLANK(F13)))" style:apply-style-name="cf1" style:base-cell-address="Data_Sheet.F13"/>
      <style:map style:condition="is-true-formula(msoxl:AND(NOT(ISBLANK(G13)),ISBLANK(F13)))" style:apply-style-name="cf1" style:base-cell-address="Data_Sheet.F13"/>
      <style:map style:condition="is-true-formula(msoxl:AND(NOT(ISBLANK(G13)),ISBLANK(F13)))" style:apply-style-name="cf1" style:base-cell-address="Data_Sheet.F13"/>
      <style:map style:condition="is-true-formula(msoxl:AND(NOT(ISBLANK(G13)),ISBLANK(F13)))" style:apply-style-name="cf1" style:base-cell-address="Data_Sheet.F13"/>
      <style:map style:condition="is-true-formula(msoxl:AND(NOT(ISBLANK(G13)),ISBLANK(F13)))" style:apply-style-name="cf1" style:base-cell-address="Data_Sheet.F13"/>
      <style:map style:condition="is-true-formula(msoxl:AND(NOT(ISBLANK(G13)),ISBLANK(F13)))" style:apply-style-name="cf1" style:base-cell-address="Data_Sheet.F13"/>
    </style:style>
    <style:style style:name="ce5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G11)),ISBLANK(F11)))" style:apply-style-name="cf1" style:base-cell-address="Data_Sheet.F11"/>
      <style:map style:condition="is-true-formula(msoxl:AND(NOT(ISBLANK(G11)),ISBLANK(F11)))" style:apply-style-name="cf1" style:base-cell-address="Data_Sheet.F11"/>
      <style:map style:condition="is-true-formula(msoxl:AND(NOT(ISBLANK(G11)),ISBLANK(F11)))" style:apply-style-name="cf1" style:base-cell-address="Data_Sheet.F11"/>
      <style:map style:condition="is-true-formula(msoxl:AND(NOT(ISBLANK(G11)),ISBLANK(F11)))" style:apply-style-name="cf1" style:base-cell-address="Data_Sheet.F11"/>
      <style:map style:condition="is-true-formula(msoxl:AND(NOT(ISBLANK(G11)),ISBLANK(F11)))" style:apply-style-name="cf1" style:base-cell-address="Data_Sheet.F11"/>
      <style:map style:condition="is-true-formula(msoxl:AND(NOT(ISBLANK(G11)),ISBLANK(F11)))" style:apply-style-name="cf1" style:base-cell-address="Data_Sheet.F11"/>
      <style:map style:condition="is-true-formula(msoxl:AND(NOT(ISBLANK(G11)),ISBLANK(F11)))" style:apply-style-name="cf1" style:base-cell-address="Data_Sheet.F11"/>
      <style:map style:condition="is-true-formula(msoxl:AND(NOT(ISBLANK(G11)),ISBLANK(F11)))" style:apply-style-name="cf1" style:base-cell-address="Data_Sheet.F11"/>
      <style:map style:condition="is-true-formula(msoxl:AND(NOT(ISBLANK(G11)),ISBLANK(F11)))" style:apply-style-name="cf1" style:base-cell-address="Data_Sheet.F11"/>
      <style:map style:condition="is-true-formula(msoxl:AND(NOT(ISBLANK(G11)),ISBLANK(F11)))" style:apply-style-name="cf1" style:base-cell-address="Data_Sheet.F11"/>
      <style:map style:condition="is-true-formula(msoxl:AND(NOT(ISBLANK(G11)),ISBLANK(F11)))" style:apply-style-name="cf1" style:base-cell-address="Data_Sheet.F11"/>
      <style:map style:condition="is-true-formula(msoxl:AND(NOT(ISBLANK(G11)),ISBLANK(F11)))" style:apply-style-name="cf1" style:base-cell-address="Data_Sheet.F11"/>
      <style:map style:condition="is-true-formula(msoxl:AND(NOT(ISBLANK(G11)),ISBLANK(F11)))" style:apply-style-name="cf1" style:base-cell-address="Data_Sheet.F11"/>
      <style:map style:condition="is-true-formula(msoxl:AND(NOT(ISBLANK(G11)),ISBLANK(F11)))" style:apply-style-name="cf1" style:base-cell-address="Data_Sheet.F11"/>
      <style:map style:condition="is-true-formula(msoxl:AND(NOT(ISBLANK(G11)),ISBLANK(F11)))" style:apply-style-name="cf1" style:base-cell-address="Data_Sheet.F11"/>
      <style:map style:condition="is-true-formula(msoxl:AND(NOT(ISBLANK(G11)),ISBLANK(F11)))" style:apply-style-name="cf1" style:base-cell-address="Data_Sheet.F11"/>
      <style:map style:condition="is-true-formula(msoxl:AND(NOT(ISBLANK(G11)),ISBLANK(F11)))" style:apply-style-name="cf1" style:base-cell-address="Data_Sheet.F11"/>
      <style:map style:condition="is-true-formula(msoxl:AND(NOT(ISBLANK(G11)),ISBLANK(F11)))" style:apply-style-name="cf1" style:base-cell-address="Data_Sheet.F11"/>
      <style:map style:condition="is-true-formula(msoxl:AND(NOT(ISBLANK(G11)),ISBLANK(F11)))" style:apply-style-name="cf1" style:base-cell-address="Data_Sheet.F11"/>
      <style:map style:condition="is-true-formula(msoxl:AND(NOT(ISBLANK(G11)),ISBLANK(F11)))" style:apply-style-name="cf1" style:base-cell-address="Data_Sheet.F11"/>
    </style:style>
    <style:style style:name="ce5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D4)),ISBLANK(E4)))" style:apply-style-name="cf1" style:base-cell-address="Data_Sheet.E4"/>
      <style:map style:condition="is-true-formula(msoxl:AND(NOT(ISBLANK(D4)),ISBLANK(E4)))" style:apply-style-name="cf1" style:base-cell-address="Data_Sheet.E4"/>
      <style:map style:condition="is-true-formula(msoxl:AND(NOT(ISBLANK(D4)),ISBLANK(E4)))" style:apply-style-name="cf1" style:base-cell-address="Data_Sheet.E4"/>
    </style:style>
    <style:style style:name="ce5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G4)),ISBLANK(F4)))" style:apply-style-name="cf1" style:base-cell-address="Data_Sheet.F4"/>
      <style:map style:condition="is-true-formula(msoxl:AND(NOT(ISBLANK(G4)),ISBLANK(F4)))" style:apply-style-name="cf1" style:base-cell-address="Data_Sheet.F4"/>
      <style:map style:condition="is-true-formula(msoxl:AND(NOT(ISBLANK(G4)),ISBLANK(F4)))" style:apply-style-name="cf1" style:base-cell-address="Data_Sheet.F4"/>
    </style:style>
    <style:style style:name="ce5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G5)),ISBLANK(F5)))" style:apply-style-name="cf1" style:base-cell-address="Data_Sheet.F5"/>
      <style:map style:condition="is-true-formula(msoxl:AND(NOT(ISBLANK(G5)),ISBLANK(F5)))" style:apply-style-name="cf1" style:base-cell-address="Data_Sheet.F5"/>
      <style:map style:condition="is-true-formula(msoxl:AND(NOT(ISBLANK(G5)),ISBLANK(F5)))" style:apply-style-name="cf1" style:base-cell-address="Data_Sheet.F5"/>
    </style:style>
    <style:style style:name="ce55"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F5)),ISBLANK(G5)))" style:apply-style-name="cf1" style:base-cell-address="Data_Sheet.G5"/>
      <style:map style:condition="is-true-formula(msoxl:AND(NOT(ISBLANK(F5)),ISBLANK(G5)))" style:apply-style-name="cf1" style:base-cell-address="Data_Sheet.G5"/>
      <style:map style:condition="is-true-formula(msoxl:AND(NOT(ISBLANK(F5)),ISBLANK(G5)))" style:apply-style-name="cf1" style:base-cell-address="Data_Sheet.G5"/>
    </style:style>
    <style:style style:name="ce56"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F4)),ISBLANK(G4)))" style:apply-style-name="cf1" style:base-cell-address="Data_Sheet.G4"/>
      <style:map style:condition="is-true-formula(msoxl:AND(NOT(ISBLANK(F4)),ISBLANK(G4)))" style:apply-style-name="cf1" style:base-cell-address="Data_Sheet.G4"/>
      <style:map style:condition="is-true-formula(msoxl:AND(NOT(ISBLANK(F4)),ISBLANK(G4)))" style:apply-style-name="cf1" style:base-cell-address="Data_Sheet.G4"/>
    </style:style>
    <style:style style:name="ce5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E6)),ISBLANK(D6)))" style:apply-style-name="cf1" style:base-cell-address="Data_Sheet.D6"/>
      <style:map style:condition="is-true-formula(msoxl:AND(NOT(ISBLANK(E6)),ISBLANK(D6)))" style:apply-style-name="cf1" style:base-cell-address="Data_Sheet.D6"/>
      <style:map style:condition="is-true-formula(msoxl:AND(NOT(ISBLANK(E6)),ISBLANK(D6)))" style:apply-style-name="cf1" style:base-cell-address="Data_Sheet.D6"/>
    </style:style>
    <style:style style:name="ce5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D7)),ISBLANK(E7)))" style:apply-style-name="cf1" style:base-cell-address="Data_Sheet.E7"/>
      <style:map style:condition="is-true-formula(msoxl:AND(NOT(ISBLANK(D7)),ISBLANK(E7)))" style:apply-style-name="cf1" style:base-cell-address="Data_Sheet.E7"/>
      <style:map style:condition="is-true-formula(msoxl:AND(NOT(ISBLANK(D7)),ISBLANK(E7)))" style:apply-style-name="cf1" style:base-cell-address="Data_Sheet.E7"/>
      <style:map style:condition="is-true-formula(msoxl:AND(NOT(ISBLANK(D7)),ISBLANK(E7)))" style:apply-style-name="cf1" style:base-cell-address="Data_Sheet.E7"/>
      <style:map style:condition="is-true-formula(msoxl:AND(NOT(ISBLANK(D7)),ISBLANK(E7)))" style:apply-style-name="cf1" style:base-cell-address="Data_Sheet.E7"/>
      <style:map style:condition="is-true-formula(msoxl:AND(NOT(ISBLANK(D7)),ISBLANK(E7)))" style:apply-style-name="cf1" style:base-cell-address="Data_Sheet.E7"/>
    </style:style>
    <style:style style:name="ce5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D6)),ISBLANK(E6)))" style:apply-style-name="cf1" style:base-cell-address="Data_Sheet.E6"/>
      <style:map style:condition="is-true-formula(msoxl:AND(NOT(ISBLANK(D6)),ISBLANK(E6)))" style:apply-style-name="cf1" style:base-cell-address="Data_Sheet.E6"/>
      <style:map style:condition="is-true-formula(msoxl:AND(NOT(ISBLANK(D6)),ISBLANK(E6)))" style:apply-style-name="cf1" style:base-cell-address="Data_Sheet.E6"/>
    </style:style>
    <style:style style:name="ce6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G6)),ISBLANK(F6)))" style:apply-style-name="cf1" style:base-cell-address="Data_Sheet.F6"/>
      <style:map style:condition="is-true-formula(msoxl:AND(NOT(ISBLANK(G6)),ISBLANK(F6)))" style:apply-style-name="cf1" style:base-cell-address="Data_Sheet.F6"/>
      <style:map style:condition="is-true-formula(msoxl:AND(NOT(ISBLANK(G6)),ISBLANK(F6)))" style:apply-style-name="cf1" style:base-cell-address="Data_Sheet.F6"/>
    </style:style>
    <style:style style:name="ce6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G7)),ISBLANK(F7)))" style:apply-style-name="cf1" style:base-cell-address="Data_Sheet.F7"/>
      <style:map style:condition="is-true-formula(msoxl:AND(NOT(ISBLANK(G7)),ISBLANK(F7)))" style:apply-style-name="cf1" style:base-cell-address="Data_Sheet.F7"/>
      <style:map style:condition="is-true-formula(msoxl:AND(NOT(ISBLANK(G7)),ISBLANK(F7)))" style:apply-style-name="cf1" style:base-cell-address="Data_Sheet.F7"/>
      <style:map style:condition="is-true-formula(msoxl:AND(NOT(ISBLANK(G7)),ISBLANK(F7)))" style:apply-style-name="cf1" style:base-cell-address="Data_Sheet.F7"/>
      <style:map style:condition="is-true-formula(msoxl:AND(NOT(ISBLANK(G7)),ISBLANK(F7)))" style:apply-style-name="cf1" style:base-cell-address="Data_Sheet.F7"/>
      <style:map style:condition="is-true-formula(msoxl:AND(NOT(ISBLANK(G7)),ISBLANK(F7)))" style:apply-style-name="cf1" style:base-cell-address="Data_Sheet.F7"/>
    </style:style>
    <style:style style:name="ce6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G9)),ISBLANK(F9)))" style:apply-style-name="cf1" style:base-cell-address="Data_Sheet.F9"/>
      <style:map style:condition="is-true-formula(msoxl:AND(NOT(ISBLANK(G9)),ISBLANK(F9)))" style:apply-style-name="cf1" style:base-cell-address="Data_Sheet.F9"/>
      <style:map style:condition="is-true-formula(msoxl:AND(NOT(ISBLANK(G9)),ISBLANK(F9)))" style:apply-style-name="cf1" style:base-cell-address="Data_Sheet.F9"/>
      <style:map style:condition="is-true-formula(msoxl:AND(NOT(ISBLANK(G9)),ISBLANK(F9)))" style:apply-style-name="cf1" style:base-cell-address="Data_Sheet.F9"/>
      <style:map style:condition="is-true-formula(msoxl:AND(NOT(ISBLANK(G9)),ISBLANK(F9)))" style:apply-style-name="cf1" style:base-cell-address="Data_Sheet.F9"/>
      <style:map style:condition="is-true-formula(msoxl:AND(NOT(ISBLANK(G9)),ISBLANK(F9)))" style:apply-style-name="cf1" style:base-cell-address="Data_Sheet.F9"/>
      <style:map style:condition="is-true-formula(msoxl:AND(NOT(ISBLANK(G9)),ISBLANK(F9)))" style:apply-style-name="cf1" style:base-cell-address="Data_Sheet.F9"/>
      <style:map style:condition="is-true-formula(msoxl:AND(NOT(ISBLANK(G9)),ISBLANK(F9)))" style:apply-style-name="cf1" style:base-cell-address="Data_Sheet.F9"/>
      <style:map style:condition="is-true-formula(msoxl:AND(NOT(ISBLANK(G9)),ISBLANK(F9)))" style:apply-style-name="cf1" style:base-cell-address="Data_Sheet.F9"/>
      <style:map style:condition="is-true-formula(msoxl:AND(NOT(ISBLANK(G9)),ISBLANK(F9)))" style:apply-style-name="cf1" style:base-cell-address="Data_Sheet.F9"/>
      <style:map style:condition="is-true-formula(msoxl:AND(NOT(ISBLANK(G9)),ISBLANK(F9)))" style:apply-style-name="cf1" style:base-cell-address="Data_Sheet.F9"/>
      <style:map style:condition="is-true-formula(msoxl:AND(NOT(ISBLANK(G9)),ISBLANK(F9)))" style:apply-style-name="cf1" style:base-cell-address="Data_Sheet.F9"/>
    </style:style>
    <style:style style:name="ce6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G8)),ISBLANK(F8)))" style:apply-style-name="cf1" style:base-cell-address="Data_Sheet.F8"/>
      <style:map style:condition="is-true-formula(msoxl:AND(NOT(ISBLANK(G8)),ISBLANK(F8)))" style:apply-style-name="cf1" style:base-cell-address="Data_Sheet.F8"/>
      <style:map style:condition="is-true-formula(msoxl:AND(NOT(ISBLANK(G8)),ISBLANK(F8)))" style:apply-style-name="cf1" style:base-cell-address="Data_Sheet.F8"/>
      <style:map style:condition="is-true-formula(msoxl:AND(NOT(ISBLANK(G8)),ISBLANK(F8)))" style:apply-style-name="cf1" style:base-cell-address="Data_Sheet.F8"/>
      <style:map style:condition="is-true-formula(msoxl:AND(NOT(ISBLANK(G8)),ISBLANK(F8)))" style:apply-style-name="cf1" style:base-cell-address="Data_Sheet.F8"/>
      <style:map style:condition="is-true-formula(msoxl:AND(NOT(ISBLANK(G8)),ISBLANK(F8)))" style:apply-style-name="cf1" style:base-cell-address="Data_Sheet.F8"/>
      <style:map style:condition="is-true-formula(msoxl:AND(NOT(ISBLANK(G8)),ISBLANK(F8)))" style:apply-style-name="cf1" style:base-cell-address="Data_Sheet.F8"/>
      <style:map style:condition="is-true-formula(msoxl:AND(NOT(ISBLANK(G8)),ISBLANK(F8)))" style:apply-style-name="cf1" style:base-cell-address="Data_Sheet.F8"/>
      <style:map style:condition="is-true-formula(msoxl:AND(NOT(ISBLANK(G8)),ISBLANK(F8)))" style:apply-style-name="cf1" style:base-cell-address="Data_Sheet.F8"/>
      <style:map style:condition="is-true-formula(msoxl:AND(NOT(ISBLANK(G8)),ISBLANK(F8)))" style:apply-style-name="cf1" style:base-cell-address="Data_Sheet.F8"/>
      <style:map style:condition="is-true-formula(msoxl:AND(NOT(ISBLANK(G8)),ISBLANK(F8)))" style:apply-style-name="cf1" style:base-cell-address="Data_Sheet.F8"/>
    </style:style>
    <style:style style:name="ce6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G10)),ISBLANK(F10)))" style:apply-style-name="cf1" style:base-cell-address="Data_Sheet.F10"/>
      <style:map style:condition="is-true-formula(msoxl:AND(NOT(ISBLANK(G10)),ISBLANK(F10)))" style:apply-style-name="cf1" style:base-cell-address="Data_Sheet.F10"/>
      <style:map style:condition="is-true-formula(msoxl:AND(NOT(ISBLANK(G10)),ISBLANK(F10)))" style:apply-style-name="cf1" style:base-cell-address="Data_Sheet.F10"/>
      <style:map style:condition="is-true-formula(msoxl:AND(NOT(ISBLANK(G10)),ISBLANK(F10)))" style:apply-style-name="cf1" style:base-cell-address="Data_Sheet.F10"/>
      <style:map style:condition="is-true-formula(msoxl:AND(NOT(ISBLANK(G10)),ISBLANK(F10)))" style:apply-style-name="cf1" style:base-cell-address="Data_Sheet.F10"/>
      <style:map style:condition="is-true-formula(msoxl:AND(NOT(ISBLANK(G10)),ISBLANK(F10)))" style:apply-style-name="cf1" style:base-cell-address="Data_Sheet.F10"/>
      <style:map style:condition="is-true-formula(msoxl:AND(NOT(ISBLANK(G10)),ISBLANK(F10)))" style:apply-style-name="cf1" style:base-cell-address="Data_Sheet.F10"/>
    </style:style>
    <style:style style:name="ce65"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H8)),ISBLANK(G8)))" style:apply-style-name="cf1" style:base-cell-address="Data_Sheet.G8"/>
      <style:map style:condition="is-true-formula(msoxl:AND(NOT(ISBLANK(F8)),ISBLANK(G8)))" style:apply-style-name="cf1" style:base-cell-address="Data_Sheet.G8"/>
      <style:map style:condition="is-true-formula(msoxl:AND(NOT(ISBLANK(F8)),ISBLANK(G8)))" style:apply-style-name="cf1" style:base-cell-address="Data_Sheet.G8"/>
      <style:map style:condition="is-true-formula(msoxl:AND(NOT(ISBLANK(F8)),ISBLANK(G8)))" style:apply-style-name="cf1" style:base-cell-address="Data_Sheet.G8"/>
      <style:map style:condition="is-true-formula(msoxl:AND(NOT(ISBLANK(F8)),ISBLANK(G8)))" style:apply-style-name="cf1" style:base-cell-address="Data_Sheet.G8"/>
      <style:map style:condition="is-true-formula(msoxl:AND(NOT(ISBLANK(F8)),ISBLANK(G8)))" style:apply-style-name="cf1" style:base-cell-address="Data_Sheet.G8"/>
      <style:map style:condition="is-true-formula(msoxl:AND(NOT(ISBLANK(F8)),ISBLANK(G8)))" style:apply-style-name="cf1" style:base-cell-address="Data_Sheet.G8"/>
      <style:map style:condition="is-true-formula(msoxl:AND(NOT(ISBLANK(F8)),ISBLANK(G8)))" style:apply-style-name="cf1" style:base-cell-address="Data_Sheet.G8"/>
      <style:map style:condition="is-true-formula(msoxl:AND(NOT(ISBLANK(F8)),ISBLANK(G8)))" style:apply-style-name="cf1" style:base-cell-address="Data_Sheet.G8"/>
      <style:map style:condition="is-true-formula(msoxl:AND(NOT(ISBLANK(F8)),ISBLANK(G8)))" style:apply-style-name="cf1" style:base-cell-address="Data_Sheet.G8"/>
      <style:map style:condition="is-true-formula(msoxl:AND(NOT(ISBLANK(F8)),ISBLANK(G8)))" style:apply-style-name="cf1" style:base-cell-address="Data_Sheet.G8"/>
      <style:map style:condition="is-true-formula(msoxl:AND(NOT(ISBLANK(F8)),ISBLANK(G8)))" style:apply-style-name="cf1" style:base-cell-address="Data_Sheet.G8"/>
      <style:map style:condition="is-true-formula(msoxl:AND(NOT(ISBLANK(F8)),ISBLANK(G8)))" style:apply-style-name="cf1" style:base-cell-address="Data_Sheet.G8"/>
    </style:style>
    <style:style style:name="ce66"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F9)),ISBLANK(G9)))" style:apply-style-name="cf1" style:base-cell-address="Data_Sheet.G9"/>
      <style:map style:condition="is-true-formula(msoxl:AND(NOT(ISBLANK(F9)),ISBLANK(G9)))" style:apply-style-name="cf1" style:base-cell-address="Data_Sheet.G9"/>
      <style:map style:condition="is-true-formula(msoxl:AND(NOT(ISBLANK(F9)),ISBLANK(G9)))" style:apply-style-name="cf1" style:base-cell-address="Data_Sheet.G9"/>
      <style:map style:condition="is-true-formula(msoxl:AND(NOT(ISBLANK(F9)),ISBLANK(G9)))" style:apply-style-name="cf1" style:base-cell-address="Data_Sheet.G9"/>
      <style:map style:condition="is-true-formula(msoxl:AND(NOT(ISBLANK(F9)),ISBLANK(G9)))" style:apply-style-name="cf1" style:base-cell-address="Data_Sheet.G9"/>
      <style:map style:condition="is-true-formula(msoxl:AND(NOT(ISBLANK(F9)),ISBLANK(G9)))" style:apply-style-name="cf1" style:base-cell-address="Data_Sheet.G9"/>
      <style:map style:condition="is-true-formula(msoxl:AND(NOT(ISBLANK(F9)),ISBLANK(G9)))" style:apply-style-name="cf1" style:base-cell-address="Data_Sheet.G9"/>
      <style:map style:condition="is-true-formula(msoxl:AND(NOT(ISBLANK(F9)),ISBLANK(G9)))" style:apply-style-name="cf1" style:base-cell-address="Data_Sheet.G9"/>
      <style:map style:condition="is-true-formula(msoxl:AND(NOT(ISBLANK(F9)),ISBLANK(G9)))" style:apply-style-name="cf1" style:base-cell-address="Data_Sheet.G9"/>
      <style:map style:condition="is-true-formula(msoxl:AND(NOT(ISBLANK(F9)),ISBLANK(G9)))" style:apply-style-name="cf1" style:base-cell-address="Data_Sheet.G9"/>
      <style:map style:condition="is-true-formula(msoxl:AND(NOT(ISBLANK(H9)),ISBLANK(G9)))" style:apply-style-name="cf1" style:base-cell-address="Data_Sheet.G9"/>
      <style:map style:condition="is-true-formula(msoxl:AND(NOT(ISBLANK(F9)),ISBLANK(G9)))" style:apply-style-name="cf1" style:base-cell-address="Data_Sheet.G9"/>
      <style:map style:condition="is-true-formula(msoxl:AND(NOT(ISBLANK(F9)),ISBLANK(G9)))" style:apply-style-name="cf1" style:base-cell-address="Data_Sheet.G9"/>
      <style:map style:condition="is-true-formula(msoxl:AND(NOT(ISBLANK(F9)),ISBLANK(G9)))" style:apply-style-name="cf1" style:base-cell-address="Data_Sheet.G9"/>
    </style:style>
    <style:style style:name="ce6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F10)),ISBLANK(G10)))" style:apply-style-name="cf1" style:base-cell-address="Data_Sheet.G10"/>
      <style:map style:condition="is-true-formula(msoxl:AND(NOT(ISBLANK(F10)),ISBLANK(G10)))" style:apply-style-name="cf1" style:base-cell-address="Data_Sheet.G10"/>
      <style:map style:condition="is-true-formula(msoxl:AND(NOT(ISBLANK(F10)),ISBLANK(G10)))" style:apply-style-name="cf1" style:base-cell-address="Data_Sheet.G10"/>
      <style:map style:condition="is-true-formula(msoxl:AND(NOT(ISBLANK(F10)),ISBLANK(G10)))" style:apply-style-name="cf1" style:base-cell-address="Data_Sheet.G10"/>
      <style:map style:condition="is-true-formula(msoxl:AND(NOT(ISBLANK(F10)),ISBLANK(G10)))" style:apply-style-name="cf1" style:base-cell-address="Data_Sheet.G10"/>
      <style:map style:condition="is-true-formula(msoxl:AND(NOT(ISBLANK(F10)),ISBLANK(G10)))" style:apply-style-name="cf1" style:base-cell-address="Data_Sheet.G10"/>
      <style:map style:condition="is-true-formula(msoxl:AND(NOT(ISBLANK(F10)),ISBLANK(G10)))" style:apply-style-name="cf1" style:base-cell-address="Data_Sheet.G10"/>
      <style:map style:condition="is-true-formula(msoxl:AND(NOT(ISBLANK(F10)),ISBLANK(G10)))" style:apply-style-name="cf1" style:base-cell-address="Data_Sheet.G10"/>
    </style:style>
    <style:style style:name="ce6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F13)),ISBLANK(G13)))" style:apply-style-name="cf1" style:base-cell-address="Data_Sheet.G13"/>
      <style:map style:condition="is-true-formula(msoxl:AND(NOT(ISBLANK(F13)),ISBLANK(G13)))" style:apply-style-name="cf1" style:base-cell-address="Data_Sheet.G13"/>
      <style:map style:condition="is-true-formula(msoxl:AND(NOT(ISBLANK(F13)),ISBLANK(G13)))" style:apply-style-name="cf1" style:base-cell-address="Data_Sheet.G13"/>
      <style:map style:condition="is-true-formula(msoxl:AND(NOT(ISBLANK(F13)),ISBLANK(G13)))" style:apply-style-name="cf1" style:base-cell-address="Data_Sheet.G13"/>
      <style:map style:condition="is-true-formula(msoxl:AND(NOT(ISBLANK(F13)),ISBLANK(G13)))" style:apply-style-name="cf1" style:base-cell-address="Data_Sheet.G13"/>
      <style:map style:condition="is-true-formula(msoxl:AND(NOT(ISBLANK(F13)),ISBLANK(G13)))" style:apply-style-name="cf1" style:base-cell-address="Data_Sheet.G13"/>
    </style:style>
    <style:style style:name="ce6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F12)),ISBLANK(G12)))" style:apply-style-name="cf1" style:base-cell-address="Data_Sheet.G12"/>
      <style:map style:condition="is-true-formula(msoxl:AND(NOT(ISBLANK(F12)),ISBLANK(G12)))" style:apply-style-name="cf1" style:base-cell-address="Data_Sheet.G12"/>
      <style:map style:condition="is-true-formula(msoxl:AND(NOT(ISBLANK(F12)),ISBLANK(G12)))" style:apply-style-name="cf1" style:base-cell-address="Data_Sheet.G12"/>
      <style:map style:condition="is-true-formula(msoxl:AND(NOT(ISBLANK(F12)),ISBLANK(G12)))" style:apply-style-name="cf1" style:base-cell-address="Data_Sheet.G12"/>
      <style:map style:condition="is-true-formula(msoxl:AND(NOT(ISBLANK(F12)),ISBLANK(G12)))" style:apply-style-name="cf1" style:base-cell-address="Data_Sheet.G12"/>
      <style:map style:condition="is-true-formula(msoxl:AND(NOT(ISBLANK(F12)),ISBLANK(G12)))" style:apply-style-name="cf1" style:base-cell-address="Data_Sheet.G12"/>
    </style:style>
    <style:style style:name="ce7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F11)),ISBLANK(G11)))" style:apply-style-name="cf1" style:base-cell-address="Data_Sheet.G11"/>
      <style:map style:condition="is-true-formula(msoxl:AND(NOT(ISBLANK(F11)),ISBLANK(G11)))" style:apply-style-name="cf1" style:base-cell-address="Data_Sheet.G11"/>
      <style:map style:condition="is-true-formula(msoxl:AND(NOT(ISBLANK(F11)),ISBLANK(G11)))" style:apply-style-name="cf1" style:base-cell-address="Data_Sheet.G11"/>
      <style:map style:condition="is-true-formula(msoxl:AND(NOT(ISBLANK(F11)),ISBLANK(G11)))" style:apply-style-name="cf1" style:base-cell-address="Data_Sheet.G11"/>
      <style:map style:condition="is-true-formula(msoxl:AND(NOT(ISBLANK(F11)),ISBLANK(G11)))" style:apply-style-name="cf1" style:base-cell-address="Data_Sheet.G11"/>
      <style:map style:condition="is-true-formula(msoxl:AND(NOT(ISBLANK(F11)),ISBLANK(G11)))" style:apply-style-name="cf1" style:base-cell-address="Data_Sheet.G11"/>
      <style:map style:condition="is-true-formula(msoxl:AND(NOT(ISBLANK(F11)),ISBLANK(G11)))" style:apply-style-name="cf1" style:base-cell-address="Data_Sheet.G11"/>
      <style:map style:condition="is-true-formula(msoxl:AND(NOT(ISBLANK(F11)),ISBLANK(G11)))" style:apply-style-name="cf1" style:base-cell-address="Data_Sheet.G11"/>
      <style:map style:condition="is-true-formula(msoxl:AND(NOT(ISBLANK(F11)),ISBLANK(G11)))" style:apply-style-name="cf1" style:base-cell-address="Data_Sheet.G11"/>
      <style:map style:condition="is-true-formula(msoxl:AND(NOT(ISBLANK(F11)),ISBLANK(G11)))" style:apply-style-name="cf1" style:base-cell-address="Data_Sheet.G11"/>
      <style:map style:condition="is-true-formula(msoxl:AND(NOT(ISBLANK(F11)),ISBLANK(G11)))" style:apply-style-name="cf1" style:base-cell-address="Data_Sheet.G11"/>
      <style:map style:condition="is-true-formula(msoxl:AND(NOT(ISBLANK(F11)),ISBLANK(G11)))" style:apply-style-name="cf1" style:base-cell-address="Data_Sheet.G11"/>
      <style:map style:condition="is-true-formula(msoxl:AND(NOT(ISBLANK(F11)),ISBLANK(G11)))" style:apply-style-name="cf1" style:base-cell-address="Data_Sheet.G11"/>
      <style:map style:condition="is-true-formula(msoxl:AND(NOT(ISBLANK(F11)),ISBLANK(G11)))" style:apply-style-name="cf1" style:base-cell-address="Data_Sheet.G11"/>
      <style:map style:condition="is-true-formula(msoxl:AND(NOT(ISBLANK(F11)),ISBLANK(G11)))" style:apply-style-name="cf1" style:base-cell-address="Data_Sheet.G11"/>
      <style:map style:condition="is-true-formula(msoxl:AND(NOT(ISBLANK(F11)),ISBLANK(G11)))" style:apply-style-name="cf1" style:base-cell-address="Data_Sheet.G11"/>
      <style:map style:condition="is-true-formula(msoxl:AND(NOT(ISBLANK(F11)),ISBLANK(G11)))" style:apply-style-name="cf1" style:base-cell-address="Data_Sheet.G11"/>
      <style:map style:condition="is-true-formula(msoxl:AND(NOT(ISBLANK(F11)),ISBLANK(G11)))" style:apply-style-name="cf1" style:base-cell-address="Data_Sheet.G11"/>
      <style:map style:condition="is-true-formula(msoxl:AND(NOT(ISBLANK(F11)),ISBLANK(G11)))" style:apply-style-name="cf1" style:base-cell-address="Data_Sheet.G11"/>
      <style:map style:condition="is-true-formula(msoxl:AND(NOT(ISBLANK(F11)),ISBLANK(G11)))" style:apply-style-name="cf1" style:base-cell-address="Data_Sheet.G11"/>
      <style:map style:condition="is-true-formula(msoxl:AND(NOT(ISBLANK(F11)),ISBLANK(G11)))" style:apply-style-name="cf1" style:base-cell-address="Data_Sheet.G11"/>
    </style:style>
    <style:style style:name="ce7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I12)),ISBLANK(H12)))" style:apply-style-name="cf1" style:base-cell-address="Data_Sheet.H12"/>
      <style:map style:condition="is-true-formula(msoxl:AND(NOT(ISBLANK(I12)),ISBLANK(H12)))" style:apply-style-name="cf1" style:base-cell-address="Data_Sheet.H12"/>
      <style:map style:condition="is-true-formula(msoxl:AND(NOT(ISBLANK(I12)),ISBLANK(H12)))" style:apply-style-name="cf1" style:base-cell-address="Data_Sheet.H12"/>
      <style:map style:condition="is-true-formula(msoxl:AND(NOT(ISBLANK(I12)),ISBLANK(H12)))" style:apply-style-name="cf1" style:base-cell-address="Data_Sheet.H12"/>
      <style:map style:condition="is-true-formula(msoxl:AND(NOT(ISBLANK(I12)),ISBLANK(H12)))" style:apply-style-name="cf1" style:base-cell-address="Data_Sheet.H12"/>
    </style:style>
    <style:style style:name="ce7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I13)),ISBLANK(H13)))" style:apply-style-name="cf1" style:base-cell-address="Data_Sheet.H13"/>
      <style:map style:condition="is-true-formula(msoxl:AND(NOT(ISBLANK(I13)),ISBLANK(H13)))" style:apply-style-name="cf1" style:base-cell-address="Data_Sheet.H13"/>
      <style:map style:condition="is-true-formula(msoxl:AND(NOT(ISBLANK(I13)),ISBLANK(H13)))" style:apply-style-name="cf1" style:base-cell-address="Data_Sheet.H13"/>
      <style:map style:condition="is-true-formula(msoxl:AND(NOT(ISBLANK(I13)),ISBLANK(H13)))" style:apply-style-name="cf1" style:base-cell-address="Data_Sheet.H13"/>
      <style:map style:condition="is-true-formula(msoxl:AND(NOT(ISBLANK(I13)),ISBLANK(H13)))" style:apply-style-name="cf1" style:base-cell-address="Data_Sheet.H13"/>
      <style:map style:condition="is-true-formula(msoxl:AND(NOT(ISBLANK(I13)),ISBLANK(H13)))" style:apply-style-name="cf1" style:base-cell-address="Data_Sheet.H13"/>
    </style:style>
    <style:style style:name="ce7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I11)),ISBLANK(H11)))" style:apply-style-name="cf1" style:base-cell-address="Data_Sheet.H11"/>
      <style:map style:condition="is-true-formula(msoxl:AND(NOT(ISBLANK(I11)),ISBLANK(H11)))" style:apply-style-name="cf1" style:base-cell-address="Data_Sheet.H11"/>
      <style:map style:condition="is-true-formula(msoxl:AND(NOT(ISBLANK(I11)),ISBLANK(H11)))" style:apply-style-name="cf1" style:base-cell-address="Data_Sheet.H11"/>
      <style:map style:condition="is-true-formula(msoxl:AND(NOT(ISBLANK(I11)),ISBLANK(H11)))" style:apply-style-name="cf1" style:base-cell-address="Data_Sheet.H11"/>
      <style:map style:condition="is-true-formula(msoxl:AND(NOT(ISBLANK(I11)),ISBLANK(H11)))" style:apply-style-name="cf1" style:base-cell-address="Data_Sheet.H11"/>
      <style:map style:condition="is-true-formula(msoxl:AND(NOT(ISBLANK(I11)),ISBLANK(H11)))" style:apply-style-name="cf1" style:base-cell-address="Data_Sheet.H11"/>
      <style:map style:condition="is-true-formula(msoxl:AND(NOT(ISBLANK(I11)),ISBLANK(H11)))" style:apply-style-name="cf1" style:base-cell-address="Data_Sheet.H11"/>
      <style:map style:condition="is-true-formula(msoxl:AND(NOT(ISBLANK(I11)),ISBLANK(H11)))" style:apply-style-name="cf1" style:base-cell-address="Data_Sheet.H11"/>
      <style:map style:condition="is-true-formula(msoxl:AND(NOT(ISBLANK(I11)),ISBLANK(H11)))" style:apply-style-name="cf1" style:base-cell-address="Data_Sheet.H11"/>
      <style:map style:condition="is-true-formula(msoxl:AND(NOT(ISBLANK(I11)),ISBLANK(H11)))" style:apply-style-name="cf1" style:base-cell-address="Data_Sheet.H11"/>
      <style:map style:condition="is-true-formula(msoxl:AND(NOT(ISBLANK(I11)),ISBLANK(H11)))" style:apply-style-name="cf1" style:base-cell-address="Data_Sheet.H11"/>
      <style:map style:condition="is-true-formula(msoxl:AND(NOT(ISBLANK(I11)),ISBLANK(H11)))" style:apply-style-name="cf1" style:base-cell-address="Data_Sheet.H11"/>
      <style:map style:condition="is-true-formula(msoxl:AND(NOT(ISBLANK(I11)),ISBLANK(H11)))" style:apply-style-name="cf1" style:base-cell-address="Data_Sheet.H11"/>
      <style:map style:condition="is-true-formula(msoxl:AND(NOT(ISBLANK(I11)),ISBLANK(H11)))" style:apply-style-name="cf1" style:base-cell-address="Data_Sheet.H11"/>
      <style:map style:condition="is-true-formula(msoxl:AND(NOT(ISBLANK(I11)),ISBLANK(H11)))" style:apply-style-name="cf1" style:base-cell-address="Data_Sheet.H11"/>
      <style:map style:condition="is-true-formula(msoxl:AND(NOT(ISBLANK(I11)),ISBLANK(H11)))" style:apply-style-name="cf1" style:base-cell-address="Data_Sheet.H11"/>
      <style:map style:condition="is-true-formula(msoxl:AND(NOT(ISBLANK(I11)),ISBLANK(H11)))" style:apply-style-name="cf1" style:base-cell-address="Data_Sheet.H11"/>
      <style:map style:condition="is-true-formula(msoxl:AND(NOT(ISBLANK(I11)),ISBLANK(H11)))" style:apply-style-name="cf1" style:base-cell-address="Data_Sheet.H11"/>
      <style:map style:condition="is-true-formula(msoxl:AND(NOT(ISBLANK(I11)),ISBLANK(H11)))" style:apply-style-name="cf1" style:base-cell-address="Data_Sheet.H11"/>
      <style:map style:condition="is-true-formula(msoxl:AND(NOT(ISBLANK(I11)),ISBLANK(H11)))" style:apply-style-name="cf1" style:base-cell-address="Data_Sheet.H11"/>
    </style:style>
    <style:style style:name="ce7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I5)),ISBLANK(H5)))" style:apply-style-name="cf1" style:base-cell-address="Data_Sheet.H5"/>
      <style:map style:condition="is-true-formula(msoxl:AND(NOT(ISBLANK(I5)),ISBLANK(H5)))" style:apply-style-name="cf1" style:base-cell-address="Data_Sheet.H5"/>
      <style:map style:condition="is-true-formula(msoxl:AND(NOT(ISBLANK(I5)),ISBLANK(H5)))" style:apply-style-name="cf1" style:base-cell-address="Data_Sheet.H5"/>
    </style:style>
    <style:style style:name="ce75"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I4)),ISBLANK(H4)))" style:apply-style-name="cf1" style:base-cell-address="Data_Sheet.H4"/>
      <style:map style:condition="is-true-formula(msoxl:AND(NOT(ISBLANK(I4)),ISBLANK(H4)))" style:apply-style-name="cf1" style:base-cell-address="Data_Sheet.H4"/>
      <style:map style:condition="is-true-formula(msoxl:AND(NOT(ISBLANK(I4)),ISBLANK(H4)))" style:apply-style-name="cf1" style:base-cell-address="Data_Sheet.H4"/>
    </style:style>
    <style:style style:name="ce76"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H5)),ISBLANK(I5)))" style:apply-style-name="cf1" style:base-cell-address="Data_Sheet.I5"/>
      <style:map style:condition="is-true-formula(msoxl:AND(NOT(ISBLANK(H5)),ISBLANK(I5)))" style:apply-style-name="cf1" style:base-cell-address="Data_Sheet.I5"/>
      <style:map style:condition="is-true-formula(msoxl:AND(NOT(ISBLANK(H5)),ISBLANK(I5)))" style:apply-style-name="cf1" style:base-cell-address="Data_Sheet.I5"/>
    </style:style>
    <style:style style:name="ce7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H4)),ISBLANK(I4)))" style:apply-style-name="cf1" style:base-cell-address="Data_Sheet.I4"/>
      <style:map style:condition="is-true-formula(msoxl:AND(NOT(ISBLANK(H4)),ISBLANK(I4)))" style:apply-style-name="cf1" style:base-cell-address="Data_Sheet.I4"/>
      <style:map style:condition="is-true-formula(msoxl:AND(NOT(ISBLANK(H4)),ISBLANK(I4)))" style:apply-style-name="cf1" style:base-cell-address="Data_Sheet.I4"/>
    </style:style>
    <style:style style:name="ce7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K4)),ISBLANK(J4)))" style:apply-style-name="cf1" style:base-cell-address="Data_Sheet.J4"/>
      <style:map style:condition="is-true-formula(msoxl:AND(NOT(ISBLANK(K4)),ISBLANK(J4)))" style:apply-style-name="cf1" style:base-cell-address="Data_Sheet.J4"/>
      <style:map style:condition="is-true-formula(msoxl:AND(NOT(ISBLANK(K4)),ISBLANK(J4)))" style:apply-style-name="cf1" style:base-cell-address="Data_Sheet.J4"/>
    </style:style>
    <style:style style:name="ce7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K5)),ISBLANK(J5)))" style:apply-style-name="cf1" style:base-cell-address="Data_Sheet.J5"/>
      <style:map style:condition="is-true-formula(msoxl:AND(NOT(ISBLANK(K5)),ISBLANK(J5)))" style:apply-style-name="cf1" style:base-cell-address="Data_Sheet.J5"/>
      <style:map style:condition="is-true-formula(msoxl:AND(NOT(ISBLANK(K5)),ISBLANK(J5)))" style:apply-style-name="cf1" style:base-cell-address="Data_Sheet.J5"/>
    </style:style>
    <style:style style:name="ce8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I10)),ISBLANK(H10)))" style:apply-style-name="cf1" style:base-cell-address="Data_Sheet.H10"/>
      <style:map style:condition="is-true-formula(msoxl:AND(NOT(ISBLANK(I10)),ISBLANK(H10)))" style:apply-style-name="cf1" style:base-cell-address="Data_Sheet.H10"/>
      <style:map style:condition="is-true-formula(msoxl:AND(NOT(ISBLANK(I10)),ISBLANK(H10)))" style:apply-style-name="cf1" style:base-cell-address="Data_Sheet.H10"/>
      <style:map style:condition="is-true-formula(msoxl:AND(NOT(ISBLANK(I10)),ISBLANK(H10)))" style:apply-style-name="cf1" style:base-cell-address="Data_Sheet.H10"/>
      <style:map style:condition="is-true-formula(msoxl:AND(NOT(ISBLANK(I10)),ISBLANK(H10)))" style:apply-style-name="cf1" style:base-cell-address="Data_Sheet.H10"/>
      <style:map style:condition="is-true-formula(msoxl:AND(NOT(ISBLANK(I10)),ISBLANK(H10)))" style:apply-style-name="cf1" style:base-cell-address="Data_Sheet.H10"/>
      <style:map style:condition="is-true-formula(msoxl:AND(NOT(ISBLANK(I10)),ISBLANK(H10)))" style:apply-style-name="cf1" style:base-cell-address="Data_Sheet.H10"/>
    </style:style>
    <style:style style:name="ce8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I8)),ISBLANK(H8)))" style:apply-style-name="cf1" style:base-cell-address="Data_Sheet.H8"/>
      <style:map style:condition="is-true-formula(msoxl:AND(NOT(ISBLANK(I8)),ISBLANK(H8)))" style:apply-style-name="cf1" style:base-cell-address="Data_Sheet.H8"/>
      <style:map style:condition="is-true-formula(msoxl:AND(NOT(ISBLANK(I8)),ISBLANK(H8)))" style:apply-style-name="cf1" style:base-cell-address="Data_Sheet.H8"/>
      <style:map style:condition="is-true-formula(msoxl:AND(NOT(ISBLANK(I8)),ISBLANK(H8)))" style:apply-style-name="cf1" style:base-cell-address="Data_Sheet.H8"/>
      <style:map style:condition="is-true-formula(msoxl:AND(NOT(ISBLANK(I8)),ISBLANK(H8)))" style:apply-style-name="cf1" style:base-cell-address="Data_Sheet.H8"/>
      <style:map style:condition="is-true-formula(msoxl:AND(NOT(ISBLANK(I8)),ISBLANK(H8)))" style:apply-style-name="cf1" style:base-cell-address="Data_Sheet.H8"/>
      <style:map style:condition="is-true-formula(msoxl:AND(NOT(ISBLANK(I8)),ISBLANK(H8)))" style:apply-style-name="cf1" style:base-cell-address="Data_Sheet.H8"/>
      <style:map style:condition="is-true-formula(msoxl:AND(NOT(ISBLANK(I8)),ISBLANK(H8)))" style:apply-style-name="cf1" style:base-cell-address="Data_Sheet.H8"/>
      <style:map style:condition="is-true-formula(msoxl:AND(NOT(ISBLANK(I8)),ISBLANK(H8)))" style:apply-style-name="cf1" style:base-cell-address="Data_Sheet.H8"/>
      <style:map style:condition="is-true-formula(msoxl:AND(NOT(ISBLANK(I8)),ISBLANK(H8)))" style:apply-style-name="cf1" style:base-cell-address="Data_Sheet.H8"/>
      <style:map style:condition="is-true-formula(msoxl:AND(NOT(ISBLANK(I8)),ISBLANK(H8)))" style:apply-style-name="cf1" style:base-cell-address="Data_Sheet.H8"/>
    </style:style>
    <style:style style:name="ce8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H9)),ISBLANK(I9)))" style:apply-style-name="cf1" style:base-cell-address="Data_Sheet.I9"/>
      <style:map style:condition="is-true-formula(msoxl:AND(NOT(ISBLANK(H9)),ISBLANK(I9)))" style:apply-style-name="cf1" style:base-cell-address="Data_Sheet.I9"/>
      <style:map style:condition="is-true-formula(msoxl:AND(NOT(ISBLANK(H9)),ISBLANK(I9)))" style:apply-style-name="cf1" style:base-cell-address="Data_Sheet.I9"/>
      <style:map style:condition="is-true-formula(msoxl:AND(NOT(ISBLANK(H9)),ISBLANK(I9)))" style:apply-style-name="cf1" style:base-cell-address="Data_Sheet.I9"/>
      <style:map style:condition="is-true-formula(msoxl:AND(NOT(ISBLANK(H9)),ISBLANK(I9)))" style:apply-style-name="cf1" style:base-cell-address="Data_Sheet.I9"/>
      <style:map style:condition="is-true-formula(msoxl:AND(NOT(ISBLANK(H9)),ISBLANK(I9)))" style:apply-style-name="cf1" style:base-cell-address="Data_Sheet.I9"/>
      <style:map style:condition="is-true-formula(msoxl:AND(NOT(ISBLANK(H9)),ISBLANK(I9)))" style:apply-style-name="cf1" style:base-cell-address="Data_Sheet.I9"/>
      <style:map style:condition="is-true-formula(msoxl:AND(NOT(ISBLANK(H9)),ISBLANK(I9)))" style:apply-style-name="cf1" style:base-cell-address="Data_Sheet.I9"/>
      <style:map style:condition="is-true-formula(msoxl:AND(NOT(ISBLANK(H9)),ISBLANK(I9)))" style:apply-style-name="cf1" style:base-cell-address="Data_Sheet.I9"/>
      <style:map style:condition="is-true-formula(msoxl:AND(NOT(ISBLANK(H9)),ISBLANK(I9)))" style:apply-style-name="cf1" style:base-cell-address="Data_Sheet.I9"/>
      <style:map style:condition="is-true-formula(msoxl:AND(NOT(ISBLANK(H9)),ISBLANK(I9)))" style:apply-style-name="cf1" style:base-cell-address="Data_Sheet.I9"/>
      <style:map style:condition="is-true-formula(msoxl:AND(NOT(ISBLANK(J9)),ISBLANK(I9)))" style:apply-style-name="cf1" style:base-cell-address="Data_Sheet.I9"/>
      <style:map style:condition="is-true-formula(msoxl:AND(NOT(ISBLANK(H9)),ISBLANK(I9)))" style:apply-style-name="cf1" style:base-cell-address="Data_Sheet.I9"/>
      <style:map style:condition="is-true-formula(msoxl:AND(NOT(ISBLANK(H9)),ISBLANK(I9)))" style:apply-style-name="cf1" style:base-cell-address="Data_Sheet.I9"/>
      <style:map style:condition="is-true-formula(msoxl:AND(NOT(ISBLANK(H9)),ISBLANK(I9)))" style:apply-style-name="cf1" style:base-cell-address="Data_Sheet.I9"/>
      <style:map style:condition="is-true-formula(msoxl:AND(NOT(ISBLANK(H9)),ISBLANK(I9)))" style:apply-style-name="cf1" style:base-cell-address="Data_Sheet.I9"/>
    </style:style>
    <style:style style:name="ce8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J8)),ISBLANK(I8)))" style:apply-style-name="cf1" style:base-cell-address="Data_Sheet.I8"/>
      <style:map style:condition="is-true-formula(msoxl:AND(NOT(ISBLANK(H8)),ISBLANK(I8)))" style:apply-style-name="cf1" style:base-cell-address="Data_Sheet.I8"/>
      <style:map style:condition="is-true-formula(msoxl:AND(NOT(ISBLANK(H8)),ISBLANK(I8)))" style:apply-style-name="cf1" style:base-cell-address="Data_Sheet.I8"/>
      <style:map style:condition="is-true-formula(msoxl:AND(NOT(ISBLANK(H8)),ISBLANK(I8)))" style:apply-style-name="cf1" style:base-cell-address="Data_Sheet.I8"/>
      <style:map style:condition="is-true-formula(msoxl:AND(NOT(ISBLANK(H8)),ISBLANK(I8)))" style:apply-style-name="cf1" style:base-cell-address="Data_Sheet.I8"/>
      <style:map style:condition="is-true-formula(msoxl:AND(NOT(ISBLANK(H8)),ISBLANK(I8)))" style:apply-style-name="cf1" style:base-cell-address="Data_Sheet.I8"/>
      <style:map style:condition="is-true-formula(msoxl:AND(NOT(ISBLANK(H8)),ISBLANK(I8)))" style:apply-style-name="cf1" style:base-cell-address="Data_Sheet.I8"/>
      <style:map style:condition="is-true-formula(msoxl:AND(NOT(ISBLANK(H8)),ISBLANK(I8)))" style:apply-style-name="cf1" style:base-cell-address="Data_Sheet.I8"/>
      <style:map style:condition="is-true-formula(msoxl:AND(NOT(ISBLANK(H8)),ISBLANK(I8)))" style:apply-style-name="cf1" style:base-cell-address="Data_Sheet.I8"/>
      <style:map style:condition="is-true-formula(msoxl:AND(NOT(ISBLANK(H8)),ISBLANK(I8)))" style:apply-style-name="cf1" style:base-cell-address="Data_Sheet.I8"/>
      <style:map style:condition="is-true-formula(msoxl:AND(NOT(ISBLANK(H8)),ISBLANK(I8)))" style:apply-style-name="cf1" style:base-cell-address="Data_Sheet.I8"/>
      <style:map style:condition="is-true-formula(msoxl:AND(NOT(ISBLANK(H8)),ISBLANK(I8)))" style:apply-style-name="cf1" style:base-cell-address="Data_Sheet.I8"/>
      <style:map style:condition="is-true-formula(msoxl:AND(NOT(ISBLANK(H8)),ISBLANK(I8)))" style:apply-style-name="cf1" style:base-cell-address="Data_Sheet.I8"/>
      <style:map style:condition="is-true-formula(msoxl:AND(NOT(ISBLANK(H8)),ISBLANK(I8)))" style:apply-style-name="cf1" style:base-cell-address="Data_Sheet.I8"/>
      <style:map style:condition="is-true-formula(msoxl:AND(NOT(ISBLANK(H8)),ISBLANK(I8)))" style:apply-style-name="cf1" style:base-cell-address="Data_Sheet.I8"/>
    </style:style>
    <style:style style:name="ce8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H10)),ISBLANK(I10)))" style:apply-style-name="cf1" style:base-cell-address="Data_Sheet.I10"/>
      <style:map style:condition="is-true-formula(msoxl:AND(NOT(ISBLANK(H10)),ISBLANK(I10)))" style:apply-style-name="cf1" style:base-cell-address="Data_Sheet.I10"/>
      <style:map style:condition="is-true-formula(msoxl:AND(NOT(ISBLANK(H10)),ISBLANK(I10)))" style:apply-style-name="cf1" style:base-cell-address="Data_Sheet.I10"/>
      <style:map style:condition="is-true-formula(msoxl:AND(NOT(ISBLANK(H10)),ISBLANK(I10)))" style:apply-style-name="cf1" style:base-cell-address="Data_Sheet.I10"/>
      <style:map style:condition="is-true-formula(msoxl:AND(NOT(ISBLANK(H10)),ISBLANK(I10)))" style:apply-style-name="cf1" style:base-cell-address="Data_Sheet.I10"/>
      <style:map style:condition="is-true-formula(msoxl:AND(NOT(ISBLANK(H10)),ISBLANK(I10)))" style:apply-style-name="cf1" style:base-cell-address="Data_Sheet.I10"/>
      <style:map style:condition="is-true-formula(msoxl:AND(NOT(ISBLANK(H10)),ISBLANK(I10)))" style:apply-style-name="cf1" style:base-cell-address="Data_Sheet.I10"/>
      <style:map style:condition="is-true-formula(msoxl:AND(NOT(ISBLANK(H10)),ISBLANK(I10)))" style:apply-style-name="cf1" style:base-cell-address="Data_Sheet.I10"/>
      <style:map style:condition="is-true-formula(msoxl:AND(NOT(ISBLANK(H10)),ISBLANK(I10)))" style:apply-style-name="cf1" style:base-cell-address="Data_Sheet.I10"/>
    </style:style>
    <style:style style:name="ce85"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I9)),ISBLANK(H9)))" style:apply-style-name="cf1" style:base-cell-address="Data_Sheet.H9"/>
      <style:map style:condition="is-true-formula(msoxl:AND(NOT(ISBLANK(I9)),ISBLANK(H9)))" style:apply-style-name="cf1" style:base-cell-address="Data_Sheet.H9"/>
      <style:map style:condition="is-true-formula(msoxl:AND(NOT(ISBLANK(I9)),ISBLANK(H9)))" style:apply-style-name="cf1" style:base-cell-address="Data_Sheet.H9"/>
      <style:map style:condition="is-true-formula(msoxl:AND(NOT(ISBLANK(I9)),ISBLANK(H9)))" style:apply-style-name="cf1" style:base-cell-address="Data_Sheet.H9"/>
      <style:map style:condition="is-true-formula(msoxl:AND(NOT(ISBLANK(I9)),ISBLANK(H9)))" style:apply-style-name="cf1" style:base-cell-address="Data_Sheet.H9"/>
      <style:map style:condition="is-true-formula(msoxl:AND(NOT(ISBLANK(I9)),ISBLANK(H9)))" style:apply-style-name="cf1" style:base-cell-address="Data_Sheet.H9"/>
      <style:map style:condition="is-true-formula(msoxl:AND(NOT(ISBLANK(I9)),ISBLANK(H9)))" style:apply-style-name="cf1" style:base-cell-address="Data_Sheet.H9"/>
      <style:map style:condition="is-true-formula(msoxl:AND(NOT(ISBLANK(I9)),ISBLANK(H9)))" style:apply-style-name="cf1" style:base-cell-address="Data_Sheet.H9"/>
      <style:map style:condition="is-true-formula(msoxl:AND(NOT(ISBLANK(I9)),ISBLANK(H9)))" style:apply-style-name="cf1" style:base-cell-address="Data_Sheet.H9"/>
      <style:map style:condition="is-true-formula(msoxl:AND(NOT(ISBLANK(I9)),ISBLANK(H9)))" style:apply-style-name="cf1" style:base-cell-address="Data_Sheet.H9"/>
      <style:map style:condition="is-true-formula(msoxl:AND(NOT(ISBLANK(I9)),ISBLANK(H9)))" style:apply-style-name="cf1" style:base-cell-address="Data_Sheet.H9"/>
      <style:map style:condition="is-true-formula(msoxl:AND(NOT(ISBLANK(I9)),ISBLANK(H9)))" style:apply-style-name="cf1" style:base-cell-address="Data_Sheet.H9"/>
    </style:style>
    <style:style style:name="ce86"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K10)),ISBLANK(J10)))" style:apply-style-name="cf1" style:base-cell-address="Data_Sheet.J10"/>
      <style:map style:condition="is-true-formula(msoxl:AND(NOT(ISBLANK(K10)),ISBLANK(J10)))" style:apply-style-name="cf1" style:base-cell-address="Data_Sheet.J10"/>
      <style:map style:condition="is-true-formula(msoxl:AND(NOT(ISBLANK(K10)),ISBLANK(J10)))" style:apply-style-name="cf1" style:base-cell-address="Data_Sheet.J10"/>
      <style:map style:condition="is-true-formula(msoxl:AND(NOT(ISBLANK(K10)),ISBLANK(J10)))" style:apply-style-name="cf1" style:base-cell-address="Data_Sheet.J10"/>
      <style:map style:condition="is-true-formula(msoxl:AND(NOT(ISBLANK(K10)),ISBLANK(J10)))" style:apply-style-name="cf1" style:base-cell-address="Data_Sheet.J10"/>
      <style:map style:condition="is-true-formula(msoxl:AND(NOT(ISBLANK(K10)),ISBLANK(J10)))" style:apply-style-name="cf1" style:base-cell-address="Data_Sheet.J10"/>
      <style:map style:condition="is-true-formula(msoxl:AND(NOT(ISBLANK(K10)),ISBLANK(J10)))" style:apply-style-name="cf1" style:base-cell-address="Data_Sheet.J10"/>
    </style:style>
    <style:style style:name="ce8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K8)),ISBLANK(J8)))" style:apply-style-name="cf1" style:base-cell-address="Data_Sheet.J8"/>
      <style:map style:condition="is-true-formula(msoxl:AND(NOT(ISBLANK(K8)),ISBLANK(J8)))" style:apply-style-name="cf1" style:base-cell-address="Data_Sheet.J8"/>
      <style:map style:condition="is-true-formula(msoxl:AND(NOT(ISBLANK(K8)),ISBLANK(J8)))" style:apply-style-name="cf1" style:base-cell-address="Data_Sheet.J8"/>
      <style:map style:condition="is-true-formula(msoxl:AND(NOT(ISBLANK(K8)),ISBLANK(J8)))" style:apply-style-name="cf1" style:base-cell-address="Data_Sheet.J8"/>
      <style:map style:condition="is-true-formula(msoxl:AND(NOT(ISBLANK(K8)),ISBLANK(J8)))" style:apply-style-name="cf1" style:base-cell-address="Data_Sheet.J8"/>
      <style:map style:condition="is-true-formula(msoxl:AND(NOT(ISBLANK(K8)),ISBLANK(J8)))" style:apply-style-name="cf1" style:base-cell-address="Data_Sheet.J8"/>
      <style:map style:condition="is-true-formula(msoxl:AND(NOT(ISBLANK(K8)),ISBLANK(J8)))" style:apply-style-name="cf1" style:base-cell-address="Data_Sheet.J8"/>
      <style:map style:condition="is-true-formula(msoxl:AND(NOT(ISBLANK(K8)),ISBLANK(J8)))" style:apply-style-name="cf1" style:base-cell-address="Data_Sheet.J8"/>
      <style:map style:condition="is-true-formula(msoxl:AND(NOT(ISBLANK(K8)),ISBLANK(J8)))" style:apply-style-name="cf1" style:base-cell-address="Data_Sheet.J8"/>
      <style:map style:condition="is-true-formula(msoxl:AND(NOT(ISBLANK(K8)),ISBLANK(J8)))" style:apply-style-name="cf1" style:base-cell-address="Data_Sheet.J8"/>
      <style:map style:condition="is-true-formula(msoxl:AND(NOT(ISBLANK(K8)),ISBLANK(J8)))" style:apply-style-name="cf1" style:base-cell-address="Data_Sheet.J8"/>
    </style:style>
    <style:style style:name="ce8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K9)),ISBLANK(J9)))" style:apply-style-name="cf1" style:base-cell-address="Data_Sheet.J9"/>
      <style:map style:condition="is-true-formula(msoxl:AND(NOT(ISBLANK(K9)),ISBLANK(J9)))" style:apply-style-name="cf1" style:base-cell-address="Data_Sheet.J9"/>
      <style:map style:condition="is-true-formula(msoxl:AND(NOT(ISBLANK(K9)),ISBLANK(J9)))" style:apply-style-name="cf1" style:base-cell-address="Data_Sheet.J9"/>
      <style:map style:condition="is-true-formula(msoxl:AND(NOT(ISBLANK(K9)),ISBLANK(J9)))" style:apply-style-name="cf1" style:base-cell-address="Data_Sheet.J9"/>
      <style:map style:condition="is-true-formula(msoxl:AND(NOT(ISBLANK(K9)),ISBLANK(J9)))" style:apply-style-name="cf1" style:base-cell-address="Data_Sheet.J9"/>
      <style:map style:condition="is-true-formula(msoxl:AND(NOT(ISBLANK(K9)),ISBLANK(J9)))" style:apply-style-name="cf1" style:base-cell-address="Data_Sheet.J9"/>
      <style:map style:condition="is-true-formula(msoxl:AND(NOT(ISBLANK(K9)),ISBLANK(J9)))" style:apply-style-name="cf1" style:base-cell-address="Data_Sheet.J9"/>
      <style:map style:condition="is-true-formula(msoxl:AND(NOT(ISBLANK(K9)),ISBLANK(J9)))" style:apply-style-name="cf1" style:base-cell-address="Data_Sheet.J9"/>
      <style:map style:condition="is-true-formula(msoxl:AND(NOT(ISBLANK(K9)),ISBLANK(J9)))" style:apply-style-name="cf1" style:base-cell-address="Data_Sheet.J9"/>
      <style:map style:condition="is-true-formula(msoxl:AND(NOT(ISBLANK(K9)),ISBLANK(J9)))" style:apply-style-name="cf1" style:base-cell-address="Data_Sheet.J9"/>
      <style:map style:condition="is-true-formula(msoxl:AND(NOT(ISBLANK(K9)),ISBLANK(J9)))" style:apply-style-name="cf1" style:base-cell-address="Data_Sheet.J9"/>
      <style:map style:condition="is-true-formula(msoxl:AND(NOT(ISBLANK(K9)),ISBLANK(J9)))" style:apply-style-name="cf1" style:base-cell-address="Data_Sheet.J9"/>
    </style:style>
    <style:style style:name="ce8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H12)),ISBLANK(I12)))" style:apply-style-name="cf1" style:base-cell-address="Data_Sheet.I12"/>
      <style:map style:condition="is-true-formula(msoxl:AND(NOT(ISBLANK(H12)),ISBLANK(I12)))" style:apply-style-name="cf1" style:base-cell-address="Data_Sheet.I12"/>
      <style:map style:condition="is-true-formula(msoxl:AND(NOT(ISBLANK(H12)),ISBLANK(I12)))" style:apply-style-name="cf1" style:base-cell-address="Data_Sheet.I12"/>
      <style:map style:condition="is-true-formula(msoxl:AND(NOT(ISBLANK(H12)),ISBLANK(I12)))" style:apply-style-name="cf1" style:base-cell-address="Data_Sheet.I12"/>
      <style:map style:condition="is-true-formula(msoxl:AND(NOT(ISBLANK(H12)),ISBLANK(I12)))" style:apply-style-name="cf1" style:base-cell-address="Data_Sheet.I12"/>
      <style:map style:condition="is-true-formula(msoxl:AND(NOT(ISBLANK(H12)),ISBLANK(I12)))" style:apply-style-name="cf1" style:base-cell-address="Data_Sheet.I12"/>
      <style:map style:condition="is-true-formula(msoxl:AND(NOT(ISBLANK(H12)),ISBLANK(I12)))" style:apply-style-name="cf1" style:base-cell-address="Data_Sheet.I12"/>
    </style:style>
    <style:style style:name="ce9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H11)),ISBLANK(I11)))" style:apply-style-name="cf1" style:base-cell-address="Data_Sheet.I11"/>
      <style:map style:condition="is-true-formula(msoxl:AND(NOT(ISBLANK(H11)),ISBLANK(I11)))" style:apply-style-name="cf1" style:base-cell-address="Data_Sheet.I11"/>
      <style:map style:condition="is-true-formula(msoxl:AND(NOT(ISBLANK(H11)),ISBLANK(I11)))" style:apply-style-name="cf1" style:base-cell-address="Data_Sheet.I11"/>
      <style:map style:condition="is-true-formula(msoxl:AND(NOT(ISBLANK(H11)),ISBLANK(I11)))" style:apply-style-name="cf1" style:base-cell-address="Data_Sheet.I11"/>
      <style:map style:condition="is-true-formula(msoxl:AND(NOT(ISBLANK(H11)),ISBLANK(I11)))" style:apply-style-name="cf1" style:base-cell-address="Data_Sheet.I11"/>
      <style:map style:condition="is-true-formula(msoxl:AND(NOT(ISBLANK(H11)),ISBLANK(I11)))" style:apply-style-name="cf1" style:base-cell-address="Data_Sheet.I11"/>
      <style:map style:condition="is-true-formula(msoxl:AND(NOT(ISBLANK(H11)),ISBLANK(I11)))" style:apply-style-name="cf1" style:base-cell-address="Data_Sheet.I11"/>
      <style:map style:condition="is-true-formula(msoxl:AND(NOT(ISBLANK(H11)),ISBLANK(I11)))" style:apply-style-name="cf1" style:base-cell-address="Data_Sheet.I11"/>
      <style:map style:condition="is-true-formula(msoxl:AND(NOT(ISBLANK(H11)),ISBLANK(I11)))" style:apply-style-name="cf1" style:base-cell-address="Data_Sheet.I11"/>
      <style:map style:condition="is-true-formula(msoxl:AND(NOT(ISBLANK(H11)),ISBLANK(I11)))" style:apply-style-name="cf1" style:base-cell-address="Data_Sheet.I11"/>
      <style:map style:condition="is-true-formula(msoxl:AND(NOT(ISBLANK(H11)),ISBLANK(I11)))" style:apply-style-name="cf1" style:base-cell-address="Data_Sheet.I11"/>
      <style:map style:condition="is-true-formula(msoxl:AND(NOT(ISBLANK(H11)),ISBLANK(I11)))" style:apply-style-name="cf1" style:base-cell-address="Data_Sheet.I11"/>
      <style:map style:condition="is-true-formula(msoxl:AND(NOT(ISBLANK(H11)),ISBLANK(I11)))" style:apply-style-name="cf1" style:base-cell-address="Data_Sheet.I11"/>
      <style:map style:condition="is-true-formula(msoxl:AND(NOT(ISBLANK(H11)),ISBLANK(I11)))" style:apply-style-name="cf1" style:base-cell-address="Data_Sheet.I11"/>
      <style:map style:condition="is-true-formula(msoxl:AND(NOT(ISBLANK(H11)),ISBLANK(I11)))" style:apply-style-name="cf1" style:base-cell-address="Data_Sheet.I11"/>
      <style:map style:condition="is-true-formula(msoxl:AND(NOT(ISBLANK(H11)),ISBLANK(I11)))" style:apply-style-name="cf1" style:base-cell-address="Data_Sheet.I11"/>
      <style:map style:condition="is-true-formula(msoxl:AND(NOT(ISBLANK(H11)),ISBLANK(I11)))" style:apply-style-name="cf1" style:base-cell-address="Data_Sheet.I11"/>
      <style:map style:condition="is-true-formula(msoxl:AND(NOT(ISBLANK(H11)),ISBLANK(I11)))" style:apply-style-name="cf1" style:base-cell-address="Data_Sheet.I11"/>
      <style:map style:condition="is-true-formula(msoxl:AND(NOT(ISBLANK(H11)),ISBLANK(I11)))" style:apply-style-name="cf1" style:base-cell-address="Data_Sheet.I11"/>
      <style:map style:condition="is-true-formula(msoxl:AND(NOT(ISBLANK(H11)),ISBLANK(I11)))" style:apply-style-name="cf1" style:base-cell-address="Data_Sheet.I11"/>
      <style:map style:condition="is-true-formula(msoxl:AND(NOT(ISBLANK(H11)),ISBLANK(I11)))" style:apply-style-name="cf1" style:base-cell-address="Data_Sheet.I11"/>
      <style:map style:condition="is-true-formula(msoxl:AND(NOT(ISBLANK(H11)),ISBLANK(I11)))" style:apply-style-name="cf1" style:base-cell-address="Data_Sheet.I11"/>
    </style:style>
    <style:style style:name="ce9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H13)),ISBLANK(I13)))" style:apply-style-name="cf1" style:base-cell-address="Data_Sheet.I13"/>
      <style:map style:condition="is-true-formula(msoxl:AND(NOT(ISBLANK(H13)),ISBLANK(I13)))" style:apply-style-name="cf1" style:base-cell-address="Data_Sheet.I13"/>
      <style:map style:condition="is-true-formula(msoxl:AND(NOT(ISBLANK(H13)),ISBLANK(I13)))" style:apply-style-name="cf1" style:base-cell-address="Data_Sheet.I13"/>
      <style:map style:condition="is-true-formula(msoxl:AND(NOT(ISBLANK(H13)),ISBLANK(I13)))" style:apply-style-name="cf1" style:base-cell-address="Data_Sheet.I13"/>
      <style:map style:condition="is-true-formula(msoxl:AND(NOT(ISBLANK(H13)),ISBLANK(I13)))" style:apply-style-name="cf1" style:base-cell-address="Data_Sheet.I13"/>
      <style:map style:condition="is-true-formula(msoxl:AND(NOT(ISBLANK(H13)),ISBLANK(I13)))" style:apply-style-name="cf1" style:base-cell-address="Data_Sheet.I13"/>
    </style:style>
    <style:style style:name="ce9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K12)),ISBLANK(J12)))" style:apply-style-name="cf1" style:base-cell-address="Data_Sheet.J12"/>
      <style:map style:condition="is-true-formula(msoxl:AND(NOT(ISBLANK(K12)),ISBLANK(J12)))" style:apply-style-name="cf1" style:base-cell-address="Data_Sheet.J12"/>
      <style:map style:condition="is-true-formula(msoxl:AND(NOT(ISBLANK(K12)),ISBLANK(J12)))" style:apply-style-name="cf1" style:base-cell-address="Data_Sheet.J12"/>
      <style:map style:condition="is-true-formula(msoxl:AND(NOT(ISBLANK(K12)),ISBLANK(J12)))" style:apply-style-name="cf1" style:base-cell-address="Data_Sheet.J12"/>
      <style:map style:condition="is-true-formula(msoxl:AND(NOT(ISBLANK(K12)),ISBLANK(J12)))" style:apply-style-name="cf1" style:base-cell-address="Data_Sheet.J12"/>
    </style:style>
    <style:style style:name="ce9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K11)),ISBLANK(J11)))" style:apply-style-name="cf1" style:base-cell-address="Data_Sheet.J11"/>
      <style:map style:condition="is-true-formula(msoxl:AND(NOT(ISBLANK(K11)),ISBLANK(J11)))" style:apply-style-name="cf1" style:base-cell-address="Data_Sheet.J11"/>
      <style:map style:condition="is-true-formula(msoxl:AND(NOT(ISBLANK(K11)),ISBLANK(J11)))" style:apply-style-name="cf1" style:base-cell-address="Data_Sheet.J11"/>
      <style:map style:condition="is-true-formula(msoxl:AND(NOT(ISBLANK(K11)),ISBLANK(J11)))" style:apply-style-name="cf1" style:base-cell-address="Data_Sheet.J11"/>
      <style:map style:condition="is-true-formula(msoxl:AND(NOT(ISBLANK(K11)),ISBLANK(J11)))" style:apply-style-name="cf1" style:base-cell-address="Data_Sheet.J11"/>
      <style:map style:condition="is-true-formula(msoxl:AND(NOT(ISBLANK(K11)),ISBLANK(J11)))" style:apply-style-name="cf1" style:base-cell-address="Data_Sheet.J11"/>
      <style:map style:condition="is-true-formula(msoxl:AND(NOT(ISBLANK(K11)),ISBLANK(J11)))" style:apply-style-name="cf1" style:base-cell-address="Data_Sheet.J11"/>
      <style:map style:condition="is-true-formula(msoxl:AND(NOT(ISBLANK(K11)),ISBLANK(J11)))" style:apply-style-name="cf1" style:base-cell-address="Data_Sheet.J11"/>
      <style:map style:condition="is-true-formula(msoxl:AND(NOT(ISBLANK(K11)),ISBLANK(J11)))" style:apply-style-name="cf1" style:base-cell-address="Data_Sheet.J11"/>
      <style:map style:condition="is-true-formula(msoxl:AND(NOT(ISBLANK(K11)),ISBLANK(J11)))" style:apply-style-name="cf1" style:base-cell-address="Data_Sheet.J11"/>
      <style:map style:condition="is-true-formula(msoxl:AND(NOT(ISBLANK(K11)),ISBLANK(J11)))" style:apply-style-name="cf1" style:base-cell-address="Data_Sheet.J11"/>
      <style:map style:condition="is-true-formula(msoxl:AND(NOT(ISBLANK(K11)),ISBLANK(J11)))" style:apply-style-name="cf1" style:base-cell-address="Data_Sheet.J11"/>
      <style:map style:condition="is-true-formula(msoxl:AND(NOT(ISBLANK(K11)),ISBLANK(J11)))" style:apply-style-name="cf1" style:base-cell-address="Data_Sheet.J11"/>
      <style:map style:condition="is-true-formula(msoxl:AND(NOT(ISBLANK(K11)),ISBLANK(J11)))" style:apply-style-name="cf1" style:base-cell-address="Data_Sheet.J11"/>
      <style:map style:condition="is-true-formula(msoxl:AND(NOT(ISBLANK(K11)),ISBLANK(J11)))" style:apply-style-name="cf1" style:base-cell-address="Data_Sheet.J11"/>
      <style:map style:condition="is-true-formula(msoxl:AND(NOT(ISBLANK(K11)),ISBLANK(J11)))" style:apply-style-name="cf1" style:base-cell-address="Data_Sheet.J11"/>
      <style:map style:condition="is-true-formula(msoxl:AND(NOT(ISBLANK(K11)),ISBLANK(J11)))" style:apply-style-name="cf1" style:base-cell-address="Data_Sheet.J11"/>
      <style:map style:condition="is-true-formula(msoxl:AND(NOT(ISBLANK(K11)),ISBLANK(J11)))" style:apply-style-name="cf1" style:base-cell-address="Data_Sheet.J11"/>
      <style:map style:condition="is-true-formula(msoxl:AND(NOT(ISBLANK(K11)),ISBLANK(J11)))" style:apply-style-name="cf1" style:base-cell-address="Data_Sheet.J11"/>
      <style:map style:condition="is-true-formula(msoxl:AND(NOT(ISBLANK(K11)),ISBLANK(J11)))" style:apply-style-name="cf1" style:base-cell-address="Data_Sheet.J11"/>
    </style:style>
    <style:style style:name="ce9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K13)),ISBLANK(J13)))" style:apply-style-name="cf1" style:base-cell-address="Data_Sheet.J13"/>
      <style:map style:condition="is-true-formula(msoxl:AND(NOT(ISBLANK(K13)),ISBLANK(J13)))" style:apply-style-name="cf1" style:base-cell-address="Data_Sheet.J13"/>
      <style:map style:condition="is-true-formula(msoxl:AND(NOT(ISBLANK(K13)),ISBLANK(J13)))" style:apply-style-name="cf1" style:base-cell-address="Data_Sheet.J13"/>
      <style:map style:condition="is-true-formula(msoxl:AND(NOT(ISBLANK(K13)),ISBLANK(J13)))" style:apply-style-name="cf1" style:base-cell-address="Data_Sheet.J13"/>
      <style:map style:condition="is-true-formula(msoxl:AND(NOT(ISBLANK(K13)),ISBLANK(J13)))" style:apply-style-name="cf1" style:base-cell-address="Data_Sheet.J13"/>
      <style:map style:condition="is-true-formula(msoxl:AND(NOT(ISBLANK(K13)),ISBLANK(J13)))" style:apply-style-name="cf1" style:base-cell-address="Data_Sheet.J13"/>
    </style:style>
    <style:style style:name="ce95"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F6)),ISBLANK(G6)))" style:apply-style-name="cf1" style:base-cell-address="Data_Sheet.G6"/>
      <style:map style:condition="is-true-formula(msoxl:AND(NOT(ISBLANK(F6)),ISBLANK(G6)))" style:apply-style-name="cf1" style:base-cell-address="Data_Sheet.G6"/>
      <style:map style:condition="is-true-formula(msoxl:AND(NOT(ISBLANK(F6)),ISBLANK(G6)))" style:apply-style-name="cf1" style:base-cell-address="Data_Sheet.G6"/>
    </style:style>
    <style:style style:name="ce96"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F7)),ISBLANK(G7)))" style:apply-style-name="cf1" style:base-cell-address="Data_Sheet.G7"/>
      <style:map style:condition="is-true-formula(msoxl:AND(NOT(ISBLANK(F7)),ISBLANK(G7)))" style:apply-style-name="cf1" style:base-cell-address="Data_Sheet.G7"/>
      <style:map style:condition="is-true-formula(msoxl:AND(NOT(ISBLANK(F7)),ISBLANK(G7)))" style:apply-style-name="cf1" style:base-cell-address="Data_Sheet.G7"/>
      <style:map style:condition="is-true-formula(msoxl:AND(NOT(ISBLANK(F7)),ISBLANK(G7)))" style:apply-style-name="cf1" style:base-cell-address="Data_Sheet.G7"/>
      <style:map style:condition="is-true-formula(msoxl:AND(NOT(ISBLANK(F7)),ISBLANK(G7)))" style:apply-style-name="cf1" style:base-cell-address="Data_Sheet.G7"/>
      <style:map style:condition="is-true-formula(msoxl:AND(NOT(ISBLANK(F7)),ISBLANK(G7)))" style:apply-style-name="cf1" style:base-cell-address="Data_Sheet.G7"/>
      <style:map style:condition="is-true-formula(msoxl:AND(NOT(ISBLANK(F7)),ISBLANK(G7)))" style:apply-style-name="cf1" style:base-cell-address="Data_Sheet.G7"/>
    </style:style>
    <style:style style:name="ce9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I7)),ISBLANK(H7)))" style:apply-style-name="cf1" style:base-cell-address="Data_Sheet.H7"/>
      <style:map style:condition="is-true-formula(msoxl:AND(NOT(ISBLANK(I7)),ISBLANK(H7)))" style:apply-style-name="cf1" style:base-cell-address="Data_Sheet.H7"/>
      <style:map style:condition="is-true-formula(msoxl:AND(NOT(ISBLANK(I7)),ISBLANK(H7)))" style:apply-style-name="cf1" style:base-cell-address="Data_Sheet.H7"/>
      <style:map style:condition="is-true-formula(msoxl:AND(NOT(ISBLANK(I7)),ISBLANK(H7)))" style:apply-style-name="cf1" style:base-cell-address="Data_Sheet.H7"/>
      <style:map style:condition="is-true-formula(msoxl:AND(NOT(ISBLANK(I7)),ISBLANK(H7)))" style:apply-style-name="cf1" style:base-cell-address="Data_Sheet.H7"/>
      <style:map style:condition="is-true-formula(msoxl:AND(NOT(ISBLANK(I7)),ISBLANK(H7)))" style:apply-style-name="cf1" style:base-cell-address="Data_Sheet.H7"/>
    </style:style>
    <style:style style:name="ce9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I6)),ISBLANK(H6)))" style:apply-style-name="cf1" style:base-cell-address="Data_Sheet.H6"/>
      <style:map style:condition="is-true-formula(msoxl:AND(NOT(ISBLANK(I6)),ISBLANK(H6)))" style:apply-style-name="cf1" style:base-cell-address="Data_Sheet.H6"/>
      <style:map style:condition="is-true-formula(msoxl:AND(NOT(ISBLANK(I6)),ISBLANK(H6)))" style:apply-style-name="cf1" style:base-cell-address="Data_Sheet.H6"/>
    </style:style>
    <style:style style:name="ce9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H6)),ISBLANK(I6)))" style:apply-style-name="cf1" style:base-cell-address="Data_Sheet.I6"/>
      <style:map style:condition="is-true-formula(msoxl:AND(NOT(ISBLANK(H6)),ISBLANK(I6)))" style:apply-style-name="cf1" style:base-cell-address="Data_Sheet.I6"/>
      <style:map style:condition="is-true-formula(msoxl:AND(NOT(ISBLANK(H6)),ISBLANK(I6)))" style:apply-style-name="cf1" style:base-cell-address="Data_Sheet.I6"/>
    </style:style>
    <style:style style:name="ce10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H7)),ISBLANK(I7)))" style:apply-style-name="cf1" style:base-cell-address="Data_Sheet.I7"/>
      <style:map style:condition="is-true-formula(msoxl:AND(NOT(ISBLANK(H7)),ISBLANK(I7)))" style:apply-style-name="cf1" style:base-cell-address="Data_Sheet.I7"/>
      <style:map style:condition="is-true-formula(msoxl:AND(NOT(ISBLANK(H7)),ISBLANK(I7)))" style:apply-style-name="cf1" style:base-cell-address="Data_Sheet.I7"/>
      <style:map style:condition="is-true-formula(msoxl:AND(NOT(ISBLANK(H7)),ISBLANK(I7)))" style:apply-style-name="cf1" style:base-cell-address="Data_Sheet.I7"/>
      <style:map style:condition="is-true-formula(msoxl:AND(NOT(ISBLANK(H7)),ISBLANK(I7)))" style:apply-style-name="cf1" style:base-cell-address="Data_Sheet.I7"/>
      <style:map style:condition="is-true-formula(msoxl:AND(NOT(ISBLANK(H7)),ISBLANK(I7)))" style:apply-style-name="cf1" style:base-cell-address="Data_Sheet.I7"/>
      <style:map style:condition="is-true-formula(msoxl:AND(NOT(ISBLANK(H7)),ISBLANK(I7)))" style:apply-style-name="cf1" style:base-cell-address="Data_Sheet.I7"/>
      <style:map style:condition="is-true-formula(msoxl:AND(NOT(ISBLANK(H7)),ISBLANK(I7)))" style:apply-style-name="cf1" style:base-cell-address="Data_Sheet.I7"/>
    </style:style>
    <style:style style:name="ce10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K6)),ISBLANK(J6)))" style:apply-style-name="cf1" style:base-cell-address="Data_Sheet.J6"/>
      <style:map style:condition="is-true-formula(msoxl:AND(NOT(ISBLANK(K6)),ISBLANK(J6)))" style:apply-style-name="cf1" style:base-cell-address="Data_Sheet.J6"/>
      <style:map style:condition="is-true-formula(msoxl:AND(NOT(ISBLANK(K6)),ISBLANK(J6)))" style:apply-style-name="cf1" style:base-cell-address="Data_Sheet.J6"/>
    </style:style>
    <style:style style:name="ce10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K7)),ISBLANK(J7)))" style:apply-style-name="cf1" style:base-cell-address="Data_Sheet.J7"/>
      <style:map style:condition="is-true-formula(msoxl:AND(NOT(ISBLANK(K7)),ISBLANK(J7)))" style:apply-style-name="cf1" style:base-cell-address="Data_Sheet.J7"/>
      <style:map style:condition="is-true-formula(msoxl:AND(NOT(ISBLANK(K7)),ISBLANK(J7)))" style:apply-style-name="cf1" style:base-cell-address="Data_Sheet.J7"/>
      <style:map style:condition="is-true-formula(msoxl:AND(NOT(ISBLANK(K7)),ISBLANK(J7)))" style:apply-style-name="cf1" style:base-cell-address="Data_Sheet.J7"/>
      <style:map style:condition="is-true-formula(msoxl:AND(NOT(ISBLANK(K7)),ISBLANK(J7)))" style:apply-style-name="cf1" style:base-cell-address="Data_Sheet.J7"/>
      <style:map style:condition="is-true-formula(msoxl:AND(NOT(ISBLANK(K7)),ISBLANK(J7)))" style:apply-style-name="cf1" style:base-cell-address="Data_Sheet.J7"/>
    </style:style>
    <style:style style:name="ce10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J6)),ISBLANK(K6)))" style:apply-style-name="cf1" style:base-cell-address="Data_Sheet.K6"/>
      <style:map style:condition="is-true-formula(msoxl:AND(NOT(ISBLANK(J6)),ISBLANK(K6)))" style:apply-style-name="cf1" style:base-cell-address="Data_Sheet.K6"/>
      <style:map style:condition="is-true-formula(msoxl:AND(NOT(ISBLANK(J6)),ISBLANK(K6)))" style:apply-style-name="cf1" style:base-cell-address="Data_Sheet.K6"/>
    </style:style>
    <style:style style:name="ce10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J4)),ISBLANK(K4)))" style:apply-style-name="cf1" style:base-cell-address="Data_Sheet.K4"/>
      <style:map style:condition="is-true-formula(msoxl:AND(NOT(ISBLANK(J4)),ISBLANK(K4)))" style:apply-style-name="cf1" style:base-cell-address="Data_Sheet.K4"/>
      <style:map style:condition="is-true-formula(msoxl:AND(NOT(ISBLANK(D4)),ISBLANK(E4)))" style:apply-style-name="cf1" style:base-cell-address="Data_Sheet.E4"/>
    </style:style>
    <style:style style:name="ce105"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J5)),ISBLANK(K5)))" style:apply-style-name="cf1" style:base-cell-address="Data_Sheet.K5"/>
      <style:map style:condition="is-true-formula(msoxl:AND(NOT(ISBLANK(J5)),ISBLANK(K5)))" style:apply-style-name="cf1" style:base-cell-address="Data_Sheet.K5"/>
      <style:map style:condition="is-true-formula(msoxl:AND(NOT(ISBLANK(J5)),ISBLANK(K5)))" style:apply-style-name="cf1" style:base-cell-address="Data_Sheet.K5"/>
    </style:style>
    <style:style style:name="ce106"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M4)),ISBLANK(L4)))" style:apply-style-name="cf1" style:base-cell-address="Data_Sheet.L4"/>
      <style:map style:condition="is-true-formula(msoxl:AND(NOT(ISBLANK(M4)),ISBLANK(L4)))" style:apply-style-name="cf1" style:base-cell-address="Data_Sheet.L4"/>
      <style:map style:condition="is-true-formula(msoxl:AND(NOT(ISBLANK(M4)),ISBLANK(L4)))" style:apply-style-name="cf1" style:base-cell-address="Data_Sheet.L4"/>
    </style:style>
    <style:style style:name="ce10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M5)),ISBLANK(L5)))" style:apply-style-name="cf1" style:base-cell-address="Data_Sheet.L5"/>
      <style:map style:condition="is-true-formula(msoxl:AND(NOT(ISBLANK(M5)),ISBLANK(L5)))" style:apply-style-name="cf1" style:base-cell-address="Data_Sheet.L5"/>
      <style:map style:condition="is-true-formula(msoxl:AND(NOT(ISBLANK(E4)),ISBLANK(D4)))" style:apply-style-name="cf1" style:base-cell-address="Data_Sheet.D4"/>
    </style:style>
    <style:style style:name="ce10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M6)),ISBLANK(L6)))" style:apply-style-name="cf1" style:base-cell-address="Data_Sheet.L6"/>
      <style:map style:condition="is-true-formula(msoxl:AND(NOT(ISBLANK(M6)),ISBLANK(L6)))" style:apply-style-name="cf1" style:base-cell-address="Data_Sheet.L6"/>
      <style:map style:condition="is-true-formula(msoxl:AND(NOT(ISBLANK(M6)),ISBLANK(L6)))" style:apply-style-name="cf1" style:base-cell-address="Data_Sheet.L6"/>
    </style:style>
    <style:style style:name="ce10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J13)),ISBLANK(K13)))" style:apply-style-name="cf1" style:base-cell-address="Data_Sheet.K13"/>
      <style:map style:condition="is-true-formula(msoxl:AND(NOT(ISBLANK(J13)),ISBLANK(K13)))" style:apply-style-name="cf1" style:base-cell-address="Data_Sheet.K13"/>
      <style:map style:condition="is-true-formula(msoxl:AND(NOT(ISBLANK(J13)),ISBLANK(K13)))" style:apply-style-name="cf1" style:base-cell-address="Data_Sheet.K13"/>
      <style:map style:condition="is-true-formula(msoxl:AND(NOT(ISBLANK(J13)),ISBLANK(K13)))" style:apply-style-name="cf1" style:base-cell-address="Data_Sheet.K13"/>
      <style:map style:condition="is-true-formula(msoxl:AND(NOT(ISBLANK(J13)),ISBLANK(K13)))" style:apply-style-name="cf1" style:base-cell-address="Data_Sheet.K13"/>
      <style:map style:condition="is-true-formula(msoxl:AND(NOT(ISBLANK(J13)),ISBLANK(K13)))" style:apply-style-name="cf1" style:base-cell-address="Data_Sheet.K13"/>
    </style:style>
    <style:style style:name="ce11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J12)),ISBLANK(K12)))" style:apply-style-name="cf1" style:base-cell-address="Data_Sheet.K12"/>
      <style:map style:condition="is-true-formula(msoxl:AND(NOT(ISBLANK(J12)),ISBLANK(K12)))" style:apply-style-name="cf1" style:base-cell-address="Data_Sheet.K12"/>
      <style:map style:condition="is-true-formula(msoxl:AND(NOT(ISBLANK(J12)),ISBLANK(K12)))" style:apply-style-name="cf1" style:base-cell-address="Data_Sheet.K12"/>
      <style:map style:condition="is-true-formula(msoxl:AND(NOT(ISBLANK(J12)),ISBLANK(K12)))" style:apply-style-name="cf1" style:base-cell-address="Data_Sheet.K12"/>
      <style:map style:condition="is-true-formula(msoxl:AND(NOT(ISBLANK(J12)),ISBLANK(K12)))" style:apply-style-name="cf1" style:base-cell-address="Data_Sheet.K12"/>
      <style:map style:condition="is-true-formula(msoxl:AND(NOT(ISBLANK(J12)),ISBLANK(K12)))" style:apply-style-name="cf1" style:base-cell-address="Data_Sheet.K12"/>
      <style:map style:condition="is-true-formula(msoxl:AND(NOT(ISBLANK(J12)),ISBLANK(K12)))" style:apply-style-name="cf1" style:base-cell-address="Data_Sheet.K12"/>
    </style:style>
    <style:style style:name="ce11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J11)),ISBLANK(K11)))" style:apply-style-name="cf1" style:base-cell-address="Data_Sheet.K11"/>
      <style:map style:condition="is-true-formula(msoxl:AND(NOT(ISBLANK(J11)),ISBLANK(K11)))" style:apply-style-name="cf1" style:base-cell-address="Data_Sheet.K11"/>
      <style:map style:condition="is-true-formula(msoxl:AND(NOT(ISBLANK(J11)),ISBLANK(K11)))" style:apply-style-name="cf1" style:base-cell-address="Data_Sheet.K11"/>
      <style:map style:condition="is-true-formula(msoxl:AND(NOT(ISBLANK(J11)),ISBLANK(K11)))" style:apply-style-name="cf1" style:base-cell-address="Data_Sheet.K11"/>
      <style:map style:condition="is-true-formula(msoxl:AND(NOT(ISBLANK(J11)),ISBLANK(K11)))" style:apply-style-name="cf1" style:base-cell-address="Data_Sheet.K11"/>
      <style:map style:condition="is-true-formula(msoxl:AND(NOT(ISBLANK(J11)),ISBLANK(K11)))" style:apply-style-name="cf1" style:base-cell-address="Data_Sheet.K11"/>
      <style:map style:condition="is-true-formula(msoxl:AND(NOT(ISBLANK(J11)),ISBLANK(K11)))" style:apply-style-name="cf1" style:base-cell-address="Data_Sheet.K11"/>
      <style:map style:condition="is-true-formula(msoxl:AND(NOT(ISBLANK(J11)),ISBLANK(K11)))" style:apply-style-name="cf1" style:base-cell-address="Data_Sheet.K11"/>
      <style:map style:condition="is-true-formula(msoxl:AND(NOT(ISBLANK(J11)),ISBLANK(K11)))" style:apply-style-name="cf1" style:base-cell-address="Data_Sheet.K11"/>
      <style:map style:condition="is-true-formula(msoxl:AND(NOT(ISBLANK(J11)),ISBLANK(K11)))" style:apply-style-name="cf1" style:base-cell-address="Data_Sheet.K11"/>
      <style:map style:condition="is-true-formula(msoxl:AND(NOT(ISBLANK(J11)),ISBLANK(K11)))" style:apply-style-name="cf1" style:base-cell-address="Data_Sheet.K11"/>
      <style:map style:condition="is-true-formula(msoxl:AND(NOT(ISBLANK(J11)),ISBLANK(K11)))" style:apply-style-name="cf1" style:base-cell-address="Data_Sheet.K11"/>
      <style:map style:condition="is-true-formula(msoxl:AND(NOT(ISBLANK(J11)),ISBLANK(K11)))" style:apply-style-name="cf1" style:base-cell-address="Data_Sheet.K11"/>
      <style:map style:condition="is-true-formula(msoxl:AND(NOT(ISBLANK(J11)),ISBLANK(K11)))" style:apply-style-name="cf1" style:base-cell-address="Data_Sheet.K11"/>
      <style:map style:condition="is-true-formula(msoxl:AND(NOT(ISBLANK(J11)),ISBLANK(K11)))" style:apply-style-name="cf1" style:base-cell-address="Data_Sheet.K11"/>
      <style:map style:condition="is-true-formula(msoxl:AND(NOT(ISBLANK(J11)),ISBLANK(K11)))" style:apply-style-name="cf1" style:base-cell-address="Data_Sheet.K11"/>
      <style:map style:condition="is-true-formula(msoxl:AND(NOT(ISBLANK(J11)),ISBLANK(K11)))" style:apply-style-name="cf1" style:base-cell-address="Data_Sheet.K11"/>
      <style:map style:condition="is-true-formula(msoxl:AND(NOT(ISBLANK(J11)),ISBLANK(K11)))" style:apply-style-name="cf1" style:base-cell-address="Data_Sheet.K11"/>
      <style:map style:condition="is-true-formula(msoxl:AND(NOT(ISBLANK(J11)),ISBLANK(K11)))" style:apply-style-name="cf1" style:base-cell-address="Data_Sheet.K11"/>
      <style:map style:condition="is-true-formula(msoxl:AND(NOT(ISBLANK(J11)),ISBLANK(K11)))" style:apply-style-name="cf1" style:base-cell-address="Data_Sheet.K11"/>
      <style:map style:condition="is-true-formula(msoxl:AND(NOT(ISBLANK(J11)),ISBLANK(K11)))" style:apply-style-name="cf1" style:base-cell-address="Data_Sheet.K11"/>
      <style:map style:condition="is-true-formula(msoxl:AND(NOT(ISBLANK(J11)),ISBLANK(K11)))" style:apply-style-name="cf1" style:base-cell-address="Data_Sheet.K11"/>
    </style:style>
    <style:style style:name="ce11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M12)),ISBLANK(L12)))" style:apply-style-name="cf1" style:base-cell-address="Data_Sheet.L12"/>
      <style:map style:condition="is-true-formula(msoxl:AND(NOT(ISBLANK(M12)),ISBLANK(L12)))" style:apply-style-name="cf1" style:base-cell-address="Data_Sheet.L12"/>
      <style:map style:condition="is-true-formula(msoxl:AND(NOT(ISBLANK(M12)),ISBLANK(L12)))" style:apply-style-name="cf1" style:base-cell-address="Data_Sheet.L12"/>
      <style:map style:condition="is-true-formula(msoxl:AND(NOT(ISBLANK(M12)),ISBLANK(L12)))" style:apply-style-name="cf1" style:base-cell-address="Data_Sheet.L12"/>
      <style:map style:condition="is-true-formula(msoxl:AND(NOT(ISBLANK(M12)),ISBLANK(L12)))" style:apply-style-name="cf1" style:base-cell-address="Data_Sheet.L12"/>
    </style:style>
    <style:style style:name="ce11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M13)),ISBLANK(L13)))" style:apply-style-name="cf1" style:base-cell-address="Data_Sheet.L13"/>
      <style:map style:condition="is-true-formula(msoxl:AND(NOT(ISBLANK(M13)),ISBLANK(L13)))" style:apply-style-name="cf1" style:base-cell-address="Data_Sheet.L13"/>
      <style:map style:condition="is-true-formula(msoxl:AND(NOT(ISBLANK(M13)),ISBLANK(L13)))" style:apply-style-name="cf1" style:base-cell-address="Data_Sheet.L13"/>
      <style:map style:condition="is-true-formula(msoxl:AND(NOT(ISBLANK(M13)),ISBLANK(L13)))" style:apply-style-name="cf1" style:base-cell-address="Data_Sheet.L13"/>
      <style:map style:condition="is-true-formula(msoxl:AND(NOT(ISBLANK(M13)),ISBLANK(L13)))" style:apply-style-name="cf1" style:base-cell-address="Data_Sheet.L13"/>
      <style:map style:condition="is-true-formula(msoxl:AND(NOT(ISBLANK(M13)),ISBLANK(L13)))" style:apply-style-name="cf1" style:base-cell-address="Data_Sheet.L13"/>
    </style:style>
    <style:style style:name="ce11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M11)),ISBLANK(L11)))" style:apply-style-name="cf1" style:base-cell-address="Data_Sheet.L11"/>
      <style:map style:condition="is-true-formula(msoxl:AND(NOT(ISBLANK(M11)),ISBLANK(L11)))" style:apply-style-name="cf1" style:base-cell-address="Data_Sheet.L11"/>
      <style:map style:condition="is-true-formula(msoxl:AND(NOT(ISBLANK(M11)),ISBLANK(L11)))" style:apply-style-name="cf1" style:base-cell-address="Data_Sheet.L11"/>
      <style:map style:condition="is-true-formula(msoxl:AND(NOT(ISBLANK(M11)),ISBLANK(L11)))" style:apply-style-name="cf1" style:base-cell-address="Data_Sheet.L11"/>
      <style:map style:condition="is-true-formula(msoxl:AND(NOT(ISBLANK(M11)),ISBLANK(L11)))" style:apply-style-name="cf1" style:base-cell-address="Data_Sheet.L11"/>
      <style:map style:condition="is-true-formula(msoxl:AND(NOT(ISBLANK(M11)),ISBLANK(L11)))" style:apply-style-name="cf1" style:base-cell-address="Data_Sheet.L11"/>
      <style:map style:condition="is-true-formula(msoxl:AND(NOT(ISBLANK(M11)),ISBLANK(L11)))" style:apply-style-name="cf1" style:base-cell-address="Data_Sheet.L11"/>
      <style:map style:condition="is-true-formula(msoxl:AND(NOT(ISBLANK(M11)),ISBLANK(L11)))" style:apply-style-name="cf1" style:base-cell-address="Data_Sheet.L11"/>
      <style:map style:condition="is-true-formula(msoxl:AND(NOT(ISBLANK(M11)),ISBLANK(L11)))" style:apply-style-name="cf1" style:base-cell-address="Data_Sheet.L11"/>
      <style:map style:condition="is-true-formula(msoxl:AND(NOT(ISBLANK(M11)),ISBLANK(L11)))" style:apply-style-name="cf1" style:base-cell-address="Data_Sheet.L11"/>
      <style:map style:condition="is-true-formula(msoxl:AND(NOT(ISBLANK(M11)),ISBLANK(L11)))" style:apply-style-name="cf1" style:base-cell-address="Data_Sheet.L11"/>
      <style:map style:condition="is-true-formula(msoxl:AND(NOT(ISBLANK(M11)),ISBLANK(L11)))" style:apply-style-name="cf1" style:base-cell-address="Data_Sheet.L11"/>
      <style:map style:condition="is-true-formula(msoxl:AND(NOT(ISBLANK(M11)),ISBLANK(L11)))" style:apply-style-name="cf1" style:base-cell-address="Data_Sheet.L11"/>
      <style:map style:condition="is-true-formula(msoxl:AND(NOT(ISBLANK(M11)),ISBLANK(L11)))" style:apply-style-name="cf1" style:base-cell-address="Data_Sheet.L11"/>
      <style:map style:condition="is-true-formula(msoxl:AND(NOT(ISBLANK(M11)),ISBLANK(L11)))" style:apply-style-name="cf1" style:base-cell-address="Data_Sheet.L11"/>
      <style:map style:condition="is-true-formula(msoxl:AND(NOT(ISBLANK(M11)),ISBLANK(L11)))" style:apply-style-name="cf1" style:base-cell-address="Data_Sheet.L11"/>
      <style:map style:condition="is-true-formula(msoxl:AND(NOT(ISBLANK(M11)),ISBLANK(L11)))" style:apply-style-name="cf1" style:base-cell-address="Data_Sheet.L11"/>
      <style:map style:condition="is-true-formula(msoxl:AND(NOT(ISBLANK(M11)),ISBLANK(L11)))" style:apply-style-name="cf1" style:base-cell-address="Data_Sheet.L11"/>
      <style:map style:condition="is-true-formula(msoxl:AND(NOT(ISBLANK(M11)),ISBLANK(L11)))" style:apply-style-name="cf1" style:base-cell-address="Data_Sheet.L11"/>
      <style:map style:condition="is-true-formula(msoxl:AND(NOT(ISBLANK(M11)),ISBLANK(L11)))" style:apply-style-name="cf1" style:base-cell-address="Data_Sheet.L11"/>
    </style:style>
    <style:style style:name="ce115"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M10)),ISBLANK(L10)))" style:apply-style-name="cf1" style:base-cell-address="Data_Sheet.L10"/>
      <style:map style:condition="is-true-formula(msoxl:AND(NOT(ISBLANK(M10)),ISBLANK(L10)))" style:apply-style-name="cf1" style:base-cell-address="Data_Sheet.L10"/>
      <style:map style:condition="is-true-formula(msoxl:AND(NOT(ISBLANK(M10)),ISBLANK(L10)))" style:apply-style-name="cf1" style:base-cell-address="Data_Sheet.L10"/>
      <style:map style:condition="is-true-formula(msoxl:AND(NOT(ISBLANK(M10)),ISBLANK(L10)))" style:apply-style-name="cf1" style:base-cell-address="Data_Sheet.L10"/>
      <style:map style:condition="is-true-formula(msoxl:AND(NOT(ISBLANK(M10)),ISBLANK(L10)))" style:apply-style-name="cf1" style:base-cell-address="Data_Sheet.L10"/>
      <style:map style:condition="is-true-formula(msoxl:AND(NOT(ISBLANK(M10)),ISBLANK(L10)))" style:apply-style-name="cf1" style:base-cell-address="Data_Sheet.L10"/>
      <style:map style:condition="is-true-formula(msoxl:AND(NOT(ISBLANK(M10)),ISBLANK(L10)))" style:apply-style-name="cf1" style:base-cell-address="Data_Sheet.L10"/>
    </style:style>
    <style:style style:name="ce116"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J10)),ISBLANK(K10)))" style:apply-style-name="cf1" style:base-cell-address="Data_Sheet.K10"/>
      <style:map style:condition="is-true-formula(msoxl:AND(NOT(ISBLANK(J10)),ISBLANK(K10)))" style:apply-style-name="cf1" style:base-cell-address="Data_Sheet.K10"/>
      <style:map style:condition="is-true-formula(msoxl:AND(NOT(ISBLANK(J10)),ISBLANK(K10)))" style:apply-style-name="cf1" style:base-cell-address="Data_Sheet.K10"/>
      <style:map style:condition="is-true-formula(msoxl:AND(NOT(ISBLANK(J10)),ISBLANK(K10)))" style:apply-style-name="cf1" style:base-cell-address="Data_Sheet.K10"/>
      <style:map style:condition="is-true-formula(msoxl:AND(NOT(ISBLANK(J10)),ISBLANK(K10)))" style:apply-style-name="cf1" style:base-cell-address="Data_Sheet.K10"/>
      <style:map style:condition="is-true-formula(msoxl:AND(NOT(ISBLANK(J10)),ISBLANK(K10)))" style:apply-style-name="cf1" style:base-cell-address="Data_Sheet.K10"/>
      <style:map style:condition="is-true-formula(msoxl:AND(NOT(ISBLANK(J10)),ISBLANK(K10)))" style:apply-style-name="cf1" style:base-cell-address="Data_Sheet.K10"/>
      <style:map style:condition="is-true-formula(msoxl:AND(NOT(ISBLANK(J10)),ISBLANK(K10)))" style:apply-style-name="cf1" style:base-cell-address="Data_Sheet.K10"/>
      <style:map style:condition="is-true-formula(msoxl:AND(NOT(ISBLANK(J10)),ISBLANK(K10)))" style:apply-style-name="cf1" style:base-cell-address="Data_Sheet.K10"/>
    </style:style>
    <style:style style:name="ce11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J9)),ISBLANK(K9)))" style:apply-style-name="cf1" style:base-cell-address="Data_Sheet.K9"/>
      <style:map style:condition="is-true-formula(msoxl:AND(NOT(ISBLANK(J9)),ISBLANK(K9)))" style:apply-style-name="cf1" style:base-cell-address="Data_Sheet.K9"/>
      <style:map style:condition="is-true-formula(msoxl:AND(NOT(ISBLANK(J9)),ISBLANK(K9)))" style:apply-style-name="cf1" style:base-cell-address="Data_Sheet.K9"/>
      <style:map style:condition="is-true-formula(msoxl:AND(NOT(ISBLANK(J9)),ISBLANK(K9)))" style:apply-style-name="cf1" style:base-cell-address="Data_Sheet.K9"/>
      <style:map style:condition="is-true-formula(msoxl:AND(NOT(ISBLANK(J9)),ISBLANK(K9)))" style:apply-style-name="cf1" style:base-cell-address="Data_Sheet.K9"/>
      <style:map style:condition="is-true-formula(msoxl:AND(NOT(ISBLANK(J9)),ISBLANK(K9)))" style:apply-style-name="cf1" style:base-cell-address="Data_Sheet.K9"/>
      <style:map style:condition="is-true-formula(msoxl:AND(NOT(ISBLANK(J9)),ISBLANK(K9)))" style:apply-style-name="cf1" style:base-cell-address="Data_Sheet.K9"/>
      <style:map style:condition="is-true-formula(msoxl:AND(NOT(ISBLANK(J9)),ISBLANK(K9)))" style:apply-style-name="cf1" style:base-cell-address="Data_Sheet.K9"/>
      <style:map style:condition="is-true-formula(msoxl:AND(NOT(ISBLANK(J9)),ISBLANK(K9)))" style:apply-style-name="cf1" style:base-cell-address="Data_Sheet.K9"/>
      <style:map style:condition="is-true-formula(msoxl:AND(NOT(ISBLANK(J9)),ISBLANK(K9)))" style:apply-style-name="cf1" style:base-cell-address="Data_Sheet.K9"/>
      <style:map style:condition="is-true-formula(msoxl:AND(NOT(ISBLANK(J9)),ISBLANK(K9)))" style:apply-style-name="cf1" style:base-cell-address="Data_Sheet.K9"/>
      <style:map style:condition="is-true-formula(msoxl:AND(NOT(ISBLANK(L9)),ISBLANK(K9)))" style:apply-style-name="cf1" style:base-cell-address="Data_Sheet.K9"/>
      <style:map style:condition="is-true-formula(msoxl:AND(NOT(ISBLANK(J9)),ISBLANK(K9)))" style:apply-style-name="cf1" style:base-cell-address="Data_Sheet.K9"/>
      <style:map style:condition="is-true-formula(msoxl:AND(NOT(ISBLANK(J9)),ISBLANK(K9)))" style:apply-style-name="cf1" style:base-cell-address="Data_Sheet.K9"/>
      <style:map style:condition="is-true-formula(msoxl:AND(NOT(ISBLANK(J9)),ISBLANK(K9)))" style:apply-style-name="cf1" style:base-cell-address="Data_Sheet.K9"/>
      <style:map style:condition="is-true-formula(msoxl:AND(NOT(ISBLANK(J9)),ISBLANK(K9)))" style:apply-style-name="cf1" style:base-cell-address="Data_Sheet.K9"/>
    </style:style>
    <style:style style:name="ce11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M9)),ISBLANK(L9)))" style:apply-style-name="cf1" style:base-cell-address="Data_Sheet.L9"/>
      <style:map style:condition="is-true-formula(msoxl:AND(NOT(ISBLANK(M9)),ISBLANK(L9)))" style:apply-style-name="cf1" style:base-cell-address="Data_Sheet.L9"/>
      <style:map style:condition="is-true-formula(msoxl:AND(NOT(ISBLANK(M9)),ISBLANK(L9)))" style:apply-style-name="cf1" style:base-cell-address="Data_Sheet.L9"/>
      <style:map style:condition="is-true-formula(msoxl:AND(NOT(ISBLANK(M9)),ISBLANK(L9)))" style:apply-style-name="cf1" style:base-cell-address="Data_Sheet.L9"/>
      <style:map style:condition="is-true-formula(msoxl:AND(NOT(ISBLANK(M9)),ISBLANK(L9)))" style:apply-style-name="cf1" style:base-cell-address="Data_Sheet.L9"/>
      <style:map style:condition="is-true-formula(msoxl:AND(NOT(ISBLANK(M9)),ISBLANK(L9)))" style:apply-style-name="cf1" style:base-cell-address="Data_Sheet.L9"/>
      <style:map style:condition="is-true-formula(msoxl:AND(NOT(ISBLANK(M9)),ISBLANK(L9)))" style:apply-style-name="cf1" style:base-cell-address="Data_Sheet.L9"/>
      <style:map style:condition="is-true-formula(msoxl:AND(NOT(ISBLANK(M9)),ISBLANK(L9)))" style:apply-style-name="cf1" style:base-cell-address="Data_Sheet.L9"/>
      <style:map style:condition="is-true-formula(msoxl:AND(NOT(ISBLANK(M9)),ISBLANK(L9)))" style:apply-style-name="cf1" style:base-cell-address="Data_Sheet.L9"/>
      <style:map style:condition="is-true-formula(msoxl:AND(NOT(ISBLANK(M9)),ISBLANK(L9)))" style:apply-style-name="cf1" style:base-cell-address="Data_Sheet.L9"/>
      <style:map style:condition="is-true-formula(msoxl:AND(NOT(ISBLANK(M9)),ISBLANK(L9)))" style:apply-style-name="cf1" style:base-cell-address="Data_Sheet.L9"/>
      <style:map style:condition="is-true-formula(msoxl:AND(NOT(ISBLANK(M9)),ISBLANK(L9)))" style:apply-style-name="cf1" style:base-cell-address="Data_Sheet.L9"/>
    </style:style>
    <style:style style:name="ce11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L8)),ISBLANK(K8)))" style:apply-style-name="cf1" style:base-cell-address="Data_Sheet.K8"/>
      <style:map style:condition="is-true-formula(msoxl:AND(NOT(ISBLANK(J8)),ISBLANK(K8)))" style:apply-style-name="cf1" style:base-cell-address="Data_Sheet.K8"/>
      <style:map style:condition="is-true-formula(msoxl:AND(NOT(ISBLANK(J8)),ISBLANK(K8)))" style:apply-style-name="cf1" style:base-cell-address="Data_Sheet.K8"/>
      <style:map style:condition="is-true-formula(msoxl:AND(NOT(ISBLANK(J8)),ISBLANK(K8)))" style:apply-style-name="cf1" style:base-cell-address="Data_Sheet.K8"/>
      <style:map style:condition="is-true-formula(msoxl:AND(NOT(ISBLANK(J8)),ISBLANK(K8)))" style:apply-style-name="cf1" style:base-cell-address="Data_Sheet.K8"/>
      <style:map style:condition="is-true-formula(msoxl:AND(NOT(ISBLANK(J8)),ISBLANK(K8)))" style:apply-style-name="cf1" style:base-cell-address="Data_Sheet.K8"/>
      <style:map style:condition="is-true-formula(msoxl:AND(NOT(ISBLANK(J8)),ISBLANK(K8)))" style:apply-style-name="cf1" style:base-cell-address="Data_Sheet.K8"/>
      <style:map style:condition="is-true-formula(msoxl:AND(NOT(ISBLANK(J8)),ISBLANK(K8)))" style:apply-style-name="cf1" style:base-cell-address="Data_Sheet.K8"/>
      <style:map style:condition="is-true-formula(msoxl:AND(NOT(ISBLANK(J8)),ISBLANK(K8)))" style:apply-style-name="cf1" style:base-cell-address="Data_Sheet.K8"/>
      <style:map style:condition="is-true-formula(msoxl:AND(NOT(ISBLANK(J8)),ISBLANK(K8)))" style:apply-style-name="cf1" style:base-cell-address="Data_Sheet.K8"/>
      <style:map style:condition="is-true-formula(msoxl:AND(NOT(ISBLANK(J8)),ISBLANK(K8)))" style:apply-style-name="cf1" style:base-cell-address="Data_Sheet.K8"/>
      <style:map style:condition="is-true-formula(msoxl:AND(NOT(ISBLANK(J8)),ISBLANK(K8)))" style:apply-style-name="cf1" style:base-cell-address="Data_Sheet.K8"/>
      <style:map style:condition="is-true-formula(msoxl:AND(NOT(ISBLANK(J8)),ISBLANK(K8)))" style:apply-style-name="cf1" style:base-cell-address="Data_Sheet.K8"/>
      <style:map style:condition="is-true-formula(msoxl:AND(NOT(ISBLANK(J8)),ISBLANK(K8)))" style:apply-style-name="cf1" style:base-cell-address="Data_Sheet.K8"/>
      <style:map style:condition="is-true-formula(msoxl:AND(NOT(ISBLANK(J8)),ISBLANK(K8)))" style:apply-style-name="cf1" style:base-cell-address="Data_Sheet.K8"/>
    </style:style>
    <style:style style:name="ce12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J7)),ISBLANK(K7)))" style:apply-style-name="cf1" style:base-cell-address="Data_Sheet.K7"/>
      <style:map style:condition="is-true-formula(msoxl:AND(NOT(ISBLANK(J7)),ISBLANK(K7)))" style:apply-style-name="cf1" style:base-cell-address="Data_Sheet.K7"/>
      <style:map style:condition="is-true-formula(msoxl:AND(NOT(ISBLANK(J7)),ISBLANK(K7)))" style:apply-style-name="cf1" style:base-cell-address="Data_Sheet.K7"/>
      <style:map style:condition="is-true-formula(msoxl:AND(NOT(ISBLANK(J7)),ISBLANK(K7)))" style:apply-style-name="cf1" style:base-cell-address="Data_Sheet.K7"/>
      <style:map style:condition="is-true-formula(msoxl:AND(NOT(ISBLANK(J7)),ISBLANK(K7)))" style:apply-style-name="cf1" style:base-cell-address="Data_Sheet.K7"/>
      <style:map style:condition="is-true-formula(msoxl:AND(NOT(ISBLANK(J7)),ISBLANK(K7)))" style:apply-style-name="cf1" style:base-cell-address="Data_Sheet.K7"/>
      <style:map style:condition="is-true-formula(msoxl:AND(NOT(ISBLANK(J7)),ISBLANK(K7)))" style:apply-style-name="cf1" style:base-cell-address="Data_Sheet.K7"/>
      <style:map style:condition="is-true-formula(msoxl:AND(NOT(ISBLANK(J7)),ISBLANK(K7)))" style:apply-style-name="cf1" style:base-cell-address="Data_Sheet.K7"/>
    </style:style>
    <style:style style:name="ce12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M8)),ISBLANK(L8)))" style:apply-style-name="cf1" style:base-cell-address="Data_Sheet.L8"/>
      <style:map style:condition="is-true-formula(msoxl:AND(NOT(ISBLANK(M8)),ISBLANK(L8)))" style:apply-style-name="cf1" style:base-cell-address="Data_Sheet.L8"/>
      <style:map style:condition="is-true-formula(msoxl:AND(NOT(ISBLANK(M8)),ISBLANK(L8)))" style:apply-style-name="cf1" style:base-cell-address="Data_Sheet.L8"/>
      <style:map style:condition="is-true-formula(msoxl:AND(NOT(ISBLANK(M8)),ISBLANK(L8)))" style:apply-style-name="cf1" style:base-cell-address="Data_Sheet.L8"/>
      <style:map style:condition="is-true-formula(msoxl:AND(NOT(ISBLANK(M8)),ISBLANK(L8)))" style:apply-style-name="cf1" style:base-cell-address="Data_Sheet.L8"/>
      <style:map style:condition="is-true-formula(msoxl:AND(NOT(ISBLANK(M8)),ISBLANK(L8)))" style:apply-style-name="cf1" style:base-cell-address="Data_Sheet.L8"/>
      <style:map style:condition="is-true-formula(msoxl:AND(NOT(ISBLANK(M8)),ISBLANK(L8)))" style:apply-style-name="cf1" style:base-cell-address="Data_Sheet.L8"/>
      <style:map style:condition="is-true-formula(msoxl:AND(NOT(ISBLANK(M8)),ISBLANK(L8)))" style:apply-style-name="cf1" style:base-cell-address="Data_Sheet.L8"/>
      <style:map style:condition="is-true-formula(msoxl:AND(NOT(ISBLANK(M8)),ISBLANK(L8)))" style:apply-style-name="cf1" style:base-cell-address="Data_Sheet.L8"/>
      <style:map style:condition="is-true-formula(msoxl:AND(NOT(ISBLANK(M8)),ISBLANK(L8)))" style:apply-style-name="cf1" style:base-cell-address="Data_Sheet.L8"/>
      <style:map style:condition="is-true-formula(msoxl:AND(NOT(ISBLANK(M8)),ISBLANK(L8)))" style:apply-style-name="cf1" style:base-cell-address="Data_Sheet.L8"/>
    </style:style>
    <style:style style:name="ce12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M7)),ISBLANK(L7)))" style:apply-style-name="cf1" style:base-cell-address="Data_Sheet.L7"/>
      <style:map style:condition="is-true-formula(msoxl:AND(NOT(ISBLANK(M7)),ISBLANK(L7)))" style:apply-style-name="cf1" style:base-cell-address="Data_Sheet.L7"/>
      <style:map style:condition="is-true-formula(msoxl:AND(NOT(ISBLANK(M7)),ISBLANK(L7)))" style:apply-style-name="cf1" style:base-cell-address="Data_Sheet.L7"/>
      <style:map style:condition="is-true-formula(msoxl:AND(NOT(ISBLANK(M7)),ISBLANK(L7)))" style:apply-style-name="cf1" style:base-cell-address="Data_Sheet.L7"/>
      <style:map style:condition="is-true-formula(msoxl:AND(NOT(ISBLANK(M7)),ISBLANK(L7)))" style:apply-style-name="cf1" style:base-cell-address="Data_Sheet.L7"/>
      <style:map style:condition="is-true-formula(msoxl:AND(NOT(ISBLANK(M7)),ISBLANK(L7)))" style:apply-style-name="cf1" style:base-cell-address="Data_Sheet.L7"/>
    </style:style>
    <style:style style:name="ce12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L7)),ISBLANK(M7)))" style:apply-style-name="cf1" style:base-cell-address="Data_Sheet.M7"/>
      <style:map style:condition="is-true-formula(msoxl:AND(NOT(ISBLANK(L7)),ISBLANK(M7)))" style:apply-style-name="cf1" style:base-cell-address="Data_Sheet.M7"/>
      <style:map style:condition="is-true-formula(msoxl:AND(NOT(ISBLANK(L7)),ISBLANK(M7)))" style:apply-style-name="cf1" style:base-cell-address="Data_Sheet.M7"/>
      <style:map style:condition="is-true-formula(msoxl:AND(NOT(ISBLANK(L7)),ISBLANK(M7)))" style:apply-style-name="cf1" style:base-cell-address="Data_Sheet.M7"/>
      <style:map style:condition="is-true-formula(msoxl:AND(NOT(ISBLANK(L7)),ISBLANK(M7)))" style:apply-style-name="cf1" style:base-cell-address="Data_Sheet.M7"/>
      <style:map style:condition="is-true-formula(msoxl:AND(NOT(ISBLANK(L7)),ISBLANK(M7)))" style:apply-style-name="cf1" style:base-cell-address="Data_Sheet.M7"/>
      <style:map style:condition="is-true-formula(msoxl:AND(NOT(ISBLANK(L7)),ISBLANK(M7)))" style:apply-style-name="cf1" style:base-cell-address="Data_Sheet.M7"/>
      <style:map style:condition="is-true-formula(msoxl:AND(NOT(ISBLANK(L7)),ISBLANK(M7)))" style:apply-style-name="cf1" style:base-cell-address="Data_Sheet.M7"/>
    </style:style>
    <style:style style:name="ce12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N8)),ISBLANK(M8)))" style:apply-style-name="cf1" style:base-cell-address="Data_Sheet.M8"/>
      <style:map style:condition="is-true-formula(msoxl:AND(NOT(ISBLANK(L8)),ISBLANK(M8)))" style:apply-style-name="cf1" style:base-cell-address="Data_Sheet.M8"/>
      <style:map style:condition="is-true-formula(msoxl:AND(NOT(ISBLANK(L8)),ISBLANK(M8)))" style:apply-style-name="cf1" style:base-cell-address="Data_Sheet.M8"/>
      <style:map style:condition="is-true-formula(msoxl:AND(NOT(ISBLANK(L8)),ISBLANK(M8)))" style:apply-style-name="cf1" style:base-cell-address="Data_Sheet.M8"/>
      <style:map style:condition="is-true-formula(msoxl:AND(NOT(ISBLANK(L8)),ISBLANK(M8)))" style:apply-style-name="cf1" style:base-cell-address="Data_Sheet.M8"/>
      <style:map style:condition="is-true-formula(msoxl:AND(NOT(ISBLANK(L8)),ISBLANK(M8)))" style:apply-style-name="cf1" style:base-cell-address="Data_Sheet.M8"/>
      <style:map style:condition="is-true-formula(msoxl:AND(NOT(ISBLANK(L8)),ISBLANK(M8)))" style:apply-style-name="cf1" style:base-cell-address="Data_Sheet.M8"/>
      <style:map style:condition="is-true-formula(msoxl:AND(NOT(ISBLANK(L8)),ISBLANK(M8)))" style:apply-style-name="cf1" style:base-cell-address="Data_Sheet.M8"/>
      <style:map style:condition="is-true-formula(msoxl:AND(NOT(ISBLANK(L8)),ISBLANK(M8)))" style:apply-style-name="cf1" style:base-cell-address="Data_Sheet.M8"/>
      <style:map style:condition="is-true-formula(msoxl:AND(NOT(ISBLANK(L8)),ISBLANK(M8)))" style:apply-style-name="cf1" style:base-cell-address="Data_Sheet.M8"/>
      <style:map style:condition="is-true-formula(msoxl:AND(NOT(ISBLANK(L8)),ISBLANK(M8)))" style:apply-style-name="cf1" style:base-cell-address="Data_Sheet.M8"/>
      <style:map style:condition="is-true-formula(msoxl:AND(NOT(ISBLANK(L8)),ISBLANK(M8)))" style:apply-style-name="cf1" style:base-cell-address="Data_Sheet.M8"/>
      <style:map style:condition="is-true-formula(msoxl:AND(NOT(ISBLANK(L8)),ISBLANK(M8)))" style:apply-style-name="cf1" style:base-cell-address="Data_Sheet.M8"/>
      <style:map style:condition="is-true-formula(msoxl:AND(NOT(ISBLANK(L8)),ISBLANK(M8)))" style:apply-style-name="cf1" style:base-cell-address="Data_Sheet.M8"/>
      <style:map style:condition="is-true-formula(msoxl:AND(NOT(ISBLANK(L8)),ISBLANK(M8)))" style:apply-style-name="cf1" style:base-cell-address="Data_Sheet.M8"/>
    </style:style>
    <style:style style:name="ce125"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L12)),ISBLANK(M12)))" style:apply-style-name="cf1" style:base-cell-address="Data_Sheet.M12"/>
      <style:map style:condition="is-true-formula(msoxl:AND(NOT(ISBLANK(L12)),ISBLANK(M12)))" style:apply-style-name="cf1" style:base-cell-address="Data_Sheet.M12"/>
      <style:map style:condition="is-true-formula(msoxl:AND(NOT(ISBLANK(L12)),ISBLANK(M12)))" style:apply-style-name="cf1" style:base-cell-address="Data_Sheet.M12"/>
      <style:map style:condition="is-true-formula(msoxl:AND(NOT(ISBLANK(L12)),ISBLANK(M12)))" style:apply-style-name="cf1" style:base-cell-address="Data_Sheet.M12"/>
      <style:map style:condition="is-true-formula(msoxl:AND(NOT(ISBLANK(L12)),ISBLANK(M12)))" style:apply-style-name="cf1" style:base-cell-address="Data_Sheet.M12"/>
      <style:map style:condition="is-true-formula(msoxl:AND(NOT(ISBLANK(L12)),ISBLANK(M12)))" style:apply-style-name="cf1" style:base-cell-address="Data_Sheet.M12"/>
      <style:map style:condition="is-true-formula(msoxl:AND(NOT(ISBLANK(L12)),ISBLANK(M12)))" style:apply-style-name="cf1" style:base-cell-address="Data_Sheet.M12"/>
    </style:style>
    <style:style style:name="ce126"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L11)),ISBLANK(M11)))" style:apply-style-name="cf1" style:base-cell-address="Data_Sheet.M11"/>
      <style:map style:condition="is-true-formula(msoxl:AND(NOT(ISBLANK(L11)),ISBLANK(M11)))" style:apply-style-name="cf1" style:base-cell-address="Data_Sheet.M11"/>
      <style:map style:condition="is-true-formula(msoxl:AND(NOT(ISBLANK(L11)),ISBLANK(M11)))" style:apply-style-name="cf1" style:base-cell-address="Data_Sheet.M11"/>
      <style:map style:condition="is-true-formula(msoxl:AND(NOT(ISBLANK(L11)),ISBLANK(M11)))" style:apply-style-name="cf1" style:base-cell-address="Data_Sheet.M11"/>
      <style:map style:condition="is-true-formula(msoxl:AND(NOT(ISBLANK(L11)),ISBLANK(M11)))" style:apply-style-name="cf1" style:base-cell-address="Data_Sheet.M11"/>
      <style:map style:condition="is-true-formula(msoxl:AND(NOT(ISBLANK(L11)),ISBLANK(M11)))" style:apply-style-name="cf1" style:base-cell-address="Data_Sheet.M11"/>
      <style:map style:condition="is-true-formula(msoxl:AND(NOT(ISBLANK(L11)),ISBLANK(M11)))" style:apply-style-name="cf1" style:base-cell-address="Data_Sheet.M11"/>
      <style:map style:condition="is-true-formula(msoxl:AND(NOT(ISBLANK(L11)),ISBLANK(M11)))" style:apply-style-name="cf1" style:base-cell-address="Data_Sheet.M11"/>
      <style:map style:condition="is-true-formula(msoxl:AND(NOT(ISBLANK(L11)),ISBLANK(M11)))" style:apply-style-name="cf1" style:base-cell-address="Data_Sheet.M11"/>
      <style:map style:condition="is-true-formula(msoxl:AND(NOT(ISBLANK(L11)),ISBLANK(M11)))" style:apply-style-name="cf1" style:base-cell-address="Data_Sheet.M11"/>
      <style:map style:condition="is-true-formula(msoxl:AND(NOT(ISBLANK(L11)),ISBLANK(M11)))" style:apply-style-name="cf1" style:base-cell-address="Data_Sheet.M11"/>
      <style:map style:condition="is-true-formula(msoxl:AND(NOT(ISBLANK(L11)),ISBLANK(M11)))" style:apply-style-name="cf1" style:base-cell-address="Data_Sheet.M11"/>
      <style:map style:condition="is-true-formula(msoxl:AND(NOT(ISBLANK(L11)),ISBLANK(M11)))" style:apply-style-name="cf1" style:base-cell-address="Data_Sheet.M11"/>
      <style:map style:condition="is-true-formula(msoxl:AND(NOT(ISBLANK(L11)),ISBLANK(M11)))" style:apply-style-name="cf1" style:base-cell-address="Data_Sheet.M11"/>
      <style:map style:condition="is-true-formula(msoxl:AND(NOT(ISBLANK(L11)),ISBLANK(M11)))" style:apply-style-name="cf1" style:base-cell-address="Data_Sheet.M11"/>
      <style:map style:condition="is-true-formula(msoxl:AND(NOT(ISBLANK(L11)),ISBLANK(M11)))" style:apply-style-name="cf1" style:base-cell-address="Data_Sheet.M11"/>
      <style:map style:condition="is-true-formula(msoxl:AND(NOT(ISBLANK(L11)),ISBLANK(M11)))" style:apply-style-name="cf1" style:base-cell-address="Data_Sheet.M11"/>
      <style:map style:condition="is-true-formula(msoxl:AND(NOT(ISBLANK(L11)),ISBLANK(M11)))" style:apply-style-name="cf1" style:base-cell-address="Data_Sheet.M11"/>
      <style:map style:condition="is-true-formula(msoxl:AND(NOT(ISBLANK(L11)),ISBLANK(M11)))" style:apply-style-name="cf1" style:base-cell-address="Data_Sheet.M11"/>
      <style:map style:condition="is-true-formula(msoxl:AND(NOT(ISBLANK(L11)),ISBLANK(M11)))" style:apply-style-name="cf1" style:base-cell-address="Data_Sheet.M11"/>
      <style:map style:condition="is-true-formula(msoxl:AND(NOT(ISBLANK(L11)),ISBLANK(M11)))" style:apply-style-name="cf1" style:base-cell-address="Data_Sheet.M11"/>
      <style:map style:condition="is-true-formula(msoxl:AND(NOT(ISBLANK(L11)),ISBLANK(M11)))" style:apply-style-name="cf1" style:base-cell-address="Data_Sheet.M11"/>
    </style:style>
    <style:style style:name="ce12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L13)),ISBLANK(M13)))" style:apply-style-name="cf1" style:base-cell-address="Data_Sheet.M13"/>
      <style:map style:condition="is-true-formula(msoxl:AND(NOT(ISBLANK(L13)),ISBLANK(M13)))" style:apply-style-name="cf1" style:base-cell-address="Data_Sheet.M13"/>
      <style:map style:condition="is-true-formula(msoxl:AND(NOT(ISBLANK(L13)),ISBLANK(M13)))" style:apply-style-name="cf1" style:base-cell-address="Data_Sheet.M13"/>
      <style:map style:condition="is-true-formula(msoxl:AND(NOT(ISBLANK(L13)),ISBLANK(M13)))" style:apply-style-name="cf1" style:base-cell-address="Data_Sheet.M13"/>
      <style:map style:condition="is-true-formula(msoxl:AND(NOT(ISBLANK(L13)),ISBLANK(M13)))" style:apply-style-name="cf1" style:base-cell-address="Data_Sheet.M13"/>
      <style:map style:condition="is-true-formula(msoxl:AND(NOT(ISBLANK(L13)),ISBLANK(M13)))" style:apply-style-name="cf1" style:base-cell-address="Data_Sheet.M13"/>
    </style:style>
    <style:style style:name="ce12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O12)),ISBLANK(N12)))" style:apply-style-name="cf1" style:base-cell-address="Data_Sheet.N12"/>
      <style:map style:condition="is-true-formula(msoxl:AND(NOT(ISBLANK(O12)),ISBLANK(N12)))" style:apply-style-name="cf1" style:base-cell-address="Data_Sheet.N12"/>
      <style:map style:condition="is-true-formula(msoxl:AND(NOT(ISBLANK(O12)),ISBLANK(N12)))" style:apply-style-name="cf1" style:base-cell-address="Data_Sheet.N12"/>
      <style:map style:condition="is-true-formula(msoxl:AND(NOT(ISBLANK(O12)),ISBLANK(N12)))" style:apply-style-name="cf1" style:base-cell-address="Data_Sheet.N12"/>
      <style:map style:condition="is-true-formula(msoxl:AND(NOT(ISBLANK(O12)),ISBLANK(N12)))" style:apply-style-name="cf1" style:base-cell-address="Data_Sheet.N12"/>
    </style:style>
    <style:style style:name="ce12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O11)),ISBLANK(N11)))" style:apply-style-name="cf1" style:base-cell-address="Data_Sheet.N11"/>
      <style:map style:condition="is-true-formula(msoxl:AND(NOT(ISBLANK(O11)),ISBLANK(N11)))" style:apply-style-name="cf1" style:base-cell-address="Data_Sheet.N11"/>
      <style:map style:condition="is-true-formula(msoxl:AND(NOT(ISBLANK(O11)),ISBLANK(N11)))" style:apply-style-name="cf1" style:base-cell-address="Data_Sheet.N11"/>
      <style:map style:condition="is-true-formula(msoxl:AND(NOT(ISBLANK(O11)),ISBLANK(N11)))" style:apply-style-name="cf1" style:base-cell-address="Data_Sheet.N11"/>
      <style:map style:condition="is-true-formula(msoxl:AND(NOT(ISBLANK(O11)),ISBLANK(N11)))" style:apply-style-name="cf1" style:base-cell-address="Data_Sheet.N11"/>
      <style:map style:condition="is-true-formula(msoxl:AND(NOT(ISBLANK(O11)),ISBLANK(N11)))" style:apply-style-name="cf1" style:base-cell-address="Data_Sheet.N11"/>
      <style:map style:condition="is-true-formula(msoxl:AND(NOT(ISBLANK(O11)),ISBLANK(N11)))" style:apply-style-name="cf1" style:base-cell-address="Data_Sheet.N11"/>
      <style:map style:condition="is-true-formula(msoxl:AND(NOT(ISBLANK(O11)),ISBLANK(N11)))" style:apply-style-name="cf1" style:base-cell-address="Data_Sheet.N11"/>
      <style:map style:condition="is-true-formula(msoxl:AND(NOT(ISBLANK(O11)),ISBLANK(N11)))" style:apply-style-name="cf1" style:base-cell-address="Data_Sheet.N11"/>
      <style:map style:condition="is-true-formula(msoxl:AND(NOT(ISBLANK(O11)),ISBLANK(N11)))" style:apply-style-name="cf1" style:base-cell-address="Data_Sheet.N11"/>
      <style:map style:condition="is-true-formula(msoxl:AND(NOT(ISBLANK(O11)),ISBLANK(N11)))" style:apply-style-name="cf1" style:base-cell-address="Data_Sheet.N11"/>
      <style:map style:condition="is-true-formula(msoxl:AND(NOT(ISBLANK(O11)),ISBLANK(N11)))" style:apply-style-name="cf1" style:base-cell-address="Data_Sheet.N11"/>
      <style:map style:condition="is-true-formula(msoxl:AND(NOT(ISBLANK(O11)),ISBLANK(N11)))" style:apply-style-name="cf1" style:base-cell-address="Data_Sheet.N11"/>
      <style:map style:condition="is-true-formula(msoxl:AND(NOT(ISBLANK(O11)),ISBLANK(N11)))" style:apply-style-name="cf1" style:base-cell-address="Data_Sheet.N11"/>
      <style:map style:condition="is-true-formula(msoxl:AND(NOT(ISBLANK(O11)),ISBLANK(N11)))" style:apply-style-name="cf1" style:base-cell-address="Data_Sheet.N11"/>
      <style:map style:condition="is-true-formula(msoxl:AND(NOT(ISBLANK(O11)),ISBLANK(N11)))" style:apply-style-name="cf1" style:base-cell-address="Data_Sheet.N11"/>
      <style:map style:condition="is-true-formula(msoxl:AND(NOT(ISBLANK(O11)),ISBLANK(N11)))" style:apply-style-name="cf1" style:base-cell-address="Data_Sheet.N11"/>
      <style:map style:condition="is-true-formula(msoxl:AND(NOT(ISBLANK(O11)),ISBLANK(N11)))" style:apply-style-name="cf1" style:base-cell-address="Data_Sheet.N11"/>
      <style:map style:condition="is-true-formula(msoxl:AND(NOT(ISBLANK(O11)),ISBLANK(N11)))" style:apply-style-name="cf1" style:base-cell-address="Data_Sheet.N11"/>
      <style:map style:condition="is-true-formula(msoxl:AND(NOT(ISBLANK(O11)),ISBLANK(N11)))" style:apply-style-name="cf1" style:base-cell-address="Data_Sheet.N11"/>
    </style:style>
    <style:style style:name="ce13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O13)),ISBLANK(N13)))" style:apply-style-name="cf1" style:base-cell-address="Data_Sheet.N13"/>
      <style:map style:condition="is-true-formula(msoxl:AND(NOT(ISBLANK(O13)),ISBLANK(N13)))" style:apply-style-name="cf1" style:base-cell-address="Data_Sheet.N13"/>
      <style:map style:condition="is-true-formula(msoxl:AND(NOT(ISBLANK(O13)),ISBLANK(N13)))" style:apply-style-name="cf1" style:base-cell-address="Data_Sheet.N13"/>
      <style:map style:condition="is-true-formula(msoxl:AND(NOT(ISBLANK(O13)),ISBLANK(N13)))" style:apply-style-name="cf1" style:base-cell-address="Data_Sheet.N13"/>
      <style:map style:condition="is-true-formula(msoxl:AND(NOT(ISBLANK(O13)),ISBLANK(N13)))" style:apply-style-name="cf1" style:base-cell-address="Data_Sheet.N13"/>
      <style:map style:condition="is-true-formula(msoxl:AND(NOT(ISBLANK(O13)),ISBLANK(N13)))" style:apply-style-name="cf1" style:base-cell-address="Data_Sheet.N13"/>
    </style:style>
    <style:style style:name="ce13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L9)),ISBLANK(M9)))" style:apply-style-name="cf1" style:base-cell-address="Data_Sheet.M9"/>
      <style:map style:condition="is-true-formula(msoxl:AND(NOT(ISBLANK(L9)),ISBLANK(M9)))" style:apply-style-name="cf1" style:base-cell-address="Data_Sheet.M9"/>
      <style:map style:condition="is-true-formula(msoxl:AND(NOT(ISBLANK(L9)),ISBLANK(M9)))" style:apply-style-name="cf1" style:base-cell-address="Data_Sheet.M9"/>
      <style:map style:condition="is-true-formula(msoxl:AND(NOT(ISBLANK(L9)),ISBLANK(M9)))" style:apply-style-name="cf1" style:base-cell-address="Data_Sheet.M9"/>
      <style:map style:condition="is-true-formula(msoxl:AND(NOT(ISBLANK(L9)),ISBLANK(M9)))" style:apply-style-name="cf1" style:base-cell-address="Data_Sheet.M9"/>
      <style:map style:condition="is-true-formula(msoxl:AND(NOT(ISBLANK(L9)),ISBLANK(M9)))" style:apply-style-name="cf1" style:base-cell-address="Data_Sheet.M9"/>
      <style:map style:condition="is-true-formula(msoxl:AND(NOT(ISBLANK(L9)),ISBLANK(M9)))" style:apply-style-name="cf1" style:base-cell-address="Data_Sheet.M9"/>
      <style:map style:condition="is-true-formula(msoxl:AND(NOT(ISBLANK(L9)),ISBLANK(M9)))" style:apply-style-name="cf1" style:base-cell-address="Data_Sheet.M9"/>
      <style:map style:condition="is-true-formula(msoxl:AND(NOT(ISBLANK(L9)),ISBLANK(M9)))" style:apply-style-name="cf1" style:base-cell-address="Data_Sheet.M9"/>
      <style:map style:condition="is-true-formula(msoxl:AND(NOT(ISBLANK(L9)),ISBLANK(M9)))" style:apply-style-name="cf1" style:base-cell-address="Data_Sheet.M9"/>
      <style:map style:condition="is-true-formula(msoxl:AND(NOT(ISBLANK(L9)),ISBLANK(M9)))" style:apply-style-name="cf1" style:base-cell-address="Data_Sheet.M9"/>
      <style:map style:condition="is-true-formula(msoxl:AND(NOT(ISBLANK(N9)),ISBLANK(M9)))" style:apply-style-name="cf1" style:base-cell-address="Data_Sheet.M9"/>
      <style:map style:condition="is-true-formula(msoxl:AND(NOT(ISBLANK(L9)),ISBLANK(M9)))" style:apply-style-name="cf1" style:base-cell-address="Data_Sheet.M9"/>
      <style:map style:condition="is-true-formula(msoxl:AND(NOT(ISBLANK(L9)),ISBLANK(M9)))" style:apply-style-name="cf1" style:base-cell-address="Data_Sheet.M9"/>
      <style:map style:condition="is-true-formula(msoxl:AND(NOT(ISBLANK(L9)),ISBLANK(M9)))" style:apply-style-name="cf1" style:base-cell-address="Data_Sheet.M9"/>
      <style:map style:condition="is-true-formula(msoxl:AND(NOT(ISBLANK(L9)),ISBLANK(M9)))" style:apply-style-name="cf1" style:base-cell-address="Data_Sheet.M9"/>
    </style:style>
    <style:style style:name="ce13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L10)),ISBLANK(M10)))" style:apply-style-name="cf1" style:base-cell-address="Data_Sheet.M10"/>
      <style:map style:condition="is-true-formula(msoxl:AND(NOT(ISBLANK(L10)),ISBLANK(M10)))" style:apply-style-name="cf1" style:base-cell-address="Data_Sheet.M10"/>
      <style:map style:condition="is-true-formula(msoxl:AND(NOT(ISBLANK(L10)),ISBLANK(M10)))" style:apply-style-name="cf1" style:base-cell-address="Data_Sheet.M10"/>
      <style:map style:condition="is-true-formula(msoxl:AND(NOT(ISBLANK(L10)),ISBLANK(M10)))" style:apply-style-name="cf1" style:base-cell-address="Data_Sheet.M10"/>
      <style:map style:condition="is-true-formula(msoxl:AND(NOT(ISBLANK(L10)),ISBLANK(M10)))" style:apply-style-name="cf1" style:base-cell-address="Data_Sheet.M10"/>
      <style:map style:condition="is-true-formula(msoxl:AND(NOT(ISBLANK(L10)),ISBLANK(M10)))" style:apply-style-name="cf1" style:base-cell-address="Data_Sheet.M10"/>
      <style:map style:condition="is-true-formula(msoxl:AND(NOT(ISBLANK(L10)),ISBLANK(M10)))" style:apply-style-name="cf1" style:base-cell-address="Data_Sheet.M10"/>
      <style:map style:condition="is-true-formula(msoxl:AND(NOT(ISBLANK(L10)),ISBLANK(M10)))" style:apply-style-name="cf1" style:base-cell-address="Data_Sheet.M10"/>
      <style:map style:condition="is-true-formula(msoxl:AND(NOT(ISBLANK(L10)),ISBLANK(M10)))" style:apply-style-name="cf1" style:base-cell-address="Data_Sheet.M10"/>
    </style:style>
    <style:style style:name="ce13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L5)),ISBLANK(M5)))" style:apply-style-name="cf1" style:base-cell-address="Data_Sheet.M5"/>
      <style:map style:condition="is-true-formula(msoxl:AND(NOT(ISBLANK(L5)),ISBLANK(M5)))" style:apply-style-name="cf1" style:base-cell-address="Data_Sheet.M5"/>
      <style:map style:condition="is-true-formula(msoxl:AND(NOT(ISBLANK(L5)),ISBLANK(M5)))" style:apply-style-name="cf1" style:base-cell-address="Data_Sheet.M5"/>
    </style:style>
    <style:style style:name="ce13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L6)),ISBLANK(M6)))" style:apply-style-name="cf1" style:base-cell-address="Data_Sheet.M6"/>
      <style:map style:condition="is-true-formula(msoxl:AND(NOT(ISBLANK(L6)),ISBLANK(M6)))" style:apply-style-name="cf1" style:base-cell-address="Data_Sheet.M6"/>
      <style:map style:condition="is-true-formula(msoxl:AND(NOT(ISBLANK(L6)),ISBLANK(M6)))" style:apply-style-name="cf1" style:base-cell-address="Data_Sheet.M6"/>
    </style:style>
    <style:style style:name="ce135"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L4)),ISBLANK(M4)))" style:apply-style-name="cf1" style:base-cell-address="Data_Sheet.M4"/>
      <style:map style:condition="is-true-formula(msoxl:AND(NOT(ISBLANK(L4)),ISBLANK(M4)))" style:apply-style-name="cf1" style:base-cell-address="Data_Sheet.M4"/>
      <style:map style:condition="is-true-formula(msoxl:AND(NOT(ISBLANK(L4)),ISBLANK(M4)))" style:apply-style-name="cf1" style:base-cell-address="Data_Sheet.M4"/>
    </style:style>
    <style:style style:name="ce136"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O6)),ISBLANK(N6)))" style:apply-style-name="cf1" style:base-cell-address="Data_Sheet.N6"/>
      <style:map style:condition="is-true-formula(msoxl:AND(NOT(ISBLANK(O6)),ISBLANK(N6)))" style:apply-style-name="cf1" style:base-cell-address="Data_Sheet.N6"/>
      <style:map style:condition="is-true-formula(msoxl:AND(NOT(ISBLANK(O6)),ISBLANK(N6)))" style:apply-style-name="cf1" style:base-cell-address="Data_Sheet.N6"/>
    </style:style>
    <style:style style:name="ce13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O4)),ISBLANK(N4)))" style:apply-style-name="cf1" style:base-cell-address="Data_Sheet.N4"/>
      <style:map style:condition="is-true-formula(msoxl:AND(NOT(ISBLANK(O4)),ISBLANK(N4)))" style:apply-style-name="cf1" style:base-cell-address="Data_Sheet.N4"/>
      <style:map style:condition="is-true-formula(msoxl:AND(NOT(ISBLANK(O4)),ISBLANK(N4)))" style:apply-style-name="cf1" style:base-cell-address="Data_Sheet.N4"/>
    </style:style>
    <style:style style:name="ce13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O5)),ISBLANK(N5)))" style:apply-style-name="cf1" style:base-cell-address="Data_Sheet.N5"/>
      <style:map style:condition="is-true-formula(msoxl:AND(NOT(ISBLANK(O5)),ISBLANK(N5)))" style:apply-style-name="cf1" style:base-cell-address="Data_Sheet.N5"/>
      <style:map style:condition="is-true-formula(msoxl:AND(NOT(ISBLANK(O5)),ISBLANK(N5)))" style:apply-style-name="cf1" style:base-cell-address="Data_Sheet.N5"/>
    </style:style>
    <style:style style:name="ce139" style:family="table-cell" style:parent-style-name="Default" style:data-style-name="N3">
      <style:table-cell-properties fo:border="thin solid #000000" style:vertical-align="middle" fo:wrap-option="wrap" fo:background-color="#D8D8D8" style:cell-protect="none" style:repeat-content="false"/>
      <style:paragraph-properties fo:text-align="end" fo:margin-right="0cm"/>
      <style:map style:condition="is-true-formula(msoxl:AND(NOT(ISBLANK(P4)),ISBLANK(Q4)))" style:apply-style-name="cf1" style:base-cell-address="Data_Sheet.Q4"/>
      <style:map style:condition="is-true-formula(msoxl:AND(NOT(ISBLANK(P4)),ISBLANK(Q4)))" style:apply-style-name="cf1" style:base-cell-address="Data_Sheet.Q4"/>
      <style:map style:condition="is-true-formula(msoxl:AND(NOT(ISBLANK(P4)),ISBLANK(Q4)))" style:apply-style-name="cf1" style:base-cell-address="Data_Sheet.Q4"/>
      <style:map style:condition="is-true-formula(msoxl:AND(NOT(ISBLANK(P4)),ISBLANK(Q4)))" style:apply-style-name="cf1" style:base-cell-address="Data_Sheet.Q4"/>
      <style:map style:condition="is-true-formula(msoxl:AND(NOT(ISBLANK(P4)),ISBLANK(Q4)))" style:apply-style-name="cf1" style:base-cell-address="Data_Sheet.Q4"/>
      <style:map style:condition="is-true-formula(msoxl:AND(NOT(ISBLANK(P4)),ISBLANK(Q4)))" style:apply-style-name="cf1" style:base-cell-address="Data_Sheet.Q4"/>
      <style:map style:condition="is-true-formula(msoxl:AND(NOT(ISBLANK(P4)),ISBLANK(Q4)))" style:apply-style-name="cf1" style:base-cell-address="Data_Sheet.Q4"/>
      <style:map style:condition="is-true-formula(msoxl:AND(NOT(ISBLANK(P4)),ISBLANK(Q4)))" style:apply-style-name="cf1" style:base-cell-address="Data_Sheet.Q4"/>
      <style:map style:condition="is-true-formula(msoxl:AND(NOT(ISBLANK(P4)),ISBLANK(Q4)))" style:apply-style-name="cf1" style:base-cell-address="Data_Sheet.Q4"/>
    </style:style>
    <style:style style:name="ce140" style:family="table-cell" style:parent-style-name="Default" style:data-style-name="N3">
      <style:table-cell-properties fo:border="thin solid #000000" style:vertical-align="middle" fo:wrap-option="wrap" fo:background-color="#D8D8D8" style:cell-protect="none" style:repeat-content="false"/>
      <style:paragraph-properties fo:text-align="end" fo:margin-right="0cm"/>
      <style:map style:condition="is-true-formula(msoxl:AND(NOT(ISBLANK(Q4)),ISBLANK(P4)))" style:apply-style-name="cf1" style:base-cell-address="Data_Sheet.P4"/>
      <style:map style:condition="is-true-formula(msoxl:AND(NOT(ISBLANK(Q4)),ISBLANK(P4)))" style:apply-style-name="cf1" style:base-cell-address="Data_Sheet.P4"/>
      <style:map style:condition="is-true-formula(msoxl:AND(NOT(ISBLANK(Q4)),ISBLANK(P4)))" style:apply-style-name="cf1" style:base-cell-address="Data_Sheet.P4"/>
    </style:style>
    <style:style style:name="ce14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N4)),ISBLANK(O4)))" style:apply-style-name="cf1" style:base-cell-address="Data_Sheet.O4"/>
      <style:map style:condition="is-true-formula(msoxl:AND(NOT(ISBLANK(N4)),ISBLANK(O4)))" style:apply-style-name="cf1" style:base-cell-address="Data_Sheet.O4"/>
      <style:map style:condition="is-true-formula(msoxl:AND(NOT(ISBLANK(N4)),ISBLANK(O4)))" style:apply-style-name="cf1" style:base-cell-address="Data_Sheet.O4"/>
    </style:style>
    <style:style style:name="ce14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N5)),ISBLANK(O5)))" style:apply-style-name="cf1" style:base-cell-address="Data_Sheet.O5"/>
      <style:map style:condition="is-true-formula(msoxl:AND(NOT(ISBLANK(N5)),ISBLANK(O5)))" style:apply-style-name="cf1" style:base-cell-address="Data_Sheet.O5"/>
      <style:map style:condition="is-true-formula(msoxl:AND(NOT(ISBLANK(N5)),ISBLANK(O5)))" style:apply-style-name="cf1" style:base-cell-address="Data_Sheet.O5"/>
    </style:style>
    <style:style style:name="ce14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N6)),ISBLANK(O6)))" style:apply-style-name="cf1" style:base-cell-address="Data_Sheet.O6"/>
      <style:map style:condition="is-true-formula(msoxl:AND(NOT(ISBLANK(N6)),ISBLANK(O6)))" style:apply-style-name="cf1" style:base-cell-address="Data_Sheet.O6"/>
      <style:map style:condition="is-true-formula(msoxl:AND(NOT(ISBLANK(N6)),ISBLANK(O6)))" style:apply-style-name="cf1" style:base-cell-address="Data_Sheet.O6"/>
    </style:style>
    <style:style style:name="ce144" style:family="table-cell" style:parent-style-name="Default" style:data-style-name="N3">
      <style:table-cell-properties fo:border="thin solid #000000" style:vertical-align="middle" fo:wrap-option="wrap" fo:background-color="#D8D8D8" style:cell-protect="none" style:repeat-content="false"/>
      <style:paragraph-properties fo:text-align="end" fo:margin-right="0cm"/>
      <style:map style:condition="is-true-formula(msoxl:AND(NOT(ISBLANK(P5)),ISBLANK(Q5)))" style:apply-style-name="cf1" style:base-cell-address="Data_Sheet.Q5"/>
    </style:style>
    <style:style style:name="ce145"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N11)),ISBLANK(O11)))" style:apply-style-name="cf1" style:base-cell-address="Data_Sheet.O11"/>
      <style:map style:condition="is-true-formula(msoxl:AND(NOT(ISBLANK(N11)),ISBLANK(O11)))" style:apply-style-name="cf1" style:base-cell-address="Data_Sheet.O11"/>
      <style:map style:condition="is-true-formula(msoxl:AND(NOT(ISBLANK(N11)),ISBLANK(O11)))" style:apply-style-name="cf1" style:base-cell-address="Data_Sheet.O11"/>
      <style:map style:condition="is-true-formula(msoxl:AND(NOT(ISBLANK(N11)),ISBLANK(O11)))" style:apply-style-name="cf1" style:base-cell-address="Data_Sheet.O11"/>
      <style:map style:condition="is-true-formula(msoxl:AND(NOT(ISBLANK(N11)),ISBLANK(O11)))" style:apply-style-name="cf1" style:base-cell-address="Data_Sheet.O11"/>
      <style:map style:condition="is-true-formula(msoxl:AND(NOT(ISBLANK(N11)),ISBLANK(O11)))" style:apply-style-name="cf1" style:base-cell-address="Data_Sheet.O11"/>
      <style:map style:condition="is-true-formula(msoxl:AND(NOT(ISBLANK(N11)),ISBLANK(O11)))" style:apply-style-name="cf1" style:base-cell-address="Data_Sheet.O11"/>
      <style:map style:condition="is-true-formula(msoxl:AND(NOT(ISBLANK(N11)),ISBLANK(O11)))" style:apply-style-name="cf1" style:base-cell-address="Data_Sheet.O11"/>
      <style:map style:condition="is-true-formula(msoxl:AND(NOT(ISBLANK(N11)),ISBLANK(O11)))" style:apply-style-name="cf1" style:base-cell-address="Data_Sheet.O11"/>
      <style:map style:condition="is-true-formula(msoxl:AND(NOT(ISBLANK(N11)),ISBLANK(O11)))" style:apply-style-name="cf1" style:base-cell-address="Data_Sheet.O11"/>
      <style:map style:condition="is-true-formula(msoxl:AND(NOT(ISBLANK(N11)),ISBLANK(O11)))" style:apply-style-name="cf1" style:base-cell-address="Data_Sheet.O11"/>
      <style:map style:condition="is-true-formula(msoxl:AND(NOT(ISBLANK(N11)),ISBLANK(O11)))" style:apply-style-name="cf1" style:base-cell-address="Data_Sheet.O11"/>
      <style:map style:condition="is-true-formula(msoxl:AND(NOT(ISBLANK(N11)),ISBLANK(O11)))" style:apply-style-name="cf1" style:base-cell-address="Data_Sheet.O11"/>
      <style:map style:condition="is-true-formula(msoxl:AND(NOT(ISBLANK(N11)),ISBLANK(O11)))" style:apply-style-name="cf1" style:base-cell-address="Data_Sheet.O11"/>
      <style:map style:condition="is-true-formula(msoxl:AND(NOT(ISBLANK(N11)),ISBLANK(O11)))" style:apply-style-name="cf1" style:base-cell-address="Data_Sheet.O11"/>
      <style:map style:condition="is-true-formula(msoxl:AND(NOT(ISBLANK(N11)),ISBLANK(O11)))" style:apply-style-name="cf1" style:base-cell-address="Data_Sheet.O11"/>
      <style:map style:condition="is-true-formula(msoxl:AND(NOT(ISBLANK(N11)),ISBLANK(O11)))" style:apply-style-name="cf1" style:base-cell-address="Data_Sheet.O11"/>
      <style:map style:condition="is-true-formula(msoxl:AND(NOT(ISBLANK(N11)),ISBLANK(O11)))" style:apply-style-name="cf1" style:base-cell-address="Data_Sheet.O11"/>
      <style:map style:condition="is-true-formula(msoxl:AND(NOT(ISBLANK(N11)),ISBLANK(O11)))" style:apply-style-name="cf1" style:base-cell-address="Data_Sheet.O11"/>
      <style:map style:condition="is-true-formula(msoxl:AND(NOT(ISBLANK(N11)),ISBLANK(O11)))" style:apply-style-name="cf1" style:base-cell-address="Data_Sheet.O11"/>
      <style:map style:condition="is-true-formula(msoxl:AND(NOT(ISBLANK(N11)),ISBLANK(O11)))" style:apply-style-name="cf1" style:base-cell-address="Data_Sheet.O11"/>
      <style:map style:condition="is-true-formula(msoxl:AND(NOT(ISBLANK(N11)),ISBLANK(O11)))" style:apply-style-name="cf1" style:base-cell-address="Data_Sheet.O11"/>
    </style:style>
    <style:style style:name="ce146"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N12)),ISBLANK(O12)))" style:apply-style-name="cf1" style:base-cell-address="Data_Sheet.O12"/>
      <style:map style:condition="is-true-formula(msoxl:AND(NOT(ISBLANK(N12)),ISBLANK(O12)))" style:apply-style-name="cf1" style:base-cell-address="Data_Sheet.O12"/>
      <style:map style:condition="is-true-formula(msoxl:AND(NOT(ISBLANK(N12)),ISBLANK(O12)))" style:apply-style-name="cf1" style:base-cell-address="Data_Sheet.O12"/>
      <style:map style:condition="is-true-formula(msoxl:AND(NOT(ISBLANK(N12)),ISBLANK(O12)))" style:apply-style-name="cf1" style:base-cell-address="Data_Sheet.O12"/>
      <style:map style:condition="is-true-formula(msoxl:AND(NOT(ISBLANK(N12)),ISBLANK(O12)))" style:apply-style-name="cf1" style:base-cell-address="Data_Sheet.O12"/>
      <style:map style:condition="is-true-formula(msoxl:AND(NOT(ISBLANK(N12)),ISBLANK(O12)))" style:apply-style-name="cf1" style:base-cell-address="Data_Sheet.O12"/>
      <style:map style:condition="is-true-formula(msoxl:AND(NOT(ISBLANK(N12)),ISBLANK(O12)))" style:apply-style-name="cf1" style:base-cell-address="Data_Sheet.O12"/>
    </style:style>
    <style:style style:name="ce147" style:family="table-cell" style:parent-style-name="Default" style:data-style-name="N3">
      <style:table-cell-properties fo:border="thin solid #000000" style:vertical-align="middle" fo:wrap-option="wrap" fo:background-color="#D8D8D8" style:cell-protect="none" style:repeat-content="false"/>
      <style:paragraph-properties fo:text-align="end" fo:margin-right="0cm"/>
      <style:map style:condition="is-true-formula(msoxl:AND(NOT(ISBLANK(P12)),ISBLANK(Q12)))" style:apply-style-name="cf1" style:base-cell-address="Data_Sheet.Q12"/>
      <style:map style:condition="is-true-formula(msoxl:AND(NOT(ISBLANK(P12)),ISBLANK(Q12)))" style:apply-style-name="cf1" style:base-cell-address="Data_Sheet.Q12"/>
      <style:map style:condition="is-true-formula(msoxl:AND(NOT(ISBLANK(P12)),ISBLANK(Q12)))" style:apply-style-name="cf1" style:base-cell-address="Data_Sheet.Q12"/>
    </style:style>
    <style:style style:name="ce148" style:family="table-cell" style:parent-style-name="Default" style:data-style-name="N3">
      <style:table-cell-properties fo:border="thin solid #000000" style:vertical-align="middle" fo:wrap-option="wrap" fo:background-color="#D8D8D8" style:cell-protect="none" style:repeat-content="false"/>
      <style:paragraph-properties fo:text-align="end" fo:margin-right="0cm"/>
      <style:map style:condition="is-true-formula(msoxl:AND(NOT(ISBLANK(Q4)),ISBLANK(P4)))" style:apply-style-name="cf1" style:base-cell-address="Data_Sheet.P4"/>
    </style:style>
    <style:style style:name="ce14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N13)),ISBLANK(O13)))" style:apply-style-name="cf1" style:base-cell-address="Data_Sheet.O13"/>
      <style:map style:condition="is-true-formula(msoxl:AND(NOT(ISBLANK(N13)),ISBLANK(O13)))" style:apply-style-name="cf1" style:base-cell-address="Data_Sheet.O13"/>
      <style:map style:condition="is-true-formula(msoxl:AND(NOT(ISBLANK(N13)),ISBLANK(O13)))" style:apply-style-name="cf1" style:base-cell-address="Data_Sheet.O13"/>
      <style:map style:condition="is-true-formula(msoxl:AND(NOT(ISBLANK(N13)),ISBLANK(O13)))" style:apply-style-name="cf1" style:base-cell-address="Data_Sheet.O13"/>
      <style:map style:condition="is-true-formula(msoxl:AND(NOT(ISBLANK(N13)),ISBLANK(O13)))" style:apply-style-name="cf1" style:base-cell-address="Data_Sheet.O13"/>
      <style:map style:condition="is-true-formula(msoxl:AND(NOT(ISBLANK(N13)),ISBLANK(O13)))" style:apply-style-name="cf1" style:base-cell-address="Data_Sheet.O13"/>
    </style:style>
    <style:style style:name="ce150" style:family="table-cell" style:parent-style-name="Default" style:data-style-name="N3">
      <style:table-cell-properties fo:border="thin solid #000000" style:vertical-align="middle" fo:wrap-option="wrap" fo:background-color="#D8D8D8" style:cell-protect="none" style:repeat-content="false"/>
      <style:paragraph-properties fo:text-align="end" fo:margin-right="0cm"/>
      <style:map style:condition="is-true-formula(msoxl:AND(NOT(ISBLANK(P11)),ISBLANK(Q11)))" style:apply-style-name="cf1" style:base-cell-address="Data_Sheet.Q11"/>
      <style:map style:condition="is-true-formula(msoxl:AND(NOT(ISBLANK(P11)),ISBLANK(Q11)))" style:apply-style-name="cf1" style:base-cell-address="Data_Sheet.Q11"/>
      <style:map style:condition="is-true-formula(msoxl:AND(NOT(ISBLANK(P11)),ISBLANK(Q11)))" style:apply-style-name="cf1" style:base-cell-address="Data_Sheet.Q11"/>
    </style:style>
    <style:style style:name="ce15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O7)),ISBLANK(N7)))" style:apply-style-name="cf1" style:base-cell-address="Data_Sheet.N7"/>
      <style:map style:condition="is-true-formula(msoxl:AND(NOT(ISBLANK(O7)),ISBLANK(N7)))" style:apply-style-name="cf1" style:base-cell-address="Data_Sheet.N7"/>
      <style:map style:condition="is-true-formula(msoxl:AND(NOT(ISBLANK(O7)),ISBLANK(N7)))" style:apply-style-name="cf1" style:base-cell-address="Data_Sheet.N7"/>
      <style:map style:condition="is-true-formula(msoxl:AND(NOT(ISBLANK(O7)),ISBLANK(N7)))" style:apply-style-name="cf1" style:base-cell-address="Data_Sheet.N7"/>
      <style:map style:condition="is-true-formula(msoxl:AND(NOT(ISBLANK(O7)),ISBLANK(N7)))" style:apply-style-name="cf1" style:base-cell-address="Data_Sheet.N7"/>
      <style:map style:condition="is-true-formula(msoxl:AND(NOT(ISBLANK(O7)),ISBLANK(N7)))" style:apply-style-name="cf1" style:base-cell-address="Data_Sheet.N7"/>
    </style:style>
    <style:style style:name="ce15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O8)),ISBLANK(N8)))" style:apply-style-name="cf1" style:base-cell-address="Data_Sheet.N8"/>
      <style:map style:condition="is-true-formula(msoxl:AND(NOT(ISBLANK(O8)),ISBLANK(N8)))" style:apply-style-name="cf1" style:base-cell-address="Data_Sheet.N8"/>
      <style:map style:condition="is-true-formula(msoxl:AND(NOT(ISBLANK(O8)),ISBLANK(N8)))" style:apply-style-name="cf1" style:base-cell-address="Data_Sheet.N8"/>
      <style:map style:condition="is-true-formula(msoxl:AND(NOT(ISBLANK(O8)),ISBLANK(N8)))" style:apply-style-name="cf1" style:base-cell-address="Data_Sheet.N8"/>
      <style:map style:condition="is-true-formula(msoxl:AND(NOT(ISBLANK(O8)),ISBLANK(N8)))" style:apply-style-name="cf1" style:base-cell-address="Data_Sheet.N8"/>
      <style:map style:condition="is-true-formula(msoxl:AND(NOT(ISBLANK(O8)),ISBLANK(N8)))" style:apply-style-name="cf1" style:base-cell-address="Data_Sheet.N8"/>
      <style:map style:condition="is-true-formula(msoxl:AND(NOT(ISBLANK(O8)),ISBLANK(N8)))" style:apply-style-name="cf1" style:base-cell-address="Data_Sheet.N8"/>
      <style:map style:condition="is-true-formula(msoxl:AND(NOT(ISBLANK(O8)),ISBLANK(N8)))" style:apply-style-name="cf1" style:base-cell-address="Data_Sheet.N8"/>
      <style:map style:condition="is-true-formula(msoxl:AND(NOT(ISBLANK(O8)),ISBLANK(N8)))" style:apply-style-name="cf1" style:base-cell-address="Data_Sheet.N8"/>
      <style:map style:condition="is-true-formula(msoxl:AND(NOT(ISBLANK(O8)),ISBLANK(N8)))" style:apply-style-name="cf1" style:base-cell-address="Data_Sheet.N8"/>
      <style:map style:condition="is-true-formula(msoxl:AND(NOT(ISBLANK(O8)),ISBLANK(N8)))" style:apply-style-name="cf1" style:base-cell-address="Data_Sheet.N8"/>
    </style:style>
    <style:style style:name="ce15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P8)),ISBLANK(O8)))" style:apply-style-name="cf1" style:base-cell-address="Data_Sheet.O8"/>
      <style:map style:condition="is-true-formula(msoxl:AND(NOT(ISBLANK(N8)),ISBLANK(O8)))" style:apply-style-name="cf1" style:base-cell-address="Data_Sheet.O8"/>
      <style:map style:condition="is-true-formula(msoxl:AND(NOT(ISBLANK(N8)),ISBLANK(O8)))" style:apply-style-name="cf1" style:base-cell-address="Data_Sheet.O8"/>
      <style:map style:condition="is-true-formula(msoxl:AND(NOT(ISBLANK(N8)),ISBLANK(O8)))" style:apply-style-name="cf1" style:base-cell-address="Data_Sheet.O8"/>
      <style:map style:condition="is-true-formula(msoxl:AND(NOT(ISBLANK(N8)),ISBLANK(O8)))" style:apply-style-name="cf1" style:base-cell-address="Data_Sheet.O8"/>
      <style:map style:condition="is-true-formula(msoxl:AND(NOT(ISBLANK(N8)),ISBLANK(O8)))" style:apply-style-name="cf1" style:base-cell-address="Data_Sheet.O8"/>
      <style:map style:condition="is-true-formula(msoxl:AND(NOT(ISBLANK(N8)),ISBLANK(O8)))" style:apply-style-name="cf1" style:base-cell-address="Data_Sheet.O8"/>
      <style:map style:condition="is-true-formula(msoxl:AND(NOT(ISBLANK(N8)),ISBLANK(O8)))" style:apply-style-name="cf1" style:base-cell-address="Data_Sheet.O8"/>
      <style:map style:condition="is-true-formula(msoxl:AND(NOT(ISBLANK(N8)),ISBLANK(O8)))" style:apply-style-name="cf1" style:base-cell-address="Data_Sheet.O8"/>
      <style:map style:condition="is-true-formula(msoxl:AND(NOT(ISBLANK(N8)),ISBLANK(O8)))" style:apply-style-name="cf1" style:base-cell-address="Data_Sheet.O8"/>
      <style:map style:condition="is-true-formula(msoxl:AND(NOT(ISBLANK(N8)),ISBLANK(O8)))" style:apply-style-name="cf1" style:base-cell-address="Data_Sheet.O8"/>
      <style:map style:condition="is-true-formula(msoxl:AND(NOT(ISBLANK(N8)),ISBLANK(O8)))" style:apply-style-name="cf1" style:base-cell-address="Data_Sheet.O8"/>
      <style:map style:condition="is-true-formula(msoxl:AND(NOT(ISBLANK(N8)),ISBLANK(O8)))" style:apply-style-name="cf1" style:base-cell-address="Data_Sheet.O8"/>
      <style:map style:condition="is-true-formula(msoxl:AND(NOT(ISBLANK(N8)),ISBLANK(O8)))" style:apply-style-name="cf1" style:base-cell-address="Data_Sheet.O8"/>
      <style:map style:condition="is-true-formula(msoxl:AND(NOT(ISBLANK(N7)),ISBLANK(O7)))" style:apply-style-name="cf1" style:base-cell-address="Data_Sheet.O7"/>
    </style:style>
    <style:style style:name="ce15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N7)),ISBLANK(O7)))" style:apply-style-name="cf1" style:base-cell-address="Data_Sheet.O7"/>
      <style:map style:condition="is-true-formula(msoxl:AND(NOT(ISBLANK(N7)),ISBLANK(O7)))" style:apply-style-name="cf1" style:base-cell-address="Data_Sheet.O7"/>
      <style:map style:condition="is-true-formula(msoxl:AND(NOT(ISBLANK(N7)),ISBLANK(O7)))" style:apply-style-name="cf1" style:base-cell-address="Data_Sheet.O7"/>
      <style:map style:condition="is-true-formula(msoxl:AND(NOT(ISBLANK(N7)),ISBLANK(O7)))" style:apply-style-name="cf1" style:base-cell-address="Data_Sheet.O7"/>
      <style:map style:condition="is-true-formula(msoxl:AND(NOT(ISBLANK(N7)),ISBLANK(O7)))" style:apply-style-name="cf1" style:base-cell-address="Data_Sheet.O7"/>
      <style:map style:condition="is-true-formula(msoxl:AND(NOT(ISBLANK(N7)),ISBLANK(O7)))" style:apply-style-name="cf1" style:base-cell-address="Data_Sheet.O7"/>
      <style:map style:condition="is-true-formula(msoxl:AND(NOT(ISBLANK(N7)),ISBLANK(O7)))" style:apply-style-name="cf1" style:base-cell-address="Data_Sheet.O7"/>
      <style:map style:condition="is-true-formula(msoxl:AND(NOT(ISBLANK(N7)),ISBLANK(O7)))" style:apply-style-name="cf1" style:base-cell-address="Data_Sheet.O7"/>
    </style:style>
    <style:style style:name="ce155" style:family="table-cell" style:parent-style-name="Default" style:data-style-name="N3">
      <style:table-cell-properties fo:border="thin solid #000000" style:vertical-align="middle" fo:wrap-option="wrap" fo:background-color="#D8D8D8" style:cell-protect="none" style:repeat-content="false"/>
      <style:paragraph-properties fo:text-align="end" fo:margin-right="0cm"/>
      <style:map style:condition="is-true-formula(msoxl:AND(NOT(ISBLANK(P8)),ISBLANK(Q8)))" style:apply-style-name="cf1" style:base-cell-address="Data_Sheet.Q8"/>
      <style:map style:condition="is-true-formula(msoxl:AND(NOT(ISBLANK(P8)),ISBLANK(Q8)))" style:apply-style-name="cf1" style:base-cell-address="Data_Sheet.Q8"/>
      <style:map style:condition="is-true-formula(msoxl:AND(NOT(ISBLANK(P8)),ISBLANK(Q8)))" style:apply-style-name="cf1" style:base-cell-address="Data_Sheet.Q8"/>
      <style:map style:condition="is-true-formula(msoxl:AND(NOT(ISBLANK(P8)),ISBLANK(Q8)))" style:apply-style-name="cf1" style:base-cell-address="Data_Sheet.Q8"/>
      <style:map style:condition="is-true-formula(msoxl:AND(NOT(ISBLANK(P8)),ISBLANK(Q8)))" style:apply-style-name="cf1" style:base-cell-address="Data_Sheet.Q8"/>
      <style:map style:condition="is-true-formula(msoxl:AND(NOT(ISBLANK(P8)),ISBLANK(Q8)))" style:apply-style-name="cf1" style:base-cell-address="Data_Sheet.Q8"/>
    </style:style>
    <style:style style:name="ce156" style:family="table-cell" style:parent-style-name="Default" style:data-style-name="N3">
      <style:table-cell-properties fo:border="thin solid #000000" style:vertical-align="middle" fo:wrap-option="wrap" fo:background-color="#D8D8D8" style:cell-protect="none" style:repeat-content="false"/>
      <style:paragraph-properties fo:text-align="end" fo:margin-right="0cm"/>
      <style:map style:condition="is-true-formula(msoxl:AND(NOT(ISBLANK(P7)),ISBLANK(Q7)))" style:apply-style-name="cf1" style:base-cell-address="Data_Sheet.Q7"/>
      <style:map style:condition="is-true-formula(msoxl:AND(NOT(ISBLANK(P7)),ISBLANK(Q7)))" style:apply-style-name="cf1" style:base-cell-address="Data_Sheet.Q7"/>
      <style:map style:condition="is-true-formula(msoxl:AND(NOT(ISBLANK(P7)),ISBLANK(Q7)))" style:apply-style-name="cf1" style:base-cell-address="Data_Sheet.Q7"/>
    </style:style>
    <style:style style:name="ce15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S8)),ISBLANK(R8)))" style:apply-style-name="cf1" style:base-cell-address="Data_Sheet.R8"/>
      <style:map style:condition="is-true-formula(msoxl:AND(NOT(ISBLANK(S8)),ISBLANK(R8)))" style:apply-style-name="cf1" style:base-cell-address="Data_Sheet.R8"/>
      <style:map style:condition="is-true-formula(msoxl:AND(NOT(ISBLANK(S8)),ISBLANK(R8)))" style:apply-style-name="cf1" style:base-cell-address="Data_Sheet.R8"/>
      <style:map style:condition="is-true-formula(msoxl:AND(NOT(ISBLANK(S8)),ISBLANK(R8)))" style:apply-style-name="cf1" style:base-cell-address="Data_Sheet.R8"/>
      <style:map style:condition="is-true-formula(msoxl:AND(NOT(ISBLANK(S8)),ISBLANK(R8)))" style:apply-style-name="cf1" style:base-cell-address="Data_Sheet.R8"/>
      <style:map style:condition="is-true-formula(msoxl:AND(NOT(ISBLANK(S8)),ISBLANK(R8)))" style:apply-style-name="cf1" style:base-cell-address="Data_Sheet.R8"/>
      <style:map style:condition="is-true-formula(msoxl:AND(NOT(ISBLANK(S8)),ISBLANK(R8)))" style:apply-style-name="cf1" style:base-cell-address="Data_Sheet.R8"/>
      <style:map style:condition="is-true-formula(msoxl:AND(NOT(ISBLANK(S7)),ISBLANK(R7)))" style:apply-style-name="cf1" style:base-cell-address="Data_Sheet.R7"/>
      <style:map style:condition="is-true-formula(msoxl:AND(NOT(ISBLANK(S8)),ISBLANK(R8)))" style:apply-style-name="cf1" style:base-cell-address="Data_Sheet.R8"/>
    </style:style>
    <style:style style:name="ce15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O10)),ISBLANK(N10)))" style:apply-style-name="cf1" style:base-cell-address="Data_Sheet.N10"/>
      <style:map style:condition="is-true-formula(msoxl:AND(NOT(ISBLANK(O10)),ISBLANK(N10)))" style:apply-style-name="cf1" style:base-cell-address="Data_Sheet.N10"/>
      <style:map style:condition="is-true-formula(msoxl:AND(NOT(ISBLANK(O10)),ISBLANK(N10)))" style:apply-style-name="cf1" style:base-cell-address="Data_Sheet.N10"/>
      <style:map style:condition="is-true-formula(msoxl:AND(NOT(ISBLANK(O10)),ISBLANK(N10)))" style:apply-style-name="cf1" style:base-cell-address="Data_Sheet.N10"/>
      <style:map style:condition="is-true-formula(msoxl:AND(NOT(ISBLANK(O10)),ISBLANK(N10)))" style:apply-style-name="cf1" style:base-cell-address="Data_Sheet.N10"/>
      <style:map style:condition="is-true-formula(msoxl:AND(NOT(ISBLANK(O10)),ISBLANK(N10)))" style:apply-style-name="cf1" style:base-cell-address="Data_Sheet.N10"/>
      <style:map style:condition="is-true-formula(msoxl:AND(NOT(ISBLANK(O10)),ISBLANK(N10)))" style:apply-style-name="cf1" style:base-cell-address="Data_Sheet.N10"/>
    </style:style>
    <style:style style:name="ce15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O9)),ISBLANK(N9)))" style:apply-style-name="cf1" style:base-cell-address="Data_Sheet.N9"/>
      <style:map style:condition="is-true-formula(msoxl:AND(NOT(ISBLANK(O9)),ISBLANK(N9)))" style:apply-style-name="cf1" style:base-cell-address="Data_Sheet.N9"/>
      <style:map style:condition="is-true-formula(msoxl:AND(NOT(ISBLANK(O9)),ISBLANK(N9)))" style:apply-style-name="cf1" style:base-cell-address="Data_Sheet.N9"/>
      <style:map style:condition="is-true-formula(msoxl:AND(NOT(ISBLANK(O9)),ISBLANK(N9)))" style:apply-style-name="cf1" style:base-cell-address="Data_Sheet.N9"/>
      <style:map style:condition="is-true-formula(msoxl:AND(NOT(ISBLANK(O9)),ISBLANK(N9)))" style:apply-style-name="cf1" style:base-cell-address="Data_Sheet.N9"/>
      <style:map style:condition="is-true-formula(msoxl:AND(NOT(ISBLANK(O9)),ISBLANK(N9)))" style:apply-style-name="cf1" style:base-cell-address="Data_Sheet.N9"/>
      <style:map style:condition="is-true-formula(msoxl:AND(NOT(ISBLANK(O9)),ISBLANK(N9)))" style:apply-style-name="cf1" style:base-cell-address="Data_Sheet.N9"/>
      <style:map style:condition="is-true-formula(msoxl:AND(NOT(ISBLANK(O9)),ISBLANK(N9)))" style:apply-style-name="cf1" style:base-cell-address="Data_Sheet.N9"/>
      <style:map style:condition="is-true-formula(msoxl:AND(NOT(ISBLANK(O9)),ISBLANK(N9)))" style:apply-style-name="cf1" style:base-cell-address="Data_Sheet.N9"/>
      <style:map style:condition="is-true-formula(msoxl:AND(NOT(ISBLANK(O9)),ISBLANK(N9)))" style:apply-style-name="cf1" style:base-cell-address="Data_Sheet.N9"/>
      <style:map style:condition="is-true-formula(msoxl:AND(NOT(ISBLANK(O9)),ISBLANK(N9)))" style:apply-style-name="cf1" style:base-cell-address="Data_Sheet.N9"/>
      <style:map style:condition="is-true-formula(msoxl:AND(NOT(ISBLANK(O9)),ISBLANK(N9)))" style:apply-style-name="cf1" style:base-cell-address="Data_Sheet.N9"/>
    </style:style>
    <style:style style:name="ce16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N9)),ISBLANK(O9)))" style:apply-style-name="cf1" style:base-cell-address="Data_Sheet.O9"/>
      <style:map style:condition="is-true-formula(msoxl:AND(NOT(ISBLANK(N9)),ISBLANK(O9)))" style:apply-style-name="cf1" style:base-cell-address="Data_Sheet.O9"/>
      <style:map style:condition="is-true-formula(msoxl:AND(NOT(ISBLANK(N9)),ISBLANK(O9)))" style:apply-style-name="cf1" style:base-cell-address="Data_Sheet.O9"/>
      <style:map style:condition="is-true-formula(msoxl:AND(NOT(ISBLANK(N9)),ISBLANK(O9)))" style:apply-style-name="cf1" style:base-cell-address="Data_Sheet.O9"/>
      <style:map style:condition="is-true-formula(msoxl:AND(NOT(ISBLANK(N9)),ISBLANK(O9)))" style:apply-style-name="cf1" style:base-cell-address="Data_Sheet.O9"/>
      <style:map style:condition="is-true-formula(msoxl:AND(NOT(ISBLANK(N9)),ISBLANK(O9)))" style:apply-style-name="cf1" style:base-cell-address="Data_Sheet.O9"/>
      <style:map style:condition="is-true-formula(msoxl:AND(NOT(ISBLANK(N9)),ISBLANK(O9)))" style:apply-style-name="cf1" style:base-cell-address="Data_Sheet.O9"/>
      <style:map style:condition="is-true-formula(msoxl:AND(NOT(ISBLANK(N9)),ISBLANK(O9)))" style:apply-style-name="cf1" style:base-cell-address="Data_Sheet.O9"/>
      <style:map style:condition="is-true-formula(msoxl:AND(NOT(ISBLANK(N9)),ISBLANK(O9)))" style:apply-style-name="cf1" style:base-cell-address="Data_Sheet.O9"/>
      <style:map style:condition="is-true-formula(msoxl:AND(NOT(ISBLANK(N9)),ISBLANK(O9)))" style:apply-style-name="cf1" style:base-cell-address="Data_Sheet.O9"/>
      <style:map style:condition="is-true-formula(msoxl:AND(NOT(ISBLANK(N9)),ISBLANK(O9)))" style:apply-style-name="cf1" style:base-cell-address="Data_Sheet.O9"/>
      <style:map style:condition="is-true-formula(msoxl:AND(NOT(ISBLANK(P9)),ISBLANK(O9)))" style:apply-style-name="cf1" style:base-cell-address="Data_Sheet.O9"/>
      <style:map style:condition="is-true-formula(msoxl:AND(NOT(ISBLANK(N9)),ISBLANK(O9)))" style:apply-style-name="cf1" style:base-cell-address="Data_Sheet.O9"/>
      <style:map style:condition="is-true-formula(msoxl:AND(NOT(ISBLANK(N9)),ISBLANK(O9)))" style:apply-style-name="cf1" style:base-cell-address="Data_Sheet.O9"/>
      <style:map style:condition="is-true-formula(msoxl:AND(NOT(ISBLANK(N9)),ISBLANK(O9)))" style:apply-style-name="cf1" style:base-cell-address="Data_Sheet.O9"/>
      <style:map style:condition="is-true-formula(msoxl:AND(NOT(ISBLANK(N9)),ISBLANK(O9)))" style:apply-style-name="cf1" style:base-cell-address="Data_Sheet.O9"/>
    </style:style>
    <style:style style:name="ce16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N10)),ISBLANK(O10)))" style:apply-style-name="cf1" style:base-cell-address="Data_Sheet.O10"/>
      <style:map style:condition="is-true-formula(msoxl:AND(NOT(ISBLANK(N10)),ISBLANK(O10)))" style:apply-style-name="cf1" style:base-cell-address="Data_Sheet.O10"/>
      <style:map style:condition="is-true-formula(msoxl:AND(NOT(ISBLANK(N10)),ISBLANK(O10)))" style:apply-style-name="cf1" style:base-cell-address="Data_Sheet.O10"/>
      <style:map style:condition="is-true-formula(msoxl:AND(NOT(ISBLANK(N10)),ISBLANK(O10)))" style:apply-style-name="cf1" style:base-cell-address="Data_Sheet.O10"/>
      <style:map style:condition="is-true-formula(msoxl:AND(NOT(ISBLANK(N10)),ISBLANK(O10)))" style:apply-style-name="cf1" style:base-cell-address="Data_Sheet.O10"/>
      <style:map style:condition="is-true-formula(msoxl:AND(NOT(ISBLANK(N10)),ISBLANK(O10)))" style:apply-style-name="cf1" style:base-cell-address="Data_Sheet.O10"/>
      <style:map style:condition="is-true-formula(msoxl:AND(NOT(ISBLANK(N10)),ISBLANK(O10)))" style:apply-style-name="cf1" style:base-cell-address="Data_Sheet.O10"/>
      <style:map style:condition="is-true-formula(msoxl:AND(NOT(ISBLANK(N10)),ISBLANK(O10)))" style:apply-style-name="cf1" style:base-cell-address="Data_Sheet.O10"/>
      <style:map style:condition="is-true-formula(msoxl:AND(NOT(ISBLANK(N10)),ISBLANK(O10)))" style:apply-style-name="cf1" style:base-cell-address="Data_Sheet.O10"/>
    </style:style>
    <style:style style:name="ce162" style:family="table-cell" style:parent-style-name="Default" style:data-style-name="N3">
      <style:table-cell-properties fo:border="thin solid #000000" style:vertical-align="middle" fo:wrap-option="wrap" fo:background-color="#D8D8D8" style:cell-protect="none" style:repeat-content="false"/>
      <style:paragraph-properties fo:text-align="end" fo:margin-right="0cm"/>
      <style:map style:condition="is-true-formula(msoxl:AND(NOT(ISBLANK(P10)),ISBLANK(Q10)))" style:apply-style-name="cf1" style:base-cell-address="Data_Sheet.Q10"/>
      <style:map style:condition="is-true-formula(msoxl:AND(NOT(ISBLANK(P10)),ISBLANK(Q10)))" style:apply-style-name="cf1" style:base-cell-address="Data_Sheet.Q10"/>
      <style:map style:condition="is-true-formula(msoxl:AND(NOT(ISBLANK(P10)),ISBLANK(Q10)))" style:apply-style-name="cf1" style:base-cell-address="Data_Sheet.Q10"/>
    </style:style>
    <style:style style:name="ce163" style:family="table-cell" style:parent-style-name="Default" style:data-style-name="N3">
      <style:table-cell-properties fo:border="thin solid #000000" style:vertical-align="middle" fo:wrap-option="wrap" fo:background-color="#D8D8D8" style:cell-protect="none" style:repeat-content="false"/>
      <style:paragraph-properties fo:text-align="end" fo:margin-right="0cm"/>
      <style:map style:condition="is-true-formula(msoxl:AND(NOT(ISBLANK(P9)),ISBLANK(Q9)))" style:apply-style-name="cf1" style:base-cell-address="Data_Sheet.Q9"/>
      <style:map style:condition="is-true-formula(msoxl:AND(NOT(ISBLANK(P9)),ISBLANK(Q9)))" style:apply-style-name="cf1" style:base-cell-address="Data_Sheet.Q9"/>
      <style:map style:condition="is-true-formula(msoxl:AND(NOT(ISBLANK(P9)),ISBLANK(Q9)))" style:apply-style-name="cf1" style:base-cell-address="Data_Sheet.Q9"/>
      <style:map style:condition="is-true-formula(msoxl:AND(NOT(ISBLANK(P9)),ISBLANK(Q9)))" style:apply-style-name="cf1" style:base-cell-address="Data_Sheet.Q9"/>
      <style:map style:condition="is-true-formula(msoxl:AND(NOT(ISBLANK(P9)),ISBLANK(Q9)))" style:apply-style-name="cf1" style:base-cell-address="Data_Sheet.Q9"/>
      <style:map style:condition="is-true-formula(msoxl:AND(NOT(ISBLANK(P9)),ISBLANK(Q9)))" style:apply-style-name="cf1" style:base-cell-address="Data_Sheet.Q9"/>
    </style:style>
    <style:style style:name="ce16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S6)),ISBLANK(R6)))" style:apply-style-name="cf1" style:base-cell-address="Data_Sheet.R6"/>
      <style:map style:condition="is-true-formula(msoxl:AND(NOT(ISBLANK(S6)),ISBLANK(R6)))" style:apply-style-name="cf1" style:base-cell-address="Data_Sheet.R6"/>
      <style:map style:condition="is-true-formula(msoxl:AND(NOT(ISBLANK(S6)),ISBLANK(R6)))" style:apply-style-name="cf1" style:base-cell-address="Data_Sheet.R6"/>
    </style:style>
    <style:style style:name="ce165"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S5)),ISBLANK(R5)))" style:apply-style-name="cf1" style:base-cell-address="Data_Sheet.R5"/>
      <style:map style:condition="is-true-formula(msoxl:AND(NOT(ISBLANK(S5)),ISBLANK(R5)))" style:apply-style-name="cf1" style:base-cell-address="Data_Sheet.R5"/>
      <style:map style:condition="is-true-formula(msoxl:AND(NOT(ISBLANK(S5)),ISBLANK(R5)))" style:apply-style-name="cf1" style:base-cell-address="Data_Sheet.R5"/>
    </style:style>
    <style:style style:name="ce166"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S4)),ISBLANK(R4)))" style:apply-style-name="cf1" style:base-cell-address="Data_Sheet.R4"/>
      <style:map style:condition="is-true-formula(msoxl:AND(NOT(ISBLANK(S4)),ISBLANK(R4)))" style:apply-style-name="cf1" style:base-cell-address="Data_Sheet.R4"/>
      <style:map style:condition="is-true-formula(msoxl:AND(NOT(ISBLANK(S4)),ISBLANK(R4)))" style:apply-style-name="cf1" style:base-cell-address="Data_Sheet.R4"/>
    </style:style>
    <style:style style:name="ce16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R4)),ISBLANK(S4)))" style:apply-style-name="cf1" style:base-cell-address="Data_Sheet.S4"/>
      <style:map style:condition="is-true-formula(msoxl:AND(NOT(ISBLANK(R4)),ISBLANK(S4)))" style:apply-style-name="cf1" style:base-cell-address="Data_Sheet.S4"/>
      <style:map style:condition="is-true-formula(msoxl:AND(NOT(ISBLANK(R4)),ISBLANK(S4)))" style:apply-style-name="cf1" style:base-cell-address="Data_Sheet.S4"/>
    </style:style>
    <style:style style:name="ce16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R6)),ISBLANK(S6)))" style:apply-style-name="cf1" style:base-cell-address="Data_Sheet.S6"/>
      <style:map style:condition="is-true-formula(msoxl:AND(NOT(ISBLANK(R6)),ISBLANK(S6)))" style:apply-style-name="cf1" style:base-cell-address="Data_Sheet.S6"/>
      <style:map style:condition="is-true-formula(msoxl:AND(NOT(ISBLANK(R6)),ISBLANK(S6)))" style:apply-style-name="cf1" style:base-cell-address="Data_Sheet.S6"/>
    </style:style>
    <style:style style:name="ce16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R5)),ISBLANK(S5)))" style:apply-style-name="cf1" style:base-cell-address="Data_Sheet.S5"/>
      <style:map style:condition="is-true-formula(msoxl:AND(NOT(ISBLANK(R5)),ISBLANK(S5)))" style:apply-style-name="cf1" style:base-cell-address="Data_Sheet.S5"/>
      <style:map style:condition="is-true-formula(msoxl:AND(NOT(ISBLANK(R5)),ISBLANK(S5)))" style:apply-style-name="cf1" style:base-cell-address="Data_Sheet.S5"/>
    </style:style>
    <style:style style:name="ce17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S11)),ISBLANK(R11)))" style:apply-style-name="cf1" style:base-cell-address="Data_Sheet.R11"/>
      <style:map style:condition="is-true-formula(msoxl:AND(NOT(ISBLANK(S11)),ISBLANK(R11)))" style:apply-style-name="cf1" style:base-cell-address="Data_Sheet.R11"/>
    </style:style>
    <style:style style:name="ce17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S13)),ISBLANK(R13)))" style:apply-style-name="cf1" style:base-cell-address="Data_Sheet.R13"/>
      <style:map style:condition="is-true-formula(msoxl:AND(NOT(ISBLANK(S13)),ISBLANK(R13)))" style:apply-style-name="cf1" style:base-cell-address="Data_Sheet.R13"/>
      <style:map style:condition="is-true-formula(msoxl:AND(NOT(ISBLANK(S13)),ISBLANK(R13)))" style:apply-style-name="cf1" style:base-cell-address="Data_Sheet.R13"/>
      <style:map style:condition="is-true-formula(msoxl:AND(NOT(ISBLANK(S13)),ISBLANK(R13)))" style:apply-style-name="cf1" style:base-cell-address="Data_Sheet.R13"/>
      <style:map style:condition="is-true-formula(msoxl:AND(NOT(ISBLANK(S13)),ISBLANK(R13)))" style:apply-style-name="cf1" style:base-cell-address="Data_Sheet.R13"/>
    </style:style>
    <style:style style:name="ce17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S12)),ISBLANK(R12)))" style:apply-style-name="cf1" style:base-cell-address="Data_Sheet.R12"/>
      <style:map style:condition="is-true-formula(msoxl:AND(NOT(ISBLANK(S12)),ISBLANK(R12)))" style:apply-style-name="cf1" style:base-cell-address="Data_Sheet.R12"/>
      <style:map style:condition="is-true-formula(msoxl:AND(NOT(ISBLANK(S12)),ISBLANK(R12)))" style:apply-style-name="cf1" style:base-cell-address="Data_Sheet.R12"/>
      <style:map style:condition="is-true-formula(msoxl:AND(NOT(ISBLANK(S12)),ISBLANK(R12)))" style:apply-style-name="cf1" style:base-cell-address="Data_Sheet.R12"/>
    </style:style>
    <style:style style:name="ce17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R11)),ISBLANK(S11)))" style:apply-style-name="cf1" style:base-cell-address="Data_Sheet.S11"/>
      <style:map style:condition="is-true-formula(msoxl:AND(NOT(ISBLANK(R11)),ISBLANK(S11)))" style:apply-style-name="cf1" style:base-cell-address="Data_Sheet.S11"/>
      <style:map style:condition="is-true-formula(msoxl:AND(NOT(ISBLANK(R11)),ISBLANK(S11)))" style:apply-style-name="cf1" style:base-cell-address="Data_Sheet.S11"/>
      <style:map style:condition="is-true-formula(msoxl:AND(NOT(ISBLANK(R11)),ISBLANK(S11)))" style:apply-style-name="cf1" style:base-cell-address="Data_Sheet.S11"/>
    </style:style>
    <style:style style:name="ce17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R12)),ISBLANK(S12)))" style:apply-style-name="cf1" style:base-cell-address="Data_Sheet.S12"/>
      <style:map style:condition="is-true-formula(msoxl:AND(NOT(ISBLANK(R12)),ISBLANK(S12)))" style:apply-style-name="cf1" style:base-cell-address="Data_Sheet.S12"/>
      <style:map style:condition="is-true-formula(msoxl:AND(NOT(ISBLANK(R12)),ISBLANK(S12)))" style:apply-style-name="cf1" style:base-cell-address="Data_Sheet.S12"/>
      <style:map style:condition="is-true-formula(msoxl:AND(NOT(ISBLANK(R12)),ISBLANK(S12)))" style:apply-style-name="cf1" style:base-cell-address="Data_Sheet.S12"/>
      <style:map style:condition="is-true-formula(msoxl:AND(NOT(ISBLANK(R12)),ISBLANK(S12)))" style:apply-style-name="cf1" style:base-cell-address="Data_Sheet.S12"/>
      <style:map style:condition="is-true-formula(msoxl:AND(NOT(ISBLANK(R12)),ISBLANK(S12)))" style:apply-style-name="cf1" style:base-cell-address="Data_Sheet.S12"/>
    </style:style>
    <style:style style:name="ce175"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R13)),ISBLANK(S13)))" style:apply-style-name="cf1" style:base-cell-address="Data_Sheet.S13"/>
      <style:map style:condition="is-true-formula(msoxl:AND(NOT(ISBLANK(R13)),ISBLANK(S13)))" style:apply-style-name="cf1" style:base-cell-address="Data_Sheet.S13"/>
      <style:map style:condition="is-true-formula(msoxl:AND(NOT(ISBLANK(R13)),ISBLANK(S13)))" style:apply-style-name="cf1" style:base-cell-address="Data_Sheet.S13"/>
      <style:map style:condition="is-true-formula(msoxl:AND(NOT(ISBLANK(R13)),ISBLANK(S13)))" style:apply-style-name="cf1" style:base-cell-address="Data_Sheet.S13"/>
      <style:map style:condition="is-true-formula(msoxl:AND(NOT(ISBLANK(R13)),ISBLANK(S13)))" style:apply-style-name="cf1" style:base-cell-address="Data_Sheet.S13"/>
    </style:style>
    <style:style style:name="ce176"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V6)),ISBLANK(W6)))" style:apply-style-name="cf1" style:base-cell-address="Data_Sheet.W6"/>
      <style:map style:condition="is-true-formula(msoxl:AND(NOT(ISBLANK(V6)),ISBLANK(W6)))" style:apply-style-name="cf1" style:base-cell-address="Data_Sheet.W6"/>
      <style:map style:condition="is-true-formula(msoxl:AND(NOT(ISBLANK(V6)),ISBLANK(W6)))" style:apply-style-name="cf1" style:base-cell-address="Data_Sheet.W6"/>
    </style:style>
    <style:style style:name="ce17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V4)),ISBLANK(W4)))" style:apply-style-name="cf1" style:base-cell-address="Data_Sheet.W4"/>
      <style:map style:condition="is-true-formula(msoxl:AND(NOT(ISBLANK(V4)),ISBLANK(W4)))" style:apply-style-name="cf1" style:base-cell-address="Data_Sheet.W4"/>
      <style:map style:condition="is-true-formula(msoxl:AND(NOT(ISBLANK(V4)),ISBLANK(W4)))" style:apply-style-name="cf1" style:base-cell-address="Data_Sheet.W4"/>
    </style:style>
    <style:style style:name="ce17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V5)),ISBLANK(W5)))" style:apply-style-name="cf1" style:base-cell-address="Data_Sheet.W5"/>
      <style:map style:condition="is-true-formula(msoxl:AND(NOT(ISBLANK(V5)),ISBLANK(W5)))" style:apply-style-name="cf1" style:base-cell-address="Data_Sheet.W5"/>
      <style:map style:condition="is-true-formula(msoxl:AND(NOT(ISBLANK(V5)),ISBLANK(W5)))" style:apply-style-name="cf1" style:base-cell-address="Data_Sheet.W5"/>
    </style:style>
    <style:style style:name="ce17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Y4)),ISBLANK(X4)))" style:apply-style-name="cf1" style:base-cell-address="Data_Sheet.X4"/>
      <style:map style:condition="is-true-formula(msoxl:AND(NOT(ISBLANK(Y4)),ISBLANK(X4)))" style:apply-style-name="cf1" style:base-cell-address="Data_Sheet.X4"/>
      <style:map style:condition="is-true-formula(msoxl:AND(NOT(ISBLANK(Y4)),ISBLANK(X4)))" style:apply-style-name="cf1" style:base-cell-address="Data_Sheet.X4"/>
    </style:style>
    <style:style style:name="ce18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X4)),ISBLANK(Y4)))" style:apply-style-name="cf1" style:base-cell-address="Data_Sheet.Y4"/>
      <style:map style:condition="is-true-formula(msoxl:AND(NOT(ISBLANK(X4)),ISBLANK(Y4)))" style:apply-style-name="cf1" style:base-cell-address="Data_Sheet.Y4"/>
      <style:map style:condition="is-true-formula(msoxl:AND(NOT(ISBLANK(X4)),ISBLANK(Y4)))" style:apply-style-name="cf1" style:base-cell-address="Data_Sheet.Y4"/>
    </style:style>
    <style:style style:name="ce18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Y5)),ISBLANK(X5)))" style:apply-style-name="cf1" style:base-cell-address="Data_Sheet.X5"/>
      <style:map style:condition="is-true-formula(msoxl:AND(NOT(ISBLANK(Y5)),ISBLANK(X5)))" style:apply-style-name="cf1" style:base-cell-address="Data_Sheet.X5"/>
      <style:map style:condition="is-true-formula(msoxl:AND(NOT(ISBLANK(Y5)),ISBLANK(X5)))" style:apply-style-name="cf1" style:base-cell-address="Data_Sheet.X5"/>
    </style:style>
    <style:style style:name="ce18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Y6)),ISBLANK(X6)))" style:apply-style-name="cf1" style:base-cell-address="Data_Sheet.X6"/>
      <style:map style:condition="is-true-formula(msoxl:AND(NOT(ISBLANK(Y6)),ISBLANK(X6)))" style:apply-style-name="cf1" style:base-cell-address="Data_Sheet.X6"/>
      <style:map style:condition="is-true-formula(msoxl:AND(NOT(ISBLANK(Y6)),ISBLANK(X6)))" style:apply-style-name="cf1" style:base-cell-address="Data_Sheet.X6"/>
    </style:style>
    <style:style style:name="ce18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U6)),ISBLANK(T6)))" style:apply-style-name="cf1" style:base-cell-address="Data_Sheet.T6"/>
      <style:map style:condition="is-true-formula(msoxl:AND(NOT(ISBLANK(U6)),ISBLANK(T6)))" style:apply-style-name="cf1" style:base-cell-address="Data_Sheet.T6"/>
      <style:map style:condition="is-true-formula(msoxl:AND(NOT(ISBLANK(U6)),ISBLANK(T6)))" style:apply-style-name="cf1" style:base-cell-address="Data_Sheet.T6"/>
    </style:style>
    <style:style style:name="ce18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U5)),ISBLANK(T5)))" style:apply-style-name="cf1" style:base-cell-address="Data_Sheet.T5"/>
      <style:map style:condition="is-true-formula(msoxl:AND(NOT(ISBLANK(U5)),ISBLANK(T5)))" style:apply-style-name="cf1" style:base-cell-address="Data_Sheet.T5"/>
      <style:map style:condition="is-true-formula(msoxl:AND(NOT(ISBLANK(U5)),ISBLANK(T5)))" style:apply-style-name="cf1" style:base-cell-address="Data_Sheet.T5"/>
    </style:style>
    <style:style style:name="ce185"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U4)),ISBLANK(T4)))" style:apply-style-name="cf1" style:base-cell-address="Data_Sheet.T4"/>
      <style:map style:condition="is-true-formula(msoxl:AND(NOT(ISBLANK(U4)),ISBLANK(T4)))" style:apply-style-name="cf1" style:base-cell-address="Data_Sheet.T4"/>
      <style:map style:condition="is-true-formula(msoxl:AND(NOT(ISBLANK(U4)),ISBLANK(T4)))" style:apply-style-name="cf1" style:base-cell-address="Data_Sheet.T4"/>
    </style:style>
    <style:style style:name="ce186"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T4)),ISBLANK(U4)))" style:apply-style-name="cf1" style:base-cell-address="Data_Sheet.U4"/>
      <style:map style:condition="is-true-formula(msoxl:AND(NOT(ISBLANK(T4)),ISBLANK(U4)))" style:apply-style-name="cf1" style:base-cell-address="Data_Sheet.U4"/>
      <style:map style:condition="is-true-formula(msoxl:AND(NOT(ISBLANK(T4)),ISBLANK(U4)))" style:apply-style-name="cf1" style:base-cell-address="Data_Sheet.U4"/>
    </style:style>
    <style:style style:name="ce18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T6)),ISBLANK(U6)))" style:apply-style-name="cf1" style:base-cell-address="Data_Sheet.U6"/>
      <style:map style:condition="is-true-formula(msoxl:AND(NOT(ISBLANK(T6)),ISBLANK(U6)))" style:apply-style-name="cf1" style:base-cell-address="Data_Sheet.U6"/>
      <style:map style:condition="is-true-formula(msoxl:AND(NOT(ISBLANK(T6)),ISBLANK(U6)))" style:apply-style-name="cf1" style:base-cell-address="Data_Sheet.U6"/>
    </style:style>
    <style:style style:name="ce18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T5)),ISBLANK(U5)))" style:apply-style-name="cf1" style:base-cell-address="Data_Sheet.U5"/>
      <style:map style:condition="is-true-formula(msoxl:AND(NOT(ISBLANK(T5)),ISBLANK(U5)))" style:apply-style-name="cf1" style:base-cell-address="Data_Sheet.U5"/>
      <style:map style:condition="is-true-formula(msoxl:AND(NOT(ISBLANK(T5)),ISBLANK(U5)))" style:apply-style-name="cf1" style:base-cell-address="Data_Sheet.U5"/>
    </style:style>
    <style:style style:name="ce18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W4)),ISBLANK(V4)))" style:apply-style-name="cf1" style:base-cell-address="Data_Sheet.V4"/>
      <style:map style:condition="is-true-formula(msoxl:AND(NOT(ISBLANK(W4)),ISBLANK(V4)))" style:apply-style-name="cf1" style:base-cell-address="Data_Sheet.V4"/>
      <style:map style:condition="is-true-formula(msoxl:AND(NOT(ISBLANK(W4)),ISBLANK(V4)))" style:apply-style-name="cf1" style:base-cell-address="Data_Sheet.V4"/>
    </style:style>
    <style:style style:name="ce19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W5)),ISBLANK(V5)))" style:apply-style-name="cf1" style:base-cell-address="Data_Sheet.V5"/>
      <style:map style:condition="is-true-formula(msoxl:AND(NOT(ISBLANK(W5)),ISBLANK(V5)))" style:apply-style-name="cf1" style:base-cell-address="Data_Sheet.V5"/>
      <style:map style:condition="is-true-formula(msoxl:AND(NOT(ISBLANK(W5)),ISBLANK(V5)))" style:apply-style-name="cf1" style:base-cell-address="Data_Sheet.V5"/>
    </style:style>
    <style:style style:name="ce19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W6)),ISBLANK(V6)))" style:apply-style-name="cf1" style:base-cell-address="Data_Sheet.V6"/>
      <style:map style:condition="is-true-formula(msoxl:AND(NOT(ISBLANK(W6)),ISBLANK(V6)))" style:apply-style-name="cf1" style:base-cell-address="Data_Sheet.V6"/>
      <style:map style:condition="is-true-formula(msoxl:AND(NOT(ISBLANK(W6)),ISBLANK(V6)))" style:apply-style-name="cf1" style:base-cell-address="Data_Sheet.V6"/>
    </style:style>
    <style:style style:name="ce19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X6)),ISBLANK(Y6)))" style:apply-style-name="cf1" style:base-cell-address="Data_Sheet.Y6"/>
      <style:map style:condition="is-true-formula(msoxl:AND(NOT(ISBLANK(X6)),ISBLANK(Y6)))" style:apply-style-name="cf1" style:base-cell-address="Data_Sheet.Y6"/>
      <style:map style:condition="is-true-formula(msoxl:AND(NOT(ISBLANK(X6)),ISBLANK(Y6)))" style:apply-style-name="cf1" style:base-cell-address="Data_Sheet.Y6"/>
    </style:style>
    <style:style style:name="ce19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X5)),ISBLANK(Y5)))" style:apply-style-name="cf1" style:base-cell-address="Data_Sheet.Y5"/>
      <style:map style:condition="is-true-formula(msoxl:AND(NOT(ISBLANK(X5)),ISBLANK(Y5)))" style:apply-style-name="cf1" style:base-cell-address="Data_Sheet.Y5"/>
      <style:map style:condition="is-true-formula(msoxl:AND(NOT(ISBLANK(X5)),ISBLANK(Y5)))" style:apply-style-name="cf1" style:base-cell-address="Data_Sheet.Y5"/>
    </style:style>
    <style:style style:name="ce194" style:family="table-cell" style:parent-style-name="Default" style:data-style-name="N3">
      <style:table-cell-properties fo:border="thin solid #000000" style:vertical-align="middle" fo:wrap-option="wrap" fo:background-color="#D8D8D8" style:cell-protect="none" style:repeat-content="false"/>
      <style:paragraph-properties fo:text-align="end" fo:margin-right="0cm"/>
      <style:map style:condition="is-true-formula(msoxl:AND(NOT(ISBLANK(AA4)),ISBLANK(Z4)))" style:apply-style-name="cf1" style:base-cell-address="Data_Sheet.Z4"/>
      <style:map style:condition="is-true-formula(msoxl:AND(NOT(ISBLANK(AA4)),ISBLANK(Z4)))" style:apply-style-name="cf1" style:base-cell-address="Data_Sheet.Z4"/>
    </style:style>
    <style:style style:name="ce195" style:family="table-cell" style:parent-style-name="Default" style:data-style-name="N3">
      <style:table-cell-properties fo:border="thin solid #000000" style:vertical-align="middle" fo:wrap-option="wrap" fo:background-color="#BFBFBF" style:cell-protect="none" style:repeat-content="false"/>
      <style:paragraph-properties fo:text-align="end" fo:margin-right="0cm"/>
      <style:map style:condition="is-true-formula(msoxl:AND(NOT(ISBLANK(AC4)),ISBLANK(AB4)))" style:apply-style-name="cf1" style:base-cell-address="Data_Sheet.AB4"/>
      <style:map style:condition="is-true-formula(msoxl:AND(NOT(ISBLANK(AC4)),ISBLANK(AB4)))" style:apply-style-name="cf1" style:base-cell-address="Data_Sheet.AB4"/>
    </style:style>
    <style:style style:name="ce196" style:family="table-cell" style:parent-style-name="Default" style:data-style-name="N3">
      <style:table-cell-properties fo:border="thin solid #000000" style:vertical-align="middle" fo:wrap-option="wrap" fo:background-color="#BFBFBF" style:cell-protect="none" style:repeat-content="false"/>
      <style:paragraph-properties fo:text-align="end" fo:margin-right="0cm"/>
      <style:map style:condition="is-true-formula(msoxl:AND(NOT(ISBLANK(AB4)),ISBLANK(AC4)))" style:apply-style-name="cf1" style:base-cell-address="Data_Sheet.AC4"/>
      <style:map style:condition="is-true-formula(msoxl:AND(NOT(ISBLANK(AB4)),ISBLANK(AC4)))" style:apply-style-name="cf1" style:base-cell-address="Data_Sheet.AC4"/>
      <style:map style:condition="is-true-formula(msoxl:AND(NOT(ISBLANK(AB4)),ISBLANK(AC4)))" style:apply-style-name="cf1" style:base-cell-address="Data_Sheet.AC4"/>
      <style:map style:condition="is-true-formula(msoxl:AND(NOT(ISBLANK(AB4)),ISBLANK(AC4)))" style:apply-style-name="cf1" style:base-cell-address="Data_Sheet.AC4"/>
      <style:map style:condition="is-true-formula(msoxl:AND(NOT(ISBLANK(AB4)),ISBLANK(AC4)))" style:apply-style-name="cf1" style:base-cell-address="Data_Sheet.AC4"/>
      <style:map style:condition="is-true-formula(msoxl:AND(NOT(ISBLANK(AB4)),ISBLANK(AC4)))" style:apply-style-name="cf1" style:base-cell-address="Data_Sheet.AC4"/>
      <style:map style:condition="is-true-formula(msoxl:AND(NOT(ISBLANK(AB4)),ISBLANK(AC4)))" style:apply-style-name="cf1" style:base-cell-address="Data_Sheet.AC4"/>
      <style:map style:condition="is-true-formula(msoxl:AND(NOT(ISBLANK(AB4)),ISBLANK(AC4)))" style:apply-style-name="cf1" style:base-cell-address="Data_Sheet.AC4"/>
      <style:map style:condition="is-true-formula(msoxl:AND(NOT(ISBLANK(AB4)),ISBLANK(AC4)))" style:apply-style-name="cf1" style:base-cell-address="Data_Sheet.AC4"/>
      <style:map style:condition="is-true-formula(msoxl:AND(NOT(ISBLANK(AB4)),ISBLANK(AC4)))" style:apply-style-name="cf1" style:base-cell-address="Data_Sheet.AC4"/>
      <style:map style:condition="is-true-formula(msoxl:AND(NOT(ISBLANK(AB4)),ISBLANK(AC4)))" style:apply-style-name="cf1" style:base-cell-address="Data_Sheet.AC4"/>
      <style:map style:condition="is-true-formula(msoxl:AND(NOT(ISBLANK(AB4)),ISBLANK(AC4)))" style:apply-style-name="cf1" style:base-cell-address="Data_Sheet.AC4"/>
      <style:map style:condition="is-true-formula(msoxl:AND(NOT(ISBLANK(AB4)),ISBLANK(AC4)))" style:apply-style-name="cf1" style:base-cell-address="Data_Sheet.AC4"/>
      <style:map style:condition="is-true-formula(msoxl:AND(NOT(ISBLANK(AB4)),ISBLANK(AC4)))" style:apply-style-name="cf1" style:base-cell-address="Data_Sheet.AC4"/>
    </style:style>
    <style:style style:name="ce197" style:family="table-cell" style:parent-style-name="Default" style:data-style-name="N3">
      <style:table-cell-properties fo:border="thin solid #000000" style:vertical-align="middle" fo:wrap-option="wrap" fo:background-color="#BFBFBF" style:cell-protect="none" style:repeat-content="false"/>
      <style:paragraph-properties fo:text-align="end" fo:margin-right="0cm"/>
      <style:map style:condition="is-true-formula(msoxl:AND(NOT(ISBLANK(P5)),ISBLANK(Q5)))" style:apply-style-name="cf1" style:base-cell-address="Data_Sheet.Q5"/>
    </style:style>
    <style:style style:name="ce198" style:family="table-cell" style:parent-style-name="Default" style:data-style-name="N3">
      <style:table-cell-properties fo:border="thin solid #000000" style:vertical-align="middle" fo:wrap-option="wrap" fo:background-color="#D8D8D8" style:cell-protect="none" style:repeat-content="false"/>
      <style:paragraph-properties fo:text-align="end" fo:margin-right="0cm"/>
      <style:map style:condition="is-true-formula(msoxl:AND(NOT(ISBLANK(Z4)),ISBLANK(AA4)))" style:apply-style-name="cf1" style:base-cell-address="Data_Sheet.AA4"/>
      <style:map style:condition="is-true-formula(msoxl:AND(NOT(ISBLANK(Z4)),ISBLANK(AA4)))" style:apply-style-name="cf1" style:base-cell-address="Data_Sheet.AA4"/>
      <style:map style:condition="is-true-formula(msoxl:AND(NOT(ISBLANK(Z4)),ISBLANK(AA4)))" style:apply-style-name="cf1" style:base-cell-address="Data_Sheet.AA4"/>
      <style:map style:condition="is-true-formula(msoxl:AND(NOT(ISBLANK(Z4)),ISBLANK(AA4)))" style:apply-style-name="cf1" style:base-cell-address="Data_Sheet.AA4"/>
      <style:map style:condition="is-true-formula(msoxl:AND(NOT(ISBLANK(Z4)),ISBLANK(AA4)))" style:apply-style-name="cf1" style:base-cell-address="Data_Sheet.AA4"/>
      <style:map style:condition="is-true-formula(msoxl:AND(NOT(ISBLANK(Z4)),ISBLANK(AA4)))" style:apply-style-name="cf1" style:base-cell-address="Data_Sheet.AA4"/>
      <style:map style:condition="is-true-formula(msoxl:AND(NOT(ISBLANK(Z4)),ISBLANK(AA4)))" style:apply-style-name="cf1" style:base-cell-address="Data_Sheet.AA4"/>
      <style:map style:condition="is-true-formula(msoxl:AND(NOT(ISBLANK(Z4)),ISBLANK(AA4)))" style:apply-style-name="cf1" style:base-cell-address="Data_Sheet.AA4"/>
      <style:map style:condition="is-true-formula(msoxl:AND(NOT(ISBLANK(Z4)),ISBLANK(AA4)))" style:apply-style-name="cf1" style:base-cell-address="Data_Sheet.AA4"/>
    </style:style>
    <style:style style:name="ce199" style:family="table-cell" style:parent-style-name="Default" style:data-style-name="N3">
      <style:table-cell-properties fo:border="thin solid #000000" style:vertical-align="middle" fo:wrap-option="wrap" fo:background-color="#BFBFBF" style:cell-protect="none" style:repeat-content="false"/>
      <style:paragraph-properties fo:text-align="end" fo:margin-right="0cm"/>
      <style:map style:condition="is-true-formula(msoxl:AND(NOT(ISBLANK(Q4)),ISBLANK(P4)))" style:apply-style-name="cf1" style:base-cell-address="Data_Sheet.P4"/>
    </style:style>
    <style:style style:name="ce200" style:family="table-cell" style:parent-style-name="Default" style:data-style-name="N3">
      <style:table-cell-properties fo:border="thin solid #000000" style:vertical-align="middle" fo:wrap-option="wrap" fo:background-color="#BFBFBF" style:cell-protect="none" style:repeat-content="false"/>
      <style:paragraph-properties fo:text-align="end" fo:margin-right="0cm"/>
      <style:map style:condition="is-true-formula(msoxl:AND(NOT(ISBLANK(AB7)),ISBLANK(AC7)))" style:apply-style-name="cf1" style:base-cell-address="Data_Sheet.AC7"/>
      <style:map style:condition="is-true-formula(msoxl:AND(NOT(ISBLANK(AB7)),ISBLANK(AC7)))" style:apply-style-name="cf1" style:base-cell-address="Data_Sheet.AC7"/>
      <style:map style:condition="is-true-formula(msoxl:AND(NOT(ISBLANK(AB7)),ISBLANK(AC7)))" style:apply-style-name="cf1" style:base-cell-address="Data_Sheet.AC7"/>
    </style:style>
    <style:style style:name="ce201" style:family="table-cell" style:parent-style-name="Default" style:data-style-name="N3">
      <style:table-cell-properties fo:border="thin solid #000000" style:vertical-align="middle" fo:wrap-option="wrap" fo:background-color="#BFBFBF" style:cell-protect="none" style:repeat-content="false"/>
      <style:paragraph-properties fo:text-align="end" fo:margin-right="0cm"/>
      <style:map style:condition="is-true-formula(msoxl:AND(NOT(ISBLANK(AB8)),ISBLANK(AC8)))" style:apply-style-name="cf1" style:base-cell-address="Data_Sheet.AC8"/>
      <style:map style:condition="is-true-formula(msoxl:AND(NOT(ISBLANK(AB8)),ISBLANK(AC8)))" style:apply-style-name="cf1" style:base-cell-address="Data_Sheet.AC8"/>
      <style:map style:condition="is-true-formula(msoxl:AND(NOT(ISBLANK(AB8)),ISBLANK(AC8)))" style:apply-style-name="cf1" style:base-cell-address="Data_Sheet.AC8"/>
      <style:map style:condition="is-true-formula(msoxl:AND(NOT(ISBLANK(AB8)),ISBLANK(AC8)))" style:apply-style-name="cf1" style:base-cell-address="Data_Sheet.AC8"/>
      <style:map style:condition="is-true-formula(msoxl:AND(NOT(ISBLANK(AB8)),ISBLANK(AC8)))" style:apply-style-name="cf1" style:base-cell-address="Data_Sheet.AC8"/>
      <style:map style:condition="is-true-formula(msoxl:AND(NOT(ISBLANK(AB8)),ISBLANK(AC8)))" style:apply-style-name="cf1" style:base-cell-address="Data_Sheet.AC8"/>
    </style:style>
    <style:style style:name="ce202" style:family="table-cell" style:parent-style-name="Default" style:data-style-name="N3">
      <style:table-cell-properties fo:border="thin solid #000000" style:vertical-align="middle" fo:wrap-option="wrap" fo:background-color="#BFBFBF" style:cell-protect="none" style:repeat-content="false"/>
      <style:paragraph-properties fo:text-align="end" fo:margin-right="0cm"/>
      <style:map style:condition="is-true-formula(msoxl:AND(NOT(ISBLANK(AB9)),ISBLANK(AC9)))" style:apply-style-name="cf1" style:base-cell-address="Data_Sheet.AC9"/>
      <style:map style:condition="is-true-formula(msoxl:AND(NOT(ISBLANK(AB9)),ISBLANK(AC9)))" style:apply-style-name="cf1" style:base-cell-address="Data_Sheet.AC9"/>
      <style:map style:condition="is-true-formula(msoxl:AND(NOT(ISBLANK(AB9)),ISBLANK(AC9)))" style:apply-style-name="cf1" style:base-cell-address="Data_Sheet.AC9"/>
      <style:map style:condition="is-true-formula(msoxl:AND(NOT(ISBLANK(AB9)),ISBLANK(AC9)))" style:apply-style-name="cf1" style:base-cell-address="Data_Sheet.AC9"/>
      <style:map style:condition="is-true-formula(msoxl:AND(NOT(ISBLANK(AB9)),ISBLANK(AC9)))" style:apply-style-name="cf1" style:base-cell-address="Data_Sheet.AC9"/>
      <style:map style:condition="is-true-formula(msoxl:AND(NOT(ISBLANK(AB9)),ISBLANK(AC9)))" style:apply-style-name="cf1" style:base-cell-address="Data_Sheet.AC9"/>
    </style:style>
    <style:style style:name="ce203" style:family="table-cell" style:parent-style-name="Default" style:data-style-name="N3">
      <style:table-cell-properties fo:border="thin solid #000000" style:vertical-align="middle" fo:wrap-option="wrap" fo:background-color="#D8D8D8" style:cell-protect="none" style:repeat-content="false"/>
      <style:paragraph-properties fo:text-align="end" fo:margin-right="0cm"/>
      <style:map style:condition="is-true-formula(msoxl:AND(NOT(ISBLANK(Z7)),ISBLANK(AA7)))" style:apply-style-name="cf1" style:base-cell-address="Data_Sheet.AA7"/>
      <style:map style:condition="is-true-formula(msoxl:AND(NOT(ISBLANK(Z7)),ISBLANK(AA7)))" style:apply-style-name="cf1" style:base-cell-address="Data_Sheet.AA7"/>
      <style:map style:condition="is-true-formula(msoxl:AND(NOT(ISBLANK(Z7)),ISBLANK(AA7)))" style:apply-style-name="cf1" style:base-cell-address="Data_Sheet.AA7"/>
    </style:style>
    <style:style style:name="ce204" style:family="table-cell" style:parent-style-name="Default" style:data-style-name="N3">
      <style:table-cell-properties fo:border="thin solid #000000" style:vertical-align="middle" fo:wrap-option="wrap" fo:background-color="#D8D8D8" style:cell-protect="none" style:repeat-content="false"/>
      <style:paragraph-properties fo:text-align="end" fo:margin-right="0cm"/>
      <style:map style:condition="is-true-formula(msoxl:AND(NOT(ISBLANK(Z8)),ISBLANK(AA8)))" style:apply-style-name="cf1" style:base-cell-address="Data_Sheet.AA8"/>
      <style:map style:condition="is-true-formula(msoxl:AND(NOT(ISBLANK(Z8)),ISBLANK(AA8)))" style:apply-style-name="cf1" style:base-cell-address="Data_Sheet.AA8"/>
      <style:map style:condition="is-true-formula(msoxl:AND(NOT(ISBLANK(Z8)),ISBLANK(AA8)))" style:apply-style-name="cf1" style:base-cell-address="Data_Sheet.AA8"/>
      <style:map style:condition="is-true-formula(msoxl:AND(NOT(ISBLANK(Z8)),ISBLANK(AA8)))" style:apply-style-name="cf1" style:base-cell-address="Data_Sheet.AA8"/>
      <style:map style:condition="is-true-formula(msoxl:AND(NOT(ISBLANK(Z8)),ISBLANK(AA8)))" style:apply-style-name="cf1" style:base-cell-address="Data_Sheet.AA8"/>
      <style:map style:condition="is-true-formula(msoxl:AND(NOT(ISBLANK(Z8)),ISBLANK(AA8)))" style:apply-style-name="cf1" style:base-cell-address="Data_Sheet.AA8"/>
    </style:style>
    <style:style style:name="ce205" style:family="table-cell" style:parent-style-name="Default" style:data-style-name="N3">
      <style:table-cell-properties fo:border="thin solid #000000" style:vertical-align="middle" fo:wrap-option="wrap" fo:background-color="#D8D8D8" style:cell-protect="none" style:repeat-content="false"/>
      <style:paragraph-properties fo:text-align="end" fo:margin-right="0cm"/>
      <style:map style:condition="is-true-formula(msoxl:AND(NOT(ISBLANK(Z9)),ISBLANK(AA9)))" style:apply-style-name="cf1" style:base-cell-address="Data_Sheet.AA9"/>
      <style:map style:condition="is-true-formula(msoxl:AND(NOT(ISBLANK(Z9)),ISBLANK(AA9)))" style:apply-style-name="cf1" style:base-cell-address="Data_Sheet.AA9"/>
      <style:map style:condition="is-true-formula(msoxl:AND(NOT(ISBLANK(Z9)),ISBLANK(AA9)))" style:apply-style-name="cf1" style:base-cell-address="Data_Sheet.AA9"/>
      <style:map style:condition="is-true-formula(msoxl:AND(NOT(ISBLANK(Z9)),ISBLANK(AA9)))" style:apply-style-name="cf1" style:base-cell-address="Data_Sheet.AA9"/>
      <style:map style:condition="is-true-formula(msoxl:AND(NOT(ISBLANK(Z9)),ISBLANK(AA9)))" style:apply-style-name="cf1" style:base-cell-address="Data_Sheet.AA9"/>
      <style:map style:condition="is-true-formula(msoxl:AND(NOT(ISBLANK(Z9)),ISBLANK(AA9)))" style:apply-style-name="cf1" style:base-cell-address="Data_Sheet.AA9"/>
    </style:style>
    <style:style style:name="ce206"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T8)),ISBLANK(U8)))" style:apply-style-name="cf1" style:base-cell-address="Data_Sheet.U8"/>
      <style:map style:condition="is-true-formula(msoxl:AND(NOT(ISBLANK(T8)),ISBLANK(U8)))" style:apply-style-name="cf1" style:base-cell-address="Data_Sheet.U8"/>
      <style:map style:condition="is-true-formula(msoxl:AND(NOT(ISBLANK(T8)),ISBLANK(U8)))" style:apply-style-name="cf1" style:base-cell-address="Data_Sheet.U8"/>
      <style:map style:condition="is-true-formula(msoxl:AND(NOT(ISBLANK(T8)),ISBLANK(U8)))" style:apply-style-name="cf1" style:base-cell-address="Data_Sheet.U8"/>
      <style:map style:condition="is-true-formula(msoxl:AND(NOT(ISBLANK(T8)),ISBLANK(U8)))" style:apply-style-name="cf1" style:base-cell-address="Data_Sheet.U8"/>
      <style:map style:condition="is-true-formula(msoxl:AND(NOT(ISBLANK(T8)),ISBLANK(U8)))" style:apply-style-name="cf1" style:base-cell-address="Data_Sheet.U8"/>
      <style:map style:condition="is-true-formula(msoxl:AND(NOT(ISBLANK(T8)),ISBLANK(U8)))" style:apply-style-name="cf1" style:base-cell-address="Data_Sheet.U8"/>
      <style:map style:condition="is-true-formula(msoxl:AND(NOT(ISBLANK(T8)),ISBLANK(U8)))" style:apply-style-name="cf1" style:base-cell-address="Data_Sheet.U8"/>
      <style:map style:condition="is-true-formula(msoxl:AND(NOT(ISBLANK(T8)),ISBLANK(U8)))" style:apply-style-name="cf1" style:base-cell-address="Data_Sheet.U8"/>
      <style:map style:condition="is-true-formula(msoxl:AND(NOT(ISBLANK(T8)),ISBLANK(U8)))" style:apply-style-name="cf1" style:base-cell-address="Data_Sheet.U8"/>
      <style:map style:condition="is-true-formula(msoxl:AND(NOT(ISBLANK(T8)),ISBLANK(U8)))" style:apply-style-name="cf1" style:base-cell-address="Data_Sheet.U8"/>
      <style:map style:condition="is-true-formula(msoxl:AND(NOT(ISBLANK(T8)),ISBLANK(U8)))" style:apply-style-name="cf1" style:base-cell-address="Data_Sheet.U8"/>
      <style:map style:condition="is-true-formula(msoxl:AND(NOT(ISBLANK(T8)),ISBLANK(U8)))" style:apply-style-name="cf1" style:base-cell-address="Data_Sheet.U8"/>
    </style:style>
    <style:style style:name="ce20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T7)),ISBLANK(U7)))" style:apply-style-name="cf1" style:base-cell-address="Data_Sheet.U7"/>
      <style:map style:condition="is-true-formula(msoxl:AND(NOT(ISBLANK(T7)),ISBLANK(U7)))" style:apply-style-name="cf1" style:base-cell-address="Data_Sheet.U7"/>
      <style:map style:condition="is-true-formula(msoxl:AND(NOT(ISBLANK(T7)),ISBLANK(U7)))" style:apply-style-name="cf1" style:base-cell-address="Data_Sheet.U7"/>
      <style:map style:condition="is-true-formula(msoxl:AND(NOT(ISBLANK(T7)),ISBLANK(U7)))" style:apply-style-name="cf1" style:base-cell-address="Data_Sheet.U7"/>
      <style:map style:condition="is-true-formula(msoxl:AND(NOT(ISBLANK(T7)),ISBLANK(U7)))" style:apply-style-name="cf1" style:base-cell-address="Data_Sheet.U7"/>
      <style:map style:condition="is-true-formula(msoxl:AND(NOT(ISBLANK(T7)),ISBLANK(U7)))" style:apply-style-name="cf1" style:base-cell-address="Data_Sheet.U7"/>
      <style:map style:condition="is-true-formula(msoxl:AND(NOT(ISBLANK(T7)),ISBLANK(U7)))" style:apply-style-name="cf1" style:base-cell-address="Data_Sheet.U7"/>
    </style:style>
    <style:style style:name="ce20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W8)),ISBLANK(V8)))" style:apply-style-name="cf1" style:base-cell-address="Data_Sheet.V8"/>
      <style:map style:condition="is-true-formula(msoxl:AND(NOT(ISBLANK(W8)),ISBLANK(V8)))" style:apply-style-name="cf1" style:base-cell-address="Data_Sheet.V8"/>
      <style:map style:condition="is-true-formula(msoxl:AND(NOT(ISBLANK(W8)),ISBLANK(V8)))" style:apply-style-name="cf1" style:base-cell-address="Data_Sheet.V8"/>
      <style:map style:condition="is-true-formula(msoxl:AND(NOT(ISBLANK(W8)),ISBLANK(V8)))" style:apply-style-name="cf1" style:base-cell-address="Data_Sheet.V8"/>
      <style:map style:condition="is-true-formula(msoxl:AND(NOT(ISBLANK(W8)),ISBLANK(V8)))" style:apply-style-name="cf1" style:base-cell-address="Data_Sheet.V8"/>
      <style:map style:condition="is-true-formula(msoxl:AND(NOT(ISBLANK(W8)),ISBLANK(V8)))" style:apply-style-name="cf1" style:base-cell-address="Data_Sheet.V8"/>
      <style:map style:condition="is-true-formula(msoxl:AND(NOT(ISBLANK(W8)),ISBLANK(V8)))" style:apply-style-name="cf1" style:base-cell-address="Data_Sheet.V8"/>
      <style:map style:condition="is-true-formula(msoxl:AND(NOT(ISBLANK(W8)),ISBLANK(V8)))" style:apply-style-name="cf1" style:base-cell-address="Data_Sheet.V8"/>
      <style:map style:condition="is-true-formula(msoxl:AND(NOT(ISBLANK(W8)),ISBLANK(V8)))" style:apply-style-name="cf1" style:base-cell-address="Data_Sheet.V8"/>
    </style:style>
    <style:style style:name="ce20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W7)),ISBLANK(V7)))" style:apply-style-name="cf1" style:base-cell-address="Data_Sheet.V7"/>
      <style:map style:condition="is-true-formula(msoxl:AND(NOT(ISBLANK(W7)),ISBLANK(V7)))" style:apply-style-name="cf1" style:base-cell-address="Data_Sheet.V7"/>
      <style:map style:condition="is-true-formula(msoxl:AND(NOT(ISBLANK(W7)),ISBLANK(V7)))" style:apply-style-name="cf1" style:base-cell-address="Data_Sheet.V7"/>
      <style:map style:condition="is-true-formula(msoxl:AND(NOT(ISBLANK(W7)),ISBLANK(V7)))" style:apply-style-name="cf1" style:base-cell-address="Data_Sheet.V7"/>
      <style:map style:condition="is-true-formula(msoxl:AND(NOT(ISBLANK(W7)),ISBLANK(V7)))" style:apply-style-name="cf1" style:base-cell-address="Data_Sheet.V7"/>
    </style:style>
    <style:style style:name="ce21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V7)),ISBLANK(W7)))" style:apply-style-name="cf1" style:base-cell-address="Data_Sheet.W7"/>
      <style:map style:condition="is-true-formula(msoxl:AND(NOT(ISBLANK(V7)),ISBLANK(W7)))" style:apply-style-name="cf1" style:base-cell-address="Data_Sheet.W7"/>
      <style:map style:condition="is-true-formula(msoxl:AND(NOT(ISBLANK(V7)),ISBLANK(W7)))" style:apply-style-name="cf1" style:base-cell-address="Data_Sheet.W7"/>
      <style:map style:condition="is-true-formula(msoxl:AND(NOT(ISBLANK(V7)),ISBLANK(W7)))" style:apply-style-name="cf1" style:base-cell-address="Data_Sheet.W7"/>
      <style:map style:condition="is-true-formula(msoxl:AND(NOT(ISBLANK(V7)),ISBLANK(W7)))" style:apply-style-name="cf1" style:base-cell-address="Data_Sheet.W7"/>
      <style:map style:condition="is-true-formula(msoxl:AND(NOT(ISBLANK(V7)),ISBLANK(W7)))" style:apply-style-name="cf1" style:base-cell-address="Data_Sheet.W7"/>
      <style:map style:condition="is-true-formula(msoxl:AND(NOT(ISBLANK(V7)),ISBLANK(W7)))" style:apply-style-name="cf1" style:base-cell-address="Data_Sheet.W7"/>
    </style:style>
    <style:style style:name="ce21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V8)),ISBLANK(W8)))" style:apply-style-name="cf1" style:base-cell-address="Data_Sheet.W8"/>
      <style:map style:condition="is-true-formula(msoxl:AND(NOT(ISBLANK(V8)),ISBLANK(W8)))" style:apply-style-name="cf1" style:base-cell-address="Data_Sheet.W8"/>
      <style:map style:condition="is-true-formula(msoxl:AND(NOT(ISBLANK(V8)),ISBLANK(W8)))" style:apply-style-name="cf1" style:base-cell-address="Data_Sheet.W8"/>
      <style:map style:condition="is-true-formula(msoxl:AND(NOT(ISBLANK(V8)),ISBLANK(W8)))" style:apply-style-name="cf1" style:base-cell-address="Data_Sheet.W8"/>
      <style:map style:condition="is-true-formula(msoxl:AND(NOT(ISBLANK(V8)),ISBLANK(W8)))" style:apply-style-name="cf1" style:base-cell-address="Data_Sheet.W8"/>
      <style:map style:condition="is-true-formula(msoxl:AND(NOT(ISBLANK(V8)),ISBLANK(W8)))" style:apply-style-name="cf1" style:base-cell-address="Data_Sheet.W8"/>
      <style:map style:condition="is-true-formula(msoxl:AND(NOT(ISBLANK(V8)),ISBLANK(W8)))" style:apply-style-name="cf1" style:base-cell-address="Data_Sheet.W8"/>
      <style:map style:condition="is-true-formula(msoxl:AND(NOT(ISBLANK(V8)),ISBLANK(W8)))" style:apply-style-name="cf1" style:base-cell-address="Data_Sheet.W8"/>
      <style:map style:condition="is-true-formula(msoxl:AND(NOT(ISBLANK(V8)),ISBLANK(W8)))" style:apply-style-name="cf1" style:base-cell-address="Data_Sheet.W8"/>
      <style:map style:condition="is-true-formula(msoxl:AND(NOT(ISBLANK(V8)),ISBLANK(W8)))" style:apply-style-name="cf1" style:base-cell-address="Data_Sheet.W8"/>
      <style:map style:condition="is-true-formula(msoxl:AND(NOT(ISBLANK(V8)),ISBLANK(W8)))" style:apply-style-name="cf1" style:base-cell-address="Data_Sheet.W8"/>
      <style:map style:condition="is-true-formula(msoxl:AND(NOT(ISBLANK(V8)),ISBLANK(W8)))" style:apply-style-name="cf1" style:base-cell-address="Data_Sheet.W8"/>
      <style:map style:condition="is-true-formula(msoxl:AND(NOT(ISBLANK(V8)),ISBLANK(W8)))" style:apply-style-name="cf1" style:base-cell-address="Data_Sheet.W8"/>
    </style:style>
    <style:style style:name="ce21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X7)),ISBLANK(Y7)))" style:apply-style-name="cf1" style:base-cell-address="Data_Sheet.Y7"/>
      <style:map style:condition="is-true-formula(msoxl:AND(NOT(ISBLANK(X7)),ISBLANK(Y7)))" style:apply-style-name="cf1" style:base-cell-address="Data_Sheet.Y7"/>
      <style:map style:condition="is-true-formula(msoxl:AND(NOT(ISBLANK(X7)),ISBLANK(Y7)))" style:apply-style-name="cf1" style:base-cell-address="Data_Sheet.Y7"/>
      <style:map style:condition="is-true-formula(msoxl:AND(NOT(ISBLANK(X7)),ISBLANK(Y7)))" style:apply-style-name="cf1" style:base-cell-address="Data_Sheet.Y7"/>
      <style:map style:condition="is-true-formula(msoxl:AND(NOT(ISBLANK(X7)),ISBLANK(Y7)))" style:apply-style-name="cf1" style:base-cell-address="Data_Sheet.Y7"/>
      <style:map style:condition="is-true-formula(msoxl:AND(NOT(ISBLANK(X7)),ISBLANK(Y7)))" style:apply-style-name="cf1" style:base-cell-address="Data_Sheet.Y7"/>
      <style:map style:condition="is-true-formula(msoxl:AND(NOT(ISBLANK(X7)),ISBLANK(Y7)))" style:apply-style-name="cf1" style:base-cell-address="Data_Sheet.Y7"/>
    </style:style>
    <style:style style:name="ce21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X8)),ISBLANK(Y8)))" style:apply-style-name="cf1" style:base-cell-address="Data_Sheet.Y8"/>
      <style:map style:condition="is-true-formula(msoxl:AND(NOT(ISBLANK(X8)),ISBLANK(Y8)))" style:apply-style-name="cf1" style:base-cell-address="Data_Sheet.Y8"/>
      <style:map style:condition="is-true-formula(msoxl:AND(NOT(ISBLANK(X8)),ISBLANK(Y8)))" style:apply-style-name="cf1" style:base-cell-address="Data_Sheet.Y8"/>
      <style:map style:condition="is-true-formula(msoxl:AND(NOT(ISBLANK(X8)),ISBLANK(Y8)))" style:apply-style-name="cf1" style:base-cell-address="Data_Sheet.Y8"/>
      <style:map style:condition="is-true-formula(msoxl:AND(NOT(ISBLANK(X8)),ISBLANK(Y8)))" style:apply-style-name="cf1" style:base-cell-address="Data_Sheet.Y8"/>
      <style:map style:condition="is-true-formula(msoxl:AND(NOT(ISBLANK(X8)),ISBLANK(Y8)))" style:apply-style-name="cf1" style:base-cell-address="Data_Sheet.Y8"/>
      <style:map style:condition="is-true-formula(msoxl:AND(NOT(ISBLANK(X8)),ISBLANK(Y8)))" style:apply-style-name="cf1" style:base-cell-address="Data_Sheet.Y8"/>
      <style:map style:condition="is-true-formula(msoxl:AND(NOT(ISBLANK(X8)),ISBLANK(Y8)))" style:apply-style-name="cf1" style:base-cell-address="Data_Sheet.Y8"/>
      <style:map style:condition="is-true-formula(msoxl:AND(NOT(ISBLANK(X8)),ISBLANK(Y8)))" style:apply-style-name="cf1" style:base-cell-address="Data_Sheet.Y8"/>
      <style:map style:condition="is-true-formula(msoxl:AND(NOT(ISBLANK(X8)),ISBLANK(Y8)))" style:apply-style-name="cf1" style:base-cell-address="Data_Sheet.Y8"/>
      <style:map style:condition="is-true-formula(msoxl:AND(NOT(ISBLANK(X8)),ISBLANK(Y8)))" style:apply-style-name="cf1" style:base-cell-address="Data_Sheet.Y8"/>
      <style:map style:condition="is-true-formula(msoxl:AND(NOT(ISBLANK(X8)),ISBLANK(Y8)))" style:apply-style-name="cf1" style:base-cell-address="Data_Sheet.Y8"/>
      <style:map style:condition="is-true-formula(msoxl:AND(NOT(ISBLANK(X8)),ISBLANK(Y8)))" style:apply-style-name="cf1" style:base-cell-address="Data_Sheet.Y8"/>
    </style:style>
    <style:style style:name="ce21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Y7)),ISBLANK(X7)))" style:apply-style-name="cf1" style:base-cell-address="Data_Sheet.X7"/>
      <style:map style:condition="is-true-formula(msoxl:AND(NOT(ISBLANK(Y7)),ISBLANK(X7)))" style:apply-style-name="cf1" style:base-cell-address="Data_Sheet.X7"/>
      <style:map style:condition="is-true-formula(msoxl:AND(NOT(ISBLANK(Y7)),ISBLANK(X7)))" style:apply-style-name="cf1" style:base-cell-address="Data_Sheet.X7"/>
      <style:map style:condition="is-true-formula(msoxl:AND(NOT(ISBLANK(Y7)),ISBLANK(X7)))" style:apply-style-name="cf1" style:base-cell-address="Data_Sheet.X7"/>
      <style:map style:condition="is-true-formula(msoxl:AND(NOT(ISBLANK(Y7)),ISBLANK(X7)))" style:apply-style-name="cf1" style:base-cell-address="Data_Sheet.X7"/>
    </style:style>
    <style:style style:name="ce215"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Y8)),ISBLANK(X8)))" style:apply-style-name="cf1" style:base-cell-address="Data_Sheet.X8"/>
      <style:map style:condition="is-true-formula(msoxl:AND(NOT(ISBLANK(Y8)),ISBLANK(X8)))" style:apply-style-name="cf1" style:base-cell-address="Data_Sheet.X8"/>
      <style:map style:condition="is-true-formula(msoxl:AND(NOT(ISBLANK(Y8)),ISBLANK(X8)))" style:apply-style-name="cf1" style:base-cell-address="Data_Sheet.X8"/>
      <style:map style:condition="is-true-formula(msoxl:AND(NOT(ISBLANK(Y8)),ISBLANK(X8)))" style:apply-style-name="cf1" style:base-cell-address="Data_Sheet.X8"/>
      <style:map style:condition="is-true-formula(msoxl:AND(NOT(ISBLANK(Y8)),ISBLANK(X8)))" style:apply-style-name="cf1" style:base-cell-address="Data_Sheet.X8"/>
      <style:map style:condition="is-true-formula(msoxl:AND(NOT(ISBLANK(Y8)),ISBLANK(X8)))" style:apply-style-name="cf1" style:base-cell-address="Data_Sheet.X8"/>
      <style:map style:condition="is-true-formula(msoxl:AND(NOT(ISBLANK(Y8)),ISBLANK(X8)))" style:apply-style-name="cf1" style:base-cell-address="Data_Sheet.X8"/>
      <style:map style:condition="is-true-formula(msoxl:AND(NOT(ISBLANK(Y8)),ISBLANK(X8)))" style:apply-style-name="cf1" style:base-cell-address="Data_Sheet.X8"/>
      <style:map style:condition="is-true-formula(msoxl:AND(NOT(ISBLANK(Y8)),ISBLANK(X8)))" style:apply-style-name="cf1" style:base-cell-address="Data_Sheet.X8"/>
    </style:style>
    <style:style style:name="ce216"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S7)),ISBLANK(R7)))" style:apply-style-name="cf1" style:base-cell-address="Data_Sheet.R7"/>
      <style:map style:condition="is-true-formula(msoxl:AND(NOT(ISBLANK(S7)),ISBLANK(R7)))" style:apply-style-name="cf1" style:base-cell-address="Data_Sheet.R7"/>
      <style:map style:condition="is-true-formula(msoxl:AND(NOT(ISBLANK(S7)),ISBLANK(R7)))" style:apply-style-name="cf1" style:base-cell-address="Data_Sheet.R7"/>
      <style:map style:condition="is-true-formula(msoxl:AND(NOT(ISBLANK(S7)),ISBLANK(R7)))" style:apply-style-name="cf1" style:base-cell-address="Data_Sheet.R7"/>
      <style:map style:condition="is-true-formula(msoxl:AND(NOT(ISBLANK(S7)),ISBLANK(R7)))" style:apply-style-name="cf1" style:base-cell-address="Data_Sheet.R7"/>
    </style:style>
    <style:style style:name="ce21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R7)),ISBLANK(S7)))" style:apply-style-name="cf1" style:base-cell-address="Data_Sheet.S7"/>
      <style:map style:condition="is-true-formula(msoxl:AND(NOT(ISBLANK(R7)),ISBLANK(S7)))" style:apply-style-name="cf1" style:base-cell-address="Data_Sheet.S7"/>
      <style:map style:condition="is-true-formula(msoxl:AND(NOT(ISBLANK(R7)),ISBLANK(S7)))" style:apply-style-name="cf1" style:base-cell-address="Data_Sheet.S7"/>
      <style:map style:condition="is-true-formula(msoxl:AND(NOT(ISBLANK(R7)),ISBLANK(S7)))" style:apply-style-name="cf1" style:base-cell-address="Data_Sheet.S7"/>
      <style:map style:condition="is-true-formula(msoxl:AND(NOT(ISBLANK(R7)),ISBLANK(S7)))" style:apply-style-name="cf1" style:base-cell-address="Data_Sheet.S7"/>
      <style:map style:condition="is-true-formula(msoxl:AND(NOT(ISBLANK(R7)),ISBLANK(S7)))" style:apply-style-name="cf1" style:base-cell-address="Data_Sheet.S7"/>
      <style:map style:condition="is-true-formula(msoxl:AND(NOT(ISBLANK(R7)),ISBLANK(S7)))" style:apply-style-name="cf1" style:base-cell-address="Data_Sheet.S7"/>
    </style:style>
    <style:style style:name="ce21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R8)),ISBLANK(S8)))" style:apply-style-name="cf1" style:base-cell-address="Data_Sheet.S8"/>
      <style:map style:condition="is-true-formula(msoxl:AND(NOT(ISBLANK(R8)),ISBLANK(S8)))" style:apply-style-name="cf1" style:base-cell-address="Data_Sheet.S8"/>
      <style:map style:condition="is-true-formula(msoxl:AND(NOT(ISBLANK(R8)),ISBLANK(S8)))" style:apply-style-name="cf1" style:base-cell-address="Data_Sheet.S8"/>
      <style:map style:condition="is-true-formula(msoxl:AND(NOT(ISBLANK(R8)),ISBLANK(S8)))" style:apply-style-name="cf1" style:base-cell-address="Data_Sheet.S8"/>
      <style:map style:condition="is-true-formula(msoxl:AND(NOT(ISBLANK(R8)),ISBLANK(S8)))" style:apply-style-name="cf1" style:base-cell-address="Data_Sheet.S8"/>
      <style:map style:condition="is-true-formula(msoxl:AND(NOT(ISBLANK(R8)),ISBLANK(S8)))" style:apply-style-name="cf1" style:base-cell-address="Data_Sheet.S8"/>
      <style:map style:condition="is-true-formula(msoxl:AND(NOT(ISBLANK(R8)),ISBLANK(S8)))" style:apply-style-name="cf1" style:base-cell-address="Data_Sheet.S8"/>
      <style:map style:condition="is-true-formula(msoxl:AND(NOT(ISBLANK(R8)),ISBLANK(S8)))" style:apply-style-name="cf1" style:base-cell-address="Data_Sheet.S8"/>
      <style:map style:condition="is-true-formula(msoxl:AND(NOT(ISBLANK(R8)),ISBLANK(S8)))" style:apply-style-name="cf1" style:base-cell-address="Data_Sheet.S8"/>
      <style:map style:condition="is-true-formula(msoxl:AND(NOT(ISBLANK(R8)),ISBLANK(S8)))" style:apply-style-name="cf1" style:base-cell-address="Data_Sheet.S8"/>
      <style:map style:condition="is-true-formula(msoxl:AND(NOT(ISBLANK(R8)),ISBLANK(S8)))" style:apply-style-name="cf1" style:base-cell-address="Data_Sheet.S8"/>
      <style:map style:condition="is-true-formula(msoxl:AND(NOT(ISBLANK(R8)),ISBLANK(S8)))" style:apply-style-name="cf1" style:base-cell-address="Data_Sheet.S8"/>
      <style:map style:condition="is-true-formula(msoxl:AND(NOT(ISBLANK(R8)),ISBLANK(S8)))" style:apply-style-name="cf1" style:base-cell-address="Data_Sheet.S8"/>
    </style:style>
    <style:style style:name="ce21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U8)),ISBLANK(T8)))" style:apply-style-name="cf1" style:base-cell-address="Data_Sheet.T8"/>
      <style:map style:condition="is-true-formula(msoxl:AND(NOT(ISBLANK(U8)),ISBLANK(T8)))" style:apply-style-name="cf1" style:base-cell-address="Data_Sheet.T8"/>
      <style:map style:condition="is-true-formula(msoxl:AND(NOT(ISBLANK(U8)),ISBLANK(T8)))" style:apply-style-name="cf1" style:base-cell-address="Data_Sheet.T8"/>
      <style:map style:condition="is-true-formula(msoxl:AND(NOT(ISBLANK(U8)),ISBLANK(T8)))" style:apply-style-name="cf1" style:base-cell-address="Data_Sheet.T8"/>
      <style:map style:condition="is-true-formula(msoxl:AND(NOT(ISBLANK(U8)),ISBLANK(T8)))" style:apply-style-name="cf1" style:base-cell-address="Data_Sheet.T8"/>
      <style:map style:condition="is-true-formula(msoxl:AND(NOT(ISBLANK(U8)),ISBLANK(T8)))" style:apply-style-name="cf1" style:base-cell-address="Data_Sheet.T8"/>
      <style:map style:condition="is-true-formula(msoxl:AND(NOT(ISBLANK(U7)),ISBLANK(T7)))" style:apply-style-name="cf1" style:base-cell-address="Data_Sheet.T7"/>
      <style:map style:condition="is-true-formula(msoxl:AND(NOT(ISBLANK(U8)),ISBLANK(T8)))" style:apply-style-name="cf1" style:base-cell-address="Data_Sheet.T8"/>
      <style:map style:condition="is-true-formula(msoxl:AND(NOT(ISBLANK(U8)),ISBLANK(T8)))" style:apply-style-name="cf1" style:base-cell-address="Data_Sheet.T8"/>
    </style:style>
    <style:style style:name="ce22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U7)),ISBLANK(T7)))" style:apply-style-name="cf1" style:base-cell-address="Data_Sheet.T7"/>
      <style:map style:condition="is-true-formula(msoxl:AND(NOT(ISBLANK(U7)),ISBLANK(T7)))" style:apply-style-name="cf1" style:base-cell-address="Data_Sheet.T7"/>
      <style:map style:condition="is-true-formula(msoxl:AND(NOT(ISBLANK(U7)),ISBLANK(T7)))" style:apply-style-name="cf1" style:base-cell-address="Data_Sheet.T7"/>
      <style:map style:condition="is-true-formula(msoxl:AND(NOT(ISBLANK(U7)),ISBLANK(T7)))" style:apply-style-name="cf1" style:base-cell-address="Data_Sheet.T7"/>
      <style:map style:condition="is-true-formula(msoxl:AND(NOT(ISBLANK(U7)),ISBLANK(T7)))" style:apply-style-name="cf1" style:base-cell-address="Data_Sheet.T7"/>
    </style:style>
    <style:style style:name="ce221" style:family="table-cell" style:parent-style-name="Default" style:data-style-name="N3">
      <style:table-cell-properties fo:border="thin solid #000000" style:vertical-align="middle" fo:wrap-option="wrap" fo:background-color="#BFBFBF" style:cell-protect="none" style:repeat-content="false"/>
      <style:paragraph-properties fo:text-align="end" fo:margin-right="0cm"/>
      <style:map style:condition="is-true-formula(msoxl:AND(NOT(ISBLANK(AB10)),ISBLANK(AC10)))" style:apply-style-name="cf1" style:base-cell-address="Data_Sheet.AC10"/>
      <style:map style:condition="is-true-formula(msoxl:AND(NOT(ISBLANK(AB10)),ISBLANK(AC10)))" style:apply-style-name="cf1" style:base-cell-address="Data_Sheet.AC10"/>
      <style:map style:condition="is-true-formula(msoxl:AND(NOT(ISBLANK(AB10)),ISBLANK(AC10)))" style:apply-style-name="cf1" style:base-cell-address="Data_Sheet.AC10"/>
    </style:style>
    <style:style style:name="ce222" style:family="table-cell" style:parent-style-name="Default" style:data-style-name="N3">
      <style:table-cell-properties fo:border="thin solid #000000" style:vertical-align="middle" fo:wrap-option="wrap" fo:background-color="#D8D8D8" style:cell-protect="none" style:repeat-content="false"/>
      <style:paragraph-properties fo:text-align="end" fo:margin-right="0cm"/>
      <style:map style:condition="is-true-formula(msoxl:AND(NOT(ISBLANK(Z10)),ISBLANK(AA10)))" style:apply-style-name="cf1" style:base-cell-address="Data_Sheet.AA10"/>
      <style:map style:condition="is-true-formula(msoxl:AND(NOT(ISBLANK(Z10)),ISBLANK(AA10)))" style:apply-style-name="cf1" style:base-cell-address="Data_Sheet.AA10"/>
      <style:map style:condition="is-true-formula(msoxl:AND(NOT(ISBLANK(Z10)),ISBLANK(AA10)))" style:apply-style-name="cf1" style:base-cell-address="Data_Sheet.AA10"/>
    </style:style>
    <style:style style:name="ce223" style:family="table-cell" style:parent-style-name="Default" style:data-style-name="N3">
      <style:table-cell-properties fo:border="thin solid #000000" style:vertical-align="middle" fo:wrap-option="wrap" fo:background-color="#BFBFBF" style:cell-protect="none" style:repeat-content="false"/>
      <style:paragraph-properties fo:text-align="end" fo:margin-right="0cm"/>
      <style:map style:condition="is-true-formula(msoxl:AND(NOT(ISBLANK(AB11)),ISBLANK(AC11)))" style:apply-style-name="cf1" style:base-cell-address="Data_Sheet.AC11"/>
      <style:map style:condition="is-true-formula(msoxl:AND(NOT(ISBLANK(AB11)),ISBLANK(AC11)))" style:apply-style-name="cf1" style:base-cell-address="Data_Sheet.AC11"/>
      <style:map style:condition="is-true-formula(msoxl:AND(NOT(ISBLANK(AB11)),ISBLANK(AC11)))" style:apply-style-name="cf1" style:base-cell-address="Data_Sheet.AC11"/>
    </style:style>
    <style:style style:name="ce224" style:family="table-cell" style:parent-style-name="Default" style:data-style-name="N3">
      <style:table-cell-properties fo:border="thin solid #000000" style:vertical-align="middle" fo:wrap-option="wrap" fo:background-color="#D8D8D8" style:cell-protect="none" style:repeat-content="false"/>
      <style:paragraph-properties fo:text-align="end" fo:margin-right="0cm"/>
      <style:map style:condition="is-true-formula(msoxl:AND(NOT(ISBLANK(Z11)),ISBLANK(AA11)))" style:apply-style-name="cf1" style:base-cell-address="Data_Sheet.AA11"/>
      <style:map style:condition="is-true-formula(msoxl:AND(NOT(ISBLANK(Z11)),ISBLANK(AA11)))" style:apply-style-name="cf1" style:base-cell-address="Data_Sheet.AA11"/>
      <style:map style:condition="is-true-formula(msoxl:AND(NOT(ISBLANK(Z11)),ISBLANK(AA11)))" style:apply-style-name="cf1" style:base-cell-address="Data_Sheet.AA11"/>
    </style:style>
    <style:style style:name="ce225" style:family="table-cell" style:parent-style-name="Default" style:data-style-name="N3">
      <style:table-cell-properties fo:border="thin solid #000000" style:vertical-align="middle" fo:wrap-option="wrap" fo:background-color="#BFBFBF" style:cell-protect="none" style:repeat-content="false"/>
      <style:paragraph-properties fo:text-align="end" fo:margin-right="0cm"/>
      <style:map style:condition="is-true-formula(msoxl:AND(NOT(ISBLANK(AB12)),ISBLANK(AC12)))" style:apply-style-name="cf1" style:base-cell-address="Data_Sheet.AC12"/>
      <style:map style:condition="is-true-formula(msoxl:AND(NOT(ISBLANK(AB12)),ISBLANK(AC12)))" style:apply-style-name="cf1" style:base-cell-address="Data_Sheet.AC12"/>
      <style:map style:condition="is-true-formula(msoxl:AND(NOT(ISBLANK(AB12)),ISBLANK(AC12)))" style:apply-style-name="cf1" style:base-cell-address="Data_Sheet.AC12"/>
    </style:style>
    <style:style style:name="ce226" style:family="table-cell" style:parent-style-name="Default" style:data-style-name="N3">
      <style:table-cell-properties fo:border="thin solid #000000" style:vertical-align="middle" fo:wrap-option="wrap" fo:background-color="#D8D8D8" style:cell-protect="none" style:repeat-content="false"/>
      <style:paragraph-properties fo:text-align="end" fo:margin-right="0cm"/>
      <style:map style:condition="is-true-formula(msoxl:AND(NOT(ISBLANK(Z12)),ISBLANK(AA12)))" style:apply-style-name="cf1" style:base-cell-address="Data_Sheet.AA12"/>
      <style:map style:condition="is-true-formula(msoxl:AND(NOT(ISBLANK(Z12)),ISBLANK(AA12)))" style:apply-style-name="cf1" style:base-cell-address="Data_Sheet.AA12"/>
      <style:map style:condition="is-true-formula(msoxl:AND(NOT(ISBLANK(Z12)),ISBLANK(AA12)))" style:apply-style-name="cf1" style:base-cell-address="Data_Sheet.AA12"/>
    </style:style>
    <style:style style:name="ce22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T9)),ISBLANK(U9)))" style:apply-style-name="cf1" style:base-cell-address="Data_Sheet.U9"/>
      <style:map style:condition="is-true-formula(msoxl:AND(NOT(ISBLANK(T9)),ISBLANK(U9)))" style:apply-style-name="cf1" style:base-cell-address="Data_Sheet.U9"/>
      <style:map style:condition="is-true-formula(msoxl:AND(NOT(ISBLANK(T9)),ISBLANK(U9)))" style:apply-style-name="cf1" style:base-cell-address="Data_Sheet.U9"/>
      <style:map style:condition="is-true-formula(msoxl:AND(NOT(ISBLANK(T9)),ISBLANK(U9)))" style:apply-style-name="cf1" style:base-cell-address="Data_Sheet.U9"/>
      <style:map style:condition="is-true-formula(msoxl:AND(NOT(ISBLANK(T9)),ISBLANK(U9)))" style:apply-style-name="cf1" style:base-cell-address="Data_Sheet.U9"/>
      <style:map style:condition="is-true-formula(msoxl:AND(NOT(ISBLANK(T9)),ISBLANK(U9)))" style:apply-style-name="cf1" style:base-cell-address="Data_Sheet.U9"/>
      <style:map style:condition="is-true-formula(msoxl:AND(NOT(ISBLANK(T9)),ISBLANK(U9)))" style:apply-style-name="cf1" style:base-cell-address="Data_Sheet.U9"/>
      <style:map style:condition="is-true-formula(msoxl:AND(NOT(ISBLANK(T9)),ISBLANK(U9)))" style:apply-style-name="cf1" style:base-cell-address="Data_Sheet.U9"/>
      <style:map style:condition="is-true-formula(msoxl:AND(NOT(ISBLANK(T9)),ISBLANK(U9)))" style:apply-style-name="cf1" style:base-cell-address="Data_Sheet.U9"/>
      <style:map style:condition="is-true-formula(msoxl:AND(NOT(ISBLANK(T9)),ISBLANK(U9)))" style:apply-style-name="cf1" style:base-cell-address="Data_Sheet.U9"/>
      <style:map style:condition="is-true-formula(msoxl:AND(NOT(ISBLANK(T9)),ISBLANK(U9)))" style:apply-style-name="cf1" style:base-cell-address="Data_Sheet.U9"/>
      <style:map style:condition="is-true-formula(msoxl:AND(NOT(ISBLANK(T9)),ISBLANK(U9)))" style:apply-style-name="cf1" style:base-cell-address="Data_Sheet.U9"/>
      <style:map style:condition="is-true-formula(msoxl:AND(NOT(ISBLANK(T9)),ISBLANK(U9)))" style:apply-style-name="cf1" style:base-cell-address="Data_Sheet.U9"/>
      <style:map style:condition="is-true-formula(msoxl:AND(NOT(ISBLANK(T9)),ISBLANK(U9)))" style:apply-style-name="cf1" style:base-cell-address="Data_Sheet.U9"/>
    </style:style>
    <style:style style:name="ce22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T10)),ISBLANK(U10)))" style:apply-style-name="cf1" style:base-cell-address="Data_Sheet.U10"/>
      <style:map style:condition="is-true-formula(msoxl:AND(NOT(ISBLANK(T10)),ISBLANK(U10)))" style:apply-style-name="cf1" style:base-cell-address="Data_Sheet.U10"/>
      <style:map style:condition="is-true-formula(msoxl:AND(NOT(ISBLANK(T10)),ISBLANK(U10)))" style:apply-style-name="cf1" style:base-cell-address="Data_Sheet.U10"/>
      <style:map style:condition="is-true-formula(msoxl:AND(NOT(ISBLANK(T10)),ISBLANK(U10)))" style:apply-style-name="cf1" style:base-cell-address="Data_Sheet.U10"/>
      <style:map style:condition="is-true-formula(msoxl:AND(NOT(ISBLANK(T10)),ISBLANK(U10)))" style:apply-style-name="cf1" style:base-cell-address="Data_Sheet.U10"/>
      <style:map style:condition="is-true-formula(msoxl:AND(NOT(ISBLANK(T10)),ISBLANK(U10)))" style:apply-style-name="cf1" style:base-cell-address="Data_Sheet.U10"/>
      <style:map style:condition="is-true-formula(msoxl:AND(NOT(ISBLANK(T10)),ISBLANK(U10)))" style:apply-style-name="cf1" style:base-cell-address="Data_Sheet.U10"/>
    </style:style>
    <style:style style:name="ce22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W10)),ISBLANK(V10)))" style:apply-style-name="cf1" style:base-cell-address="Data_Sheet.V10"/>
      <style:map style:condition="is-true-formula(msoxl:AND(NOT(ISBLANK(W10)),ISBLANK(V10)))" style:apply-style-name="cf1" style:base-cell-address="Data_Sheet.V10"/>
      <style:map style:condition="is-true-formula(msoxl:AND(NOT(ISBLANK(W10)),ISBLANK(V10)))" style:apply-style-name="cf1" style:base-cell-address="Data_Sheet.V10"/>
      <style:map style:condition="is-true-formula(msoxl:AND(NOT(ISBLANK(W10)),ISBLANK(V10)))" style:apply-style-name="cf1" style:base-cell-address="Data_Sheet.V10"/>
      <style:map style:condition="is-true-formula(msoxl:AND(NOT(ISBLANK(W10)),ISBLANK(V10)))" style:apply-style-name="cf1" style:base-cell-address="Data_Sheet.V10"/>
    </style:style>
    <style:style style:name="ce23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V10)),ISBLANK(W10)))" style:apply-style-name="cf1" style:base-cell-address="Data_Sheet.W10"/>
      <style:map style:condition="is-true-formula(msoxl:AND(NOT(ISBLANK(V10)),ISBLANK(W10)))" style:apply-style-name="cf1" style:base-cell-address="Data_Sheet.W10"/>
      <style:map style:condition="is-true-formula(msoxl:AND(NOT(ISBLANK(V10)),ISBLANK(W10)))" style:apply-style-name="cf1" style:base-cell-address="Data_Sheet.W10"/>
      <style:map style:condition="is-true-formula(msoxl:AND(NOT(ISBLANK(V10)),ISBLANK(W10)))" style:apply-style-name="cf1" style:base-cell-address="Data_Sheet.W10"/>
      <style:map style:condition="is-true-formula(msoxl:AND(NOT(ISBLANK(V10)),ISBLANK(W10)))" style:apply-style-name="cf1" style:base-cell-address="Data_Sheet.W10"/>
      <style:map style:condition="is-true-formula(msoxl:AND(NOT(ISBLANK(V10)),ISBLANK(W10)))" style:apply-style-name="cf1" style:base-cell-address="Data_Sheet.W10"/>
      <style:map style:condition="is-true-formula(msoxl:AND(NOT(ISBLANK(V10)),ISBLANK(W10)))" style:apply-style-name="cf1" style:base-cell-address="Data_Sheet.W10"/>
    </style:style>
    <style:style style:name="ce23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V9)),ISBLANK(W9)))" style:apply-style-name="cf1" style:base-cell-address="Data_Sheet.W9"/>
      <style:map style:condition="is-true-formula(msoxl:AND(NOT(ISBLANK(V9)),ISBLANK(W9)))" style:apply-style-name="cf1" style:base-cell-address="Data_Sheet.W9"/>
      <style:map style:condition="is-true-formula(msoxl:AND(NOT(ISBLANK(V9)),ISBLANK(W9)))" style:apply-style-name="cf1" style:base-cell-address="Data_Sheet.W9"/>
      <style:map style:condition="is-true-formula(msoxl:AND(NOT(ISBLANK(V9)),ISBLANK(W9)))" style:apply-style-name="cf1" style:base-cell-address="Data_Sheet.W9"/>
      <style:map style:condition="is-true-formula(msoxl:AND(NOT(ISBLANK(V9)),ISBLANK(W9)))" style:apply-style-name="cf1" style:base-cell-address="Data_Sheet.W9"/>
      <style:map style:condition="is-true-formula(msoxl:AND(NOT(ISBLANK(V9)),ISBLANK(W9)))" style:apply-style-name="cf1" style:base-cell-address="Data_Sheet.W9"/>
      <style:map style:condition="is-true-formula(msoxl:AND(NOT(ISBLANK(V9)),ISBLANK(W9)))" style:apply-style-name="cf1" style:base-cell-address="Data_Sheet.W9"/>
      <style:map style:condition="is-true-formula(msoxl:AND(NOT(ISBLANK(V9)),ISBLANK(W9)))" style:apply-style-name="cf1" style:base-cell-address="Data_Sheet.W9"/>
      <style:map style:condition="is-true-formula(msoxl:AND(NOT(ISBLANK(V9)),ISBLANK(W9)))" style:apply-style-name="cf1" style:base-cell-address="Data_Sheet.W9"/>
      <style:map style:condition="is-true-formula(msoxl:AND(NOT(ISBLANK(V9)),ISBLANK(W9)))" style:apply-style-name="cf1" style:base-cell-address="Data_Sheet.W9"/>
      <style:map style:condition="is-true-formula(msoxl:AND(NOT(ISBLANK(V9)),ISBLANK(W9)))" style:apply-style-name="cf1" style:base-cell-address="Data_Sheet.W9"/>
      <style:map style:condition="is-true-formula(msoxl:AND(NOT(ISBLANK(V9)),ISBLANK(W9)))" style:apply-style-name="cf1" style:base-cell-address="Data_Sheet.W9"/>
      <style:map style:condition="is-true-formula(msoxl:AND(NOT(ISBLANK(V9)),ISBLANK(W9)))" style:apply-style-name="cf1" style:base-cell-address="Data_Sheet.W9"/>
      <style:map style:condition="is-true-formula(msoxl:AND(NOT(ISBLANK(V9)),ISBLANK(W9)))" style:apply-style-name="cf1" style:base-cell-address="Data_Sheet.W9"/>
    </style:style>
    <style:style style:name="ce23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W9)),ISBLANK(V9)))" style:apply-style-name="cf1" style:base-cell-address="Data_Sheet.V9"/>
      <style:map style:condition="is-true-formula(msoxl:AND(NOT(ISBLANK(W9)),ISBLANK(V9)))" style:apply-style-name="cf1" style:base-cell-address="Data_Sheet.V9"/>
      <style:map style:condition="is-true-formula(msoxl:AND(NOT(ISBLANK(W9)),ISBLANK(V9)))" style:apply-style-name="cf1" style:base-cell-address="Data_Sheet.V9"/>
      <style:map style:condition="is-true-formula(msoxl:AND(NOT(ISBLANK(W9)),ISBLANK(V9)))" style:apply-style-name="cf1" style:base-cell-address="Data_Sheet.V9"/>
      <style:map style:condition="is-true-formula(msoxl:AND(NOT(ISBLANK(W9)),ISBLANK(V9)))" style:apply-style-name="cf1" style:base-cell-address="Data_Sheet.V9"/>
      <style:map style:condition="is-true-formula(msoxl:AND(NOT(ISBLANK(W9)),ISBLANK(V9)))" style:apply-style-name="cf1" style:base-cell-address="Data_Sheet.V9"/>
      <style:map style:condition="is-true-formula(msoxl:AND(NOT(ISBLANK(W9)),ISBLANK(V9)))" style:apply-style-name="cf1" style:base-cell-address="Data_Sheet.V9"/>
      <style:map style:condition="is-true-formula(msoxl:AND(NOT(ISBLANK(W9)),ISBLANK(V9)))" style:apply-style-name="cf1" style:base-cell-address="Data_Sheet.V9"/>
      <style:map style:condition="is-true-formula(msoxl:AND(NOT(ISBLANK(W9)),ISBLANK(V9)))" style:apply-style-name="cf1" style:base-cell-address="Data_Sheet.V9"/>
      <style:map style:condition="is-true-formula(msoxl:AND(NOT(ISBLANK(W9)),ISBLANK(V9)))" style:apply-style-name="cf1" style:base-cell-address="Data_Sheet.V9"/>
    </style:style>
    <style:style style:name="ce23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X10)),ISBLANK(Y10)))" style:apply-style-name="cf1" style:base-cell-address="Data_Sheet.Y10"/>
      <style:map style:condition="is-true-formula(msoxl:AND(NOT(ISBLANK(X10)),ISBLANK(Y10)))" style:apply-style-name="cf1" style:base-cell-address="Data_Sheet.Y10"/>
      <style:map style:condition="is-true-formula(msoxl:AND(NOT(ISBLANK(X10)),ISBLANK(Y10)))" style:apply-style-name="cf1" style:base-cell-address="Data_Sheet.Y10"/>
      <style:map style:condition="is-true-formula(msoxl:AND(NOT(ISBLANK(X10)),ISBLANK(Y10)))" style:apply-style-name="cf1" style:base-cell-address="Data_Sheet.Y10"/>
      <style:map style:condition="is-true-formula(msoxl:AND(NOT(ISBLANK(X10)),ISBLANK(Y10)))" style:apply-style-name="cf1" style:base-cell-address="Data_Sheet.Y10"/>
      <style:map style:condition="is-true-formula(msoxl:AND(NOT(ISBLANK(X10)),ISBLANK(Y10)))" style:apply-style-name="cf1" style:base-cell-address="Data_Sheet.Y10"/>
      <style:map style:condition="is-true-formula(msoxl:AND(NOT(ISBLANK(X10)),ISBLANK(Y10)))" style:apply-style-name="cf1" style:base-cell-address="Data_Sheet.Y10"/>
    </style:style>
    <style:style style:name="ce23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X9)),ISBLANK(Y9)))" style:apply-style-name="cf1" style:base-cell-address="Data_Sheet.Y9"/>
      <style:map style:condition="is-true-formula(msoxl:AND(NOT(ISBLANK(X9)),ISBLANK(Y9)))" style:apply-style-name="cf1" style:base-cell-address="Data_Sheet.Y9"/>
      <style:map style:condition="is-true-formula(msoxl:AND(NOT(ISBLANK(X9)),ISBLANK(Y9)))" style:apply-style-name="cf1" style:base-cell-address="Data_Sheet.Y9"/>
      <style:map style:condition="is-true-formula(msoxl:AND(NOT(ISBLANK(X9)),ISBLANK(Y9)))" style:apply-style-name="cf1" style:base-cell-address="Data_Sheet.Y9"/>
      <style:map style:condition="is-true-formula(msoxl:AND(NOT(ISBLANK(X9)),ISBLANK(Y9)))" style:apply-style-name="cf1" style:base-cell-address="Data_Sheet.Y9"/>
      <style:map style:condition="is-true-formula(msoxl:AND(NOT(ISBLANK(X9)),ISBLANK(Y9)))" style:apply-style-name="cf1" style:base-cell-address="Data_Sheet.Y9"/>
      <style:map style:condition="is-true-formula(msoxl:AND(NOT(ISBLANK(X9)),ISBLANK(Y9)))" style:apply-style-name="cf1" style:base-cell-address="Data_Sheet.Y9"/>
      <style:map style:condition="is-true-formula(msoxl:AND(NOT(ISBLANK(X9)),ISBLANK(Y9)))" style:apply-style-name="cf1" style:base-cell-address="Data_Sheet.Y9"/>
      <style:map style:condition="is-true-formula(msoxl:AND(NOT(ISBLANK(X9)),ISBLANK(Y9)))" style:apply-style-name="cf1" style:base-cell-address="Data_Sheet.Y9"/>
      <style:map style:condition="is-true-formula(msoxl:AND(NOT(ISBLANK(X9)),ISBLANK(Y9)))" style:apply-style-name="cf1" style:base-cell-address="Data_Sheet.Y9"/>
      <style:map style:condition="is-true-formula(msoxl:AND(NOT(ISBLANK(X9)),ISBLANK(Y9)))" style:apply-style-name="cf1" style:base-cell-address="Data_Sheet.Y9"/>
      <style:map style:condition="is-true-formula(msoxl:AND(NOT(ISBLANK(X9)),ISBLANK(Y9)))" style:apply-style-name="cf1" style:base-cell-address="Data_Sheet.Y9"/>
      <style:map style:condition="is-true-formula(msoxl:AND(NOT(ISBLANK(X9)),ISBLANK(Y9)))" style:apply-style-name="cf1" style:base-cell-address="Data_Sheet.Y9"/>
      <style:map style:condition="is-true-formula(msoxl:AND(NOT(ISBLANK(X9)),ISBLANK(Y9)))" style:apply-style-name="cf1" style:base-cell-address="Data_Sheet.Y9"/>
    </style:style>
    <style:style style:name="ce235"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Y10)),ISBLANK(X10)))" style:apply-style-name="cf1" style:base-cell-address="Data_Sheet.X10"/>
      <style:map style:condition="is-true-formula(msoxl:AND(NOT(ISBLANK(Y10)),ISBLANK(X10)))" style:apply-style-name="cf1" style:base-cell-address="Data_Sheet.X10"/>
      <style:map style:condition="is-true-formula(msoxl:AND(NOT(ISBLANK(Y10)),ISBLANK(X10)))" style:apply-style-name="cf1" style:base-cell-address="Data_Sheet.X10"/>
      <style:map style:condition="is-true-formula(msoxl:AND(NOT(ISBLANK(Y10)),ISBLANK(X10)))" style:apply-style-name="cf1" style:base-cell-address="Data_Sheet.X10"/>
      <style:map style:condition="is-true-formula(msoxl:AND(NOT(ISBLANK(Y10)),ISBLANK(X10)))" style:apply-style-name="cf1" style:base-cell-address="Data_Sheet.X10"/>
    </style:style>
    <style:style style:name="ce236"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Y9)),ISBLANK(X9)))" style:apply-style-name="cf1" style:base-cell-address="Data_Sheet.X9"/>
      <style:map style:condition="is-true-formula(msoxl:AND(NOT(ISBLANK(Y9)),ISBLANK(X9)))" style:apply-style-name="cf1" style:base-cell-address="Data_Sheet.X9"/>
      <style:map style:condition="is-true-formula(msoxl:AND(NOT(ISBLANK(Y9)),ISBLANK(X9)))" style:apply-style-name="cf1" style:base-cell-address="Data_Sheet.X9"/>
      <style:map style:condition="is-true-formula(msoxl:AND(NOT(ISBLANK(Y9)),ISBLANK(X9)))" style:apply-style-name="cf1" style:base-cell-address="Data_Sheet.X9"/>
      <style:map style:condition="is-true-formula(msoxl:AND(NOT(ISBLANK(Y9)),ISBLANK(X9)))" style:apply-style-name="cf1" style:base-cell-address="Data_Sheet.X9"/>
      <style:map style:condition="is-true-formula(msoxl:AND(NOT(ISBLANK(Y9)),ISBLANK(X9)))" style:apply-style-name="cf1" style:base-cell-address="Data_Sheet.X9"/>
      <style:map style:condition="is-true-formula(msoxl:AND(NOT(ISBLANK(Y9)),ISBLANK(X9)))" style:apply-style-name="cf1" style:base-cell-address="Data_Sheet.X9"/>
      <style:map style:condition="is-true-formula(msoxl:AND(NOT(ISBLANK(Y9)),ISBLANK(X9)))" style:apply-style-name="cf1" style:base-cell-address="Data_Sheet.X9"/>
      <style:map style:condition="is-true-formula(msoxl:AND(NOT(ISBLANK(Y9)),ISBLANK(X9)))" style:apply-style-name="cf1" style:base-cell-address="Data_Sheet.X9"/>
      <style:map style:condition="is-true-formula(msoxl:AND(NOT(ISBLANK(Y9)),ISBLANK(X9)))" style:apply-style-name="cf1" style:base-cell-address="Data_Sheet.X9"/>
    </style:style>
    <style:style style:name="ce23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S10)),ISBLANK(R10)))" style:apply-style-name="cf1" style:base-cell-address="Data_Sheet.R10"/>
      <style:map style:condition="is-true-formula(msoxl:AND(NOT(ISBLANK(S10)),ISBLANK(R10)))" style:apply-style-name="cf1" style:base-cell-address="Data_Sheet.R10"/>
      <style:map style:condition="is-true-formula(msoxl:AND(NOT(ISBLANK(S10)),ISBLANK(R10)))" style:apply-style-name="cf1" style:base-cell-address="Data_Sheet.R10"/>
      <style:map style:condition="is-true-formula(msoxl:AND(NOT(ISBLANK(S10)),ISBLANK(R10)))" style:apply-style-name="cf1" style:base-cell-address="Data_Sheet.R10"/>
      <style:map style:condition="is-true-formula(msoxl:AND(NOT(ISBLANK(S10)),ISBLANK(R10)))" style:apply-style-name="cf1" style:base-cell-address="Data_Sheet.R10"/>
    </style:style>
    <style:style style:name="ce23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S9)),ISBLANK(R9)))" style:apply-style-name="cf1" style:base-cell-address="Data_Sheet.R9"/>
      <style:map style:condition="is-true-formula(msoxl:AND(NOT(ISBLANK(S9)),ISBLANK(R9)))" style:apply-style-name="cf1" style:base-cell-address="Data_Sheet.R9"/>
      <style:map style:condition="is-true-formula(msoxl:AND(NOT(ISBLANK(S9)),ISBLANK(R9)))" style:apply-style-name="cf1" style:base-cell-address="Data_Sheet.R9"/>
      <style:map style:condition="is-true-formula(msoxl:AND(NOT(ISBLANK(S9)),ISBLANK(R9)))" style:apply-style-name="cf1" style:base-cell-address="Data_Sheet.R9"/>
      <style:map style:condition="is-true-formula(msoxl:AND(NOT(ISBLANK(S9)),ISBLANK(R9)))" style:apply-style-name="cf1" style:base-cell-address="Data_Sheet.R9"/>
      <style:map style:condition="is-true-formula(msoxl:AND(NOT(ISBLANK(S9)),ISBLANK(R9)))" style:apply-style-name="cf1" style:base-cell-address="Data_Sheet.R9"/>
      <style:map style:condition="is-true-formula(msoxl:AND(NOT(ISBLANK(S9)),ISBLANK(R9)))" style:apply-style-name="cf1" style:base-cell-address="Data_Sheet.R9"/>
      <style:map style:condition="is-true-formula(msoxl:AND(NOT(ISBLANK(S9)),ISBLANK(R9)))" style:apply-style-name="cf1" style:base-cell-address="Data_Sheet.R9"/>
      <style:map style:condition="is-true-formula(msoxl:AND(NOT(ISBLANK(S9)),ISBLANK(R9)))" style:apply-style-name="cf1" style:base-cell-address="Data_Sheet.R9"/>
      <style:map style:condition="is-true-formula(msoxl:AND(NOT(ISBLANK(S9)),ISBLANK(R9)))" style:apply-style-name="cf1" style:base-cell-address="Data_Sheet.R9"/>
    </style:style>
    <style:style style:name="ce23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R10)),ISBLANK(S10)))" style:apply-style-name="cf1" style:base-cell-address="Data_Sheet.S10"/>
      <style:map style:condition="is-true-formula(msoxl:AND(NOT(ISBLANK(R10)),ISBLANK(S10)))" style:apply-style-name="cf1" style:base-cell-address="Data_Sheet.S10"/>
      <style:map style:condition="is-true-formula(msoxl:AND(NOT(ISBLANK(R10)),ISBLANK(S10)))" style:apply-style-name="cf1" style:base-cell-address="Data_Sheet.S10"/>
      <style:map style:condition="is-true-formula(msoxl:AND(NOT(ISBLANK(R10)),ISBLANK(S10)))" style:apply-style-name="cf1" style:base-cell-address="Data_Sheet.S10"/>
      <style:map style:condition="is-true-formula(msoxl:AND(NOT(ISBLANK(R10)),ISBLANK(S10)))" style:apply-style-name="cf1" style:base-cell-address="Data_Sheet.S10"/>
      <style:map style:condition="is-true-formula(msoxl:AND(NOT(ISBLANK(R10)),ISBLANK(S10)))" style:apply-style-name="cf1" style:base-cell-address="Data_Sheet.S10"/>
      <style:map style:condition="is-true-formula(msoxl:AND(NOT(ISBLANK(R10)),ISBLANK(S10)))" style:apply-style-name="cf1" style:base-cell-address="Data_Sheet.S10"/>
    </style:style>
    <style:style style:name="ce24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R9)),ISBLANK(S9)))" style:apply-style-name="cf1" style:base-cell-address="Data_Sheet.S9"/>
      <style:map style:condition="is-true-formula(msoxl:AND(NOT(ISBLANK(R9)),ISBLANK(S9)))" style:apply-style-name="cf1" style:base-cell-address="Data_Sheet.S9"/>
      <style:map style:condition="is-true-formula(msoxl:AND(NOT(ISBLANK(R9)),ISBLANK(S9)))" style:apply-style-name="cf1" style:base-cell-address="Data_Sheet.S9"/>
      <style:map style:condition="is-true-formula(msoxl:AND(NOT(ISBLANK(R9)),ISBLANK(S9)))" style:apply-style-name="cf1" style:base-cell-address="Data_Sheet.S9"/>
      <style:map style:condition="is-true-formula(msoxl:AND(NOT(ISBLANK(R9)),ISBLANK(S9)))" style:apply-style-name="cf1" style:base-cell-address="Data_Sheet.S9"/>
      <style:map style:condition="is-true-formula(msoxl:AND(NOT(ISBLANK(R9)),ISBLANK(S9)))" style:apply-style-name="cf1" style:base-cell-address="Data_Sheet.S9"/>
      <style:map style:condition="is-true-formula(msoxl:AND(NOT(ISBLANK(R9)),ISBLANK(S9)))" style:apply-style-name="cf1" style:base-cell-address="Data_Sheet.S9"/>
      <style:map style:condition="is-true-formula(msoxl:AND(NOT(ISBLANK(R9)),ISBLANK(S9)))" style:apply-style-name="cf1" style:base-cell-address="Data_Sheet.S9"/>
      <style:map style:condition="is-true-formula(msoxl:AND(NOT(ISBLANK(R9)),ISBLANK(S9)))" style:apply-style-name="cf1" style:base-cell-address="Data_Sheet.S9"/>
      <style:map style:condition="is-true-formula(msoxl:AND(NOT(ISBLANK(R9)),ISBLANK(S9)))" style:apply-style-name="cf1" style:base-cell-address="Data_Sheet.S9"/>
      <style:map style:condition="is-true-formula(msoxl:AND(NOT(ISBLANK(R9)),ISBLANK(S9)))" style:apply-style-name="cf1" style:base-cell-address="Data_Sheet.S9"/>
      <style:map style:condition="is-true-formula(msoxl:AND(NOT(ISBLANK(R9)),ISBLANK(S9)))" style:apply-style-name="cf1" style:base-cell-address="Data_Sheet.S9"/>
      <style:map style:condition="is-true-formula(msoxl:AND(NOT(ISBLANK(R9)),ISBLANK(S9)))" style:apply-style-name="cf1" style:base-cell-address="Data_Sheet.S9"/>
      <style:map style:condition="is-true-formula(msoxl:AND(NOT(ISBLANK(R9)),ISBLANK(S9)))" style:apply-style-name="cf1" style:base-cell-address="Data_Sheet.S9"/>
    </style:style>
    <style:style style:name="ce24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U9)),ISBLANK(T9)))" style:apply-style-name="cf1" style:base-cell-address="Data_Sheet.T9"/>
      <style:map style:condition="is-true-formula(msoxl:AND(NOT(ISBLANK(U9)),ISBLANK(T9)))" style:apply-style-name="cf1" style:base-cell-address="Data_Sheet.T9"/>
      <style:map style:condition="is-true-formula(msoxl:AND(NOT(ISBLANK(U9)),ISBLANK(T9)))" style:apply-style-name="cf1" style:base-cell-address="Data_Sheet.T9"/>
      <style:map style:condition="is-true-formula(msoxl:AND(NOT(ISBLANK(U9)),ISBLANK(T9)))" style:apply-style-name="cf1" style:base-cell-address="Data_Sheet.T9"/>
      <style:map style:condition="is-true-formula(msoxl:AND(NOT(ISBLANK(U9)),ISBLANK(T9)))" style:apply-style-name="cf1" style:base-cell-address="Data_Sheet.T9"/>
      <style:map style:condition="is-true-formula(msoxl:AND(NOT(ISBLANK(U9)),ISBLANK(T9)))" style:apply-style-name="cf1" style:base-cell-address="Data_Sheet.T9"/>
      <style:map style:condition="is-true-formula(msoxl:AND(NOT(ISBLANK(U9)),ISBLANK(T9)))" style:apply-style-name="cf1" style:base-cell-address="Data_Sheet.T9"/>
      <style:map style:condition="is-true-formula(msoxl:AND(NOT(ISBLANK(U9)),ISBLANK(T9)))" style:apply-style-name="cf1" style:base-cell-address="Data_Sheet.T9"/>
      <style:map style:condition="is-true-formula(msoxl:AND(NOT(ISBLANK(U9)),ISBLANK(T9)))" style:apply-style-name="cf1" style:base-cell-address="Data_Sheet.T9"/>
      <style:map style:condition="is-true-formula(msoxl:AND(NOT(ISBLANK(U9)),ISBLANK(T9)))" style:apply-style-name="cf1" style:base-cell-address="Data_Sheet.T9"/>
    </style:style>
    <style:style style:name="ce24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U10)),ISBLANK(T10)))" style:apply-style-name="cf1" style:base-cell-address="Data_Sheet.T10"/>
      <style:map style:condition="is-true-formula(msoxl:AND(NOT(ISBLANK(U10)),ISBLANK(T10)))" style:apply-style-name="cf1" style:base-cell-address="Data_Sheet.T10"/>
      <style:map style:condition="is-true-formula(msoxl:AND(NOT(ISBLANK(U10)),ISBLANK(T10)))" style:apply-style-name="cf1" style:base-cell-address="Data_Sheet.T10"/>
      <style:map style:condition="is-true-formula(msoxl:AND(NOT(ISBLANK(U10)),ISBLANK(T10)))" style:apply-style-name="cf1" style:base-cell-address="Data_Sheet.T10"/>
      <style:map style:condition="is-true-formula(msoxl:AND(NOT(ISBLANK(U10)),ISBLANK(T10)))" style:apply-style-name="cf1" style:base-cell-address="Data_Sheet.T10"/>
    </style:style>
    <style:style style:name="ce24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U12)),ISBLANK(T12)))" style:apply-style-name="cf1" style:base-cell-address="Data_Sheet.T12"/>
      <style:map style:condition="is-true-formula(msoxl:AND(NOT(ISBLANK(U12)),ISBLANK(T12)))" style:apply-style-name="cf1" style:base-cell-address="Data_Sheet.T12"/>
      <style:map style:condition="is-true-formula(msoxl:AND(NOT(ISBLANK(U12)),ISBLANK(T12)))" style:apply-style-name="cf1" style:base-cell-address="Data_Sheet.T12"/>
      <style:map style:condition="is-true-formula(msoxl:AND(NOT(ISBLANK(U12)),ISBLANK(T12)))" style:apply-style-name="cf1" style:base-cell-address="Data_Sheet.T12"/>
    </style:style>
    <style:style style:name="ce24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U11)),ISBLANK(T11)))" style:apply-style-name="cf1" style:base-cell-address="Data_Sheet.T11"/>
      <style:map style:condition="is-true-formula(msoxl:AND(NOT(ISBLANK(U11)),ISBLANK(T11)))" style:apply-style-name="cf1" style:base-cell-address="Data_Sheet.T11"/>
    </style:style>
    <style:style style:name="ce245"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U13)),ISBLANK(T13)))" style:apply-style-name="cf1" style:base-cell-address="Data_Sheet.T13"/>
      <style:map style:condition="is-true-formula(msoxl:AND(NOT(ISBLANK(U13)),ISBLANK(T13)))" style:apply-style-name="cf1" style:base-cell-address="Data_Sheet.T13"/>
      <style:map style:condition="is-true-formula(msoxl:AND(NOT(ISBLANK(U13)),ISBLANK(T13)))" style:apply-style-name="cf1" style:base-cell-address="Data_Sheet.T13"/>
      <style:map style:condition="is-true-formula(msoxl:AND(NOT(ISBLANK(U13)),ISBLANK(T13)))" style:apply-style-name="cf1" style:base-cell-address="Data_Sheet.T13"/>
      <style:map style:condition="is-true-formula(msoxl:AND(NOT(ISBLANK(U13)),ISBLANK(T13)))" style:apply-style-name="cf1" style:base-cell-address="Data_Sheet.T13"/>
    </style:style>
    <style:style style:name="ce246"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T13)),ISBLANK(U13)))" style:apply-style-name="cf1" style:base-cell-address="Data_Sheet.U13"/>
      <style:map style:condition="is-true-formula(msoxl:AND(NOT(ISBLANK(T13)),ISBLANK(U13)))" style:apply-style-name="cf1" style:base-cell-address="Data_Sheet.U13"/>
      <style:map style:condition="is-true-formula(msoxl:AND(NOT(ISBLANK(T13)),ISBLANK(U13)))" style:apply-style-name="cf1" style:base-cell-address="Data_Sheet.U13"/>
      <style:map style:condition="is-true-formula(msoxl:AND(NOT(ISBLANK(T13)),ISBLANK(U13)))" style:apply-style-name="cf1" style:base-cell-address="Data_Sheet.U13"/>
      <style:map style:condition="is-true-formula(msoxl:AND(NOT(ISBLANK(T13)),ISBLANK(U13)))" style:apply-style-name="cf1" style:base-cell-address="Data_Sheet.U13"/>
    </style:style>
    <style:style style:name="ce24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T12)),ISBLANK(U12)))" style:apply-style-name="cf1" style:base-cell-address="Data_Sheet.U12"/>
      <style:map style:condition="is-true-formula(msoxl:AND(NOT(ISBLANK(T12)),ISBLANK(U12)))" style:apply-style-name="cf1" style:base-cell-address="Data_Sheet.U12"/>
      <style:map style:condition="is-true-formula(msoxl:AND(NOT(ISBLANK(T12)),ISBLANK(U12)))" style:apply-style-name="cf1" style:base-cell-address="Data_Sheet.U12"/>
      <style:map style:condition="is-true-formula(msoxl:AND(NOT(ISBLANK(T12)),ISBLANK(U12)))" style:apply-style-name="cf1" style:base-cell-address="Data_Sheet.U12"/>
      <style:map style:condition="is-true-formula(msoxl:AND(NOT(ISBLANK(T12)),ISBLANK(U12)))" style:apply-style-name="cf1" style:base-cell-address="Data_Sheet.U12"/>
      <style:map style:condition="is-true-formula(msoxl:AND(NOT(ISBLANK(T12)),ISBLANK(U12)))" style:apply-style-name="cf1" style:base-cell-address="Data_Sheet.U12"/>
    </style:style>
    <style:style style:name="ce24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T11)),ISBLANK(U11)))" style:apply-style-name="cf1" style:base-cell-address="Data_Sheet.U11"/>
      <style:map style:condition="is-true-formula(msoxl:AND(NOT(ISBLANK(T11)),ISBLANK(U11)))" style:apply-style-name="cf1" style:base-cell-address="Data_Sheet.U11"/>
      <style:map style:condition="is-true-formula(msoxl:AND(NOT(ISBLANK(T11)),ISBLANK(U11)))" style:apply-style-name="cf1" style:base-cell-address="Data_Sheet.U11"/>
      <style:map style:condition="is-true-formula(msoxl:AND(NOT(ISBLANK(T11)),ISBLANK(U11)))" style:apply-style-name="cf1" style:base-cell-address="Data_Sheet.U11"/>
    </style:style>
    <style:style style:name="ce24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Y11)),ISBLANK(X11)))" style:apply-style-name="cf1" style:base-cell-address="Data_Sheet.X11"/>
      <style:map style:condition="is-true-formula(msoxl:AND(NOT(ISBLANK(Y11)),ISBLANK(X11)))" style:apply-style-name="cf1" style:base-cell-address="Data_Sheet.X11"/>
    </style:style>
    <style:style style:name="ce25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Y12)),ISBLANK(X12)))" style:apply-style-name="cf1" style:base-cell-address="Data_Sheet.X12"/>
      <style:map style:condition="is-true-formula(msoxl:AND(NOT(ISBLANK(Y12)),ISBLANK(X12)))" style:apply-style-name="cf1" style:base-cell-address="Data_Sheet.X12"/>
      <style:map style:condition="is-true-formula(msoxl:AND(NOT(ISBLANK(Y12)),ISBLANK(X12)))" style:apply-style-name="cf1" style:base-cell-address="Data_Sheet.X12"/>
      <style:map style:condition="is-true-formula(msoxl:AND(NOT(ISBLANK(Y12)),ISBLANK(X12)))" style:apply-style-name="cf1" style:base-cell-address="Data_Sheet.X12"/>
    </style:style>
    <style:style style:name="ce25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X12)),ISBLANK(Y12)))" style:apply-style-name="cf1" style:base-cell-address="Data_Sheet.Y12"/>
      <style:map style:condition="is-true-formula(msoxl:AND(NOT(ISBLANK(X12)),ISBLANK(Y12)))" style:apply-style-name="cf1" style:base-cell-address="Data_Sheet.Y12"/>
      <style:map style:condition="is-true-formula(msoxl:AND(NOT(ISBLANK(X12)),ISBLANK(Y12)))" style:apply-style-name="cf1" style:base-cell-address="Data_Sheet.Y12"/>
      <style:map style:condition="is-true-formula(msoxl:AND(NOT(ISBLANK(X12)),ISBLANK(Y12)))" style:apply-style-name="cf1" style:base-cell-address="Data_Sheet.Y12"/>
      <style:map style:condition="is-true-formula(msoxl:AND(NOT(ISBLANK(X12)),ISBLANK(Y12)))" style:apply-style-name="cf1" style:base-cell-address="Data_Sheet.Y12"/>
      <style:map style:condition="is-true-formula(msoxl:AND(NOT(ISBLANK(X12)),ISBLANK(Y12)))" style:apply-style-name="cf1" style:base-cell-address="Data_Sheet.Y12"/>
    </style:style>
    <style:style style:name="ce25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X13)),ISBLANK(Y13)))" style:apply-style-name="cf1" style:base-cell-address="Data_Sheet.Y13"/>
      <style:map style:condition="is-true-formula(msoxl:AND(NOT(ISBLANK(X13)),ISBLANK(Y13)))" style:apply-style-name="cf1" style:base-cell-address="Data_Sheet.Y13"/>
      <style:map style:condition="is-true-formula(msoxl:AND(NOT(ISBLANK(X13)),ISBLANK(Y13)))" style:apply-style-name="cf1" style:base-cell-address="Data_Sheet.Y13"/>
      <style:map style:condition="is-true-formula(msoxl:AND(NOT(ISBLANK(X13)),ISBLANK(Y13)))" style:apply-style-name="cf1" style:base-cell-address="Data_Sheet.Y13"/>
      <style:map style:condition="is-true-formula(msoxl:AND(NOT(ISBLANK(X13)),ISBLANK(Y13)))" style:apply-style-name="cf1" style:base-cell-address="Data_Sheet.Y13"/>
    </style:style>
    <style:style style:name="ce253"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X11)),ISBLANK(Y11)))" style:apply-style-name="cf1" style:base-cell-address="Data_Sheet.Y11"/>
      <style:map style:condition="is-true-formula(msoxl:AND(NOT(ISBLANK(X11)),ISBLANK(Y11)))" style:apply-style-name="cf1" style:base-cell-address="Data_Sheet.Y11"/>
      <style:map style:condition="is-true-formula(msoxl:AND(NOT(ISBLANK(X11)),ISBLANK(Y11)))" style:apply-style-name="cf1" style:base-cell-address="Data_Sheet.Y11"/>
      <style:map style:condition="is-true-formula(msoxl:AND(NOT(ISBLANK(X11)),ISBLANK(Y11)))" style:apply-style-name="cf1" style:base-cell-address="Data_Sheet.Y11"/>
    </style:style>
    <style:style style:name="ce25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Y13)),ISBLANK(X13)))" style:apply-style-name="cf1" style:base-cell-address="Data_Sheet.X13"/>
      <style:map style:condition="is-true-formula(msoxl:AND(NOT(ISBLANK(Y13)),ISBLANK(X13)))" style:apply-style-name="cf1" style:base-cell-address="Data_Sheet.X13"/>
      <style:map style:condition="is-true-formula(msoxl:AND(NOT(ISBLANK(Y13)),ISBLANK(X13)))" style:apply-style-name="cf1" style:base-cell-address="Data_Sheet.X13"/>
      <style:map style:condition="is-true-formula(msoxl:AND(NOT(ISBLANK(Y13)),ISBLANK(X13)))" style:apply-style-name="cf1" style:base-cell-address="Data_Sheet.X13"/>
      <style:map style:condition="is-true-formula(msoxl:AND(NOT(ISBLANK(Y13)),ISBLANK(X13)))" style:apply-style-name="cf1" style:base-cell-address="Data_Sheet.X13"/>
    </style:style>
    <style:style style:name="ce255"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W13)),ISBLANK(V13)))" style:apply-style-name="cf1" style:base-cell-address="Data_Sheet.V13"/>
      <style:map style:condition="is-true-formula(msoxl:AND(NOT(ISBLANK(W13)),ISBLANK(V13)))" style:apply-style-name="cf1" style:base-cell-address="Data_Sheet.V13"/>
      <style:map style:condition="is-true-formula(msoxl:AND(NOT(ISBLANK(W13)),ISBLANK(V13)))" style:apply-style-name="cf1" style:base-cell-address="Data_Sheet.V13"/>
      <style:map style:condition="is-true-formula(msoxl:AND(NOT(ISBLANK(W13)),ISBLANK(V13)))" style:apply-style-name="cf1" style:base-cell-address="Data_Sheet.V13"/>
      <style:map style:condition="is-true-formula(msoxl:AND(NOT(ISBLANK(W13)),ISBLANK(V13)))" style:apply-style-name="cf1" style:base-cell-address="Data_Sheet.V13"/>
    </style:style>
    <style:style style:name="ce256"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W11)),ISBLANK(V11)))" style:apply-style-name="cf1" style:base-cell-address="Data_Sheet.V11"/>
      <style:map style:condition="is-true-formula(msoxl:AND(NOT(ISBLANK(W11)),ISBLANK(V11)))" style:apply-style-name="cf1" style:base-cell-address="Data_Sheet.V11"/>
    </style:style>
    <style:style style:name="ce25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W12)),ISBLANK(V12)))" style:apply-style-name="cf1" style:base-cell-address="Data_Sheet.V12"/>
      <style:map style:condition="is-true-formula(msoxl:AND(NOT(ISBLANK(W12)),ISBLANK(V12)))" style:apply-style-name="cf1" style:base-cell-address="Data_Sheet.V12"/>
      <style:map style:condition="is-true-formula(msoxl:AND(NOT(ISBLANK(W12)),ISBLANK(V12)))" style:apply-style-name="cf1" style:base-cell-address="Data_Sheet.V12"/>
      <style:map style:condition="is-true-formula(msoxl:AND(NOT(ISBLANK(W12)),ISBLANK(V12)))" style:apply-style-name="cf1" style:base-cell-address="Data_Sheet.V12"/>
    </style:style>
    <style:style style:name="ce25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V13)),ISBLANK(W13)))" style:apply-style-name="cf1" style:base-cell-address="Data_Sheet.W13"/>
      <style:map style:condition="is-true-formula(msoxl:AND(NOT(ISBLANK(V13)),ISBLANK(W13)))" style:apply-style-name="cf1" style:base-cell-address="Data_Sheet.W13"/>
      <style:map style:condition="is-true-formula(msoxl:AND(NOT(ISBLANK(V13)),ISBLANK(W13)))" style:apply-style-name="cf1" style:base-cell-address="Data_Sheet.W13"/>
      <style:map style:condition="is-true-formula(msoxl:AND(NOT(ISBLANK(V13)),ISBLANK(W13)))" style:apply-style-name="cf1" style:base-cell-address="Data_Sheet.W13"/>
      <style:map style:condition="is-true-formula(msoxl:AND(NOT(ISBLANK(V13)),ISBLANK(W13)))" style:apply-style-name="cf1" style:base-cell-address="Data_Sheet.W13"/>
    </style:style>
    <style:style style:name="ce25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V12)),ISBLANK(W12)))" style:apply-style-name="cf1" style:base-cell-address="Data_Sheet.W12"/>
      <style:map style:condition="is-true-formula(msoxl:AND(NOT(ISBLANK(V12)),ISBLANK(W12)))" style:apply-style-name="cf1" style:base-cell-address="Data_Sheet.W12"/>
      <style:map style:condition="is-true-formula(msoxl:AND(NOT(ISBLANK(V12)),ISBLANK(W12)))" style:apply-style-name="cf1" style:base-cell-address="Data_Sheet.W12"/>
      <style:map style:condition="is-true-formula(msoxl:AND(NOT(ISBLANK(V12)),ISBLANK(W12)))" style:apply-style-name="cf1" style:base-cell-address="Data_Sheet.W12"/>
      <style:map style:condition="is-true-formula(msoxl:AND(NOT(ISBLANK(V12)),ISBLANK(W12)))" style:apply-style-name="cf1" style:base-cell-address="Data_Sheet.W12"/>
      <style:map style:condition="is-true-formula(msoxl:AND(NOT(ISBLANK(V12)),ISBLANK(W12)))" style:apply-style-name="cf1" style:base-cell-address="Data_Sheet.W12"/>
    </style:style>
    <style:style style:name="ce26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V11)),ISBLANK(W11)))" style:apply-style-name="cf1" style:base-cell-address="Data_Sheet.W11"/>
      <style:map style:condition="is-true-formula(msoxl:AND(NOT(ISBLANK(V11)),ISBLANK(W11)))" style:apply-style-name="cf1" style:base-cell-address="Data_Sheet.W11"/>
      <style:map style:condition="is-true-formula(msoxl:AND(NOT(ISBLANK(V11)),ISBLANK(W11)))" style:apply-style-name="cf1" style:base-cell-address="Data_Sheet.W11"/>
      <style:map style:condition="is-true-formula(msoxl:AND(NOT(ISBLANK(V11)),ISBLANK(W11)))" style:apply-style-name="cf1" style:base-cell-address="Data_Sheet.W11"/>
    </style:style>
  </office:automatic-styles>
  <office:body>
    <office:spreadsheet>
      <table:calculation-settings table:case-sensitive="false" table:search-criteria-must-apply-to-whole-cell="false"/>
      <table:content-validations>
        <table:content-validation table:name="val1" table:condition="cell-content-is-decimal-number() and cell-content()&gt;=0">
          <table:help-message table:display="true"/>
          <table:error-message table:display="true"/>
        </table:content-validation>
        <table:content-validation table:name="val2" table:condition="cell-content-is-decimal-number() and cell-content()&gt;0">
          <table:help-message table:display="true"/>
          <table:error-message table:display="true"/>
        </table:content-validation>
        <table:content-validation table:name="val3">
          <table:help-message table:display="true"/>
          <table:error-message table:display="true">
            <text:p>FTE cannot be greater than Headcount</text:p>
            <text:p/>
          </table:error-message>
        </table:content-validation>
      </table:content-validations>
      <table:table table:name="Data_Sheet"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default-cell-style-name="ce1"/>
        <table:table-column table:style-name="co5" table:default-cell-style-name="ce1"/>
        <table:table-column table:style-name="co4" table:default-cell-style-name="ce1"/>
        <table:table-column table:style-name="co5" table:default-cell-style-name="ce1"/>
        <table:table-column table:style-name="co4" table:default-cell-style-name="ce1"/>
        <table:table-column table:style-name="co5" table:default-cell-style-name="ce1"/>
        <table:table-column table:style-name="co4" table:default-cell-style-name="ce1"/>
        <table:table-column table:style-name="co5" table:default-cell-style-name="ce1"/>
        <table:table-column table:style-name="co4" table:default-cell-style-name="ce1"/>
        <table:table-column table:style-name="co6" table:default-cell-style-name="ce1"/>
        <table:table-column table:style-name="co4" table:default-cell-style-name="ce1"/>
        <table:table-column table:style-name="co6" table:default-cell-style-name="ce1"/>
        <table:table-column table:style-name="co4" table:default-cell-style-name="ce1"/>
        <table:table-column table:style-name="co6" table:default-cell-style-name="ce1"/>
        <table:table-column table:style-name="co4" table:default-cell-style-name="ce1"/>
        <table:table-column table:style-name="co6" table:default-cell-style-name="ce1"/>
        <table:table-column table:style-name="co4" table:default-cell-style-name="ce1"/>
        <table:table-column table:style-name="co6" table:default-cell-style-name="ce1"/>
        <table:table-column table:style-name="co4" table:default-cell-style-name="ce1"/>
        <table:table-column table:style-name="co6" table:default-cell-style-name="ce1"/>
        <table:table-column table:style-name="co4" table:default-cell-style-name="ce1"/>
        <table:table-column table:style-name="co6" table:default-cell-style-name="ce1"/>
        <table:table-column table:style-name="co4" table:default-cell-style-name="ce1"/>
        <table:table-column table:style-name="co6" table:default-cell-style-name="ce1"/>
        <table:table-column table:style-name="co3"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16343" table:default-cell-style-name="ce1"/>
        <table:table-row table:style-name="ro1">
          <table:table-cell office:value-type="string" table:number-columns-spanned="1" table:number-rows-spanned="3" table:content-validation-name="val3" table:style-name="ce17">
            <text:p>Organisation name</text:p>
          </table:table-cell>
          <table:table-cell office:value-type="string" table:number-columns-spanned="1" table:number-rows-spanned="3" table:content-validation-name="val3" table:style-name="ce17">
            <text:p>Organisation<text:s/></text:p>
            <text:p>type</text:p>
          </table:table-cell>
          <table:table-cell office:value-type="string" table:number-columns-spanned="1" table:number-rows-spanned="3" table:content-validation-name="val3" table:style-name="ce17">
            <text:p>Main, parent or<text:s/></text:p>
            <text:p>sponsoring department:<text:s/></text:p>
          </table:table-cell>
          <table:table-cell office:value-type="string" table:number-columns-spanned="14" table:number-rows-spanned="1" table:style-name="ce17">
            <text:p>Payroll staff</text:p>
          </table:table-cell>
          <table:covered-table-cell table:number-columns-repeated="13"/>
          <table:table-cell office:value-type="string" table:number-columns-spanned="10" table:number-rows-spanned="1" table:content-validation-name="val3" table:style-name="ce18">
            <text:p>Number of non-payroll staff (contingent labour and consultants/consultancy)</text:p>
          </table:table-cell>
          <table:covered-table-cell table:number-columns-repeated="9"/>
          <table:table-cell office:value-type="string" table:number-columns-spanned="2" table:number-rows-spanned="2" table:content-validation-name="val3" table:style-name="ce17">
            <text:p>Grand Total<text:s/></text:p>
            <text:p>(workforce numbers)</text:p>
          </table:table-cell>
          <table:covered-table-cell/>
          <table:table-cell office:value-type="string" table:number-columns-spanned="7" table:number-rows-spanned="1" table:style-name="ce18">
            <text:p>Payroll staff costs</text:p>
          </table:table-cell>
          <table:covered-table-cell table:number-columns-repeated="6"/>
          <table:table-cell office:value-type="string" table:number-columns-spanned="3" table:number-rows-spanned="1" table:style-name="ce17">
            <text:p>Non-Payroll staff (contingent labour/consultancy - CCL) costs</text:p>
          </table:table-cell>
          <table:covered-table-cell table:number-columns-repeated="2"/>
          <table:table-cell office:value-type="string" table:number-columns-spanned="1" table:number-rows-spanned="3" table:style-name="ce17">
            <text:p>Grand Total paybill/staffing (payroll and non-payroll) costs</text:p>
          </table:table-cell>
          <table:table-cell office:value-type="string" table:number-columns-spanned="1" table:number-rows-spanned="3" table:content-validation-name="val3" table:style-name="ce17">
            <text:p>Comments and notes</text:p>
          </table:table-cell>
          <table:table-cell table:number-columns-repeated="16343"/>
        </table:table-row>
        <table:table-row table:style-name="ro1">
          <table:covered-table-cell/>
          <table:covered-table-cell/>
          <table:covered-table-cell/>
          <table:table-cell office:value-type="string" table:number-columns-spanned="2" table:number-rows-spanned="1" table:style-name="ce17">
            <text:p>Admin officers/admin assistants</text:p>
          </table:table-cell>
          <table:covered-table-cell/>
          <table:table-cell office:value-type="string" table:number-columns-spanned="2" table:number-rows-spanned="1" table:style-name="ce17">
            <text:p>Executive Officers</text:p>
          </table:table-cell>
          <table:covered-table-cell/>
          <table:table-cell office:value-type="string" table:number-columns-spanned="2" table:number-rows-spanned="1" table:style-name="ce17">
            <text:p>Higher Executive Officers/Senior Executive Officers</text:p>
          </table:table-cell>
          <table:covered-table-cell/>
          <table:table-cell office:value-type="string" table:number-columns-spanned="2" table:number-rows-spanned="1" table:style-name="ce17">
            <text:p>Grade 6/7</text:p>
          </table:table-cell>
          <table:covered-table-cell/>
          <table:table-cell office:value-type="string" table:number-columns-spanned="2" table:number-rows-spanned="1" table:style-name="ce17">
            <text:p>Senior Civil Service</text:p>
          </table:table-cell>
          <table:covered-table-cell/>
          <table:table-cell office:value-type="string" table:number-columns-spanned="2" table:number-rows-spanned="1" table:style-name="ce17">
            <text:p>Other, unknown, or unspecified</text:p>
          </table:table-cell>
          <table:covered-table-cell/>
          <table:table-cell office:value-type="string" table:number-columns-spanned="2" table:number-rows-spanned="1" table:content-validation-name="val3" table:style-name="ce17">
            <text:p>Total</text:p>
            <text:p>Employees</text:p>
          </table:table-cell>
          <table:covered-table-cell/>
          <table:table-cell office:value-type="string" table:number-columns-spanned="2" table:number-rows-spanned="1" table:style-name="ce17">
            <text:p>Agency staff<text:s/></text:p>
            <text:p>(clerical/admin)</text:p>
          </table:table-cell>
          <table:covered-table-cell/>
          <table:table-cell office:value-type="string" table:number-columns-spanned="2" table:number-rows-spanned="1" table:style-name="ce18">
            <text:p>Interim managers</text:p>
          </table:table-cell>
          <table:covered-table-cell/>
          <table:table-cell office:value-type="string" table:number-columns-spanned="2" table:number-rows-spanned="1" table:style-name="ce18">
            <text:p>Specialist Contractors</text:p>
          </table:table-cell>
          <table:covered-table-cell/>
          <table:table-cell office:value-type="string" table:number-columns-spanned="2" table:number-rows-spanned="1" table:style-name="ce18">
            <text:p>Consultants/consultancy</text:p>
          </table:table-cell>
          <table:covered-table-cell/>
          <table:table-cell office:value-type="string" table:number-columns-spanned="2" table:number-rows-spanned="1" table:style-name="ce17">
            <text:p>Total</text:p>
          </table:table-cell>
          <table:covered-table-cell/>
          <table:covered-table-cell/>
          <table:covered-table-cell/>
          <table:table-cell office:value-type="string" table:number-columns-spanned="1" table:number-rows-spanned="2" table:style-name="ce17">
            <text:p>Salary</text:p>
          </table:table-cell>
          <table:table-cell office:value-type="string" table:number-columns-spanned="1" table:number-rows-spanned="2" table:style-name="ce17">
            <text:p>Allowances</text:p>
          </table:table-cell>
          <table:table-cell office:value-type="string" table:number-columns-spanned="1" table:number-rows-spanned="2" table:style-name="ce17">
            <text:p>Non-consolidated performance payments</text:p>
          </table:table-cell>
          <table:table-cell office:value-type="string" table:number-columns-spanned="1" table:number-rows-spanned="2" table:style-name="ce17">
            <text:p>Overtime</text:p>
          </table:table-cell>
          <table:table-cell office:value-type="string" table:number-columns-spanned="1" table:number-rows-spanned="2" table:style-name="ce17">
            <text:p>Employer pension contributions</text:p>
          </table:table-cell>
          <table:table-cell office:value-type="string" table:number-columns-spanned="1" table:number-rows-spanned="2" table:style-name="ce17">
            <text:p>Employer national insurance contributions</text:p>
          </table:table-cell>
          <table:table-cell office:value-type="string" table:number-columns-spanned="1" table:number-rows-spanned="2" table:style-name="ce17">
            <text:p>Total paybill for payroll staff</text:p>
          </table:table-cell>
          <table:table-cell office:value-type="string" table:number-columns-spanned="1" table:number-rows-spanned="2" table:style-name="ce17">
            <text:p>Total cost of contingent labour: agency (clerical and admin) staff, interim managers and specialist contractors</text:p>
          </table:table-cell>
          <table:table-cell office:value-type="string" table:number-columns-spanned="1" table:number-rows-spanned="2" table:style-name="ce17">
            <text:p>Total cost of consultants/</text:p>
            <text:p>consultancy</text:p>
          </table:table-cell>
          <table:table-cell office:value-type="string" table:number-columns-spanned="1" table:number-rows-spanned="2" table:style-name="ce17">
            <text:p>Total non-payroll (CCL) staff costs</text:p>
          </table:table-cell>
          <table:covered-table-cell/>
          <table:covered-table-cell/>
          <table:table-cell table:number-columns-repeated="16343"/>
        </table:table-row>
        <table:table-row table:style-name="ro2">
          <table:covered-table-cell/>
          <table:covered-table-cell/>
          <table:covered-table-cell/>
          <table:table-cell office:value-type="string" table:style-name="ce2">
            <text:p>Headcount</text:p>
          </table:table-cell>
          <table:table-cell office:value-type="string" table:style-name="ce2">
            <text:p>Full-time<text:s/></text:p>
            <text:p>equivalent</text:p>
          </table:table-cell>
          <table:table-cell office:value-type="string" table:style-name="ce2">
            <text:p>Headcount</text:p>
          </table:table-cell>
          <table:table-cell office:value-type="string" table:style-name="ce2">
            <text:p>Full-time<text:s/></text:p>
            <text:p>equivalent</text:p>
          </table:table-cell>
          <table:table-cell office:value-type="string" table:style-name="ce2">
            <text:p>Headcount</text:p>
          </table:table-cell>
          <table:table-cell office:value-type="string" table:style-name="ce2">
            <text:p>Full-time<text:s/></text:p>
            <text:p>equivalent</text:p>
          </table:table-cell>
          <table:table-cell office:value-type="string" table:style-name="ce2">
            <text:p>Headcount</text:p>
          </table:table-cell>
          <table:table-cell office:value-type="string" table:style-name="ce2">
            <text:p>Full-time<text:s/></text:p>
            <text:p>equivalent</text:p>
          </table:table-cell>
          <table:table-cell office:value-type="string" table:style-name="ce2">
            <text:p>Headcount</text:p>
          </table:table-cell>
          <table:table-cell office:value-type="string" table:style-name="ce2">
            <text:p>Full-time<text:s/></text:p>
            <text:p>equivalent</text:p>
          </table:table-cell>
          <table:table-cell office:value-type="string" table:style-name="ce2">
            <text:p>Headcount</text:p>
          </table:table-cell>
          <table:table-cell office:value-type="string" table:style-name="ce2">
            <text:p>Full-time<text:s/></text:p>
            <text:p>equivalent</text:p>
          </table:table-cell>
          <table:table-cell office:value-type="string" table:style-name="ce2">
            <text:p>Headcount</text:p>
          </table:table-cell>
          <table:table-cell office:value-type="string" table:style-name="ce2">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content-validation-name="val3" table:style-name="ce4">
            <text:p>Headcount</text:p>
          </table:table-cell>
          <table:table-cell office:value-type="string" table:content-validation-name="val3" table:style-name="ce3">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43"/>
        </table:table-row>
        <table:table-row table:style-name="ro3">
          <table:table-cell office:value-type="string" table:style-name="ce5">
            <text:p>Home Office (excl agencies)<text:s/></text:p>
          </table:table-cell>
          <table:table-cell office:value-type="string" table:style-name="ce27">
            <text:p>Ministerial Department</text:p>
          </table:table-cell>
          <table:table-cell office:value-type="string" table:style-name="ce30">
            <text:p>Home Office</text:p>
          </table:table-cell>
          <table:table-cell office:value-type="float" office:value="2004" table:style-name="ce36">
            <text:p>2,004</text:p>
          </table:table-cell>
          <table:table-cell office:value-type="float" office:value="1891.96" table:style-name="ce52">
            <text:p>1,892</text:p>
          </table:table-cell>
          <table:table-cell office:value-type="float" office:value="5581" table:style-name="ce53">
            <text:p>5,581</text:p>
          </table:table-cell>
          <table:table-cell office:value-type="float" office:value="5309.04" table:style-name="ce56">
            <text:p>5,309</text:p>
          </table:table-cell>
          <table:table-cell office:value-type="float" office:value="2737" table:style-name="ce75">
            <text:p>2,737</text:p>
          </table:table-cell>
          <table:table-cell office:value-type="float" office:value="2644.36" table:style-name="ce77">
            <text:p>2,644</text:p>
          </table:table-cell>
          <table:table-cell office:value-type="float" office:value="1192" table:style-name="ce78">
            <text:p>1,192</text:p>
          </table:table-cell>
          <table:table-cell office:value-type="float" office:value="1158.74" table:style-name="ce104">
            <text:p>1,159</text:p>
          </table:table-cell>
          <table:table-cell office:value-type="float" office:value="149" table:style-name="ce106">
            <text:p>149</text:p>
          </table:table-cell>
          <table:table-cell office:value-type="float" office:value="148.15" table:style-name="ce135">
            <text:p>148</text:p>
          </table:table-cell>
          <table:table-cell table:style-name="ce137"/>
          <table:table-cell table:style-name="ce141"/>
          <table:table-cell office:value-type="float" office:value="11663" table:content-validation-name="val3" table:style-name="ce140">
            <text:p>11,663</text:p>
          </table:table-cell>
          <table:table-cell office:value-type="float" office:value="11152.25" table:content-validation-name="val3" table:style-name="ce139">
            <text:p>11,152</text:p>
          </table:table-cell>
          <table:table-cell office:value-type="float" office:value="565" table:style-name="ce166">
            <text:p>565</text:p>
          </table:table-cell>
          <table:table-cell office:value-type="float" office:value="562.48" table:style-name="ce167">
            <text:p>562</text:p>
          </table:table-cell>
          <table:table-cell table:style-name="ce185"/>
          <table:table-cell table:style-name="ce186"/>
          <table:table-cell table:style-name="ce189"/>
          <table:table-cell table:style-name="ce177"/>
          <table:table-cell table:style-name="ce179"/>
          <table:table-cell table:style-name="ce180"/>
          <table:table-cell office:value-type="float" office:value="565" table:style-name="ce194">
            <text:p>565</text:p>
          </table:table-cell>
          <table:table-cell office:value-type="float" office:value="562.48" table:style-name="ce198">
            <text:p>562</text:p>
          </table:table-cell>
          <table:table-cell office:value-type="float" office:value="12228" table:content-validation-name="val3" table:style-name="ce195">
            <text:p>12,228</text:p>
          </table:table-cell>
          <table:table-cell office:value-type="float" office:value="11714.73" table:content-validation-name="val3" table:style-name="ce196">
            <text:p>11,715</text:p>
          </table:table-cell>
          <table:table-cell office:value-type="currency" office:value="23366000" table:content-validation-name="val2" table:style-name="ce9">
            <text:p>£23,366,000.00</text:p>
          </table:table-cell>
          <table:table-cell office:value-type="currency" office:value="7571000" table:content-validation-name="val2" table:style-name="ce9">
            <text:p>£7,571,000.00</text:p>
          </table:table-cell>
          <table:table-cell office:value-type="currency" office:value="807000" table:content-validation-name="val2" table:style-name="ce9">
            <text:p>£807,000.00</text:p>
          </table:table-cell>
          <table:table-cell office:value-type="currency" office:value="177000" table:content-validation-name="val2" table:style-name="ce9">
            <text:p>£177,000.00</text:p>
          </table:table-cell>
          <table:table-cell office:value-type="currency" office:value="6663000" table:content-validation-name="val2" table:style-name="ce9">
            <text:p>£6,663,000.00</text:p>
          </table:table-cell>
          <table:table-cell office:value-type="currency" office:value="2974000" table:content-validation-name="val2" table:style-name="ce9">
            <text:p>£2,974,000.00</text:p>
          </table:table-cell>
          <table:table-cell office:value-type="currency" office:value="41558000" table:style-name="ce10">
            <text:p>£41,558,000.00</text:p>
          </table:table-cell>
          <table:table-cell office:value-type="currency" office:value="711000" table:content-validation-name="val2" table:style-name="ce11">
            <text:p>£711,000.00</text:p>
          </table:table-cell>
          <table:table-cell office:value-type="currency" office:value="981000" table:content-validation-name="val2" table:style-name="ce11">
            <text:p>£981,000.00</text:p>
          </table:table-cell>
          <table:table-cell office:value-type="currency" office:value="1692000" table:style-name="ce10">
            <text:p>£1,692,000.00</text:p>
          </table:table-cell>
          <table:table-cell office:value-type="currency" office:value="43250000" table:style-name="ce12">
            <text:p>£43,250,000.00</text:p>
          </table:table-cell>
          <table:table-cell table:content-validation-name="val3" table:style-name="ce13"/>
          <table:table-cell table:number-columns-repeated="16343"/>
        </table:table-row>
        <table:table-row table:style-name="ro3">
          <table:table-cell office:value-type="string" table:style-name="ce5">
            <text:p>Identity &amp; Passport Service</text:p>
          </table:table-cell>
          <table:table-cell office:value-type="string" table:style-name="ce27">
            <text:p>Executive Agency</text:p>
          </table:table-cell>
          <table:table-cell office:value-type="string" table:style-name="ce30">
            <text:p>Home Office</text:p>
          </table:table-cell>
          <table:table-cell office:value-type="float" office:value="2131" table:style-name="ce38">
            <text:p>2,131</text:p>
          </table:table-cell>
          <table:table-cell office:value-type="float" office:value="1833.95" table:style-name="ce39">
            <text:p>1,834</text:p>
          </table:table-cell>
          <table:table-cell office:value-type="float" office:value="821" table:style-name="ce54">
            <text:p>821</text:p>
          </table:table-cell>
          <table:table-cell office:value-type="float" office:value="736.31" table:style-name="ce55">
            <text:p>736</text:p>
          </table:table-cell>
          <table:table-cell office:value-type="float" office:value="484" table:style-name="ce74">
            <text:p>484</text:p>
          </table:table-cell>
          <table:table-cell office:value-type="float" office:value="474.13" table:style-name="ce76">
            <text:p>474</text:p>
          </table:table-cell>
          <table:table-cell office:value-type="float" office:value="124" table:style-name="ce79">
            <text:p>124</text:p>
          </table:table-cell>
          <table:table-cell office:value-type="float" office:value="123.24" table:style-name="ce105">
            <text:p>123</text:p>
          </table:table-cell>
          <table:table-cell office:value-type="float" office:value="12" table:style-name="ce107">
            <text:p>12</text:p>
          </table:table-cell>
          <table:table-cell office:value-type="float" office:value="11.9" table:style-name="ce133">
            <text:p>12</text:p>
          </table:table-cell>
          <table:table-cell table:style-name="ce138"/>
          <table:table-cell table:style-name="ce142"/>
          <table:table-cell office:value-type="float" office:value="3572" table:content-validation-name="val3" table:style-name="ce148">
            <text:p>3,572</text:p>
          </table:table-cell>
          <table:table-cell office:value-type="float" office:value="3179.53" table:content-validation-name="val3" table:style-name="ce144">
            <text:p>3,180</text:p>
          </table:table-cell>
          <table:table-cell office:value-type="float" office:value="5" table:style-name="ce165">
            <text:p>5</text:p>
          </table:table-cell>
          <table:table-cell office:value-type="float" office:value="5" table:style-name="ce169">
            <text:p>5</text:p>
          </table:table-cell>
          <table:table-cell table:style-name="ce184"/>
          <table:table-cell table:style-name="ce188"/>
          <table:table-cell table:style-name="ce190"/>
          <table:table-cell table:style-name="ce178"/>
          <table:table-cell table:style-name="ce181"/>
          <table:table-cell table:style-name="ce193"/>
          <table:table-cell office:value-type="float" office:value="5" table:style-name="ce148">
            <text:p>5</text:p>
          </table:table-cell>
          <table:table-cell office:value-type="float" office:value="5" table:style-name="ce144">
            <text:p>5</text:p>
          </table:table-cell>
          <table:table-cell office:value-type="float" office:value="3577" table:content-validation-name="val3" table:style-name="ce199">
            <text:p>3,577</text:p>
          </table:table-cell>
          <table:table-cell office:value-type="float" office:value="3184.53" table:content-validation-name="val3" table:style-name="ce197">
            <text:p>3,185</text:p>
          </table:table-cell>
          <table:table-cell office:value-type="currency" office:value="6028000" table:content-validation-name="val2" table:style-name="ce9">
            <text:p>£6,028,000.00</text:p>
          </table:table-cell>
          <table:table-cell office:value-type="currency" office:value="1774000" table:content-validation-name="val2" table:style-name="ce9">
            <text:p>£1,774,000.00</text:p>
          </table:table-cell>
          <table:table-cell office:value-type="currency" office:value="0" table:content-validation-name="val2" table:style-name="ce9">
            <text:p>£0.00</text:p>
          </table:table-cell>
          <table:table-cell office:value-type="currency" office:value="369000" table:content-validation-name="val2" table:style-name="ce9">
            <text:p>£369,000.00</text:p>
          </table:table-cell>
          <table:table-cell office:value-type="currency" office:value="1117000" table:content-validation-name="val2" table:style-name="ce9">
            <text:p>£1,117,000.00</text:p>
          </table:table-cell>
          <table:table-cell office:value-type="currency" office:value="417000" table:content-validation-name="val2" table:style-name="ce9">
            <text:p>£417,000.00</text:p>
          </table:table-cell>
          <table:table-cell office:value-type="currency" office:value="9705000" table:style-name="ce10">
            <text:p>£9,705,000.00</text:p>
          </table:table-cell>
          <table:table-cell office:value-type="currency" office:value="-228000" table:content-validation-name="val2" table:style-name="ce11">
            <text:p>-£228,000.00</text:p>
          </table:table-cell>
          <table:table-cell office:value-type="currency" office:value="86000" table:content-validation-name="val2" table:style-name="ce11">
            <text:p>£86,000.00</text:p>
          </table:table-cell>
          <table:table-cell office:value-type="currency" office:value="-142000" table:style-name="ce10">
            <text:p>-£142,000.00</text:p>
          </table:table-cell>
          <table:table-cell office:value-type="currency" office:value="9563000" table:style-name="ce12">
            <text:p>£9,563,000.00</text:p>
          </table:table-cell>
          <table:table-cell table:content-validation-name="val3" table:style-name="ce13"/>
          <table:table-cell table:number-columns-repeated="16343"/>
        </table:table-row>
        <table:table-row table:style-name="ro3">
          <table:table-cell office:value-type="string" table:style-name="ce5">
            <text:p>UK Border Agency</text:p>
          </table:table-cell>
          <table:table-cell office:value-type="string" table:style-name="ce27">
            <text:p>Executive Agency</text:p>
          </table:table-cell>
          <table:table-cell office:value-type="string" table:style-name="ce30">
            <text:p>Home Office</text:p>
          </table:table-cell>
          <table:table-cell office:value-type="float" office:value="3930" table:style-name="ce57">
            <text:p>3,930</text:p>
          </table:table-cell>
          <table:table-cell office:value-type="float" office:value="3539.59" table:style-name="ce59">
            <text:p>3,540</text:p>
          </table:table-cell>
          <table:table-cell office:value-type="float" office:value="3961" table:style-name="ce60">
            <text:p>3,961</text:p>
          </table:table-cell>
          <table:table-cell office:value-type="float" office:value="3744.95" table:style-name="ce95">
            <text:p>3,745</text:p>
          </table:table-cell>
          <table:table-cell office:value-type="float" office:value="2767" table:style-name="ce98">
            <text:p>2,767</text:p>
          </table:table-cell>
          <table:table-cell office:value-type="float" office:value="2657.78" table:style-name="ce99">
            <text:p>2,658</text:p>
          </table:table-cell>
          <table:table-cell office:value-type="float" office:value="453" table:style-name="ce101">
            <text:p>453</text:p>
          </table:table-cell>
          <table:table-cell office:value-type="float" office:value="443.36" table:style-name="ce103">
            <text:p>443</text:p>
          </table:table-cell>
          <table:table-cell office:value-type="float" office:value="41" table:style-name="ce108">
            <text:p>41</text:p>
          </table:table-cell>
          <table:table-cell office:value-type="float" office:value="40.76" table:style-name="ce134">
            <text:p>41</text:p>
          </table:table-cell>
          <table:table-cell table:style-name="ce136"/>
          <table:table-cell table:style-name="ce143"/>
          <table:table-cell office:value-type="float" office:value="11152" table:content-validation-name="val3" table:style-name="ce148">
            <text:p>11,152</text:p>
          </table:table-cell>
          <table:table-cell office:value-type="float" office:value="10426.44" table:content-validation-name="val3" table:style-name="ce144">
            <text:p>10,426</text:p>
          </table:table-cell>
          <table:table-cell office:value-type="float" office:value="1254" table:style-name="ce164">
            <text:p>1,254</text:p>
          </table:table-cell>
          <table:table-cell office:value-type="float" office:value="1199.6300000000001" table:style-name="ce168">
            <text:p>1,200</text:p>
          </table:table-cell>
          <table:table-cell table:style-name="ce183"/>
          <table:table-cell table:style-name="ce187"/>
          <table:table-cell table:style-name="ce191"/>
          <table:table-cell table:style-name="ce176"/>
          <table:table-cell table:style-name="ce182"/>
          <table:table-cell table:style-name="ce192"/>
          <table:table-cell office:value-type="float" office:value="1254" table:style-name="ce148">
            <text:p>1,254</text:p>
          </table:table-cell>
          <table:table-cell office:value-type="float" office:value="1199.6300000000001" table:style-name="ce144">
            <text:p>1,200</text:p>
          </table:table-cell>
          <table:table-cell office:value-type="float" office:value="12406" table:content-validation-name="val3" table:style-name="ce199">
            <text:p>12,406</text:p>
          </table:table-cell>
          <table:table-cell office:value-type="float" office:value="11626.07" table:content-validation-name="val3" table:style-name="ce197">
            <text:p>11,626</text:p>
          </table:table-cell>
          <table:table-cell office:value-type="currency" office:value="21933000" table:content-validation-name="val2" table:style-name="ce9">
            <text:p>£21,933,000.00</text:p>
          </table:table-cell>
          <table:table-cell office:value-type="currency" office:value="2811000" table:content-validation-name="val2" table:style-name="ce9">
            <text:p>£2,811,000.00</text:p>
          </table:table-cell>
          <table:table-cell office:value-type="currency" office:value="1357000" table:content-validation-name="val2" table:style-name="ce9">
            <text:p>£1,357,000.00</text:p>
          </table:table-cell>
          <table:table-cell office:value-type="currency" office:value="1161000" table:content-validation-name="val2" table:style-name="ce9">
            <text:p>£1,161,000.00</text:p>
          </table:table-cell>
          <table:table-cell office:value-type="currency" office:value="4955000" table:content-validation-name="val2" table:style-name="ce9">
            <text:p>£4,955,000.00</text:p>
          </table:table-cell>
          <table:table-cell office:value-type="currency" office:value="2000000" table:content-validation-name="val2" table:style-name="ce9">
            <text:p>£2,000,000.00</text:p>
          </table:table-cell>
          <table:table-cell office:value-type="currency" office:value="34217000" table:style-name="ce10">
            <text:p>£34,217,000.00</text:p>
          </table:table-cell>
          <table:table-cell office:value-type="currency" office:value="5048000" table:content-validation-name="val2" table:style-name="ce11">
            <text:p>£5,048,000.00</text:p>
          </table:table-cell>
          <table:table-cell office:value-type="currency" office:value="162000" table:content-validation-name="val2" table:style-name="ce11">
            <text:p>£162,000.00</text:p>
          </table:table-cell>
          <table:table-cell office:value-type="currency" office:value="5210000" table:style-name="ce10">
            <text:p>£5,210,000.00</text:p>
          </table:table-cell>
          <table:table-cell office:value-type="currency" office:value="39427000" table:style-name="ce12">
            <text:p>£39,427,000.00</text:p>
          </table:table-cell>
          <table:table-cell table:content-validation-name="val3" table:style-name="ce13"/>
          <table:table-cell table:number-columns-repeated="16343"/>
        </table:table-row>
        <table:table-row table:style-name="ro3">
          <table:table-cell office:value-type="string" table:style-name="ce5">
            <text:p>National Fraud Authority<text:s/></text:p>
          </table:table-cell>
          <table:table-cell office:value-type="string" table:style-name="ce34">
            <text:p>Executive Agency</text:p>
          </table:table-cell>
          <table:table-cell office:value-type="string" table:style-name="ce35">
            <text:p>Home Office</text:p>
          </table:table-cell>
          <table:table-cell office:value-type="float" office:value="0" table:style-name="ce37">
            <text:p>0</text:p>
          </table:table-cell>
          <table:table-cell office:value-type="float" office:value="0" table:style-name="ce58">
            <text:p>0</text:p>
          </table:table-cell>
          <table:table-cell office:value-type="float" office:value="5" table:style-name="ce61">
            <text:p>5</text:p>
          </table:table-cell>
          <table:table-cell office:value-type="float" office:value="5" table:style-name="ce96">
            <text:p>5</text:p>
          </table:table-cell>
          <table:table-cell office:value-type="float" office:value="19" table:style-name="ce97">
            <text:p>19</text:p>
          </table:table-cell>
          <table:table-cell office:value-type="float" office:value="19" table:style-name="ce100">
            <text:p>19</text:p>
          </table:table-cell>
          <table:table-cell office:value-type="float" office:value="19" table:style-name="ce102">
            <text:p>19</text:p>
          </table:table-cell>
          <table:table-cell office:value-type="float" office:value="18.600000000000001" table:style-name="ce120">
            <text:p>19</text:p>
          </table:table-cell>
          <table:table-cell office:value-type="float" office:value="3" table:style-name="ce122">
            <text:p>3</text:p>
          </table:table-cell>
          <table:table-cell office:value-type="float" office:value="3" table:style-name="ce123">
            <text:p>3</text:p>
          </table:table-cell>
          <table:table-cell table:style-name="ce151"/>
          <table:table-cell table:style-name="ce154"/>
          <table:table-cell office:value-type="float" office:value="46" table:content-validation-name="val3" table:style-name="ce148">
            <text:p>46</text:p>
          </table:table-cell>
          <table:table-cell office:value-type="float" office:value="45.6" table:content-validation-name="val3" table:style-name="ce156">
            <text:p>46</text:p>
          </table:table-cell>
          <table:table-cell office:value-type="float" office:value="0" table:style-name="ce216">
            <text:p>0</text:p>
          </table:table-cell>
          <table:table-cell office:value-type="float" office:value="0" table:style-name="ce217">
            <text:p>0</text:p>
          </table:table-cell>
          <table:table-cell table:style-name="ce220"/>
          <table:table-cell table:style-name="ce207"/>
          <table:table-cell table:style-name="ce209"/>
          <table:table-cell table:style-name="ce210"/>
          <table:table-cell table:style-name="ce214"/>
          <table:table-cell table:style-name="ce212"/>
          <table:table-cell office:value-type="float" office:value="0" table:style-name="ce148">
            <text:p>0</text:p>
          </table:table-cell>
          <table:table-cell office:value-type="float" office:value="0" table:style-name="ce203">
            <text:p>0</text:p>
          </table:table-cell>
          <table:table-cell office:value-type="float" office:value="46" table:content-validation-name="val3" table:style-name="ce199">
            <text:p>46</text:p>
          </table:table-cell>
          <table:table-cell office:value-type="float" office:value="45.6" table:content-validation-name="val3" table:style-name="ce200">
            <text:p>46</text:p>
          </table:table-cell>
          <table:table-cell office:value-type="currency" office:value="211000" table:content-validation-name="val2" table:style-name="ce9">
            <text:p>£211,000.00</text:p>
          </table:table-cell>
          <table:table-cell office:value-type="currency" office:value="1000" table:content-validation-name="val2" table:style-name="ce9">
            <text:p>£1,000.00</text:p>
          </table:table-cell>
          <table:table-cell office:value-type="currency" office:value="0" table:content-validation-name="val2" table:style-name="ce9">
            <text:p>£0.00</text:p>
          </table:table-cell>
          <table:table-cell office:value-type="currency" office:value="0" table:content-validation-name="val2" table:style-name="ce9">
            <text:p>£0.00</text:p>
          </table:table-cell>
          <table:table-cell office:value-type="currency" office:value="35000" table:content-validation-name="val2" table:style-name="ce9">
            <text:p>£35,000.00</text:p>
          </table:table-cell>
          <table:table-cell office:value-type="currency" office:value="16000" table:content-validation-name="val2" table:style-name="ce9">
            <text:p>£16,000.00</text:p>
          </table:table-cell>
          <table:table-cell office:value-type="currency" office:value="263000" table:style-name="ce10">
            <text:p>£263,000.00</text:p>
          </table:table-cell>
          <table:table-cell office:value-type="currency" office:value="49000" table:content-validation-name="val2" table:style-name="ce11">
            <text:p>£49,000.00</text:p>
          </table:table-cell>
          <table:table-cell office:value-type="currency" office:value="0" table:content-validation-name="val2" table:style-name="ce11">
            <text:p>£0.00</text:p>
          </table:table-cell>
          <table:table-cell office:value-type="currency" office:value="49000" table:style-name="ce10">
            <text:p>£49,000.00</text:p>
          </table:table-cell>
          <table:table-cell office:value-type="currency" office:value="312000" table:style-name="ce12">
            <text:p>£312,000.00</text:p>
          </table:table-cell>
          <table:table-cell table:content-validation-name="val3" table:style-name="ce13"/>
          <table:table-cell table:number-columns-repeated="16343"/>
        </table:table-row>
        <table:table-row table:style-name="ro3">
          <table:table-cell office:value-type="string" table:style-name="ce5">
            <text:p>Disclosure and Barring Service</text:p>
          </table:table-cell>
          <table:table-cell office:value-type="string" table:style-name="ce20">
            <text:p>Executive Non-Departmental Public Body</text:p>
          </table:table-cell>
          <table:table-cell office:value-type="string" table:style-name="ce24">
            <text:p>Home Office</text:p>
          </table:table-cell>
          <table:table-cell office:value-type="float" office:value="285" table:style-name="ce41">
            <text:p>285</text:p>
          </table:table-cell>
          <table:table-cell office:value-type="float" office:value="257.06" table:style-name="ce43">
            <text:p>257</text:p>
          </table:table-cell>
          <table:table-cell office:value-type="float" office:value="184" table:style-name="ce63">
            <text:p>184</text:p>
          </table:table-cell>
          <table:table-cell office:value-type="float" office:value="175.55" table:style-name="ce65">
            <text:p>176</text:p>
          </table:table-cell>
          <table:table-cell office:value-type="float" office:value="258" table:style-name="ce81">
            <text:p>258</text:p>
          </table:table-cell>
          <table:table-cell office:value-type="float" office:value="248.53" table:style-name="ce83">
            <text:p>249</text:p>
          </table:table-cell>
          <table:table-cell office:value-type="float" office:value="34" table:style-name="ce87">
            <text:p>34</text:p>
          </table:table-cell>
          <table:table-cell office:value-type="float" office:value="32.17" table:style-name="ce119">
            <text:p>32</text:p>
          </table:table-cell>
          <table:table-cell office:value-type="float" office:value="6" table:style-name="ce121">
            <text:p>6</text:p>
          </table:table-cell>
          <table:table-cell office:value-type="float" office:value="5.22" table:style-name="ce124">
            <text:p>5</text:p>
          </table:table-cell>
          <table:table-cell office:value-type="float" office:value="8" table:style-name="ce152">
            <text:p>8</text:p>
          </table:table-cell>
          <table:table-cell office:value-type="float" office:value="8" table:style-name="ce153">
            <text:p>8</text:p>
          </table:table-cell>
          <table:table-cell office:value-type="float" office:value="775" table:content-validation-name="val3" table:style-name="ce148">
            <text:p>775</text:p>
          </table:table-cell>
          <table:table-cell office:value-type="float" office:value="726.53" table:content-validation-name="val3" table:style-name="ce155">
            <text:p>727</text:p>
          </table:table-cell>
          <table:table-cell office:value-type="float" office:value="0" table:style-name="ce157">
            <text:p>0</text:p>
          </table:table-cell>
          <table:table-cell office:value-type="float" office:value="0" table:style-name="ce218">
            <text:p>0</text:p>
          </table:table-cell>
          <table:table-cell office:value-type="float" office:value="0" table:style-name="ce219">
            <text:p>0</text:p>
          </table:table-cell>
          <table:table-cell office:value-type="float" office:value="0" table:style-name="ce206">
            <text:p>0</text:p>
          </table:table-cell>
          <table:table-cell office:value-type="float" office:value="10" table:style-name="ce208">
            <text:p>10</text:p>
          </table:table-cell>
          <table:table-cell office:value-type="float" office:value="10" table:style-name="ce211">
            <text:p>10</text:p>
          </table:table-cell>
          <table:table-cell office:value-type="float" office:value="0" table:style-name="ce215">
            <text:p>0</text:p>
          </table:table-cell>
          <table:table-cell office:value-type="float" office:value="0" table:style-name="ce213">
            <text:p>0</text:p>
          </table:table-cell>
          <table:table-cell office:value-type="float" office:value="10" table:style-name="ce148">
            <text:p>10</text:p>
          </table:table-cell>
          <table:table-cell office:value-type="float" office:value="10" table:style-name="ce204">
            <text:p>10</text:p>
          </table:table-cell>
          <table:table-cell office:value-type="float" office:value="785" table:content-validation-name="val3" table:style-name="ce199">
            <text:p>785</text:p>
          </table:table-cell>
          <table:table-cell office:value-type="float" office:value="736.53" table:content-validation-name="val3" table:style-name="ce201">
            <text:p>737</text:p>
          </table:table-cell>
          <table:table-cell office:value-type="currency" office:value="1484028.62" table:content-validation-name="val1" table:style-name="ce9">
            <text:p>£1,484,028.62</text:p>
          </table:table-cell>
          <table:table-cell office:value-type="currency" office:value="5545.09" table:content-validation-name="val1" table:style-name="ce9">
            <text:p>£5,545.09</text:p>
          </table:table-cell>
          <table:table-cell office:value-type="currency" office:value="0" table:content-validation-name="val1" table:style-name="ce9">
            <text:p>£0.00</text:p>
          </table:table-cell>
          <table:table-cell office:value-type="currency" office:value="25336.62" table:content-validation-name="val1" table:style-name="ce9">
            <text:p>£25,336.62</text:p>
          </table:table-cell>
          <table:table-cell office:value-type="currency" office:value="275105.03000000003" table:content-validation-name="val1" table:style-name="ce9">
            <text:p>£275,105.03</text:p>
          </table:table-cell>
          <table:table-cell office:value-type="currency" office:value="106896.93" table:content-validation-name="val1" table:style-name="ce9">
            <text:p>£106,896.93</text:p>
          </table:table-cell>
          <table:table-cell office:value-type="currency" office:value="1896912.2900000003" table:style-name="ce10">
            <text:p>£1,896,912.29</text:p>
          </table:table-cell>
          <table:table-cell office:value-type="currency" office:value="146178.59" table:content-validation-name="val1" table:style-name="ce11">
            <text:p>£146,178.59</text:p>
          </table:table-cell>
          <table:table-cell office:value-type="currency" office:value="0" table:content-validation-name="val2" table:style-name="ce11">
            <text:p>£0.00</text:p>
          </table:table-cell>
          <table:table-cell office:value-type="currency" office:value="146178.59" table:style-name="ce10">
            <text:p>£146,178.59</text:p>
          </table:table-cell>
          <table:table-cell office:value-type="currency" office:value="2043090.8800000004" table:style-name="ce12">
            <text:p>£2,043,090.88</text:p>
          </table:table-cell>
          <table:table-cell table:content-validation-name="val3" table:style-name="ce13"/>
          <table:table-cell table:number-columns-repeated="16343"/>
        </table:table-row>
        <table:table-row table:style-name="ro3">
          <table:table-cell office:value-type="string" table:style-name="ce5">
            <text:p>Independent Police Complaints Commission</text:p>
          </table:table-cell>
          <table:table-cell office:value-type="string" table:style-name="ce21">
            <text:p>Executive Non-Departmental Public Body</text:p>
          </table:table-cell>
          <table:table-cell office:value-type="string" table:style-name="ce22">
            <text:p>Home Office</text:p>
          </table:table-cell>
          <table:table-cell office:value-type="float" office:value="36" table:style-name="ce40">
            <text:p>36</text:p>
          </table:table-cell>
          <table:table-cell office:value-type="float" office:value="33.69" table:style-name="ce44">
            <text:p>34</text:p>
          </table:table-cell>
          <table:table-cell office:value-type="float" office:value="40" table:style-name="ce62">
            <text:p>40</text:p>
          </table:table-cell>
          <table:table-cell office:value-type="float" office:value="39.730000000000004" table:style-name="ce66">
            <text:p>40</text:p>
          </table:table-cell>
          <table:table-cell office:value-type="float" office:value="280" table:style-name="ce85">
            <text:p>280</text:p>
          </table:table-cell>
          <table:table-cell office:value-type="float" office:value="273.60000000000002" table:style-name="ce82">
            <text:p>274</text:p>
          </table:table-cell>
          <table:table-cell office:value-type="float" office:value="29" table:style-name="ce88">
            <text:p>29</text:p>
          </table:table-cell>
          <table:table-cell office:value-type="float" office:value="28.720000000000002" table:style-name="ce117">
            <text:p>29</text:p>
          </table:table-cell>
          <table:table-cell office:value-type="float" office:value="6" table:style-name="ce118">
            <text:p>6</text:p>
          </table:table-cell>
          <table:table-cell office:value-type="float" office:value="6" table:style-name="ce131">
            <text:p>6</text:p>
          </table:table-cell>
          <table:table-cell office:value-type="float" office:value="0" table:style-name="ce159">
            <text:p>0</text:p>
          </table:table-cell>
          <table:table-cell office:value-type="float" office:value="0" table:style-name="ce160">
            <text:p>0</text:p>
          </table:table-cell>
          <table:table-cell office:value-type="float" office:value="391" table:content-validation-name="val3" table:style-name="ce148">
            <text:p>391</text:p>
          </table:table-cell>
          <table:table-cell office:value-type="float" office:value="381.74000000000007" table:content-validation-name="val3" table:style-name="ce163">
            <text:p>382</text:p>
          </table:table-cell>
          <table:table-cell office:value-type="float" office:value="17" table:style-name="ce238">
            <text:p>17</text:p>
          </table:table-cell>
          <table:table-cell office:value-type="float" office:value="17" table:style-name="ce240">
            <text:p>17</text:p>
          </table:table-cell>
          <table:table-cell office:value-type="float" office:value="0" table:style-name="ce241">
            <text:p>0</text:p>
          </table:table-cell>
          <table:table-cell office:value-type="float" office:value="0" table:style-name="ce227">
            <text:p>0</text:p>
          </table:table-cell>
          <table:table-cell office:value-type="float" office:value="4" table:style-name="ce232">
            <text:p>4</text:p>
          </table:table-cell>
          <table:table-cell office:value-type="float" office:value="3.4" table:style-name="ce231">
            <text:p>3</text:p>
          </table:table-cell>
          <table:table-cell table:style-name="ce236"/>
          <table:table-cell table:style-name="ce234"/>
          <table:table-cell office:value-type="float" office:value="21" table:style-name="ce148">
            <text:p>21</text:p>
          </table:table-cell>
          <table:table-cell office:value-type="float" office:value="20.399999999999999" table:style-name="ce205">
            <text:p>20</text:p>
          </table:table-cell>
          <table:table-cell office:value-type="float" office:value="412" table:content-validation-name="val3" table:style-name="ce199">
            <text:p>412</text:p>
          </table:table-cell>
          <table:table-cell office:value-type="float" office:value="402.14000000000004" table:content-validation-name="val3" table:style-name="ce202">
            <text:p>402</text:p>
          </table:table-cell>
          <table:table-cell office:value-type="currency" office:value="1059831.22" table:content-validation-name="val2" table:style-name="ce9">
            <text:p>£1,059,831.22</text:p>
          </table:table-cell>
          <table:table-cell office:value-type="currency" office:value="117756.38" table:content-validation-name="val2" table:style-name="ce9">
            <text:p>£117,756.38</text:p>
          </table:table-cell>
          <table:table-cell table:content-validation-name="val2" table:style-name="ce9"/>
          <table:table-cell office:value-type="currency" office:value="37561.67" table:content-validation-name="val2" table:style-name="ce9">
            <text:p>£37,561.67</text:p>
          </table:table-cell>
          <table:table-cell office:value-type="currency" office:value="63723.47" table:content-validation-name="val2" table:style-name="ce9">
            <text:p>£63,723.47</text:p>
          </table:table-cell>
          <table:table-cell office:value-type="currency" office:value="101453.64000000001" table:content-validation-name="val2" table:style-name="ce9">
            <text:p>£101,453.64</text:p>
          </table:table-cell>
          <table:table-cell office:value-type="currency" office:value="1380326.38" table:style-name="ce10">
            <text:p>£1,380,326.38</text:p>
          </table:table-cell>
          <table:table-cell office:value-type="currency" office:value="118753.29" table:content-validation-name="val2" table:style-name="ce11">
            <text:p>£118,753.29</text:p>
          </table:table-cell>
          <table:table-cell table:content-validation-name="val2" table:style-name="ce11"/>
          <table:table-cell office:value-type="currency" office:value="118753.29" table:style-name="ce10">
            <text:p>£118,753.29</text:p>
          </table:table-cell>
          <table:table-cell office:value-type="currency" office:value="1499079.67" table:style-name="ce12">
            <text:p>£1,499,079.67</text:p>
          </table:table-cell>
          <table:table-cell table:content-validation-name="val3" table:style-name="ce13"/>
          <table:table-cell table:number-columns-repeated="16343"/>
        </table:table-row>
        <table:table-row table:style-name="ro4">
          <table:table-cell office:value-type="string" table:style-name="ce5">
            <text:p>National Policing Improvement Agency</text:p>
          </table:table-cell>
          <table:table-cell office:value-type="string" table:style-name="ce19">
            <text:p>Executive Non-Departmental Public Body</text:p>
          </table:table-cell>
          <table:table-cell office:value-type="string" table:style-name="ce23">
            <text:p>Home Office</text:p>
          </table:table-cell>
          <table:table-cell office:value-type="float" office:value="0" table:style-name="ce42">
            <text:p>0</text:p>
          </table:table-cell>
          <table:table-cell office:value-type="float" office:value="0" table:style-name="ce45">
            <text:p>0</text:p>
          </table:table-cell>
          <table:table-cell office:value-type="float" office:value="4" table:style-name="ce64">
            <text:p>4</text:p>
          </table:table-cell>
          <table:table-cell office:value-type="float" office:value="4" table:style-name="ce67">
            <text:p>4</text:p>
          </table:table-cell>
          <table:table-cell office:value-type="float" office:value="14" table:style-name="ce80">
            <text:p>14</text:p>
          </table:table-cell>
          <table:table-cell office:value-type="float" office:value="13.6" table:style-name="ce84">
            <text:p>14</text:p>
          </table:table-cell>
          <table:table-cell office:value-type="float" office:value="11" table:style-name="ce86">
            <text:p>11</text:p>
          </table:table-cell>
          <table:table-cell office:value-type="float" office:value="10.07" table:style-name="ce116">
            <text:p>10</text:p>
          </table:table-cell>
          <table:table-cell office:value-type="float" office:value="1" table:style-name="ce115">
            <text:p>1</text:p>
          </table:table-cell>
          <table:table-cell office:value-type="float" office:value="1" table:style-name="ce132">
            <text:p>1</text:p>
          </table:table-cell>
          <table:table-cell table:style-name="ce158"/>
          <table:table-cell table:style-name="ce161"/>
          <table:table-cell office:value-type="float" office:value="30" table:content-validation-name="val3" table:style-name="ce148">
            <text:p>30</text:p>
          </table:table-cell>
          <table:table-cell office:value-type="float" office:value="28.67" table:content-validation-name="val3" table:style-name="ce162">
            <text:p>29</text:p>
          </table:table-cell>
          <table:table-cell table:style-name="ce237"/>
          <table:table-cell table:style-name="ce239"/>
          <table:table-cell table:style-name="ce242"/>
          <table:table-cell table:style-name="ce228"/>
          <table:table-cell table:style-name="ce229"/>
          <table:table-cell table:style-name="ce230"/>
          <table:table-cell table:style-name="ce235"/>
          <table:table-cell table:style-name="ce233"/>
          <table:table-cell office:value-type="float" office:value="0" table:style-name="ce148">
            <text:p>0</text:p>
          </table:table-cell>
          <table:table-cell office:value-type="float" office:value="0" table:style-name="ce222">
            <text:p>0</text:p>
          </table:table-cell>
          <table:table-cell office:value-type="float" office:value="30" table:content-validation-name="val3" table:style-name="ce199">
            <text:p>30</text:p>
          </table:table-cell>
          <table:table-cell office:value-type="float" office:value="28.67" table:content-validation-name="val3" table:style-name="ce221">
            <text:p>29</text:p>
          </table:table-cell>
          <table:table-cell office:value-type="currency" office:value="100436.85" table:content-validation-name="val2" table:style-name="ce9">
            <text:p>£100,436.85</text:p>
          </table:table-cell>
          <table:table-cell office:value-type="currency" office:value="27067.85" table:content-validation-name="val2" table:style-name="ce9">
            <text:p>£27,067.85</text:p>
          </table:table-cell>
          <table:table-cell table:content-validation-name="val2" table:style-name="ce9"/>
          <table:table-cell table:content-validation-name="val2" table:style-name="ce9"/>
          <table:table-cell office:value-type="currency" office:value="21584.5" table:content-validation-name="val2" table:style-name="ce9">
            <text:p>£21,584.50</text:p>
          </table:table-cell>
          <table:table-cell office:value-type="currency" office:value="13805.48" table:content-validation-name="val2" table:style-name="ce9">
            <text:p>£13,805.48</text:p>
          </table:table-cell>
          <table:table-cell office:value-type="currency" office:value="162894.68000000002" table:style-name="ce10">
            <text:p>£162,894.68</text:p>
          </table:table-cell>
          <table:table-cell office:value-type="currency" office:value="-46494" table:content-validation-name="val2" table:style-name="ce11">
            <text:p>-£46,494.00</text:p>
          </table:table-cell>
          <table:table-cell office:value-type="currency" office:value="-20969" table:content-validation-name="val2" table:style-name="ce11">
            <text:p>-£20,969.00</text:p>
          </table:table-cell>
          <table:table-cell office:value-type="currency" office:value="-67463" table:style-name="ce10">
            <text:p>-£67,463.00</text:p>
          </table:table-cell>
          <table:table-cell office:value-type="currency" office:value="95431.680000000022" table:style-name="ce12">
            <text:p>£95,431.68</text:p>
          </table:table-cell>
          <table:table-cell office:value-type="string" table:content-validation-name="val3" table:style-name="ce14">
            <text:p>The NPIA's spend on contingent labour / consultancy spend for this period was nil. Figures shown in columns AK and AL are related to historical transactions caused because of the release of old balance sheet items as the Agency prepares to close.<text:s/></text:p>
          </table:table-cell>
          <table:table-cell table:number-columns-repeated="16343"/>
        </table:table-row>
        <table:table-row table:style-name="ro3">
          <table:table-cell office:value-type="string" table:style-name="ce5">
            <text:p>Office of the Immigration Services Commissioner</text:p>
          </table:table-cell>
          <table:table-cell office:value-type="string" table:style-name="ce26">
            <text:p>Executive Non-Departmental Public Body</text:p>
          </table:table-cell>
          <table:table-cell office:value-type="string" table:style-name="ce28">
            <text:p>Home Office</text:p>
          </table:table-cell>
          <table:table-cell office:value-type="float" office:value="13" table:style-name="ce31">
            <text:p>13</text:p>
          </table:table-cell>
          <table:table-cell office:value-type="float" office:value="11.5" table:style-name="ce47">
            <text:p>12</text:p>
          </table:table-cell>
          <table:table-cell office:value-type="float" office:value="8" table:style-name="ce51">
            <text:p>8</text:p>
          </table:table-cell>
          <table:table-cell office:value-type="float" office:value="8" table:style-name="ce70">
            <text:p>8</text:p>
          </table:table-cell>
          <table:table-cell office:value-type="float" office:value="37" table:style-name="ce73">
            <text:p>37</text:p>
          </table:table-cell>
          <table:table-cell office:value-type="float" office:value="36.5" table:style-name="ce90">
            <text:p>37</text:p>
          </table:table-cell>
          <table:table-cell office:value-type="float" office:value="2" table:style-name="ce93">
            <text:p>2</text:p>
          </table:table-cell>
          <table:table-cell office:value-type="float" office:value="1.8" table:style-name="ce111">
            <text:p>2</text:p>
          </table:table-cell>
          <table:table-cell office:value-type="float" office:value="1" table:style-name="ce114">
            <text:p>1</text:p>
          </table:table-cell>
          <table:table-cell office:value-type="float" office:value="0.6" table:style-name="ce126">
            <text:p>1</text:p>
          </table:table-cell>
          <table:table-cell table:style-name="ce129"/>
          <table:table-cell table:style-name="ce145"/>
          <table:table-cell office:value-type="float" office:value="61" table:content-validation-name="val3" table:style-name="ce148">
            <text:p>61</text:p>
          </table:table-cell>
          <table:table-cell office:value-type="float" office:value="58.4" table:content-validation-name="val3" table:style-name="ce150">
            <text:p>58</text:p>
          </table:table-cell>
          <table:table-cell table:style-name="ce170"/>
          <table:table-cell table:style-name="ce173"/>
          <table:table-cell table:style-name="ce244"/>
          <table:table-cell table:style-name="ce248"/>
          <table:table-cell table:style-name="ce256"/>
          <table:table-cell table:style-name="ce260"/>
          <table:table-cell table:style-name="ce249"/>
          <table:table-cell table:style-name="ce253"/>
          <table:table-cell office:value-type="float" office:value="0" table:style-name="ce148">
            <text:p>0</text:p>
          </table:table-cell>
          <table:table-cell office:value-type="float" office:value="0" table:style-name="ce224">
            <text:p>0</text:p>
          </table:table-cell>
          <table:table-cell office:value-type="float" office:value="61" table:content-validation-name="val3" table:style-name="ce199">
            <text:p>61</text:p>
          </table:table-cell>
          <table:table-cell office:value-type="float" office:value="58.4" table:content-validation-name="val3" table:style-name="ce223">
            <text:p>58</text:p>
          </table:table-cell>
          <table:table-cell office:value-type="currency" office:value="158160" table:content-validation-name="val2" table:style-name="ce9">
            <text:p>£158,160.00</text:p>
          </table:table-cell>
          <table:table-cell office:value-type="currency" office:value="278" table:content-validation-name="val2" table:style-name="ce9">
            <text:p>£278.00</text:p>
          </table:table-cell>
          <table:table-cell table:content-validation-name="val2" table:style-name="ce9"/>
          <table:table-cell table:content-validation-name="val2" table:style-name="ce9"/>
          <table:table-cell office:value-type="currency" office:value="28171" table:content-validation-name="val2" table:style-name="ce9">
            <text:p>£28,171.00</text:p>
          </table:table-cell>
          <table:table-cell office:value-type="currency" office:value="12799" table:content-validation-name="val2" table:style-name="ce9">
            <text:p>£12,799.00</text:p>
          </table:table-cell>
          <table:table-cell office:value-type="currency" office:value="199408" table:style-name="ce10">
            <text:p>£199,408.00</text:p>
          </table:table-cell>
          <table:table-cell table:content-validation-name="val2" table:style-name="ce11"/>
          <table:table-cell table:content-validation-name="val2" table:style-name="ce11"/>
          <table:table-cell office:value-type="currency" office:value="0" table:style-name="ce10">
            <text:p>£0.00</text:p>
          </table:table-cell>
          <table:table-cell office:value-type="currency" office:value="199408" table:style-name="ce12">
            <text:p>£199,408.00</text:p>
          </table:table-cell>
          <table:table-cell table:content-validation-name="val3" table:style-name="ce13"/>
          <table:table-cell table:number-columns-repeated="16343"/>
        </table:table-row>
        <table:table-row table:style-name="ro3">
          <table:table-cell office:value-type="string" table:style-name="ce5">
            <text:p>Security Industry Authority</text:p>
          </table:table-cell>
          <table:table-cell office:value-type="string" table:style-name="ce25">
            <text:p>Executive Non-Departmental Public Body</text:p>
          </table:table-cell>
          <table:table-cell office:value-type="string" table:style-name="ce29">
            <text:p>Home Office</text:p>
          </table:table-cell>
          <table:table-cell office:value-type="float" office:value="30" table:style-name="ce32">
            <text:p>30</text:p>
          </table:table-cell>
          <table:table-cell office:value-type="float" office:value="29.35" table:style-name="ce46">
            <text:p>29</text:p>
          </table:table-cell>
          <table:table-cell office:value-type="float" office:value="17" table:style-name="ce49">
            <text:p>17</text:p>
          </table:table-cell>
          <table:table-cell office:value-type="float" office:value="17" table:style-name="ce69">
            <text:p>17</text:p>
          </table:table-cell>
          <table:table-cell office:value-type="float" office:value="94" table:style-name="ce71">
            <text:p>94</text:p>
          </table:table-cell>
          <table:table-cell office:value-type="float" office:value="94" table:style-name="ce89">
            <text:p>94</text:p>
          </table:table-cell>
          <table:table-cell office:value-type="float" office:value="10" table:style-name="ce92">
            <text:p>10</text:p>
          </table:table-cell>
          <table:table-cell office:value-type="float" office:value="10" table:style-name="ce110">
            <text:p>10</text:p>
          </table:table-cell>
          <table:table-cell office:value-type="float" office:value="4" table:style-name="ce112">
            <text:p>4</text:p>
          </table:table-cell>
          <table:table-cell office:value-type="float" office:value="4" table:style-name="ce125">
            <text:p>4</text:p>
          </table:table-cell>
          <table:table-cell office:value-type="float" office:value="5" table:style-name="ce128">
            <text:p>5</text:p>
          </table:table-cell>
          <table:table-cell office:value-type="float" office:value="5" table:style-name="ce146">
            <text:p>5</text:p>
          </table:table-cell>
          <table:table-cell office:value-type="float" office:value="160" table:content-validation-name="val3" table:style-name="ce148">
            <text:p>160</text:p>
          </table:table-cell>
          <table:table-cell office:value-type="float" office:value="159.35" table:content-validation-name="val3" table:style-name="ce147">
            <text:p>159</text:p>
          </table:table-cell>
          <table:table-cell office:value-type="float" office:value="10" table:style-name="ce172">
            <text:p>10</text:p>
          </table:table-cell>
          <table:table-cell office:value-type="float" office:value="10" table:style-name="ce174">
            <text:p>10</text:p>
          </table:table-cell>
          <table:table-cell office:value-type="float" office:value="20" table:style-name="ce243">
            <text:p>20</text:p>
          </table:table-cell>
          <table:table-cell office:value-type="float" office:value="19" table:style-name="ce247">
            <text:p>19</text:p>
          </table:table-cell>
          <table:table-cell table:style-name="ce257"/>
          <table:table-cell table:style-name="ce259"/>
          <table:table-cell table:style-name="ce250"/>
          <table:table-cell table:style-name="ce251"/>
          <table:table-cell office:value-type="float" office:value="30" table:style-name="ce148">
            <text:p>30</text:p>
          </table:table-cell>
          <table:table-cell office:value-type="float" office:value="29" table:style-name="ce226">
            <text:p>29</text:p>
          </table:table-cell>
          <table:table-cell office:value-type="float" office:value="190" table:content-validation-name="val3" table:style-name="ce199">
            <text:p>190</text:p>
          </table:table-cell>
          <table:table-cell office:value-type="float" office:value="188.35" table:content-validation-name="val3" table:style-name="ce225">
            <text:p>188</text:p>
          </table:table-cell>
          <table:table-cell office:value-type="currency" office:value="440855.63" table:content-validation-name="val1" table:style-name="ce9">
            <text:p>£440,855.63</text:p>
          </table:table-cell>
          <table:table-cell office:value-type="currency" office:value="37236.370000000003" table:content-validation-name="val1" table:style-name="ce9">
            <text:p>£37,236.37</text:p>
          </table:table-cell>
          <table:table-cell table:content-validation-name="val1" table:style-name="ce9"/>
          <table:table-cell office:value-type="currency" office:value="6304.41" table:content-validation-name="val1" table:style-name="ce9">
            <text:p>£6,304.41</text:p>
          </table:table-cell>
          <table:table-cell office:value-type="currency" office:value="85729.11" table:content-validation-name="val1" table:style-name="ce9">
            <text:p>£85,729.11</text:p>
          </table:table-cell>
          <table:table-cell office:value-type="currency" office:value="36969.4" table:content-validation-name="val1" table:style-name="ce9">
            <text:p>£36,969.40</text:p>
          </table:table-cell>
          <table:table-cell office:value-type="currency" office:value="607094.92000000004" table:style-name="ce10">
            <text:p>£607,094.92</text:p>
          </table:table-cell>
          <table:table-cell office:value-type="currency" office:value="247823.1" table:content-validation-name="val1" table:style-name="ce11">
            <text:p>£247,823.10</text:p>
          </table:table-cell>
          <table:table-cell table:content-validation-name="val2" table:style-name="ce11"/>
          <table:table-cell office:value-type="currency" office:value="247823.1" table:style-name="ce10">
            <text:p>£247,823.10</text:p>
          </table:table-cell>
          <table:table-cell office:value-type="currency" office:value="854918.02" table:style-name="ce12">
            <text:p>£854,918.02</text:p>
          </table:table-cell>
          <table:table-cell table:content-validation-name="val3" table:style-name="ce13"/>
          <table:table-cell table:number-columns-repeated="16343"/>
        </table:table-row>
        <table:table-row table:style-name="ro3">
          <table:table-cell office:value-type="string" table:style-name="ce5">
            <text:p>Serious Organised Crime Agency</text:p>
          </table:table-cell>
          <table:table-cell office:value-type="string" table:style-name="ce27">
            <text:p>Executive Non-Departmental Public Body</text:p>
          </table:table-cell>
          <table:table-cell office:value-type="string" table:style-name="ce30">
            <text:p>Home Office</text:p>
          </table:table-cell>
          <table:table-cell office:value-type="float" office:value="315" table:style-name="ce33">
            <text:p>315</text:p>
          </table:table-cell>
          <table:table-cell office:value-type="float" office:value="296.3" table:style-name="ce48">
            <text:p>296</text:p>
          </table:table-cell>
          <table:table-cell office:value-type="float" office:value="1547" table:style-name="ce50">
            <text:p>1,547</text:p>
          </table:table-cell>
          <table:table-cell office:value-type="float" office:value="1507.4" table:style-name="ce68">
            <text:p>1,507</text:p>
          </table:table-cell>
          <table:table-cell office:value-type="float" office:value="1696" table:style-name="ce72">
            <text:p>1,696</text:p>
          </table:table-cell>
          <table:table-cell office:value-type="float" office:value="1661" table:style-name="ce91">
            <text:p>1,661</text:p>
          </table:table-cell>
          <table:table-cell office:value-type="float" office:value="282" table:style-name="ce94">
            <text:p>282</text:p>
          </table:table-cell>
          <table:table-cell office:value-type="float" office:value="279.39999999999998" table:style-name="ce109">
            <text:p>279</text:p>
          </table:table-cell>
          <table:table-cell office:value-type="float" office:value="29" table:style-name="ce113">
            <text:p>29</text:p>
          </table:table-cell>
          <table:table-cell office:value-type="float" office:value="28.6" table:style-name="ce127">
            <text:p>29</text:p>
          </table:table-cell>
          <table:table-cell office:value-type="float" office:value="7" table:style-name="ce130">
            <text:p>7</text:p>
          </table:table-cell>
          <table:table-cell office:value-type="float" office:value="3.6" table:style-name="ce149">
            <text:p>4</text:p>
          </table:table-cell>
          <table:table-cell office:value-type="float" office:value="3876" table:content-validation-name="val3" table:style-name="ce15">
            <text:p>3,876</text:p>
          </table:table-cell>
          <table:table-cell office:value-type="float" office:value="3776.2999999999997" table:content-validation-name="val3" table:style-name="ce15">
            <text:p>3,776</text:p>
          </table:table-cell>
          <table:table-cell office:value-type="float" office:value="21" table:style-name="ce171">
            <text:p>21</text:p>
          </table:table-cell>
          <table:table-cell office:value-type="float" office:value="21" table:style-name="ce175">
            <text:p>21</text:p>
          </table:table-cell>
          <table:table-cell office:value-type="float" office:value="76" table:style-name="ce245">
            <text:p>76</text:p>
          </table:table-cell>
          <table:table-cell office:value-type="float" office:value="75" table:style-name="ce246">
            <text:p>75</text:p>
          </table:table-cell>
          <table:table-cell office:value-type="float" office:value="9" table:style-name="ce255">
            <text:p>9</text:p>
          </table:table-cell>
          <table:table-cell office:value-type="float" office:value="9" table:style-name="ce258">
            <text:p>9</text:p>
          </table:table-cell>
          <table:table-cell table:style-name="ce254"/>
          <table:table-cell table:style-name="ce252"/>
          <table:table-cell office:value-type="float" office:value="106" table:style-name="ce15">
            <text:p>106</text:p>
          </table:table-cell>
          <table:table-cell office:value-type="float" office:value="105" table:style-name="ce15">
            <text:p>105</text:p>
          </table:table-cell>
          <table:table-cell office:value-type="float" office:value="3982" table:content-validation-name="val3" table:style-name="ce16">
            <text:p>3,982</text:p>
          </table:table-cell>
          <table:table-cell office:value-type="float" office:value="3881.2999999999997" table:content-validation-name="val3" table:style-name="ce16">
            <text:p>3,881</text:p>
          </table:table-cell>
          <table:table-cell office:value-type="currency" office:value="11080267" table:content-validation-name="val2" table:style-name="ce9">
            <text:p>£11,080,267.00</text:p>
          </table:table-cell>
          <table:table-cell office:value-type="currency" office:value="999488" table:content-validation-name="val2" table:style-name="ce9">
            <text:p>£999,488.00</text:p>
          </table:table-cell>
          <table:table-cell office:value-type="currency" office:value="24569" table:content-validation-name="val2" table:style-name="ce9">
            <text:p>£24,569.00</text:p>
          </table:table-cell>
          <table:table-cell office:value-type="currency" office:value="1370435" table:content-validation-name="val2" table:style-name="ce9">
            <text:p>£1,370,435.00</text:p>
          </table:table-cell>
          <table:table-cell office:value-type="currency" office:value="1353769" table:content-validation-name="val2" table:style-name="ce9">
            <text:p>£1,353,769.00</text:p>
          </table:table-cell>
          <table:table-cell office:value-type="currency" office:value="2351001" table:content-validation-name="val2" table:style-name="ce9">
            <text:p>£2,351,001.00</text:p>
          </table:table-cell>
          <table:table-cell office:value-type="currency" office:value="17179529" table:style-name="ce10">
            <text:p>£17,179,529.00</text:p>
          </table:table-cell>
          <table:table-cell office:value-type="currency" office:value="783483" table:content-validation-name="val2" table:style-name="ce11">
            <text:p>£783,483.00</text:p>
          </table:table-cell>
          <table:table-cell table:content-validation-name="val2" table:style-name="ce11"/>
          <table:table-cell office:value-type="currency" office:value="783483" table:style-name="ce10">
            <text:p>£783,483.00</text:p>
          </table:table-cell>
          <table:table-cell office:value-type="currency" office:value="17963012" table:style-name="ce12">
            <text:p>£17,963,012.00</text:p>
          </table:table-cell>
          <table:table-cell table:content-validation-name="val3" table:style-name="ce13"/>
          <table:table-cell table:number-columns-repeated="16343"/>
        </table:table-row>
        <table:table-row table:number-rows-repeated="1048563"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Times New Roman" svg:font-family="&quot;Times New Roman&quot;"/>
  </office:font-face-decls>
  <office:styles>
    <number:number-style style:name="N0">
      <number:number number:min-integer-digits="1"/>
    </number:number-style>
    <number:number-style style:name="N3">
      <number:number number:decimal-places="0" number:min-integer-digits="1" number:grouping="true"/>
    </number:number-style>
    <number:date-style style:name="N19">
      <number:day number:style="long"/>
      <number:text>/</number:text>
      <number:month number:style="long"/>
      <number:text>/</number:text>
      <number:year number:style="long"/>
    </number:date-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number:embedded-text number:position="0">)</number:embedded-text>
      </number:number>
      <style:map style:condition="value()&gt;=0" style:apply-style-name="N37P0"/>
    </number:number-style>
    <number:currency-style style:name="N38" number:language="en" number:country="GB">
      <number:currency-symbol number:language="en" number:country="GB">£</number:currency-symbol>
      <number:number number:decimal-places="2" number:min-integer-digits="1" number:grouping="true"/>
    </number:currency-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currency-style style:name="N40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0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0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date-style style:name="N41">
      <number:day number:style="long"/>
      <number:text>:</number:text>
      <number:hours number:style="long"/>
      <number:text>:</number:text>
      <number:minutes number:style="long"/>
    </number:date-style>
    <number:date-style style:name="N42">
      <number:day-of-week number:style="long"/>
      <number:text>/</number:text>
      <number:month number:style="long"/>
      <number:text>/</number:text>
      <number:year number:style="long"/>
    </number:date-style>
    <number:time-style style:name="N43">
      <number:hours number:style="long"/>
      <number:text>:</number:text>
      <number:minutes number:style="long"/>
    </number:time-style>
    <number:number-style style:name="N44">
      <number:number number:decimal-places="0" number:min-integer-digits="11">
        <number:embedded-text number:position="5">.</number:embedded-text>
        <number:embedded-text number:position="7">.</number:embedded-text>
      </number:number>
    </number:number-style>
    <number:number-style style:name="N45P0">
      <number:number number:decimal-places="2" number:min-integer-digits="1" number:grouping="true"/>
    </number:number-style>
    <number:number-style style:name="N45">
      <style:text-properties fo:color="#FF0000"/>
      <number:text>-</number:text>
      <number:number number:decimal-places="2" number:min-integer-digits="1" number:grouping="true"/>
      <style:map style:condition="value()&gt;=0" style:apply-style-name="N45P0"/>
    </number:number-style>
    <number:number-style style:name="N46">
      <number:number number:decimal-places="0" number:min-integer-digits="11">
        <number:embedded-text number:position="5"> </number:embedded-text>
      </number:number>
    </number:number-style>
    <number:number-style style:name="N47P0">
      <number:number number:decimal-places="0" number:min-integer-digits="4"/>
    </number:number-style>
    <number:number-style style:name="N47">
      <number:number number:min-integer-digits="1"/>
      <style:map style:condition="value()&lt;=9999" style:apply-style-name="N47P0"/>
    </number:number-style>
    <number:number-style style:name="N48P0">
      <number:text>N-</number:text>
      <number:number number:decimal-places="0" number:min-integer-digits="4"/>
    </number:number-style>
    <number:number-style style:name="N48">
      <number:number number:min-integer-digits="1"/>
      <style:map style:condition="value()&lt;=9999" style:apply-style-name="N48P0"/>
    </number:number-style>
    <number:text-style style:name="N49P0"/>
    <number:text-style style:name="N49P1"/>
    <number:text-style style:name="N49P2"/>
    <number:text-style style:name="N49">
      <style:map style:condition="value()&gt;0" style:apply-style-name="N49P0"/>
      <style:map style:condition="value()&lt;0" style:apply-style-name="N49P1"/>
      <style:map style:condition="value()=0" style:apply-style-name="N49P2"/>
    </number:text-style>
    <number:text-style style:name="N50P0"/>
    <number:text-style style:name="N50P1"/>
    <number:text-style style:name="N50">
      <style:map style:condition="value()&gt;0" style:apply-style-name="N50P0"/>
      <style:map style:condition="value()&lt;0" style:apply-style-name="N50P1"/>
    </number:text-style>
    <number:number-style style:name="N51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51">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51P0"/>
    </number:number-style>
    <number:time-style style:name="N52" number:truncate-on-overflow="false">
      <number:hours/>
      <number:text>:</number:text>
      <number:minutes number:style="long"/>
    </number:time-style>
    <number:time-style style:name="N53" number:truncate-on-overflow="false">
      <number:hours number:style="long"/>
      <number:text>:</number:text>
      <number:minutes number:style="long"/>
    </number:time-style>
    <number:number-style style:name="N54">
      <number:number number:decimal-places="0" number:min-integer-digits="2"/>
    </number:number-style>
    <number:number-style style:name="N55">
      <number:number number:decimal-places="0" number:min-integer-digits="3"/>
    </number:number-style>
    <number:number-style style:name="N56">
      <number:number number:decimal-places="0" number:min-integer-digits="1" number:grouping="true" number:display-factor="1000"/>
    </number:number-style>
    <number:number-style style:name="N57P0">
      <style:text-properties fo:color="#0000FF"/>
      <number:number number:decimal-places="2" number:min-integer-digits="1" number:grouping="true"/>
    </number:number-style>
    <number:number-style style:name="N57P1">
      <style:text-properties fo:color="#FF0000"/>
      <number:text>-</number:text>
      <number:number number:decimal-places="2" number:min-integer-digits="1" number:grouping="true"/>
    </number:number-style>
    <number:number-style style:name="N57">
      <number:number number:decimal-places="2" number:min-integer-digits="1"/>
      <style:map style:condition="value()&gt;0" style:apply-style-name="N57P0"/>
      <style:map style:condition="value()&lt;0" style:apply-style-name="N57P1"/>
    </number:number-style>
    <number:number-style style:name="N58P0">
      <number:text>kr</number:text>
      <number:number number:decimal-places="0" number:min-integer-digits="1" number:grouping="true" number:display-factor="1000"/>
    </number:number-style>
    <number:number-style style:name="N58">
      <number:text>kr-</number:text>
      <number:number number:decimal-places="0" number:min-integer-digits="1" number:grouping="true" number:display-factor="1000"/>
      <style:map style:condition="value()&gt;=0" style:apply-style-name="N58P0"/>
    </number:number-style>
    <number:number-style style:name="N59P0">
      <style:text-properties fo:color="#0000FF"/>
      <number:text>kr</number:text>
      <number:number number:decimal-places="2" number:min-integer-digits="1" number:grouping="true"/>
    </number:number-style>
    <number:number-style style:name="N59P1">
      <style:text-properties fo:color="#FF0000"/>
      <number:text>kr-</number:text>
      <number:number number:decimal-places="2" number:min-integer-digits="1" number:grouping="true"/>
    </number:number-style>
    <number:number-style style:name="N59">
      <number:number number:decimal-places="2" number:min-integer-digits="1"/>
      <style:map style:condition="value()&gt;0" style:apply-style-name="N59P0"/>
      <style:map style:condition="value()&lt;0" style:apply-style-name="N59P1"/>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style>
    <style:style style:name="_197_rMndDag" style:display-name="ÅrMndDag" style:family="table-cell" style:data-style-name="N36"/>
    <style:style style:name="Caption" style:family="table-cell" style:data-style-name="N37">
      <style:table-cell-properties style:vertical-align="automatic" fo:background-color="#000080" style:cell-protect="none"/>
      <style:text-properties fo:color="#FFFFFF" fo:font-size="11pt" style:font-size-asian="11pt" style:font-size-complex="11pt"/>
    </style:style>
    <style:style style:name="cf1" style:family="table-cell" style:data-style-name="N0">
      <style:table-cell-properties fo:background-color="#FF0000"/>
    </style:style>
    <style:style style:name="Comma_32_2" style:display-name="Comma 2" style:family="table-cell" style:data-style-name="N39"/>
    <style:style style:name="Comma_32_3" style:display-name="Comma 3" style:family="table-cell" style:data-style-name="N39"/>
    <style:style style:name="Comma_32_4" style:display-name="Comma 4" style:family="table-cell" style:data-style-name="N39"/>
    <style:style style:name="Comma_32_5" style:display-name="Comma 5" style:family="table-cell" style:data-style-name="N39"/>
    <style:style style:name="Comma_32_5_32_2" style:display-name="Comma 5 2" style:family="table-cell" style:data-style-name="N39"/>
    <style:style style:name="Comma_32_6" style:display-name="Comma 6" style:family="table-cell" style:data-style-name="N39"/>
    <style:style style:name="Comma_32_7" style:display-name="Comma 7" style:family="table-cell" style:data-style-name="N39"/>
    <style:style style:name="Currency_32_2" style:display-name="Currency 2" style:family="table-cell" style:data-style-name="N40"/>
    <style:style style:name="DagerOgTimer" style:family="table-cell" style:data-style-name="N41"/>
    <style:style style:name="DagOgDato" style:family="table-cell" style:data-style-name="N42"/>
    <style:style style:name="DagOgDatoLang" style:family="table-cell" style:data-style-name="N42"/>
    <style:style style:name="Dato" style:family="table-cell" style:data-style-name="N19"/>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43"/>
    <style:style style:name="Konto" style:family="table-cell" style:data-style-name="N44"/>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8" style:display-name="Normal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Output_32_Amounts" style:display-name="Output Amounts"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PersonNr" style:family="table-cell" style:data-style-name="N46"/>
    <style:style style:name="PostNr" style:family="table-cell" style:data-style-name="N47"/>
    <style:style style:name="PostNrNorge" style:family="table-cell" style:data-style-name="N48"/>
    <style:style style:name="SkjulAlt" style:family="table-cell" style:data-style-name="N49"/>
    <style:style style:name="SkjulTall" style:family="table-cell" style:data-style-name="N50"/>
    <style:style style:name="Telefon" style:family="table-cell" style:data-style-name="N51"/>
    <style:style style:name="Timer1" style:family="table-cell" style:data-style-name="N52"/>
    <style:style style:name="Timer2" style:family="table-cell" style:data-style-name="N53"/>
    <style:style style:name="ToSiffer" style:family="table-cell" style:data-style-name="N54"/>
    <style:style style:name="TreSiffer" style:family="table-cell" style:data-style-name="N55"/>
    <style:style style:name="Tusenskille1000" style:family="table-cell" style:data-style-name="N56"/>
    <style:style style:name="TusenskilleFarger" style:family="table-cell" style:data-style-name="N57"/>
    <style:style style:name="Valuta1000" style:family="table-cell" style:data-style-name="N58"/>
    <style:style style:name="ValutaFarger" style:family="table-cell" style:data-style-name="N59"/>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ony Millet</meta:initial-creator>
    <dc:creator>Julian Greig</dc:creator>
    <meta:creation-date>2012-07-18T14:50:11Z</meta:creation-date>
    <dc:date>2013-06-04T15:21:03Z</dc:date>
  </office:meta>
</office:document-meta>
</file>